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7.13316666666667cm" style:use-optimal-column-width="true"/>
    </style:style>
    <style:style style:name="co2" style:family="table-column">
      <style:table-column-properties fo:break-before="auto" style:column-width="13.7371666666667cm" style:use-optimal-column-width="true"/>
    </style:style>
    <style:style style:name="co3" style:family="table-column">
      <style:table-column-properties fo:break-before="auto" style:column-width="1.69333333333333cm"/>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orino" table:style-name="ta1">
        <table:table-column table:style-name="co1" table:default-cell-style-name="ce1"/>
        <table:table-column table:style-name="co2" table:number-columns-repeated="2" table:default-cell-style-name="ce1"/>
        <table:table-column table:style-name="co3" table:number-columns-repeated="16381" table:default-cell-style-name="ce1"/>
        <table:table-row table:style-name="ro1">
          <table:table-cell office:value-type="string" table:style-name="ce1">
            <text:p>Entity</text:p>
          </table:table-cell>
          <table:table-cell office:value-type="string" table:style-name="ce1">
            <text:p>Location</text:p>
          </table:table-cell>
          <table:table-cell office:value-type="string" table:style-name="ce1">
            <text:p>Snippet</text:p>
          </table:table-cell>
          <table:table-cell office:value-type="string" table:style-name="ce1">
            <text:p>Target</text:p>
          </table:table-cell>
          <table:table-cell office:value-type="string" table:style-name="ce1">
            <text:p>Colonna1</text:p>
          </table:table-cell>
          <table:table-cell table:number-columns-repeated="16379"/>
        </table:table-row>
        <table:table-row table:style-name="ro1">
          <table:table-cell office:value-type="string" table:style-name="ce1">
            <text:p>A55</text:p>
          </table:table-cell>
          <table:table-cell office:value-type="string" table:style-name="ce1">
            <text:p>Tangenziale Nord, Falchera, Circoscrizione 6, Villaretto, Torino, Piemonte, 10079, Italia</text:p>
          </table:table-cell>
          <table:table-cell office:value-type="string" table:style-name="ce1">
            <text:p>Infrastrutture e trasporti Strade Collegamenti autostradali Su Torino convergono cinque autostrade (tra cui è particolarmente importante quella in direzione della Francia) ed un raccordo autostradale: <text:s/>A4 Torino - Milano - Brescia - Verona - Venezia - Trieste A5 Torino - Ivrea - Aosta - Traforo del Monte Bianco A6 Torino - Fossano - Savona A21 Torino - Alessandria - Piacenza - Brescia A32 Torino - Susa - Bardonecchia - Traforo stradale del Frejus RA10 Torino - Caselle Torinese - Aeroporto di Torino-CaselleTangenziali La tangenzale di Torino è la A55, divisa in Tangenziale Nord e Tangenziale Sud, va da nord est fino a sud est passando in maniera semicircolare da ovest. Inoltre comprende la tratta da Torino fino a Pinerolo.</text:p>
          </table:table-cell>
          <table:table-cell office:value-type="string" table:style-name="ce1">
            <text:p>No</text:p>
          </table:table-cell>
          <table:table-cell table:number-columns-repeated="16380" table:style-name="ce1"/>
        </table:table-row>
        <table:table-row table:style-name="ro1">
          <table:table-cell office:value-type="string" table:style-name="ce1">
            <text:p>Adua</text:p>
          </table:table-cell>
          <table:table-cell office:value-type="string" table:style-name="ce1">
            <text:p>Adua, Strada Val Salice, Valsalice, Circoscrizione 8, Torino, Piemonte, 10131, Italia</text:p>
          </table:table-cell>
          <table:table-cell office:value-type="string" table:style-name="ce1">
            <text:p><text:s/>Auditorium Rai "Arturo Toscanini", sede dell'Orchestra sinfonica nazionale della RAI Auditorium "Gianni Agnelli" del Lingotto Auditorium Intesa-Sanpaolo (interno dell'omonimo grattacielo) Auditorium "Vivaldi" (Biblioteca Nazionale) Educatorio della Provvidenza - Auditorium OrpheusDiversi edifici teatrali sono andati distrutti o caduti in disuso. Fra questi il teatro Balbo e il teatro di Torino, distrutti durante un bombardamento nel 1943, il teatro Rossini, bruciato in un incendio nel 1941, i teatri Adua, Gianduja, Gerbino e Arena torinese, smantellati, e, infine, il teatro Nazionale riconvertito a cinema; inoltre v'è una sala teatrale, oggi in disuso, nell'edificio storico della Cavallerizza Reale.</text:p>
          </table:table-cell>
          <table:table-cell office:value-type="string" table:style-name="ce1">
            <text:p>No</text:p>
          </table:table-cell>
          <table:table-cell table:number-columns-repeated="16380" table:style-name="ce1"/>
        </table:table-row>
        <table:table-row table:style-name="ro1">
          <table:table-cell office:value-type="string" table:style-name="ce1">
            <text:p>Aeroporto Cerrina</text:p>
          </table:table-cell>
          <table:table-cell office:value-type="string" table:style-name="ce1">
            <text:p>Cerrina Go-Kart, Tetti Gabriolotti, Rivalta di Torino, Torino, Piemonte, Italia</text:p>
          </table:table-cell>
          <table:table-cell office:value-type="string" table:style-name="ce1">
            <text:p>L'aeroporto, a causa dei forti danni strutturali subiti durante i bombardamenti della seconda guerra mondiale, venne dismesso nel 1947 e l'area venne data in gestione al CNR fino all'anno 1976, quando venne convertita a parco pubblico intitolato a Gustavo Colonnetti. Torino Piossasco - Aeroporto Cerrina (Codice ICAO: LILT).Mobilità urbana La rete di trasporti di Torino è gestita dal GTT, acronimo di Gruppo Torinese Trasporti, nato nel 2003 dalla fusione di ATM e SATTI.</text:p>
          </table:table-cell>
          <table:table-cell office:value-type="string" table:style-name="ce1">
            <text:p>No</text:p>
          </table:table-cell>
          <table:table-cell table:number-columns-repeated="16380" table:style-name="ce1"/>
        </table:table-row>
        <table:table-row table:style-name="ro1">
          <table:table-cell office:value-type="string" table:style-name="ce1">
            <text:p>aeroporto di Caselle</text:p>
          </table:table-cell>
          <table:table-cell office:value-type="string" table:style-name="ce1">
            <text:p>Aeroporto di Torino, Via Fiore, Caselle Torinese, Torino, Piemonte, 10077, Italia</text:p>
          </table:table-cell>
          <table:table-cell office:value-type="string" table:style-name="ce1">
            <text:p>In corso Marche, inoltre, è presente l'aeroporto di Torino-Aeritalia: inaugurato nel 1916, dopo la costruzione dell'aeroporto di Caselle è rimasto in uso come struttura di aviazione generale e da turismo, affiancato da una scuola di volo per aerei ed elicotteri e dalla sede dei velivoli di elisoccorso e protezione civile. <text:s/>Aeroporti dismessi Torino Mirafiori - Il primo scalo aereo della città fu quello di Mirafiori, costruito per scopi militari e inaugurato nel 1911.</text:p>
          </table:table-cell>
          <table:table-cell office:value-type="string" table:style-name="ce1">
            <text:p>No</text:p>
          </table:table-cell>
          <table:table-cell table:number-columns-repeated="16380" table:style-name="ce1"/>
        </table:table-row>
        <table:table-row table:style-name="ro1">
          <table:table-cell office:value-type="string" table:style-name="ce1">
            <text:p>aeroporto di Torino-Aeritalia</text:p>
          </table:table-cell>
          <table:table-cell office:value-type="string" table:style-name="ce1">
            <text:p>Aeroporto di Torino-Aeritalia, Strada della Berlia, Borgata Paradiso, Collegno, Torino, Piemonte, 10993, Italia</text:p>
          </table:table-cell>
          <table:table-cell office:value-type="string" table:style-name="ce1">
            <text:p>É presente anche l'Aeroporto di Torino-Cuneo, in provincia di Cuneo, che fa riferimento al capoluogo piemontese come secondo aeroporto del Piemonte. In corso Marche, inoltre, è presente l'aeroporto di Torino-Aeritalia: inaugurato nel 1916, dopo la costruzione dell'aeroporto di Caselle è rimasto in uso come struttura di aviazione generale e da turismo, affiancato da una scuola di volo per aerei ed elicotteri e dalla sede dei velivoli di elisoccorso e protezione civile.</text:p>
          </table:table-cell>
          <table:table-cell office:value-type="string" table:style-name="ce1">
            <text:p>No</text:p>
          </table:table-cell>
          <table:table-cell table:number-columns-repeated="16380" table:style-name="ce1"/>
        </table:table-row>
        <table:table-row table:style-name="ro1">
          <table:table-cell office:value-type="string" table:style-name="ce1">
            <text:p>Aeroporto di Torino-Caselle</text:p>
          </table:table-cell>
          <table:table-cell office:value-type="string" table:style-name="ce1">
            <text:p>Aeroporto di Torino, Via Fiore, Caselle Torinese, Torino, Piemonte, 10077, Italia</text:p>
          </table:table-cell>
          <table:table-cell office:value-type="string" table:style-name="ce1">
            <text:p>Un colpo all'italiana. Un gruppo di ladri inglesi arriva a Torino a bordo di tre Mini Cooper per organizzare una rapina ai danni di un convoglio che trasporta i ricavi della FIAT dall'Aeroporto di Torino-Caselle fino alla città. Profondo Rosso.</text:p>
          </table:table-cell>
          <table:table-cell office:value-type="string" table:style-name="ce1">
            <text:p>No</text:p>
          </table:table-cell>
          <table:table-cell table:number-columns-repeated="16380" table:style-name="ce1"/>
        </table:table-row>
        <table:table-row table:style-name="ro1">
          <table:table-cell office:value-type="string" table:style-name="ce1">
            <text:p>Aeroporto di Torino-Caselle</text:p>
          </table:table-cell>
          <table:table-cell office:value-type="string" table:style-name="ce1">
            <text:p>Aeroporto di Torino, Via Fiore, Caselle Torinese, Torino, Piemonte, 10077, Italia</text:p>
          </table:table-cell>
          <table:table-cell office:value-type="string" table:style-name="ce1">
            <text:p>Infrastrutture e trasporti Strade Collegamenti autostradali Su Torino convergono cinque autostrade (tra cui è particolarmente importante quella in direzione della Francia) ed un raccordo autostradale: <text:s/>A4 Torino - Milano - Brescia - Verona - Venezia - Trieste A5 Torino - Ivrea - Aosta - Traforo del Monte Bianco A6 Torino - Fossano - Savona A21 Torino - Alessandria - Piacenza - Brescia A32 Torino - Susa - Bardonecchia - Traforo stradale del Frejus RA10 Torino - Caselle Torinese - Aeroporto di Torino-CaselleTangenziali La tangenzale di Torino è la A55, divisa in Tangenziale Nord e Tangenziale Sud, va da nord est fino a sud est passando in maniera semicircolare da ovest. Inoltre comprende la tratta da Torino fino a Pinerolo.</text:p>
          </table:table-cell>
          <table:table-cell office:value-type="string" table:style-name="ce1">
            <text:p>No</text:p>
          </table:table-cell>
          <table:table-cell table:number-columns-repeated="16380" table:style-name="ce1"/>
        </table:table-row>
        <table:table-row table:style-name="ro1">
          <table:table-cell office:value-type="string" table:style-name="ce1">
            <text:p>Aeroporto di Torino-Caselle</text:p>
          </table:table-cell>
          <table:table-cell office:value-type="string" table:style-name="ce1">
            <text:p>Aeroporto di Torino, Via Fiore, Caselle Torinese, Torino, Piemonte, 10077, Italia</text:p>
          </table:table-cell>
          <table:table-cell office:value-type="string" table:style-name="ce1">
            <text:p><text:s/>Aeroporti Attualmente la città di Torino dispone di uno scalo aereo internazionale: l'Aeroporto di Torino-Caselle, un aeroporto di medie dimensioni (200-300 ettari, 1-5 milioni di passeggeri all'anno) inaugurato nel 1953. É presente anche l'Aeroporto di Torino-Cuneo, in provincia di Cuneo, che fa riferimento al capoluogo piemontese come secondo aeroporto del Piemonte.</text:p>
          </table:table-cell>
          <table:table-cell office:value-type="string" table:style-name="ce1">
            <text:p>No</text:p>
          </table:table-cell>
          <table:table-cell table:number-columns-repeated="16380" table:style-name="ce1"/>
        </table:table-row>
        <table:table-row table:style-name="ro1">
          <table:table-cell office:value-type="string" table:style-name="ce1">
            <text:p>Allianz Stadium</text:p>
          </table:table-cell>
          <table:table-cell office:value-type="string" table:style-name="ce1">
            <text:p>Allianz Stadium, Via Druento, Continassa, Circoscrizione 5, Torino, Piemonte, 10151, Italia</text:p>
          </table:table-cell>
          <table:table-cell office:value-type="string" table:style-name="ce1">
            <text:p><text:s/>Impianti Sportivi Grazie alla solida tradizione sportiva della città, Torino dispone di impianti sportivi e di intrattenimento all'avanguardia, parco implementato grazie all'assegnazione della sede ospitante i XX Giochi Olimpici Invernali. Fra le strutture con una capienza superiore ai 10000 posti si citino l'Allianz Stadium, lo Stadio Olimpico Grande Torino, il Palasport Olimpico e il PalaTorino; altri impianti con capacità molto vicine a questi numeri sono lo Stadio Primo Nebiolo ed il PalaVela.</text:p>
          </table:table-cell>
          <table:table-cell office:value-type="string" table:style-name="ce1">
            <text:p>Si</text:p>
          </table:table-cell>
          <table:table-cell table:number-columns-repeated="16380" table:style-name="ce1"/>
        </table:table-row>
        <table:table-row table:style-name="ro1">
          <table:table-cell office:value-type="string" table:style-name="ce1">
            <text:p>Amsterdam</text:p>
          </table:table-cell>
          <table:table-cell office:value-type="string" table:style-name="ce1">
            <text:p>Amsterdam Chips, 17d, Via Giuseppe Garibaldi, Centro, Circoscrizione 1, Torino, Piemonte, 10100, Italia</text:p>
          </table:table-cell>
          <table:table-cell office:value-type="string" table:style-name="ce1">
            <text:p>circa un secolo dopo nacque il torinese Pier Giorgio Perotto, ideatore e progettista del primo "personal computer", la Programma 101, e fu anche docente del Politecnico di Torino. Nel 2016 Torino si aggiudica il secondo posto del prestigioso Premio Capitale Europea dell'Innovazione - iCapital, dietro ad Amsterdam e davanti a Parigi. Università Il polo universitario torinese è uno dei principali in Italia.</text:p>
          </table:table-cell>
          <table:table-cell office:value-type="string" table:style-name="ce1">
            <text:p>No</text:p>
          </table:table-cell>
          <table:table-cell table:number-columns-repeated="16380" table:style-name="ce1"/>
        </table:table-row>
        <table:table-row table:style-name="ro1">
          <table:table-cell office:value-type="string" table:style-name="ce1">
            <text:p>anello</text:p>
          </table:table-cell>
          <table:table-cell office:value-type="string" table:style-name="ce1">
            <text:p>Anello 44, Tetti Civera, Pino Torinese, Torino, Piemonte, 10025, Italia</text:p>
          </table:table-cell>
          <table:table-cell office:value-type="string" table:style-name="ce1">
            <text:p>il Parco del Valentino, il Parco della Pellerina, il Parco Colletta, il Parco Rignon e i più recenti Parco Ruffini e Parco Colonnetti. Attorno alla città, ad anello, vi sono il Parco della Mandria e il Parco della Palazzina di caccia di Stupinigi, antiche riserve di caccia dei Savoia, e quelli situati sulla collina torinese quali il Parco della Rimembranza o il Parco Europa. Nei vari quartieri della città sono presenti molti piccoli parchi, in cui sono presenti 240 aree gioco per bimbi.</text:p>
          </table:table-cell>
          <table:table-cell office:value-type="string" table:style-name="ce1">
            <text:p>No</text:p>
          </table:table-cell>
          <table:table-cell table:number-columns-repeated="16380" table:style-name="ce1"/>
        </table:table-row>
        <table:table-row table:style-name="ro1">
          <table:table-cell office:value-type="string" table:style-name="ce1">
            <text:p>Armeria Reale</text:p>
          </table:table-cell>
          <table:table-cell office:value-type="string" table:style-name="ce1">
            <text:p>Armeria Reale, 191, Piazza Castello, Centro, Circoscrizione 1, Torino, Piemonte, 10122, Italia</text:p>
          </table:table-cell>
          <table:table-cell office:value-type="string" table:style-name="ce1">
            <text:p><text:s text:c="7"/>Musei <text:s/>Torino possiede un sistema museale di livello internazionale, forte di oltre 50 musei presenti sul territorio cittadino e metropolitano, i quali hanno raggiunto nel 2017 la cifra complessiva di 5,3 milioni di visitatori. Vi sono quattro musei nazionali (Museo del cinema, Museo dell'automobile, Museo della montagna, Museo del Risorgimento) e numerosi altri musei di rilevanza nazionale ed internazionale come il Museo egizio, l'Armeria Reale, il Museo d'Arte Orientale, il Museo dell'Astronomia e Planetario, il J-Museum a cui si aggiungeva, fino al 2015, il Museo dello sport. Alcuni musei sono stati ampliati e rinnovati negli ultimi anni (ad esempio il Museo del Cinema, il Museo Egizio e il Museo dell'Automobile) o sono in corso di rinnovamento:</text:p>
          </table:table-cell>
          <table:table-cell office:value-type="string" table:style-name="ce1">
            <text:p>Si</text:p>
          </table:table-cell>
          <table:table-cell table:number-columns-repeated="16380" table:style-name="ce1"/>
        </table:table-row>
        <table:table-row table:style-name="ro1">
          <table:table-cell office:value-type="string" table:style-name="ce1">
            <text:p>ATM</text:p>
          </table:table-cell>
          <table:table-cell office:value-type="string" table:style-name="ce1">
            <text:p>Chainblock ATM, 38, Via Maria Vittoria, Centro, Circoscrizione 1, Torino, Piemonte, 10123, Italia</text:p>
          </table:table-cell>
          <table:table-cell office:value-type="string" table:style-name="ce1">
            <text:p>Torino Piossasco - Aeroporto Cerrina (Codice ICAO: LILT).Mobilità urbana La rete di trasporti di Torino è gestita dal GTT, acronimo di Gruppo Torinese Trasporti, nato nel 2003 dalla fusione di ATM e SATTI. Nel territorio comunale di Torino il sistema di mobilità metropolitana e ferroviaria urbana si sviluppa complessivamente per 29 km, articolati su 8 linee servite da 28 stazioni.</text:p>
          </table:table-cell>
          <table:table-cell office:value-type="string" table:style-name="ce1">
            <text:p>No</text:p>
          </table:table-cell>
          <table:table-cell table:number-columns-repeated="16380" table:style-name="ce1"/>
        </table:table-row>
        <table:table-row table:style-name="ro1">
          <table:table-cell office:value-type="string" table:style-name="ce1">
            <text:p>Auditorium</text:p>
          </table:table-cell>
          <table:table-cell office:value-type="string" table:style-name="ce1">
            <text:p>Auditorium, Via Gioacchino Rossini, Centro, Circoscrizione 1, Torino, Piemonte, 1023, Italia</text:p>
          </table:table-cell>
          <table:table-cell office:value-type="string" table:style-name="ce1">
            <text:p>Altre sale teatrali minori comprendono <text:s text:c="2"/>Vi sono inoltre diversi auditorium: <text:s/>Auditorium Rai "Arturo Toscanini", sede dell'Orchestra sinfonica nazionale della RAI Auditorium "Gianni Agnelli" del Lingotto Auditorium Intesa-Sanpaolo (interno dell'omonimo grattacielo) Auditorium "Vivaldi" (Biblioteca Nazionale) Educatorio della Provvidenza - Auditorium OrpheusDiversi edifici teatrali sono andati distrutti o caduti in disuso. Fra questi il teatro Balbo e il teatro di Torino, distrutti durante un bombardamento nel 1943, il teatro Rossini, bruciato in un incendio nel 1941, i teatri Adua, Gianduja, Gerbino e Arena torinese, smantellati, e, infine, il teatro Nazionale riconvertito a cinema;</text:p>
          </table:table-cell>
          <table:table-cell office:value-type="string" table:style-name="ce1">
            <text:p>No</text:p>
          </table:table-cell>
          <table:table-cell table:number-columns-repeated="16380" table:style-name="ce1"/>
        </table:table-row>
        <table:table-row table:style-name="ro1">
          <table:table-cell office:value-type="string" table:style-name="ce1">
            <text:p>Auditorium</text:p>
          </table:table-cell>
          <table:table-cell office:value-type="string" table:style-name="ce1">
            <text:p>Auditorium, Via Gioacchino Rossini, Centro, Circoscrizione 1, Torino, Piemonte, 1023, Italia</text:p>
          </table:table-cell>
          <table:table-cell office:value-type="string" table:style-name="ce1">
            <text:p>Soap opera. Cuori rubati CentoVetrine (dal 2007 in numerosi cambi di scene si possono osservare i principali monumenti della città) Vivere Il bene e il male Elisa di RivombrosaMusica L'ente lirico di Torino è il Teatro Regio, mentre la principale orchestra sinfonica cittadina è l'Orchestra sinfonica nazionale della RAI, che si esibisce all'Auditorium della RAI. Nell'ambito della musica classica sono attive anche l'Orchestra Filarmonica di Torino, la Filarmonica del Regio e l'Accademia Musicale Stefano Tempia, specializzata nel repertorio barocco.</text:p>
          </table:table-cell>
          <table:table-cell office:value-type="string" table:style-name="ce1">
            <text:p>No</text:p>
          </table:table-cell>
          <table:table-cell table:number-columns-repeated="16380" table:style-name="ce1"/>
        </table:table-row>
        <table:table-row table:style-name="ro1">
          <table:table-cell office:value-type="string" table:style-name="ce1">
            <text:p>Auditorium "Vivaldi"</text:p>
          </table:table-cell>
          <table:table-cell office:value-type="string" table:style-name="ce1">
            <text:p>Vivaldi, Roletto, Torino, Piemonte, 10064, Italia</text:p>
          </table:table-cell>
          <table:table-cell office:value-type="string" table:style-name="ce1">
            <text:p>Altre sale teatrali minori comprendono <text:s text:c="2"/>Vi sono inoltre diversi auditorium: <text:s/>Auditorium Rai "Arturo Toscanini", sede dell'Orchestra sinfonica nazionale della RAI Auditorium "Gianni Agnelli" del Lingotto Auditorium Intesa-Sanpaolo (interno dell'omonimo grattacielo) Auditorium "Vivaldi" (Biblioteca Nazionale) Educatorio della Provvidenza - Auditorium OrpheusDiversi edifici teatrali sono andati distrutti o caduti in disuso. Fra questi il teatro Balbo e il teatro di Torino, distrutti durante un bombardamento nel 1943, il teatro Rossini, bruciato in un incendio nel 1941, i teatri Adua, Gianduja, Gerbino e Arena torinese, smantellati, e, infine, il teatro Nazionale riconvertito a cinema;</text:p>
          </table:table-cell>
          <table:table-cell office:value-type="string" table:style-name="ce1">
            <text:p>No</text:p>
          </table:table-cell>
          <table:table-cell table:number-columns-repeated="16380"/>
        </table:table-row>
        <table:table-row table:style-name="ro1">
          <table:table-cell office:value-type="string" table:style-name="ce1">
            <text:p>Autorità</text:p>
          </table:table-cell>
          <table:table-cell office:value-type="string" table:style-name="ce1">
            <text:p>Autorità di regolazione dei trasporti, Pista di Prova del Lingotto, Nizza Millefonti, Circoscrizione 8, Torino, Piemonte, 10126, Italia</text:p>
          </table:table-cell>
          <table:table-cell office:value-type="string" table:style-name="ce1">
            <text:p>il CIF-ILO (Centro Internazionale di Formazione dell'Organizzazione internazionale del lavoro), istituto di perfezionamento per i funzionari dell'agenzia ONU specializzata nella promozione della giustizia sociale e dei diritti del lavoro; lo United Nations System Staff College (UNSSC), la struttura incaricata della formazione dei funzionari delle Nazioni Unite;A Torino hanno inoltre sede la Fondazione europea per la formazione professionale (ETF), una delle agenzie dell'Unione europea, e l'Autorità di regolazione dei trasporti (ART), autorità indipendente italiana. Cultura Citazioni Definita da Le Corbusier come «...la città con la più bella posizione naturale del mondo», celebrata da numerosi personaggi storici, tra cui Friedrich Nietzsche, Mark Twain e Jean-Jacques Rousseau, il quale descrisse il suo panorama dalla collina di Superga come «...il più bello spettacolo che possa colpire l'occhio umano», è una delle più importanti città barocche d'Europa ed è considerata, insieme a Milano e Palermo, la capitale italiana dell'Art Nouveau, di cui sono grande esempio, fra l'altro, i suoi innumerevoli e famosi caffè storici, fioriti soprattutto nel periodo risorgimentale e della Belle Époque.</text:p>
          </table:table-cell>
          <table:table-cell office:value-type="string" table:style-name="ce1">
            <text:p>No</text:p>
          </table:table-cell>
          <table:table-cell table:number-columns-repeated="16380"/>
        </table:table-row>
        <table:table-row table:style-name="ro1">
          <table:table-cell office:value-type="string" table:style-name="ce1">
            <text:p>Balon</text:p>
          </table:table-cell>
          <table:table-cell office:value-type="string" table:style-name="ce1">
            <text:p>Bar del Balon, 12/F, Via Borgo Dora, Porta Palazzo, Circoscrizione 7, Torino, Piemonte, 10152, Italia</text:p>
          </table:table-cell>
          <table:table-cell office:value-type="string" table:style-name="ce1">
            <text:p>Il mercato più famoso è Porta Palazzo (Pòrta Pila in Lingua piemontese), che è il mercato all'aperto più grande d'Europa. Ogni sabato nei pressi si tiene il Balon, un grande mercato all'aperto dell'usato, che la seconda domenica di ogni mese diventa Gran Balon, in cui si vendono anche oggetti di antiquariato. Nel 2011 il regista torinese Daniele Gaglianone ha realizzato il film documentario Uomini e mercati centrato sui mercati di Porta Palazzo, Piazza Benefica e Corso Spezia.</text:p>
          </table:table-cell>
          <table:table-cell office:value-type="string" table:style-name="ce1">
            <text:p>No</text:p>
          </table:table-cell>
          <table:table-cell table:number-columns-repeated="16380"/>
        </table:table-row>
        <table:table-row table:style-name="ro1">
          <table:table-cell office:value-type="string" table:style-name="ce1">
            <text:p>Barcellona</text:p>
          </table:table-cell>
          <table:table-cell office:value-type="string" table:style-name="ce1">
            <text:p>Case Sparse Barcellona, Pinasca, Torino, Piemonte, 10069, Italia</text:p>
          </table:table-cell>
          <table:table-cell office:value-type="string" table:style-name="ce1">
            <text:p>Sebbene non sia la città che ne ospita il maggior numero, il record è tuttavia costituito dal fatto che sono fissi, aperti tutti i giorni e dislocati in tutti i quartieri. I più importanti per ampiezza e giro d'affari si svolgono in Piazza Benefica, in Corso Alcide De Gasperi, in via Onorato Vigliani, in corso Svizzera, in Corso Racconigi e in piazza Barcellona. Il mercato più famoso è Porta Palazzo (Pòrta Pila in Lingua piemontese), che è il mercato all'aperto più grande d'Europa.</text:p>
          </table:table-cell>
          <table:table-cell office:value-type="string" table:style-name="ce1">
            <text:p>No</text:p>
          </table:table-cell>
          <table:table-cell table:number-columns-repeated="16380"/>
        </table:table-row>
        <table:table-row table:style-name="ro1">
          <table:table-cell office:value-type="string" table:style-name="ce1">
            <text:p>Basilica del Corpus Domini</text:p>
          </table:table-cell>
          <table:table-cell office:value-type="string" table:style-name="ce1">
            <text:p>Basilica del Corpus Domini, Piazza Corpus Domini, Centro, Circoscrizione 1, Torino, Piemonte, 10122, Italia</text:p>
          </table:table-cell>
          <table:table-cell office:value-type="string" table:style-name="ce1">
            <text:p>Alla progettazione e realizzazione delle opere relative hanno contribuito architetti di chiara fama, fra i quali: <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text:p>
          </table:table-cell>
          <table:table-cell office:value-type="string" table:style-name="ce1">
            <text:p>Si</text:p>
          </table:table-cell>
          <table:table-cell table:number-columns-repeated="16380"/>
        </table:table-row>
        <table:table-row table:style-name="ro1">
          <table:table-cell office:value-type="string" table:style-name="ce1">
            <text:p>Basilica del Corpus Domini</text:p>
          </table:table-cell>
          <table:table-cell office:value-type="string" table:style-name="ce1">
            <text:p>Basilica del Corpus Domini, Piazza Corpus Domini, Centro, Circoscrizione 1, Torino, Piemonte, 10122,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Si</text:p>
          </table:table-cell>
          <table:table-cell table:number-columns-repeated="16380"/>
        </table:table-row>
        <table:table-row table:style-name="ro1">
          <table:table-cell office:value-type="string" table:style-name="ce1">
            <text:p>Basilica di Superga</text:p>
          </table:table-cell>
          <table:table-cell office:value-type="string" table:style-name="ce1">
            <text:p>Basilica di Superga, 73, Strada comunale alla Basilica di Superga, Tetti Rocco, Circoscrizione 7, Torino, Piemonte, 10132, Italia</text:p>
          </table:table-cell>
          <table:table-cell office:value-type="string" table:style-name="ce1">
            <text:p>All'interno del perimetro cittadino figurano cinque siti iscritti nella lista del Patrimonio Mondiale dell'UNESCO: <text:s/>Palazzo Reale e la zona di comando (o musei reali) Palazzo Madama Palazzo Carignano Castello del Valentino Villa della ReginaA questi si aggiunge la Basilica di Superga la quale, pur facendo parte del circuito delle residenze sabaude, non è compresa nella lista UNESCO. <text:s/>Immagini di residenze sabaude <text:s text:c="4"/>Altre opere architettoniche notevoli Carceri Nuove Cisternone Galleria Subalpina Lingotto Opera per Torino Grattacielo Intesa Sanpaolo Grattacielo della Regione Piemonte Cascina Giajone Cascina RoccafrancaChiese e luoghi di culto <text:s/>Numerosi sono gli edifici di culto presenti nella città di Torino.</text:p>
          </table:table-cell>
          <table:table-cell office:value-type="string" table:style-name="ce1">
            <text:p>Si</text:p>
          </table:table-cell>
          <table:table-cell table:number-columns-repeated="16380"/>
        </table:table-row>
        <table:table-row table:style-name="ro1">
          <table:table-cell office:value-type="string" table:style-name="ce1">
            <text:p>Basilica di Superga</text:p>
          </table:table-cell>
          <table:table-cell office:value-type="string" table:style-name="ce1">
            <text:p>Basilica di Superga, 73, Strada comunale alla Basilica di Superga, Tetti Rocco, Circoscrizione 7, Torino, Piemonte, 10132,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Si</text:p>
          </table:table-cell>
          <table:table-cell table:number-columns-repeated="16380"/>
        </table:table-row>
        <table:table-row table:style-name="ro1">
          <table:table-cell office:value-type="string" table:style-name="ce1">
            <text:p>Basse di Stura</text:p>
          </table:table-cell>
          <table:table-cell office:value-type="string" table:style-name="ce1">
            <text:p>ex discarica AMIAT Basse di Stura, Villaretto, Torino, Piemonte, Italia</text:p>
          </table:table-cell>
          <table:table-cell office:value-type="string" table:style-name="ce1">
            <text:p>Nel quartiere San Salvario, caratteristico è il Condominio 25 Verde, il cui principio è lo stesso del più imponente (perché grattacielo) Bosco Verticale di Milano. È inoltre la prima città italiana, tra quelle con più di 500.000 abitanti, per quanto riguarda la quota di raccolta differenziata dei rifiuti, giunta nel 2014 al 42,2%.L'igiene urbana e la raccolta rifiuti sono gestiti dal 1969 da Amiat, società che si occupa anche del recupero ambientale della Discarica Basse di Stura, di cui la parte più vecchia - esaurita nel 1983 e con una superficie complessiva di 300.000 m² - è diventata parco fluviale, nota come Parco urbano della Marmorina. Parchi <text:s/>Torino dispone di 51 parchi nell'area urbana e quelli più grandi e frequentati sono:</text:p>
          </table:table-cell>
          <table:table-cell office:value-type="string" table:style-name="ce1">
            <text:p>No</text:p>
          </table:table-cell>
          <table:table-cell table:number-columns-repeated="16380"/>
        </table:table-row>
        <table:table-row table:style-name="ro1">
          <table:table-cell office:value-type="string" table:style-name="ce1">
            <text:p>Biblioteca civica centrale</text:p>
          </table:table-cell>
          <table:table-cell office:value-type="string" table:style-name="ce1">
            <text:p>Biblioteca civica Centrale, Via Ettore Perrone, Centro, Circoscrizione 1, Torino, Piemonte, 10122, Italia</text:p>
          </table:table-cell>
          <table:table-cell office:value-type="string" table:style-name="ce1">
            <text:p>Istruzione Biblioteche e archivi La città ospita alcune importanti biblioteche: la Biblioteca nazionale di Torino e la Biblioteca Reale di proprietà dello Stato, la Biblioteca civica centrale e molte collezioni specializzate come la Biblioteca internazionale di cinema e fotografia Mario Gromo, la Biblioteca Nazionale del Club Alpino Italiano, la Biblioteca della Fondazione Luigi Einaudi, le biblioteche d'arte della Galleria civica d'arte moderna e contemporanea e dell'Accademia Albertina. Altre importanti biblioteche antiche sono la Biblioteca dell'Accademia delle Scienze, la Biblioteca della Scuola di Applicazione dell'Esercito (con sede nello juvarriano Palazzo dell'Arsenale), la Biblioteca dell'Archivio di Stato e la Biblioteca Provinciale dei Frati minori cappuccini, situata all'interno del Convento dei Monti Cappuccini.</text:p>
          </table:table-cell>
          <table:table-cell office:value-type="string" table:style-name="ce1">
            <text:p>Si</text:p>
          </table:table-cell>
          <table:table-cell table:number-columns-repeated="16380"/>
        </table:table-row>
        <table:table-row table:style-name="ro1">
          <table:table-cell office:value-type="string" table:style-name="ce1">
            <text:p>Biblioteca Nazionale</text:p>
          </table:table-cell>
          <table:table-cell office:value-type="string" table:style-name="ce1">
            <text:p>Biblioteca Nazionale, Via Giambattista Bogino, Centro, Circoscrizione 1, Torino, Piemonte, 1023, Italia</text:p>
          </table:table-cell>
          <table:table-cell office:value-type="string" table:style-name="ce1">
            <text:p>Altre sale teatrali minori comprendono <text:s text:c="2"/>Vi sono inoltre diversi auditorium: <text:s/>Auditorium Rai "Arturo Toscanini", sede dell'Orchestra sinfonica nazionale della RAI Auditorium "Gianni Agnelli" del Lingotto Auditorium Intesa-Sanpaolo (interno dell'omonimo grattacielo) Auditorium "Vivaldi" (Biblioteca Nazionale) Educatorio della Provvidenza - Auditorium OrpheusDiversi edifici teatrali sono andati distrutti o caduti in disuso. Fra questi il teatro Balbo e il teatro di Torino, distrutti durante un bombardamento nel 1943, il teatro Rossini, bruciato in un incendio nel 1941, i teatri Adua, Gianduja, Gerbino e Arena torinese, smantellati, e, infine, il teatro Nazionale riconvertito a cinema;</text:p>
          </table:table-cell>
          <table:table-cell office:value-type="string" table:style-name="ce1">
            <text:p>Si</text:p>
          </table:table-cell>
          <table:table-cell table:number-columns-repeated="16380"/>
        </table:table-row>
        <table:table-row table:style-name="ro1">
          <table:table-cell office:value-type="string" table:style-name="ce1">
            <text:p>Biblioteca Nazionale</text:p>
          </table:table-cell>
          <table:table-cell office:value-type="string" table:style-name="ce1">
            <text:p>Biblioteca Nazionale, Via Giambattista Bogino, Centro, Circoscrizione 1, Torino, Piemonte, 1023, Italia</text:p>
          </table:table-cell>
          <table:table-cell office:value-type="string" table:style-name="ce1">
            <text:p>Istruzione Biblioteche e archivi La città ospita alcune importanti biblioteche: la Biblioteca nazionale di Torino e la Biblioteca Reale di proprietà dello Stato, la Biblioteca civica centrale e molte collezioni specializzate come la Biblioteca internazionale di cinema e fotografia Mario Gromo, la Biblioteca Nazionale del Club Alpino Italiano, la Biblioteca della Fondazione Luigi Einaudi, le biblioteche d'arte della Galleria civica d'arte moderna e contemporanea e dell'Accademia Albertina. Altre importanti biblioteche antiche sono la Biblioteca dell'Accademia delle Scienze, la Biblioteca della Scuola di Applicazione dell'Esercito (con sede nello juvarriano Palazzo dell'Arsenale), la Biblioteca dell'Archivio di Stato e la Biblioteca Provinciale dei Frati minori cappuccini, situata all'interno del Convento dei Monti Cappuccini.</text:p>
          </table:table-cell>
          <table:table-cell office:value-type="string" table:style-name="ce1">
            <text:p>Si</text:p>
          </table:table-cell>
          <table:table-cell table:number-columns-repeated="16380"/>
        </table:table-row>
        <table:table-row table:style-name="ro1">
          <table:table-cell office:value-type="string" table:style-name="ce1">
            <text:p>Biblioteca Nazionale del Club Alpino Italiano</text:p>
          </table:table-cell>
          <table:table-cell office:value-type="string" table:style-name="ce1">
            <text:p>Biblioteca Nazionale del Club Alpino Italiano, Piazzale Monte dei Cappuccini, Borgo Po, Circoscrizione 8, Torino, Piemonte, 10124, Italia</text:p>
          </table:table-cell>
          <table:table-cell office:value-type="string" table:style-name="ce1">
            <text:p>Istruzione Biblioteche e archivi La città ospita alcune importanti biblioteche: la Biblioteca nazionale di Torino e la Biblioteca Reale di proprietà dello Stato, la Biblioteca civica centrale e molte collezioni specializzate come la Biblioteca internazionale di cinema e fotografia Mario Gromo, la Biblioteca Nazionale del Club Alpino Italiano, la Biblioteca della Fondazione Luigi Einaudi, le biblioteche d'arte della Galleria civica d'arte moderna e contemporanea e dell'Accademia Albertina. Altre importanti biblioteche antiche sono la Biblioteca dell'Accademia delle Scienze, la Biblioteca della Scuola di Applicazione dell'Esercito (con sede nello juvarriano Palazzo dell'Arsenale), la Biblioteca dell'Archivio di Stato e la Biblioteca Provinciale dei Frati minori cappuccini, situata all'interno del Convento dei Monti Cappuccini.</text:p>
          </table:table-cell>
          <table:table-cell office:value-type="string" table:style-name="ce1">
            <text:p>Si</text:p>
          </table:table-cell>
          <table:table-cell table:number-columns-repeated="16380"/>
        </table:table-row>
        <table:table-row table:style-name="ro1">
          <table:table-cell office:value-type="string" table:style-name="ce1">
            <text:p>Biblioteca nazionale di Torino</text:p>
          </table:table-cell>
          <table:table-cell office:value-type="string" table:style-name="ce1">
            <text:p>Biblioteca Nazionale, Via Giambattista Bogino, Centro, Circoscrizione 1, Torino, Piemonte, 1023, Italia</text:p>
          </table:table-cell>
          <table:table-cell office:value-type="string" table:style-name="ce1">
            <text:p>Istruzione Biblioteche e archivi La città ospita alcune importanti biblioteche: la Biblioteca nazionale di Torino e la Biblioteca Reale di proprietà dello Stato, la Biblioteca civica centrale e molte collezioni specializzate come la Biblioteca internazionale di cinema e fotografia Mario Gromo, la Biblioteca Nazionale del Club Alpino Italiano, la Biblioteca della Fondazione Luigi Einaudi, le biblioteche d'arte della Galleria civica d'arte moderna e contemporanea e dell'Accademia Albertina. Altre importanti biblioteche antiche sono la Biblioteca dell'Accademia delle Scienze, la Biblioteca della Scuola di Applicazione dell'Esercito (con sede nello juvarriano Palazzo dell'Arsenale), la Biblioteca dell'Archivio di Stato e la Biblioteca Provinciale dei Frati minori cappuccini, situata all'interno del Convento dei Monti Cappuccini.</text:p>
          </table:table-cell>
          <table:table-cell office:value-type="string" table:style-name="ce1">
            <text:p>Si</text:p>
          </table:table-cell>
          <table:table-cell table:number-columns-repeated="16380"/>
        </table:table-row>
        <table:table-row table:style-name="ro1">
          <table:table-cell office:value-type="string" table:style-name="ce1">
            <text:p>Biblioteca Reale</text:p>
          </table:table-cell>
          <table:table-cell office:value-type="string" table:style-name="ce1">
            <text:p>Biblioteca Reale, Piazza Castello, Centro, Circoscrizione 1, Torino, Piemonte, 1023, Italia</text:p>
          </table:table-cell>
          <table:table-cell office:value-type="string" table:style-name="ce1">
            <text:p>Istruzione Biblioteche e archivi La città ospita alcune importanti biblioteche: la Biblioteca nazionale di Torino e la Biblioteca Reale di proprietà dello Stato, la Biblioteca civica centrale e molte collezioni specializzate come la Biblioteca internazionale di cinema e fotografia Mario Gromo, la Biblioteca Nazionale del Club Alpino Italiano, la Biblioteca della Fondazione Luigi Einaudi, le biblioteche d'arte della Galleria civica d'arte moderna e contemporanea e dell'Accademia Albertina. Altre importanti biblioteche antiche sono la Biblioteca dell'Accademia delle Scienze, la Biblioteca della Scuola di Applicazione dell'Esercito (con sede nello juvarriano Palazzo dell'Arsenale), la Biblioteca dell'Archivio di Stato e la Biblioteca Provinciale dei Frati minori cappuccini, situata all'interno del Convento dei Monti Cappuccini.</text:p>
          </table:table-cell>
          <table:table-cell office:value-type="string" table:style-name="ce1">
            <text:p>Si</text:p>
          </table:table-cell>
          <table:table-cell table:number-columns-repeated="16380"/>
        </table:table-row>
        <table:table-row table:style-name="ro1">
          <table:table-cell office:value-type="string" table:style-name="ce1">
            <text:p>Borgata Lesna</text:p>
          </table:table-cell>
          <table:table-cell office:value-type="string" table:style-name="ce1">
            <text:p>Borgata Lesna, Circoscrizione 3, Torino, Piemonte, 10142, Italia</text:p>
          </table:table-cell>
          <table:table-cell office:value-type="string" table:style-name="ce1">
            <text:p>Santa Rita - Mirafiori Nord - Mirafiori Sud Circoscrizione III: Borgo San Paolo - Cenisia - Pozzo Strada - Cit Turin - Borgata Lesna Circoscrizione IV: San Donato - Campidoglio - Parella Circoscrizione V:</text:p>
          </table:table-cell>
          <table:table-cell office:value-type="string" table:style-name="ce1">
            <text:p>Si</text:p>
          </table:table-cell>
          <table:table-cell table:number-columns-repeated="16380"/>
        </table:table-row>
        <table:table-row table:style-name="ro1">
          <table:table-cell office:value-type="string" table:style-name="ce1">
            <text:p>Borgo Po</text:p>
          </table:table-cell>
          <table:table-cell office:value-type="string" table:style-name="ce1">
            <text:p>Borgo Po, Circoscrizione 8, Torino, Piemonte, Italia</text:p>
          </table:table-cell>
          <table:table-cell office:value-type="string" table:style-name="ce1">
            <text:p><text:s/>Lo stile floreale Torino vanta anche cospicua presenza di edifici Liberty realizzati tra la fine del XIX e l'inizio del XX secolo. Le importanti testimonianze architettoniche di quest'epoca sono ancora percepibili in alcune zone centrali del capoluogo come i quartieri Centro, Crocetta, San Salvario e Borgo Po, ma con un'assoluta predominanza nell'area circostante il primo tratto di Corso Francia, comprendente i quartieri Cit Turin e San Donato. Sull'onda del crescente successo delle edizioni dell'Esposizione internazionale d'arte decorativa moderna (culminato con quella del 1902), Torino venne infatti considerata come una delle capitali del Liberty e vide il proliferare di questo nuovo stile in ambito prevalentemente architettonico, con contributi dei maggiori autori dell'epoca.</text:p>
          </table:table-cell>
          <table:table-cell office:value-type="string" table:style-name="ce1">
            <text:p>Si</text:p>
          </table:table-cell>
          <table:table-cell table:number-columns-repeated="16380" table:style-name="ce1"/>
        </table:table-row>
        <table:table-row table:style-name="ro1">
          <table:table-cell office:value-type="string" table:style-name="ce1">
            <text:p>Borgo Po</text:p>
          </table:table-cell>
          <table:table-cell office:value-type="string" table:style-name="ce1">
            <text:p>Borgo Po, Circoscrizione 8, Torino, Piemonte, Italia</text:p>
          </table:table-cell>
          <table:table-cell office:value-type="string" table:style-name="ce1">
            <text:p>Aurora - Vanchiglia - Sassi - Madonna del Pilone Circoscrizione VIII: San Salvario - Cavoretto - Borgo Po - Nizza Millefonti - Lingotto - FiladelfiaEconomia Torino è il terzo polo economico italiano per Prodotto Interno Lordo. Torino nel 2011 presentava un Pil di 37,6 miliardi di euro e un debito comunale di 3,2 miliardi di euro, rendendolo il secondo comune più indebitato d'Italia dopo Milano e quello con il maggiore indebitamento procapite.</text:p>
          </table:table-cell>
          <table:table-cell office:value-type="string" table:style-name="ce1">
            <text:p>Si</text:p>
          </table:table-cell>
          <table:table-cell table:number-columns-repeated="16380" table:style-name="ce1"/>
        </table:table-row>
        <table:table-row table:style-name="ro1">
          <table:table-cell office:value-type="string" table:style-name="ce1">
            <text:p>Bosco Verticale</text:p>
          </table:table-cell>
          <table:table-cell office:value-type="string" table:style-name="ce1">
            <text:p>Labirinto Verticale, Cornetti, Balme, Unione Montana di Comuni delle Valli di Lanzo, Ceronda e Casternone, Torino, Piemonte, Italia</text:p>
          </table:table-cell>
          <table:table-cell office:value-type="string" table:style-name="ce1">
            <text:p>In più, grazie a un indice di verde visibile del 16,2%, Torino si piazza al tredicesimo posto tra le diciassette città con più alberi nel mondo. Nel quartiere San Salvario, caratteristico è il Condominio 25 Verde, il cui principio è lo stesso del più imponente (perché grattacielo) Bosco Verticale di Milano. È inoltre la prima città italiana, tra quelle con più di 500.000 abitanti, per quanto riguarda la quota di raccolta differenziata dei rifiuti, giunta nel 2014 al 42,2%.L'igiene urbana e la raccolta rifiuti sono gestiti dal 1969 da Amiat, società che si occupa anche del recupero ambientale della Discarica Basse di Stura, di cui la parte più vecchia - esaurita nel 1983 e con una superficie complessiva di 300.000 m² - è diventata parco fluviale, nota come Parco urbano della Marmorina.</text:p>
          </table:table-cell>
          <table:table-cell office:value-type="string" table:style-name="ce1">
            <text:p>No</text:p>
          </table:table-cell>
          <table:table-cell table:number-columns-repeated="16380" table:style-name="ce1"/>
        </table:table-row>
        <table:table-row table:style-name="ro1">
          <table:table-cell office:value-type="string" table:style-name="ce1">
            <text:p>Cabiria</text:p>
          </table:table-cell>
          <table:table-cell office:value-type="string" table:style-name="ce1">
            <text:p>Uovo di Cabiria, Via Roma, Ricchiardi, Groscavallo, Pialpetta, Unione Montana Alpi Graie, Torino, Piemonte, Italia</text:p>
          </table:table-cell>
          <table:table-cell office:value-type="string" table:style-name="ce1">
            <text:p>Giovanni Pastrone vi girò uno dei primi colossal della storia del cinema: Cabiria del 1914. Le produzioni delle principali case, come l'Ambrosio Film, l'Itala Film, l'Aquila e gli studi Fert, proseguirono fino al 1937, anno di inaugurazione di Cinecittà a Roma.</text:p>
          </table:table-cell>
          <table:table-cell office:value-type="string" table:style-name="ce1">
            <text:p>No</text:p>
          </table:table-cell>
          <table:table-cell table:number-columns-repeated="16380" table:style-name="ce1"/>
        </table:table-row>
        <table:table-row table:style-name="ro1">
          <table:table-cell office:value-type="string" table:style-name="ce1">
            <text:p>Caffè Vergnano</text:p>
          </table:table-cell>
          <table:table-cell office:value-type="string" table:style-name="ce1">
            <text:p>Caffè Vergnano 1882, Via Vittorio Emanuele II, Chieri, Torino, Piemonte, 10023, Italia</text:p>
          </table:table-cell>
          <table:table-cell office:value-type="string" table:style-name="ce1">
            <text:p>Anche le banche di private banking e d'investimento Fideuram e Banca Investis hanno sede a Torino, così come la più piccola Banca del Piemonte. Altre aziende di rilievo in territorio torinese sono: Lavazza, Caffè Vergnano, Martini &amp; Rossi, Alpitour, Reply, Avio Aero, Basic Net (Robe di Kappa), Carlo Pignatelli, De Fonseca, Sabelt, Sparco, Seven, Urmet, Kelémata e il Gruppo Armando Testa. A Torino o nella sua città metropolitana hanno sede legale anche diverse filiali italiane di società estere come Suzuki, Vodafone Italia, Bavaria, Diageo, Michelin, Kimberly-Clark, Petronas, Mizuno e SKF.</text:p>
          </table:table-cell>
          <table:table-cell office:value-type="string" table:style-name="ce1">
            <text:p>No</text:p>
          </table:table-cell>
          <table:table-cell table:number-columns-repeated="16380" table:style-name="ce1"/>
        </table:table-row>
        <table:table-row table:style-name="ro1">
          <table:table-cell office:value-type="string" table:style-name="ce1">
            <text:p>Cappella della Sacra Sindone</text:p>
          </table:table-cell>
          <table:table-cell office:value-type="string" table:style-name="ce1">
            <text:p>Cappella della Sacra Sindone, SP47, Cavagnole, Ingria, Torino, Piemonte, Italia</text:p>
          </table:table-cell>
          <table:table-cell office:value-type="string" table:style-name="ce1">
            <text:p>Alla progettazione e realizzazione delle opere relative hanno contribuito architetti di chiara fama, fra i quali: <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text:p>
          </table:table-cell>
          <table:table-cell office:value-type="string" table:style-name="ce1">
            <text:p>No</text:p>
          </table:table-cell>
          <table:table-cell office:value-type="string" table:style-name="ce1">
            <text:p>Errore location</text:p>
          </table:table-cell>
          <table:table-cell table:number-columns-repeated="16379"/>
        </table:table-row>
        <table:table-row table:style-name="ro1">
          <table:table-cell office:value-type="string" table:style-name="ce1">
            <text:p>Cappella della Sacra Sindone</text:p>
          </table:table-cell>
          <table:table-cell office:value-type="string" table:style-name="ce1">
            <text:p>Cappella della Sacra Sindone, SP47, Cavagnole, Ingria, Torino, Piemonte,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No</text:p>
          </table:table-cell>
          <table:table-cell table:number-columns-repeated="16380" table:style-name="ce1"/>
        </table:table-row>
        <table:table-row table:style-name="ro1">
          <table:table-cell office:value-type="string" table:style-name="ce1">
            <text:p>Casa Circondariale “Lorusso</text:p>
          </table:table-cell>
          <table:table-cell office:value-type="string" table:style-name="ce1">
            <text:p>Casa Circondariale di Torino "Lorusso e Cotugno", 35, Via Maria Adelaide Aglietta, Vallette, Circoscrizione 5, Torino, Piemonte, 10151, Italia</text:p>
          </table:table-cell>
          <table:table-cell office:value-type="string" table:style-name="ce1">
            <text:p>Il divo. Le riprese sono state effettuate a Palazzo Saluzzo Paesana, a Palazzo Birago di Borgaro, a Palazzo dei Draghi, in via Carlo Alberto, nella Casa Circondariale “Lorusso e Cutugno”, al Palazzo Civico e al Ponte Rossini. Vincere.</text:p>
          </table:table-cell>
          <table:table-cell office:value-type="string" table:style-name="ce1">
            <text:p>Si</text:p>
          </table:table-cell>
          <table:table-cell table:number-columns-repeated="16380" table:style-name="ce1"/>
        </table:table-row>
        <table:table-row table:style-name="ro1">
          <table:table-cell office:value-type="string" table:style-name="ce1">
            <text:p>Casa dei Romagnano</text:p>
          </table:table-cell>
          <table:table-cell office:value-type="string" table:style-name="ce1">
            <text:p>Casa dei Romagnano, Via Mercanti, Centro, Circoscrizione 1, Torino, Piemonte, 10122, Italia</text:p>
          </table:table-cell>
          <table:table-cell office:value-type="string" table:style-name="ce1">
            <text:p>campanili romanici della basilica della Consolata (risalente al X secolo), del Duomo (quattrocentesco, poi completato nel XVIII secolo dallo Juvarra) e della chiesa di Sant'Agostino (XV secolo); Casa dei Romagnano, resti medievali in via dei Mercanti 9; Casa del Senato, in piazza IV Marzo 17; Casa del Pingone, in via IV Marzo;</text:p>
          </table:table-cell>
          <table:table-cell office:value-type="string" table:style-name="ce1">
            <text:p>Si</text:p>
          </table:table-cell>
          <table:table-cell table:number-columns-repeated="16380" table:style-name="ce1"/>
        </table:table-row>
        <table:table-row table:style-name="ro1">
          <table:table-cell office:value-type="string" table:style-name="ce1">
            <text:p>Casa del Pingone</text:p>
          </table:table-cell>
          <table:table-cell office:value-type="string" table:style-name="ce1">
            <text:p>Via Filiberto Pingone, Centro, Circoscrizione 1, Torino, Piemonte, 10140, Italia</text:p>
          </table:table-cell>
          <table:table-cell office:value-type="string" table:style-name="ce1">
            <text:p>Casa dei Romagnano, resti medievali in via dei Mercanti 9; Casa del Senato, in piazza IV Marzo 17; Casa del Pingone, in via IV Marzo; casa con torre medievale (mascherata), già residenza di Filiberto Pingone, storico che nel 1577 scrisse la prima storia di Torino, intitolata Augusta Taurinorum</text:p>
          </table:table-cell>
          <table:table-cell office:value-type="string" table:style-name="ce1">
            <text:p>No</text:p>
          </table:table-cell>
          <table:table-cell table:number-columns-repeated="16380" table:style-name="ce1"/>
        </table:table-row>
        <table:table-row table:style-name="ro1">
          <table:table-cell office:value-type="string" table:style-name="ce1">
            <text:p>Casa del Senato</text:p>
          </table:table-cell>
          <table:table-cell office:value-type="string" table:style-name="ce1">
            <text:p>Casa del Senato, Largo Quattro Marzo, Centro, Circoscrizione 1, Torino, Piemonte, 10122, Italia</text:p>
          </table:table-cell>
          <table:table-cell office:value-type="string" table:style-name="ce1">
            <text:p>campanili romanici della basilica della Consolata (risalente al X secolo), del Duomo (quattrocentesco, poi completato nel XVIII secolo dallo Juvarra) e della chiesa di Sant'Agostino (XV secolo); Casa dei Romagnano, resti medievali in via dei Mercanti 9; Casa del Senato, in piazza IV Marzo 17; Casa del Pingone, in via IV Marzo;</text:p>
          </table:table-cell>
          <table:table-cell office:value-type="string" table:style-name="ce1">
            <text:p>Si</text:p>
          </table:table-cell>
          <table:table-cell table:number-columns-repeated="16380" table:style-name="ce1"/>
        </table:table-row>
        <table:table-row table:style-name="ro1">
          <table:table-cell office:value-type="string" table:style-name="ce1">
            <text:p>Castello del Valentino</text:p>
          </table:table-cell>
          <table:table-cell office:value-type="string" table:style-name="ce1">
            <text:p>Castello del Valentino, Viale Pier Andrea Mattioli, San Salvario, Circoscrizione 8, Torino, Piemonte, 10125, Italia</text:p>
          </table:table-cell>
          <table:table-cell office:value-type="string" table:style-name="ce1">
            <text:p>La città di Torino e i suoi dintorni sono abbelliti dalle numerose residenze sabaude, Patrimonio dell'umanità dell'UNESCO; nel comune di Torino si trovano il Palazzo Reale, il Palazzo Madama, la Villa della Regina e il Castello del Valentino. <text:s/>Lo stile floreale Torino vanta anche cospicua presenza di edifici Liberty realizzati tra la fine del XIX e l'inizio del XX secolo.</text:p>
          </table:table-cell>
          <table:table-cell office:value-type="string" table:style-name="ce1">
            <text:p>Si</text:p>
          </table:table-cell>
          <table:table-cell table:number-columns-repeated="16380" table:style-name="ce1"/>
        </table:table-row>
        <table:table-row table:style-name="ro1">
          <table:table-cell office:value-type="string" table:style-name="ce1">
            <text:p>Castello del Valentino</text:p>
          </table:table-cell>
          <table:table-cell office:value-type="string" table:style-name="ce1">
            <text:p>Castello del Valentino, Viale Pier Andrea Mattioli, San Salvario, Circoscrizione 8, Torino, Piemonte, 10125, Italia</text:p>
          </table:table-cell>
          <table:table-cell office:value-type="string" table:style-name="ce1">
            <text:p>All'interno del perimetro cittadino figurano cinque siti iscritti nella lista del Patrimonio Mondiale dell'UNESCO: <text:s/>Palazzo Reale e la zona di comando (o musei reali) Palazzo Madama Palazzo Carignano Castello del Valentino Villa della ReginaA questi si aggiunge la Basilica di Superga la quale, pur facendo parte del circuito delle residenze sabaude, non è compresa nella lista UNESCO. <text:s/>Immagini di residenze sabaude <text:s text:c="4"/>Altre opere architettoniche notevoli Carceri Nuove Cisternone Galleria Subalpina Lingotto Opera per Torino Grattacielo Intesa Sanpaolo Grattacielo della Regione Piemonte Cascina Giajone Cascina RoccafrancaChiese e luoghi di culto <text:s/>Numerosi sono gli edifici di culto presenti nella città di Torino.</text:p>
          </table:table-cell>
          <table:table-cell office:value-type="string" table:style-name="ce1">
            <text:p>Si</text:p>
          </table:table-cell>
          <table:table-cell table:number-columns-repeated="16380" table:style-name="ce1"/>
        </table:table-row>
        <table:table-row table:style-name="ro1">
          <table:table-cell office:value-type="string" table:style-name="ce1">
            <text:p>Castello del Valentino</text:p>
          </table:table-cell>
          <table:table-cell office:value-type="string" table:style-name="ce1">
            <text:p>Castello del Valentino, Viale Pier Andrea Mattioli, San Salvario, Circoscrizione 8, Torino, Piemonte, 10125, Italia</text:p>
          </table:table-cell>
          <table:table-cell office:value-type="string" table:style-name="ce1">
            <text:p>Alberi monumentali e secolari Torino ospita diversi grandi alberi. Dal grande platano del Parco della Tesoriera (660 cm di circonferenza del tronco, oltre due secoli di vita) ai platani del Parco del Valentino, dalle metasequoie del Giardino Roccioso inaugurato nel 1961 agli alberi più annosi dell'Orto Botanico fondato nel 1729, adiacente alle mura del Castello del Valentino. Torino ospita anche alberi esotici secolari come le sequoie costali (Sequoia sempervirens) dei parchi collinari di Villa Genero e Giacomo Leopardi, i numerosi esemplari di Noce del Caucaso (Pterocarya fraxinifolia) che costeggiano il Po e compaiono in parchi pubblici come i Giardini Cavour, il giardino Sambuy, i Giardini Reali Bassi (lungo Corso San Maurizio), il parco Millefonti.</text:p>
          </table:table-cell>
          <table:table-cell office:value-type="string" table:style-name="ce1">
            <text:p>Si</text:p>
          </table:table-cell>
          <table:table-cell table:number-columns-repeated="16380" table:style-name="ce1"/>
        </table:table-row>
        <table:table-row table:style-name="ro1">
          <table:table-cell office:value-type="string" table:style-name="ce1">
            <text:p>Castello di Rivara</text:p>
          </table:table-cell>
          <table:table-cell office:value-type="string" table:style-name="ce1">
            <text:p>Via Castello, Rivara, Torino, Piemonte, 10084, Italia</text:p>
          </table:table-cell>
          <table:table-cell office:value-type="string" table:style-name="ce1">
            <text:p>Il titolo, conferito a Copenaghen dall'ICSID (International Council of Societies of Industrial Design), è stato creato appositamente per la Città di Torino per riconosciuti meriti e competenze presenti sul territorio. Contemporaneamente a tale occasione, dal 30 giugno al 2 luglio, al Lingotto Fiere si è svolto il "XXIII congresso mondiale degli architetti", accompagnato dalla mostra "Architetture sensibili", inaugurata il 26 luglio nel Castello di Rivara. European Athletics Indoor Championships 2009:</text:p>
          </table:table-cell>
          <table:table-cell office:value-type="string" table:style-name="ce1">
            <text:p>No</text:p>
          </table:table-cell>
          <table:table-cell table:number-columns-repeated="16380" table:style-name="ce1"/>
        </table:table-row>
        <table:table-row table:style-name="ro1">
          <table:table-cell office:value-type="string" table:style-name="ce1">
            <text:p>Cavallerizza Reale</text:p>
          </table:table-cell>
          <table:table-cell office:value-type="string" table:style-name="ce1">
            <text:p>La Cavallerizza Reale, Tetti Bertoglio, Circoscrizione 7, Torino, Piemonte, Italia</text:p>
          </table:table-cell>
          <table:table-cell office:value-type="string" table:style-name="ce1">
            <text:p>Fra questi il teatro Balbo e il teatro di Torino, distrutti durante un bombardamento nel 1943, il teatro Rossini, bruciato in un incendio nel 1941, i teatri Adua, Gianduja, Gerbino e Arena torinese, smantellati, e, infine, il teatro Nazionale riconvertito a cinema; inoltre v'è una sala teatrale, oggi in disuso, nell'edificio storico della Cavallerizza Reale. <text:s/>Mercati A Torino sono presenti 49 mercati rionali.</text:p>
          </table:table-cell>
          <table:table-cell office:value-type="string" table:style-name="ce1">
            <text:p>Si</text:p>
          </table:table-cell>
          <table:table-cell table:number-columns-repeated="16380" table:style-name="ce1"/>
        </table:table-row>
        <table:table-row table:style-name="ro1">
          <table:table-cell office:value-type="string" table:style-name="ce1">
            <text:p>Centro</text:p>
          </table:table-cell>
          <table:table-cell office:value-type="string" table:style-name="ce1">
            <text:p>Centro, Circoscrizione 1, Torino, Piemonte, Italia</text:p>
          </table:table-cell>
          <table:table-cell office:value-type="string" table:style-name="ce1">
            <text:p><text:s/>Lo stile floreale Torino vanta anche cospicua presenza di edifici Liberty realizzati tra la fine del XIX e l'inizio del XX secolo. Le importanti testimonianze architettoniche di quest'epoca sono ancora percepibili in alcune zone centrali del capoluogo come i quartieri Centro, Crocetta, San Salvario e Borgo Po, ma con un'assoluta predominanza nell'area circostante il primo tratto di Corso Francia, comprendente i quartieri Cit Turin e San Donato. Sull'onda del crescente successo delle edizioni dell'Esposizione internazionale d'arte decorativa moderna (culminato con quella del 1902), Torino venne infatti considerata come una delle capitali del Liberty e vide il proliferare di questo nuovo stile in ambito prevalentemente architettonico, con contributi dei maggiori autori dell'epoca.</text:p>
          </table:table-cell>
          <table:table-cell office:value-type="string" table:style-name="ce1">
            <text:p>No</text:p>
          </table:table-cell>
          <table:table-cell table:number-columns-repeated="16380"/>
        </table:table-row>
        <table:table-row table:style-name="ro1">
          <table:table-cell office:value-type="string" table:style-name="ce1">
            <text:p>Centro</text:p>
          </table:table-cell>
          <table:table-cell office:value-type="string" table:style-name="ce1">
            <text:p>Centro, Circoscrizione 1, Torino, Piemonte, Italia</text:p>
          </table:table-cell>
          <table:table-cell office:value-type="string" table:style-name="ce1">
            <text:p>fondato nel 1968 a Roma - ma trasferito nel 2000 a Torino - si occupa di prevenzione del crimine e giustizia criminale; il CIF-ILO (Centro Internazionale di Formazione dell'Organizzazione internazionale del lavoro), istituto di perfezionamento per i funzionari dell'agenzia ONU specializzata nella promozione della giustizia sociale e dei diritti del lavoro; lo United Nations System Staff College (UNSSC), la struttura incaricata della formazione dei funzionari delle Nazioni Unite;A Torino hanno inoltre sede la Fondazione europea per la formazione professionale (ETF), una delle agenzie dell'Unione europea, e l'Autorità di regolazione dei trasporti (ART), autorità indipendente italiana.</text:p>
          </table:table-cell>
          <table:table-cell office:value-type="string" table:style-name="ce1">
            <text:p>No</text:p>
          </table:table-cell>
          <table:table-cell table:number-columns-repeated="16380"/>
        </table:table-row>
        <table:table-row table:style-name="ro1">
          <table:table-cell office:value-type="string" table:style-name="ce1">
            <text:p>Centro</text:p>
          </table:table-cell>
          <table:table-cell office:value-type="string" table:style-name="ce1">
            <text:p>Centro, Circoscrizione 1, Torino, Piemonte, Italia</text:p>
          </table:table-cell>
          <table:table-cell office:value-type="string" table:style-name="ce1">
            <text:p>Qui, infatti si trovano: <text:s/>l'Accademia delle Scienze, fondata nel 1757 l'Istituto nazionale di ricerca metrologica (INRiM), istituito con DL 38/2004 dalla fusione dell'Istituto elettrotecnico nazionale Galileo Ferraris con l'Istituto di metrologia "Gustavo Colonnetti" del CNR il Centro ricerche e innovazione tecnologica Rai, sito in Corso Giambone l'Istituto per l'Interscambio Scientifico l'Accademia di medicina di Torino Telecom Italia Lab (già CSELT) l'Accademia d'Agricoltura il Centro sperimentale cinematografico appartenente alla Scuola nazionale di cinemaTorino è da sempre una città molto vivace dal punto di vista della ricerca scientifica ed applicata in diverse discipline. Essa, nel tempo, ha conseguito diversi primati.</text:p>
          </table:table-cell>
          <table:table-cell office:value-type="string" table:style-name="ce1">
            <text:p>No</text:p>
          </table:table-cell>
          <table:table-cell table:number-columns-repeated="16380"/>
        </table:table-row>
        <table:table-row table:style-name="ro1">
          <table:table-cell office:value-type="string" table:style-name="ce1">
            <text:p>Centro</text:p>
          </table:table-cell>
          <table:table-cell office:value-type="string" table:style-name="ce1">
            <text:p>Centro, Circoscrizione 1, Torino, Piemonte, Italia</text:p>
          </table:table-cell>
          <table:table-cell office:value-type="string" table:style-name="ce1">
            <text:p>la programmazione è trasmessa, infatti, prevalentemente in lingua romena). In passato esistevano anche Radio Flash (che ha chiuso i battenti il 1º luglio 2019 cedendo la sua storica frequenza 97.6 (già 97.7) a Radio Italia Uno ed era affiliata al circuito Popolare Network) e Radio Centro 95 (poi ridenominata Radio Centro Soft FM e chiusa definitivamente nel 2013). <text:s/>Televisione Torino è tra le sedi principali del Centro di Produzione Televisiva Rai, come quelli di Roma, Milano e Napoli.</text:p>
          </table:table-cell>
          <table:table-cell office:value-type="string" table:style-name="ce1">
            <text:p>No</text:p>
          </table:table-cell>
          <table:table-cell table:number-columns-repeated="16380"/>
        </table:table-row>
        <table:table-row table:style-name="ro1">
          <table:table-cell office:value-type="string" table:style-name="ce1">
            <text:p>Centro</text:p>
          </table:table-cell>
          <table:table-cell office:value-type="string" table:style-name="ce1">
            <text:p>Centro, Circoscrizione 1, Torino, Piemonte, Italia</text:p>
          </table:table-cell>
          <table:table-cell office:value-type="string" table:style-name="ce1">
            <text:p>In passato esistevano anche Radio Flash (che ha chiuso i battenti il 1º luglio 2019 cedendo la sua storica frequenza 97.6 (già 97.7) a Radio Italia Uno ed era affiliata al circuito Popolare Network) e Radio Centro 95 (poi ridenominata Radio Centro Soft FM e chiusa definitivamente nel 2013). <text:s/>Televisione Torino è tra le sedi principali del Centro di Produzione Televisiva Rai, come quelli di Roma, Milano e Napoli. Assieme a queste tre sedi, da quando ha iniziato i suoi programmi nel 1954, il centro di Torino (ospitante il Museo della Radio e della Televisione) è stato anche il primo dell'azienda televisiva.</text:p>
          </table:table-cell>
          <table:table-cell office:value-type="string" table:style-name="ce1">
            <text:p>No</text:p>
          </table:table-cell>
          <table:table-cell table:number-columns-repeated="16380"/>
        </table:table-row>
        <table:table-row table:style-name="ro1">
          <table:table-cell office:value-type="string" table:style-name="ce1">
            <text:p>Centro</text:p>
          </table:table-cell>
          <table:table-cell office:value-type="string" table:style-name="ce1">
            <text:p>Centro, Circoscrizione 1, Torino, Piemonte, Italia</text:p>
          </table:table-cell>
          <table:table-cell office:value-type="string" table:style-name="ce1">
            <text:p>evento internazionale incentrato sulla computer grafica, le tecniche interattive, il cinema digitale, l'animazione 2D/3D, i videogiochi e gli effetti visivi. Si tiene ogni anno al Centro Congressi "Torino Incontra" durante la stagione autunnale. VIEWFest:</text:p>
          </table:table-cell>
          <table:table-cell office:value-type="string" table:style-name="ce1">
            <text:p>No</text:p>
          </table:table-cell>
          <table:table-cell table:number-columns-repeated="16380"/>
        </table:table-row>
        <table:table-row table:style-name="ro1">
          <table:table-cell office:value-type="string" table:style-name="ce1">
            <text:p>Centro</text:p>
          </table:table-cell>
          <table:table-cell office:value-type="string" table:style-name="ce1">
            <text:p>Centro, Circoscrizione 1, Torino, Piemonte, Italia</text:p>
          </table:table-cell>
          <table:table-cell office:value-type="string" table:style-name="ce1">
            <text:p><text:s/>Circoscrizione I: Centro - Crocetta Circoscrizione II: Santa Rita - Mirafiori Nord - Mirafiori Sud Circoscrizione III:</text:p>
          </table:table-cell>
          <table:table-cell office:value-type="string" table:style-name="ce1">
            <text:p>No</text:p>
          </table:table-cell>
          <table:table-cell table:number-columns-repeated="16380"/>
        </table:table-row>
        <table:table-row table:style-name="ro1">
          <table:table-cell office:value-type="string" table:style-name="ce1">
            <text:p>Centro</text:p>
          </table:table-cell>
          <table:table-cell office:value-type="string" table:style-name="ce1">
            <text:p>Centro, Circoscrizione 1, Torino, Piemonte, Italia</text:p>
          </table:table-cell>
          <table:table-cell office:value-type="string" table:style-name="ce1">
            <text:p>Negli anni vi è stato un boom del settore informatico ed elettronico. Alla già preesistente attività di ricerca del Politecnico di Torino, dell'Istituto Mario Boella, dell'Istituto Galileo Ferraris e del Centro Ricerche Fiat, si è affiancata l'attività del distretto informatico Torino Wireless che appartiene alla rete dei distretti italiani riconosciuti dal Ministero dell'Università e della Ricerca. Nato per coordinare tutte le attività di ricerca e di produzione del settore ICT dell'area torinese, attualmente vi sono impegnate circa 6000 imprese.</text:p>
          </table:table-cell>
          <table:table-cell office:value-type="string" table:style-name="ce1">
            <text:p>No</text:p>
          </table:table-cell>
          <table:table-cell table:number-columns-repeated="16380"/>
        </table:table-row>
        <table:table-row table:style-name="ro1">
          <table:table-cell office:value-type="string" table:style-name="ce1">
            <text:p>Centro</text:p>
          </table:table-cell>
          <table:table-cell office:value-type="string" table:style-name="ce1">
            <text:p>Centro, Circoscrizione 1, Torino, Piemonte, Italia</text:p>
          </table:table-cell>
          <table:table-cell office:value-type="string" table:style-name="ce1">
            <text:p>Nato per coordinare tutte le attività di ricerca e di produzione del settore ICT dell'area torinese, attualmente vi sono impegnate circa 6000 imprese. Un'altra operazione importante è stata la riconversione di una parte della superficie occupata dalla fabbrica di Mirafiori, sostenuta dal progetto Torino Nuova Economia che, anche grazie alla collaborazione con il Politecnico, ospita il Centro del design. L'evento olimpico del 2006 ha contribuito a diminuire il ristagno economico.</text:p>
          </table:table-cell>
          <table:table-cell office:value-type="string" table:style-name="ce1">
            <text:p>No</text:p>
          </table:table-cell>
          <table:table-cell table:number-columns-repeated="16380"/>
        </table:table-row>
        <table:table-row table:style-name="ro1">
          <table:table-cell office:value-type="string" table:style-name="ce1">
            <text:p>Centro - Crocetta Circoscrizione II:</text:p>
          </table:table-cell>
          <table:table-cell office:value-type="string" table:style-name="ce1">
            <text:p>Centro Documentale di Torino (Ex Distretto Militare), Corso Unione Sovietica, Crocetta, Circoscrizione 2, Torino, Piemonte, 10134, Italia</text:p>
          </table:table-cell>
          <table:table-cell office:value-type="string" table:style-name="ce1">
            <text:p><text:s/>Circoscrizione I: Centro - Crocetta Circoscrizione II: Santa Rita - Mirafiori Nord - Mirafiori Sud Circoscrizione III:</text:p>
          </table:table-cell>
          <table:table-cell office:value-type="string" table:style-name="ce1">
            <text:p>No</text:p>
          </table:table-cell>
          <table:table-cell table:number-columns-repeated="16380"/>
        </table:table-row>
        <table:table-row table:style-name="ro1">
          <table:table-cell office:value-type="string" table:style-name="ce1">
            <text:p>Centro Congressi</text:p>
          </table:table-cell>
          <table:table-cell office:value-type="string" table:style-name="ce1">
            <text:p>Centro congressi "Torino Incontra", Via Nino Costa, Centro, Circoscrizione 1, Torino, Piemonte, 10123, Italia</text:p>
          </table:table-cell>
          <table:table-cell office:value-type="string" table:style-name="ce1">
            <text:p>evento internazionale incentrato sulla computer grafica, le tecniche interattive, il cinema digitale, l'animazione 2D/3D, i videogiochi e gli effetti visivi. Si tiene ogni anno al Centro Congressi "Torino Incontra" durante la stagione autunnale. VIEWFest:</text:p>
          </table:table-cell>
          <table:table-cell office:value-type="string" table:style-name="ce1">
            <text:p>Si</text:p>
          </table:table-cell>
          <table:table-cell table:number-columns-repeated="16380"/>
        </table:table-row>
        <table:table-row table:style-name="ro1">
          <table:table-cell office:value-type="string" table:style-name="ce1">
            <text:p>Centro del design</text:p>
          </table:table-cell>
          <table:table-cell office:value-type="string" table:style-name="ce1">
            <text:p>JAC Italy Design Center, Pianezza, Torino, Piemonte, Italia</text:p>
          </table:table-cell>
          <table:table-cell office:value-type="string" table:style-name="ce1">
            <text:p>Nato per coordinare tutte le attività di ricerca e di produzione del settore ICT dell'area torinese, attualmente vi sono impegnate circa 6000 imprese. Un'altra operazione importante è stata la riconversione di una parte della superficie occupata dalla fabbrica di Mirafiori, sostenuta dal progetto Torino Nuova Economia che, anche grazie alla collaborazione con il Politecnico, ospita il Centro del design. L'evento olimpico del 2006 ha contribuito a diminuire il ristagno economico.</text:p>
          </table:table-cell>
          <table:table-cell office:value-type="string" table:style-name="ce1">
            <text:p>No</text:p>
          </table:table-cell>
          <table:table-cell table:number-columns-repeated="16380"/>
        </table:table-row>
        <table:table-row table:style-name="ro1">
          <table:table-cell office:value-type="string" table:style-name="ce1">
            <text:p>Chambery</text:p>
          </table:table-cell>
          <table:table-cell office:value-type="string" table:style-name="ce1">
            <text:p>Chambery, Via Monte Ortigara, Pozzo Strada, Circoscrizione 3, Torino, Piemonte, 10142, Italia</text:p>
          </table:table-cell>
          <table:table-cell office:value-type="string" table:style-name="ce1">
            <text:p>Torino dista 57 km da Asti, 79 km da Vercelli, 84 km da Biella, 93 km da Alessandria, 96 km da Novara, 98 km da Cuneo, 155 km da Verbania. Il confine francese dista circa 70 km nei pressi del Colle del Moncenisio, mentre sono 206 i chilometri che separano Piazza Castello da Chambery, 222 da Nizza, 250 da Ginevra e 314 da Lione. Il 19 marzo 2016 l'UNESCO ha riconosciuto il parco del Po e la collina torinese come riserva della biosfera, mentre nel 2020 la FAO e l'Arbor Day Foundation hanno conferito alla città di Torino il riconoscimento di Tree City of the World 2019.</text:p>
          </table:table-cell>
          <table:table-cell office:value-type="string" table:style-name="ce1">
            <text:p>No</text:p>
          </table:table-cell>
          <table:table-cell table:number-columns-repeated="16380"/>
        </table:table-row>
        <table:table-row table:style-name="ro1">
          <table:table-cell office:value-type="string" table:style-name="ce1">
            <text:p>Chiesa della Misericordia</text:p>
          </table:table-cell>
          <table:table-cell office:value-type="string" table:style-name="ce1">
            <text:p>Chiesa della Misericordia, Via Giuseppe Barbaroux, Centro, Circoscrizione 1, Torino, Piemonte, 10122,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Si</text:p>
          </table:table-cell>
          <table:table-cell table:number-columns-repeated="16380"/>
        </table:table-row>
        <table:table-row table:style-name="ro1">
          <table:table-cell office:value-type="string" table:style-name="ce1">
            <text:p>Chiesa della Santissima Trinità</text:p>
          </table:table-cell>
          <table:table-cell office:value-type="string" table:style-name="ce1">
            <text:p>Chiesa della Santissima Trinità, Via Venti Settembre, Centro, Circoscrizione 1, Torino, Piemonte, 1023,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Si</text:p>
          </table:table-cell>
          <table:table-cell table:number-columns-repeated="16380"/>
        </table:table-row>
        <table:table-row table:style-name="ro1">
          <table:table-cell office:value-type="string" table:style-name="ce1">
            <text:p>Chiesa di Gesù Nazareno</text:p>
          </table:table-cell>
          <table:table-cell office:value-type="string" table:style-name="ce1">
            <text:p>Chiesa di Gesù Nazareno, Via Pietro Bagetti, Cit Turin, Circoscrizione 3, Torino, Piemonte, 10138,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Si</text:p>
          </table:table-cell>
          <table:table-cell table:number-columns-repeated="16380"/>
        </table:table-row>
        <table:table-row table:style-name="ro1">
          <table:table-cell office:value-type="string" table:style-name="ce1">
            <text:p>Chiesa di San Filippo Neri</text:p>
          </table:table-cell>
          <table:table-cell office:value-type="string" table:style-name="ce1">
            <text:p>Chiesa di San Filippo Neri, 63, Via Vittorio Emanuele II, Chieri, Torino, Piemonte, 10023,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Si</text:p>
          </table:table-cell>
          <table:table-cell table:number-columns-repeated="16380"/>
        </table:table-row>
        <table:table-row table:style-name="ro1">
          <table:table-cell office:value-type="string" table:style-name="ce1">
            <text:p>Chiesa di San Francesco da Paola</text:p>
          </table:table-cell>
          <table:table-cell office:value-type="string" table:style-name="ce1">
            <text:p>Chiesa di San Francesco da Paola, Via San Francesco da Paola, Centro, Circoscrizione 1, Torino, Piemonte, 1023,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Si</text:p>
          </table:table-cell>
          <table:table-cell table:number-columns-repeated="16380"/>
        </table:table-row>
        <table:table-row table:style-name="ro1">
          <table:table-cell office:value-type="string" table:style-name="ce1">
            <text:p>Chiesa di San Francesco d'Assisi</text:p>
          </table:table-cell>
          <table:table-cell office:value-type="string" table:style-name="ce1">
            <text:p>Chiesa di San Francesco d'Assisi, Via Giuseppe Barbaroux, Centro, Circoscrizione 1, Torino, Piemonte, 10122,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Si</text:p>
          </table:table-cell>
          <table:table-cell table:number-columns-repeated="16380"/>
        </table:table-row>
        <table:table-row table:style-name="ro1">
          <table:table-cell office:value-type="string" table:style-name="ce1">
            <text:p>Chiesa di San Lorenzo</text:p>
          </table:table-cell>
          <table:table-cell office:value-type="string" table:style-name="ce1">
            <text:p>Chiesa di San Lorenzo, Via Palazzo di Città, Centro, Circoscrizione 1, Torino, Piemonte, 1023,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Si</text:p>
          </table:table-cell>
          <table:table-cell table:number-columns-repeated="16380"/>
        </table:table-row>
        <table:table-row table:style-name="ro1">
          <table:table-cell office:value-type="string" table:style-name="ce1">
            <text:p>Chiesa di San Michele Arcangelo</text:p>
          </table:table-cell>
          <table:table-cell office:value-type="string" table:style-name="ce1">
            <text:p>Chiesa di San Michele Arcangelo, Via Giovanni Giolitti, Centro, Circoscrizione 1, Torino, Piemonte, 10123,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Si</text:p>
          </table:table-cell>
          <table:table-cell table:number-columns-repeated="16380"/>
        </table:table-row>
        <table:table-row table:style-name="ro1">
          <table:table-cell office:value-type="string" table:style-name="ce1">
            <text:p>Chiesa di Santa Chiara</text:p>
          </table:table-cell>
          <table:table-cell office:value-type="string" table:style-name="ce1">
            <text:p>Chiesa di Santa Chiara, Via Santa Chiara, Centro, Circoscrizione 1, Torino, Piemonte, 10140,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Si</text:p>
          </table:table-cell>
          <table:table-cell table:number-columns-repeated="16380"/>
        </table:table-row>
        <table:table-row table:style-name="ro1">
          <table:table-cell office:value-type="string" table:style-name="ce1">
            <text:p>Chiesa di Santa Cristina</text:p>
          </table:table-cell>
          <table:table-cell office:value-type="string" table:style-name="ce1">
            <text:p>Chiesa di Santa Cristina, Piazza C.L.N., Centro, Circoscrizione 1, Torino, Piemonte, 1023, Italia</text:p>
          </table:table-cell>
          <table:table-cell office:value-type="string" table:style-name="ce1">
            <text:p>Alla progettazione e realizzazione delle opere relative hanno contribuito architetti di chiara fama, fra i quali: <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text:p>
          </table:table-cell>
          <table:table-cell office:value-type="string" table:style-name="ce1">
            <text:p>Si</text:p>
          </table:table-cell>
          <table:table-cell table:number-columns-repeated="16380"/>
        </table:table-row>
        <table:table-row table:style-name="ro1">
          <table:table-cell office:value-type="string" table:style-name="ce1">
            <text:p>Chiesa di Santa Cristina</text:p>
          </table:table-cell>
          <table:table-cell office:value-type="string" table:style-name="ce1">
            <text:p>Chiesa di Santa Cristina, Piazza C.L.N., Centro, Circoscrizione 1, Torino, Piemonte, 1023,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Si</text:p>
          </table:table-cell>
          <table:table-cell table:number-columns-repeated="16380"/>
        </table:table-row>
        <table:table-row table:style-name="ro1">
          <table:table-cell office:value-type="string" table:style-name="ce1">
            <text:p>Chiesa di Santa Maria di Piazza</text:p>
          </table:table-cell>
          <table:table-cell office:value-type="string" table:style-name="ce1">
            <text:p>Chiesa di Santa Maria di Piazza, Vicolo Santa Maria, Centro, Circoscrizione 1, Torino, Piemonte, 10122,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Si</text:p>
          </table:table-cell>
          <table:table-cell table:number-columns-repeated="16380"/>
        </table:table-row>
        <table:table-row table:style-name="ro1">
          <table:table-cell office:value-type="string" table:style-name="ce1">
            <text:p>Chiesa di Santa Pelagia</text:p>
          </table:table-cell>
          <table:table-cell office:value-type="string" table:style-name="ce1">
            <text:p>Chiesa di Santa Pelagia, Via San Massimo, Centro, Circoscrizione 1, Torino, Piemonte, 10123,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Si</text:p>
          </table:table-cell>
          <table:table-cell table:number-columns-repeated="16380"/>
        </table:table-row>
        <table:table-row table:style-name="ro1">
          <table:table-cell office:value-type="string" table:style-name="ce1">
            <text:p>Chiesa di Santa Teresa</text:p>
          </table:table-cell>
          <table:table-cell office:value-type="string" table:style-name="ce1">
            <text:p>Chiesa di Santa Teresa, Piazzetta Santa Teresa, Centro, Circoscrizione 1, Torino, Piemonte, 10121,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Si</text:p>
          </table:table-cell>
          <table:table-cell table:number-columns-repeated="16380"/>
        </table:table-row>
        <table:table-row table:style-name="ro1">
          <table:table-cell office:value-type="string" table:style-name="ce1">
            <text:p>Cimitero</text:p>
          </table:table-cell>
          <table:table-cell office:value-type="string" table:style-name="ce1">
            <text:p>Cimitero, Granges, Pragelato, Torino, Piemonte,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No</text:p>
          </table:table-cell>
          <table:table-cell table:number-columns-repeated="16380"/>
        </table:table-row>
        <table:table-row table:style-name="ro1">
          <table:table-cell office:value-type="string" table:style-name="ce1">
            <text:p>Cimitero</text:p>
          </table:table-cell>
          <table:table-cell office:value-type="string" table:style-name="ce1">
            <text:p>Cimitero, Granges, Pragelato, Torino, Piemonte, Italia</text:p>
          </table:table-cell>
          <table:table-cell office:value-type="string" table:style-name="ce1">
            <text:p>sito in Corso Novara, 135 (quartiere Regio Parco), è il primo cimitero di Torino per dimensioni; contiene anche un Tempio Crematorio e un Cimitero giudaico; vi sono numerosi monumenti funebri di personaggi famosi e di pregevole fattura Cimitero Parco (detto anche "cimitero del Gerbido"):</text:p>
          </table:table-cell>
          <table:table-cell office:value-type="string" table:style-name="ce1">
            <text:p>No</text:p>
          </table:table-cell>
          <table:table-cell table:number-columns-repeated="16380"/>
        </table:table-row>
        <table:table-row table:style-name="ro1">
          <table:table-cell office:value-type="string" table:style-name="ce1">
            <text:p>Cimitero</text:p>
          </table:table-cell>
          <table:table-cell office:value-type="string" table:style-name="ce1">
            <text:p>Cimitero, Granges, Pragelato, Torino, Piemonte, Italia</text:p>
          </table:table-cell>
          <table:table-cell office:value-type="string" table:style-name="ce1">
            <text:p>contiene anche un Tempio Crematorio e un Cimitero giudaico; vi sono numerosi monumenti funebri di personaggi famosi e di pregevole fattura Cimitero Parco (detto anche "cimitero del Gerbido"): costruito nel 1972 nella zona all'estremo sud di Torino, è il secondo cimitero di Torino per dimensioni Cimitero di Mirafiori:</text:p>
          </table:table-cell>
          <table:table-cell office:value-type="string" table:style-name="ce1">
            <text:p>No</text:p>
          </table:table-cell>
          <table:table-cell table:number-columns-repeated="16380"/>
        </table:table-row>
        <table:table-row table:style-name="ro1">
          <table:table-cell office:value-type="string" table:style-name="ce1">
            <text:p>Cimitero</text:p>
          </table:table-cell>
          <table:table-cell office:value-type="string" table:style-name="ce1">
            <text:p>Cimitero, Granges, Pragelato, Torino, Piemonte, Italia</text:p>
          </table:table-cell>
          <table:table-cell office:value-type="string" table:style-name="ce1">
            <text:p>vi sono numerosi monumenti funebri di personaggi famosi e di pregevole fattura Cimitero Parco (detto anche "cimitero del Gerbido"): costruito nel 1972 nella zona all'estremo sud di Torino, è il secondo cimitero di Torino per dimensioni Cimitero di Mirafiori: piccolo cimitero sito in corso Unione Sovietica 650, nella zona Sud di Torino Cimitero di Sassi:</text:p>
          </table:table-cell>
          <table:table-cell office:value-type="string" table:style-name="ce1">
            <text:p>No</text:p>
          </table:table-cell>
          <table:table-cell table:number-columns-repeated="16380"/>
        </table:table-row>
        <table:table-row table:style-name="ro1">
          <table:table-cell office:value-type="string" table:style-name="ce1">
            <text:p>Cimitero</text:p>
          </table:table-cell>
          <table:table-cell office:value-type="string" table:style-name="ce1">
            <text:p>Cimitero, Granges, Pragelato, Torino, Piemonte, Italia</text:p>
          </table:table-cell>
          <table:table-cell office:value-type="string" table:style-name="ce1">
            <text:p>costruito nel 1972 nella zona all'estremo sud di Torino, è il secondo cimitero di Torino per dimensioni Cimitero di Mirafiori: piccolo cimitero sito in corso Unione Sovietica 650, nella zona Sud di Torino Cimitero di Sassi: sito nell'omonima strada al n. 24 Cimitero di Cavoretto:</text:p>
          </table:table-cell>
          <table:table-cell office:value-type="string" table:style-name="ce1">
            <text:p>No</text:p>
          </table:table-cell>
          <table:table-cell table:number-columns-repeated="16380"/>
        </table:table-row>
        <table:table-row table:style-name="ro1">
          <table:table-cell office:value-type="string" table:style-name="ce1">
            <text:p>Cimitero</text:p>
          </table:table-cell>
          <table:table-cell office:value-type="string" table:style-name="ce1">
            <text:p>Cimitero, Granges, Pragelato, Torino, Piemonte, Italia</text:p>
          </table:table-cell>
          <table:table-cell office:value-type="string" table:style-name="ce1">
            <text:p>piccolo cimitero sito in corso Unione Sovietica 650, nella zona Sud di Torino Cimitero di Sassi: sito nell'omonima strada al n. 24 Cimitero di Cavoretto: sito nell'omonimo borgo collinare Cimitero di Abbadia di Stura:</text:p>
          </table:table-cell>
          <table:table-cell office:value-type="string" table:style-name="ce1">
            <text:p>No</text:p>
          </table:table-cell>
          <table:table-cell table:number-columns-repeated="16380"/>
        </table:table-row>
        <table:table-row table:style-name="ro1">
          <table:table-cell office:value-type="string" table:style-name="ce1">
            <text:p>Cimitero</text:p>
          </table:table-cell>
          <table:table-cell office:value-type="string" table:style-name="ce1">
            <text:p>Cimitero, Granges, Pragelato, Torino, Piemonte, Italia</text:p>
          </table:table-cell>
          <table:table-cell office:value-type="string" table:style-name="ce1">
            <text:p>sito nell'omonima strada al n. 24 Cimitero di Cavoretto: sito nell'omonimo borgo collinare Cimitero di Abbadia di Stura: sito in Strada di Settimo 307, nella zona nordErano</text:p>
          </table:table-cell>
          <table:table-cell office:value-type="string" table:style-name="ce1">
            <text:p>No</text:p>
          </table:table-cell>
          <table:table-cell table:number-columns-repeated="16380"/>
        </table:table-row>
        <table:table-row table:style-name="ro1">
          <table:table-cell office:value-type="string" table:style-name="ce1">
            <text:p>Cimitero</text:p>
          </table:table-cell>
          <table:table-cell office:value-type="string" table:style-name="ce1">
            <text:p>Cimitero, Granges, Pragelato, Torino, Piemonte, Italia</text:p>
          </table:table-cell>
          <table:table-cell office:value-type="string" table:style-name="ce1">
            <text:p>inoltre presenti in Torino i cimiteri, ora non più in uso: <text:s/>Cimitero di San Pietro in Vincoli: sito nell'omonima via del borgo Aurora, fu il primo cimitero della città, costruito nel 1777 sui disegni dell'architetto Francesco Valeriano Dellala di Beinasco, a seguito del decreto del re Vittorio Amedeo III, che vietava l'inumazione dei defunti nelle chiese.</text:p>
          </table:table-cell>
          <table:table-cell office:value-type="string" table:style-name="ce1">
            <text:p>No</text:p>
          </table:table-cell>
          <table:table-cell table:number-columns-repeated="16380"/>
        </table:table-row>
        <table:table-row table:style-name="ro1">
          <table:table-cell office:value-type="string" table:style-name="ce1">
            <text:p>Cimitero</text:p>
          </table:table-cell>
          <table:table-cell office:value-type="string" table:style-name="ce1">
            <text:p>Cimitero, Granges, Pragelato, Torino, Piemonte, Italia</text:p>
          </table:table-cell>
          <table:table-cell office:value-type="string" table:style-name="ce1">
            <text:p>Oggi è utilizzato come sede per eventi artistici e culturali. Cimitero del Lingotto: era sito in via Passo Buole, circa a metà strada fra le vie Pio VII e corso Unione Sovietica.</text:p>
          </table:table-cell>
          <table:table-cell office:value-type="string" table:style-name="ce1">
            <text:p>No</text:p>
          </table:table-cell>
          <table:table-cell table:number-columns-repeated="16380"/>
        </table:table-row>
        <table:table-row table:style-name="ro1">
          <table:table-cell office:value-type="string" table:style-name="ce1">
            <text:p>Cimitero</text:p>
          </table:table-cell>
          <table:table-cell office:value-type="string" table:style-name="ce1">
            <text:p>Cimitero, Granges, Pragelato, Torino, Piemonte, Italia</text:p>
          </table:table-cell>
          <table:table-cell office:value-type="string" table:style-name="ce1">
            <text:p>Già inattivo da prima della seconda guerra mondiale, il terreno su cui sorgeva è oggi occupato dal parco Di Vittorio. Cimitero di Madonna di Campagna: nel quartiere omonimo, dove ora ci sono i giardini e la piscina di via Sospello.</text:p>
          </table:table-cell>
          <table:table-cell office:value-type="string" table:style-name="ce1">
            <text:p>No</text:p>
          </table:table-cell>
          <table:table-cell table:number-columns-repeated="16380"/>
        </table:table-row>
        <table:table-row table:style-name="ro1">
          <table:table-cell office:value-type="string" table:style-name="ce1">
            <text:p>Cimitero</text:p>
          </table:table-cell>
          <table:table-cell office:value-type="string" table:style-name="ce1">
            <text:p>Cimitero, Granges, Pragelato, Torino, Piemonte, Italia</text:p>
          </table:table-cell>
          <table:table-cell office:value-type="string" table:style-name="ce1">
            <text:p>nel quartiere omonimo, dove ora ci sono i giardini e la piscina di via Sospello. Cimitero di Lucento: nel quartiere omonimo, si trovava nell'isolato tra via Pianezza e via Valdellatorre, appena ad ovest di corso Lombardia.</text:p>
          </table:table-cell>
          <table:table-cell office:value-type="string" table:style-name="ce1">
            <text:p>No</text:p>
          </table:table-cell>
          <table:table-cell table:number-columns-repeated="16380"/>
        </table:table-row>
        <table:table-row table:style-name="ro1">
          <table:table-cell office:value-type="string" table:style-name="ce1">
            <text:p>Cimitero</text:p>
          </table:table-cell>
          <table:table-cell office:value-type="string" table:style-name="ce1">
            <text:p>Cimitero, Granges, Pragelato, Torino, Piemonte, Italia</text:p>
          </table:table-cell>
          <table:table-cell office:value-type="string" table:style-name="ce1">
            <text:p>Al suo posto ci sono dei campi sportivi. Cimitero di Pozzo Strada: sul cui sito adesso c'è la Piscina Trecate, era in uso fino agli anni'50.</text:p>
          </table:table-cell>
          <table:table-cell office:value-type="string" table:style-name="ce1">
            <text:p>No</text:p>
          </table:table-cell>
          <table:table-cell table:number-columns-repeated="16380"/>
        </table:table-row>
        <table:table-row table:style-name="ro1">
          <table:table-cell office:value-type="string" table:style-name="ce1">
            <text:p>Cimitero</text:p>
          </table:table-cell>
          <table:table-cell office:value-type="string" table:style-name="ce1">
            <text:p>Cimitero, Granges, Pragelato, Torino, Piemonte, Italia</text:p>
          </table:table-cell>
          <table:table-cell office:value-type="string" table:style-name="ce1">
            <text:p>Durante la Seconda Guerra Mondiale è stato bombardato. Cimitero della Rocca o di San Lazzaro: Costruito poco dopo quello di San Pietro in Vincoli per gli stessi motivi, fu chiuso anch'esso nel 1829, per lasciar posto a un nuovo borgo.</text:p>
          </table:table-cell>
          <table:table-cell office:value-type="string" table:style-name="ce1">
            <text:p>No</text:p>
          </table:table-cell>
          <table:table-cell table:number-columns-repeated="16380"/>
        </table:table-row>
        <table:table-row table:style-name="ro1">
          <table:table-cell office:value-type="string" table:style-name="ce1">
            <text:p>Cimitero</text:p>
          </table:table-cell>
          <table:table-cell office:value-type="string" table:style-name="ce1">
            <text:p>Cimitero, Granges, Pragelato, Torino, Piemonte, Italia</text:p>
          </table:table-cell>
          <table:table-cell office:value-type="string" table:style-name="ce1">
            <text:p>Libertà di pensiero ed un certo spirito anticlericale furono poi rinfocolati, dopo l'Unità d'Italia, dal progressismo positivistico e dal nascente movimento operaio. Simboli massonici sono presenti in molti palazzi e in alcune tombe del Cimitero monumentale di Torino. Da qualche tempo vi sono in città dei tour operator che organizzano anche visite guidate sui misteri di Torino.</text:p>
          </table:table-cell>
          <table:table-cell office:value-type="string" table:style-name="ce1">
            <text:p>No</text:p>
          </table:table-cell>
          <table:table-cell table:number-columns-repeated="16380"/>
        </table:table-row>
        <table:table-row table:style-name="ro1">
          <table:table-cell office:value-type="string" table:style-name="ce1">
            <text:p>Cimitero della Rocca</text:p>
          </table:table-cell>
          <table:table-cell office:value-type="string" table:style-name="ce1">
            <text:p>Cimitero di Rocca Canavese, Case Nepote, Rocca Canavese, Torino, Piemonte, Italia</text:p>
          </table:table-cell>
          <table:table-cell office:value-type="string" table:style-name="ce1">
            <text:p>Durante la Seconda Guerra Mondiale è stato bombardato. Cimitero della Rocca o di San Lazzaro: Costruito poco dopo quello di San Pietro in Vincoli per gli stessi motivi, fu chiuso anch'esso nel 1829, per lasciar posto a un nuovo borgo.</text:p>
          </table:table-cell>
          <table:table-cell office:value-type="string" table:style-name="ce1">
            <text:p>Si</text:p>
          </table:table-cell>
          <table:table-cell table:number-columns-repeated="16380"/>
        </table:table-row>
        <table:table-row table:style-name="ro1">
          <table:table-cell office:value-type="string" table:style-name="ce1">
            <text:p>Cimitero di Cavoretto</text:p>
          </table:table-cell>
          <table:table-cell office:value-type="string" table:style-name="ce1">
            <text:p>Cimitero di Cavoretto, Nizza Millefonti, Circoscrizione 8, Cavoretto, Torino, Piemonte, Italia</text:p>
          </table:table-cell>
          <table:table-cell office:value-type="string" table:style-name="ce1">
            <text:p>piccolo cimitero sito in corso Unione Sovietica 650, nella zona Sud di Torino Cimitero di Sassi: sito nell'omonima strada al n. 24 Cimitero di Cavoretto: sito nell'omonimo borgo collinare Cimitero di Abbadia di Stura:</text:p>
          </table:table-cell>
          <table:table-cell office:value-type="string" table:style-name="ce1">
            <text:p>Si</text:p>
          </table:table-cell>
          <table:table-cell table:number-columns-repeated="16380"/>
        </table:table-row>
        <table:table-row table:style-name="ro1">
          <table:table-cell office:value-type="string" table:style-name="ce1">
            <text:p>Cimitero di Mirafiori</text:p>
          </table:table-cell>
          <table:table-cell office:value-type="string" table:style-name="ce1">
            <text:p>Cimitero di Mirafiori, Cime Bianche, Circoscrizione 2, Torino, Piemonte, Italia</text:p>
          </table:table-cell>
          <table:table-cell office:value-type="string" table:style-name="ce1">
            <text:p>vi sono numerosi monumenti funebri di personaggi famosi e di pregevole fattura Cimitero Parco (detto anche "cimitero del Gerbido"): costruito nel 1972 nella zona all'estremo sud di Torino, è il secondo cimitero di Torino per dimensioni Cimitero di Mirafiori: piccolo cimitero sito in corso Unione Sovietica 650, nella zona Sud di Torino Cimitero di Sassi:</text:p>
          </table:table-cell>
          <table:table-cell office:value-type="string" table:style-name="ce1">
            <text:p>Si</text:p>
          </table:table-cell>
          <table:table-cell table:number-columns-repeated="16380"/>
        </table:table-row>
        <table:table-row table:style-name="ro1">
          <table:table-cell office:value-type="string" table:style-name="ce1">
            <text:p>Cimitero di Pozzo</text:p>
          </table:table-cell>
          <table:table-cell office:value-type="string" table:style-name="ce1">
            <text:p>Cimitero Comunale di Alpette, Pian dei Ronchi, Alpette, Torino, Piemonte, Italia</text:p>
          </table:table-cell>
          <table:table-cell office:value-type="string" table:style-name="ce1">
            <text:p>Al suo posto ci sono dei campi sportivi. Cimitero di Pozzo Strada: sul cui sito adesso c'è la Piscina Trecate, era in uso fino agli anni'50.</text:p>
          </table:table-cell>
          <table:table-cell office:value-type="string" table:style-name="ce1">
            <text:p>Si</text:p>
          </table:table-cell>
          <table:table-cell table:number-columns-repeated="16380"/>
        </table:table-row>
        <table:table-row table:style-name="ro1">
          <table:table-cell office:value-type="string" table:style-name="ce1">
            <text:p>Cimitero monumentale di Torino</text:p>
          </table:table-cell>
          <table:table-cell office:value-type="string" table:style-name="ce1">
            <text:p>Cimitero Monumentale, Circoscrizione 7, Sassi, Torino, Piemonte, Italia</text:p>
          </table:table-cell>
          <table:table-cell office:value-type="string" table:style-name="ce1">
            <text:p>Libertà di pensiero ed un certo spirito anticlericale furono poi rinfocolati, dopo l'Unità d'Italia, dal progressismo positivistico e dal nascente movimento operaio. Simboli massonici sono presenti in molti palazzi e in alcune tombe del Cimitero monumentale di Torino. Da qualche tempo vi sono in città dei tour operator che organizzano anche visite guidate sui misteri di Torino.</text:p>
          </table:table-cell>
          <table:table-cell office:value-type="string" table:style-name="ce1">
            <text:p>Si</text:p>
          </table:table-cell>
          <table:table-cell table:number-columns-repeated="16380"/>
        </table:table-row>
        <table:table-row table:style-name="ro1">
          <table:table-cell office:value-type="string" table:style-name="ce1">
            <text:p>Cimitero Parco</text:p>
          </table:table-cell>
          <table:table-cell office:value-type="string" table:style-name="ce1">
            <text:p>Cimitero Parco, Circoscrizione 2, Torino, Piemonte, Italia</text:p>
          </table:table-cell>
          <table:table-cell office:value-type="string" table:style-name="ce1">
            <text:p>contiene anche un Tempio Crematorio e un Cimitero giudaico; vi sono numerosi monumenti funebri di personaggi famosi e di pregevole fattura Cimitero Parco (detto anche "cimitero del Gerbido"): costruito nel 1972 nella zona all'estremo sud di Torino, è il secondo cimitero di Torino per dimensioni Cimitero di Mirafiori:</text:p>
          </table:table-cell>
          <table:table-cell office:value-type="string" table:style-name="ce1">
            <text:p>Si</text:p>
          </table:table-cell>
          <table:table-cell table:number-columns-repeated="16380"/>
        </table:table-row>
        <table:table-row table:style-name="ro1">
          <table:table-cell office:value-type="string" table:style-name="ce1">
            <text:p>Cina</text:p>
          </table:table-cell>
          <table:table-cell office:value-type="string" table:style-name="ce1">
            <text:p>Borgo Cina, Circoscrizione 2, Torino, Piemonte, 10137, Italia</text:p>
          </table:table-cell>
          <table:table-cell office:value-type="string" table:style-name="ce1">
            <text:p>Dal Museo di Antichità furono separate, negli anni quaranta del Novecento, le collezioni egizie che costituirono il Museo egizio, il più importante d'Europa (nonché il più antico al mondo), in quanto custode della seconda collezione di arte egizia del mondo per vastità e importanza dopo quella del Museo del Cairo. Inoltre, l'apertura del MAO - Museo d'Arte Orientale nel dicembre 2008 ha permesso di ospitare ricche collezioni provenienti dal Vicino Oriente, dall'India, dalla Cina e dal Giappone, oltre che dall'Asia centrale. Il museo Accorsi-Ometto è una ricca collezione privata, ora aperta al pubblico, di opere collezionistiche e di arte decorativa.</text:p>
          </table:table-cell>
          <table:table-cell office:value-type="string" table:style-name="ce1">
            <text:p>No</text:p>
          </table:table-cell>
          <table:table-cell table:number-columns-repeated="16380"/>
        </table:table-row>
        <table:table-row table:style-name="ro1">
          <table:table-cell office:value-type="string" table:style-name="ce1">
            <text:p>Cina</text:p>
          </table:table-cell>
          <table:table-cell office:value-type="string" table:style-name="ce1">
            <text:p>Borgo Cina, Circoscrizione 2, Torino, Piemonte, 10137, Italia</text:p>
          </table:table-cell>
          <table:table-cell office:value-type="string" table:style-name="ce1">
            <text:p><text:s/>ha accordi di collaborazione con: <text:s/>e ha firmato lettere di intenti con: <text:s text:c="2"/>Smirne, Turchia, nel 2012 <text:s/>Lisbona, Portogallo, nel 2012 <text:s/>Luoyang, Cina, nel 2013 <text:s/>Nantes, Francia, nel 2013Sport <text:s/>La città di Torino ha una lunga tradizione sportiva, sede di alcune fra le prime società sportive italiane, di club pluripremiati e luogo di eventi internazionali di massimo rilievo.</text:p>
          </table:table-cell>
          <table:table-cell office:value-type="string" table:style-name="ce1">
            <text:p>No</text:p>
          </table:table-cell>
          <table:table-cell table:number-columns-repeated="16380"/>
        </table:table-row>
        <table:table-row table:style-name="ro1">
          <table:table-cell office:value-type="string" table:style-name="ce1">
            <text:p>Cinema Massimo</text:p>
          </table:table-cell>
          <table:table-cell office:value-type="string" table:style-name="ce1">
            <text:p>Cinema Massimo, Via Montebello, Centro, Circoscrizione 1, Torino, Piemonte, 1023, Italia</text:p>
          </table:table-cell>
          <table:table-cell office:value-type="string" table:style-name="ce1">
            <text:p>VIEWFest: il Festival del Cinema Digitale organizzato da VIEW Conference, si svolge annualmente al Cinema Massimo. "Cinema a Palazzo Reale".</text:p>
          </table:table-cell>
          <table:table-cell office:value-type="string" table:style-name="ce1">
            <text:p>Si</text:p>
          </table:table-cell>
          <table:table-cell table:number-columns-repeated="16380"/>
        </table:table-row>
        <table:table-row table:style-name="ro1">
          <table:table-cell office:value-type="string" table:style-name="ce1">
            <text:p>Città</text:p>
          </table:table-cell>
          <table:table-cell office:value-type="string" table:style-name="ce1">
            <text:p>Torino, Piemonte, Italia</text:p>
          </table:table-cell>
          <table:table-cell office:value-type="string" table:style-name="ce1">
            <text:p>alcuni palazzi e zone facenti parte del circuito di residenze sabaude in Piemonte (patrimonio dell'umanità) e l'area delle colline del Po (riserva della biosfera). Città dalla storia bimillenaria, fu fondata probabilmente nei pressi della posizione attuale, attorno al III secolo a.C., dai Taurini, quindi trasformata in colonia romana da Augusto col nome di Iulia Augusta Taurinorum nel I secolo a. C</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Torino, Piemonte, Italia</text:p>
          </table:table-cell>
          <table:table-cell office:value-type="string" table:style-name="ce1">
            <text:p>Dopo il dominio ostrogoto, fu capitale di un importante ducato longobardo, per poi passare, dopo essere divenuta capitale di marca carolingia, sotto la signoria nominale dei Savoia nell'XI secolo. Città dell'omonimo ducato, nel 1563 ne divenne capitale. Dal 1720 fu capitale del Regno di Sardegna (anche se solo de facto fino alla fusione perfetta del 1847, quando lo divenne anche formalmente), Stato che nel XIX secolo avrebbe portato all'unificazione italiana e che fece di Torino la prima capitale del Regno d'Italia (dal 1861 al 1865).</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Torino, Piemonte, Italia</text:p>
          </table:table-cell>
          <table:table-cell office:value-type="string" table:style-name="ce1">
            <text:p>Il numero di immigrati fu tanto consistente che il sindaco Diego Novelli (1975–1985) definì Torino "la terza città meridionale d'Italia per popolazione dopo Napoli e Palermo". <text:s/>Simboli <text:s/>Lo stemma della Città di Torino, approvato dallo Stato con decreto dell'11 agosto 1931, è costituito da uno scudo svizzero azzurro a cui è sovrapposto un toro rampante d'oro, con le corna d'argento e con la corona comitale a nove perle. <text:s/>Onorificenze La città di Torino è la quinta tra le ventisette Città decorate di medaglia d'oro come "benemerite del Risorgimento nazionale" per le azioni patriottiche che ebbero luogo nella città nel periodo del Risorgimento:</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Torino, Piemonte, Italia</text:p>
          </table:table-cell>
          <table:table-cell office:value-type="string" table:style-name="ce1">
            <text:p><text:s/>Simboli <text:s/>Lo stemma della Città di Torino, approvato dallo Stato con decreto dell'11 agosto 1931, è costituito da uno scudo svizzero azzurro a cui è sovrapposto un toro rampante d'oro, con le corna d'argento e con la corona comitale a nove perle. <text:s/>Onorificenze La città di Torino è la quinta tra le ventisette Città decorate di medaglia d'oro come "benemerite del Risorgimento nazionale" per le azioni patriottiche che ebbero luogo nella città nel periodo del Risorgimento: <text:s/>Torino figura inoltre tra le Città decorate al valor militare per la guerra di liberazione, insignita della medaglia d'oro al valor militare per i sacrifici delle sue popolazioni e per la sua attività nella lotta partigiana durante la seconda guerra mondiale:</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Torino, Piemonte, Italia</text:p>
          </table:table-cell>
          <table:table-cell office:value-type="string" table:style-name="ce1">
            <text:p><text:s/>Onorificenze La città di Torino è la quinta tra le ventisette Città decorate di medaglia d'oro come "benemerite del Risorgimento nazionale" per le azioni patriottiche che ebbero luogo nella città nel periodo del Risorgimento: <text:s/>Torino figura inoltre tra le Città decorate al valor militare per la guerra di liberazione, insignita della medaglia d'oro al valor militare per i sacrifici delle sue popolazioni e per la sua attività nella lotta partigiana durante la seconda guerra mondiale: <text:s/>Strade <text:s/>Reticolo viario A differenza della stragrande maggioranza delle città italiane, che hanno una struttura viaria concentrica, con uno sviluppo di arterie radiali culminanti nel centro cittadino, sede delle principali attività pubbliche, il reticolo viario della città di Torino disegna una pianta a scacchiera, le sue vie cioè si sviluppano in linea retta incrociandosi a 90° con un orientamento simile a quello del castrum romano:</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Torino, Piemonte, Italia</text:p>
          </table:table-cell>
          <table:table-cell office:value-type="string" table:style-name="ce1">
            <text:p>Negli stessi anni Filippo Juvarra costruì i portici di porta Palazzo. Nel 1765 Benedetto Alfieri ebbe l'incarico di rifare i portici di piazza Palazzo di Città mentre nel corso del XIX secolo si aggiunsero quelli dell'attuale piazza Vittorio Veneto, piazza Carlo Felice e piazza Statuto. Le stazioni ferroviarie di Porta Nuova e Porta Susa vennero congiunte con un percorso porticato attraverso via Nizza, via Sacchi, Corso Vittorio Emanuele II, Corso Vinzaglio e via Cernaia.</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Torino, Piemonte, Italia</text:p>
          </table:table-cell>
          <table:table-cell office:value-type="string" table:style-name="ce1">
            <text:p>Vincere. Il film è stato girato in diverse location torinesi, tra cui via Palazzo di Città, Galleria San Federico, l’ex manicomio di Collegno e l’ex “Poveri Vecchi”. La solitudine dei numeri primi.</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Torino, Piemonte, Italia</text:p>
          </table:table-cell>
          <table:table-cell office:value-type="string" table:style-name="ce1">
            <text:p>Torino 2008 World Design Capital: la città nel 2008 è stata la prima "capitale mondiale del design". Il titolo, conferito a Copenaghen dall'ICSID (International Council of Societies of Industrial Design), è stato creato appositamente per la Città di Torino per riconosciuti meriti e competenze presenti sul territorio. Contemporaneamente a tale occasione, dal 30 giugno al 2 luglio, al Lingotto Fiere si è svolto il "XXIII congresso mondiale degli architetti", accompagnato dalla mostra "Architetture sensibili", inaugurata il 26 luglio nel Castello di Rivara.</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Torino, Piemonte, Italia</text:p>
          </table:table-cell>
          <table:table-cell office:value-type="string" table:style-name="ce1">
            <text:p>Eurovision Song Contest 2022 (10, 12 e 14 Maggio 2022): la Città di Torino ha ospitato l'Eurofestival presso il PalaOlimpico (PalaAlpitour o PalaIsozaki), in seguito alla vittoria dei Måneskin con Zitti e buoni nell'edizione precedente; è stata la terza edizione della manifestazione musicale a svolgersi in Italia, dopo le due edizioni del 1965 e del 1991.Geografia antropica Suddivisioni amministrative <text:s/>La città di Torino è suddivisa in 92 zone statistiche e relativi quartieri cittadini.</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Torino, Piemonte, Italia</text:p>
          </table:table-cell>
          <table:table-cell office:value-type="string" table:style-name="ce1">
            <text:p>Nel 2016 è stata classificata da GaWC come una città mondiale "Gamma". Nel 2014 l'UNESCO ha dichiarato Torino Città Creativa nella categoria del design. Infrastrutture e trasporti Strade Collegamenti autostradali Su Torino convergono cinque autostrade (tra cui è particolarmente importante quella in direzione della Francia) ed un raccordo autostradale:</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Torino, Piemonte, Italia</text:p>
          </table:table-cell>
          <table:table-cell office:value-type="string" table:style-name="ce1">
            <text:p><text:s/>Passante ferroviario e Servizio ferroviario metropolitano (SFM) Il servizio ferroviario metropolitano di Torino (SFM) è un sistema di trasporto pubblico locale della Città Metropolitana di Torino coordinato dall'Agenzia Mobilità Metropolitana ed interamente finanziato dalla Regione Piemonte. Il servizio è composto da 8 linee gestite da Trenitalia e dal Gruppo Torinese Trasporti, per un'estensione di circa 500 km, 365 collegamenti giornalieri e 93 stazioni collegate.</text:p>
          </table:table-cell>
          <table:table-cell office:value-type="string" table:style-name="ce1">
            <text:p>No</text:p>
          </table:table-cell>
          <table:table-cell table:number-columns-repeated="16380"/>
        </table:table-row>
        <table:table-row table:style-name="ro1">
          <table:table-cell office:value-type="string" table:style-name="ce1">
            <text:p>Città di Torino</text:p>
          </table:table-cell>
          <table:table-cell office:value-type="string" table:style-name="ce1">
            <text:p>Aeroporto di Torino, Via Fiore, Caselle Torinese, Torino, Piemonte, 10077, Italia</text:p>
          </table:table-cell>
          <table:table-cell office:value-type="string" table:style-name="ce1">
            <text:p>Il numero di immigrati fu tanto consistente che il sindaco Diego Novelli (1975–1985) definì Torino "la terza città meridionale d'Italia per popolazione dopo Napoli e Palermo". <text:s/>Simboli <text:s/>Lo stemma della Città di Torino, approvato dallo Stato con decreto dell'11 agosto 1931, è costituito da uno scudo svizzero azzurro a cui è sovrapposto un toro rampante d'oro, con le corna d'argento e con la corona comitale a nove perle. <text:s/>Onorificenze La città di Torino è la quinta tra le ventisette Città decorate di medaglia d'oro come "benemerite del Risorgimento nazionale" per le azioni patriottiche che ebbero luogo nella città nel periodo del Risorgimento:</text:p>
          </table:table-cell>
          <table:table-cell office:value-type="string" table:style-name="ce1">
            <text:p>No</text:p>
          </table:table-cell>
          <table:table-cell table:number-columns-repeated="16380"/>
        </table:table-row>
        <table:table-row table:style-name="ro1">
          <table:table-cell office:value-type="string" table:style-name="ce1">
            <text:p>Città di Torino</text:p>
          </table:table-cell>
          <table:table-cell office:value-type="string" table:style-name="ce1">
            <text:p>Aeroporto di Torino, Via Fiore, Caselle Torinese, Torino, Piemonte, 10077, Italia</text:p>
          </table:table-cell>
          <table:table-cell office:value-type="string" table:style-name="ce1">
            <text:p>Torino 2008 World Design Capital: la città nel 2008 è stata la prima "capitale mondiale del design". Il titolo, conferito a Copenaghen dall'ICSID (International Council of Societies of Industrial Design), è stato creato appositamente per la Città di Torino per riconosciuti meriti e competenze presenti sul territorio. Contemporaneamente a tale occasione, dal 30 giugno al 2 luglio, al Lingotto Fiere si è svolto il "XXIII congresso mondiale degli architetti", accompagnato dalla mostra "Architetture sensibili", inaugurata il 26 luglio nel Castello di Rivara.</text:p>
          </table:table-cell>
          <table:table-cell office:value-type="string" table:style-name="ce1">
            <text:p>No</text:p>
          </table:table-cell>
          <table:table-cell table:number-columns-repeated="16380"/>
        </table:table-row>
        <table:table-row table:style-name="ro1">
          <table:table-cell office:value-type="string" table:style-name="ce1">
            <text:p>Città di Torino</text:p>
          </table:table-cell>
          <table:table-cell office:value-type="string" table:style-name="ce1">
            <text:p>Aeroporto di Torino, Via Fiore, Caselle Torinese, Torino, Piemonte, 10077, Italia</text:p>
          </table:table-cell>
          <table:table-cell office:value-type="string" table:style-name="ce1">
            <text:p>Eurovision Song Contest 2022 (10, 12 e 14 Maggio 2022): la Città di Torino ha ospitato l'Eurofestival presso il PalaOlimpico (PalaAlpitour o PalaIsozaki), in seguito alla vittoria dei Måneskin con Zitti e buoni nell'edizione precedente; è stata la terza edizione della manifestazione musicale a svolgersi in Italia, dopo le due edizioni del 1965 e del 1991.Geografia antropica Suddivisioni amministrative <text:s/>La città di Torino è suddivisa in 92 zone statistiche e relativi quartieri cittadini.</text:p>
          </table:table-cell>
          <table:table-cell office:value-type="string" table:style-name="ce1">
            <text:p>No</text:p>
          </table:table-cell>
          <table:table-cell table:number-columns-repeated="16380"/>
        </table:table-row>
        <table:table-row table:style-name="ro1">
          <table:table-cell office:value-type="string" table:style-name="ce1">
            <text:p>Città Metropolitana di Torino</text:p>
          </table:table-cell>
          <table:table-cell office:value-type="string" table:style-name="ce1">
            <text:p>Torino, Piemonte, Italia</text:p>
          </table:table-cell>
          <table:table-cell office:value-type="string" table:style-name="ce1">
            <text:p><text:s/>Passante ferroviario e Servizio ferroviario metropolitano (SFM) Il servizio ferroviario metropolitano di Torino (SFM) è un sistema di trasporto pubblico locale della Città Metropolitana di Torino coordinato dall'Agenzia Mobilità Metropolitana ed interamente finanziato dalla Regione Piemonte. Il servizio è composto da 8 linee gestite da Trenitalia e dal Gruppo Torinese Trasporti, per un'estensione di circa 500 km, 365 collegamenti giornalieri e 93 stazioni collegate.</text:p>
          </table:table-cell>
          <table:table-cell office:value-type="string" table:style-name="ce1">
            <text:p>No</text:p>
          </table:table-cell>
          <table:table-cell table:number-columns-repeated="16380"/>
        </table:table-row>
        <table:table-row table:style-name="ro1">
          <table:table-cell office:value-type="string" table:style-name="ce1">
            <text:p>Colle della Maddalena</text:p>
          </table:table-cell>
          <table:table-cell office:value-type="string" table:style-name="ce1">
            <text:p>Colle della Maddalena, Torino, Piemonte, 10131, Italia</text:p>
          </table:table-cell>
          <table:table-cell office:value-type="string" table:style-name="ce1">
            <text:p>Il fiume Po accentua la divisione tra la parte collinare e quella, quasi pianeggiante, della città, collocata tra i 220 e i 280 metri s.l.m.; il punto più elevato del territorio comunale è il Colle della Maddalena, a 715 m s.l.m. , nei pressi del Faro della Vittoria.</text:p>
          </table:table-cell>
          <table:table-cell office:value-type="string" table:style-name="ce1">
            <text:p>Si</text:p>
          </table:table-cell>
          <table:table-cell table:number-columns-repeated="16380"/>
        </table:table-row>
        <table:table-row table:style-name="ro1">
          <table:table-cell office:value-type="string" table:style-name="ce1">
            <text:p>Colle della Maddalena</text:p>
          </table:table-cell>
          <table:table-cell office:value-type="string" table:style-name="ce1">
            <text:p>Colle della Maddalena, Torino, Piemonte, 10131, Italia</text:p>
          </table:table-cell>
          <table:table-cell office:value-type="string" table:style-name="ce1">
            <text:p>Torino ospita anche alberi esotici secolari come le sequoie costali (Sequoia sempervirens) dei parchi collinari di Villa Genero e Giacomo Leopardi, i numerosi esemplari di Noce del Caucaso (Pterocarya fraxinifolia) che costeggiano il Po e compaiono in parchi pubblici come i Giardini Cavour, il giardino Sambuy, i Giardini Reali Bassi (lungo Corso San Maurizio), il parco Millefonti. Due spettacolari esemplari di carpino bianco (Carpinus betulus) arricchiscono il grande Parco della Rimembranza che si dispiega lungo il Colle della Maddalena. Via Francigena Per Torino passa la Via Francigena, ramo del Moncenisio.</text:p>
          </table:table-cell>
          <table:table-cell office:value-type="string" table:style-name="ce1">
            <text:p>Si</text:p>
          </table:table-cell>
          <table:table-cell table:number-columns-repeated="16380"/>
        </table:table-row>
        <table:table-row table:style-name="ro1">
          <table:table-cell office:value-type="string" table:style-name="ce1">
            <text:p>Colosseo</text:p>
          </table:table-cell>
          <table:table-cell office:value-type="string" table:style-name="ce1">
            <text:p>Colosseo, 69, Via Madama Cristina, San Salvario, Circoscrizione 8, Torino, Piemonte, 10125, Italia</text:p>
          </table:table-cell>
          <table:table-cell office:value-type="string" table:style-name="ce1">
            <text:p>fondato nel 1955, secondo in Italia dopo il Teatro Stabile di Milano, gestisce le produzioni stagionali del Carignano, del Gobetti e delle Fonderie Limone di Moncalieri. Fra i teatri maggiori, con una capienza superiore a 400 posti, vi sono il teatro Regio, in cui si tenne la prima de La bohème di Puccini, il teatro Carignano, il teatro Alfieri e il teatro Colosseo; importante, poi, è il teatro Gobetti, sede principale del sopracitato teatro stabile cittadino. Altre sale teatrali minori comprendono <text:s text:c="2"/>Vi sono inoltre diversi auditorium:</text:p>
          </table:table-cell>
          <table:table-cell office:value-type="string" table:style-name="ce1">
            <text:p>Si</text:p>
          </table:table-cell>
          <table:table-cell table:number-columns-repeated="16380"/>
        </table:table-row>
        <table:table-row table:style-name="ro1">
          <table:table-cell office:value-type="string" table:style-name="ce1">
            <text:p>Comau</text:p>
          </table:table-cell>
          <table:table-cell office:value-type="string" table:style-name="ce1">
            <text:p>Comau, 30, Via Rivalta, Grugliasco, Torino, Piemonte, 10095, Italia</text:p>
          </table:table-cell>
          <table:table-cell office:value-type="string" table:style-name="ce1">
            <text:p>Considerata una delle capitali europee dell'automobile, a Torino e cintura sono presenti alcune delle più importanti aziende del settore: FCA Italy, Comau, Teksid, Magneti Marelli, Italdesign Giugiaro, Pininfarina, Iveco. Il forte radicamento del settore automobilistico nel territorio è favorito anche da un sistema universitario con percorsi di studio esclusivi a livello nazionale (il Politecnico di Torino è l'unico in Italia ad avere un corso di laurea in Ingegneria dell'autoveicolo) e la presenza di importanti università di design come l'IED e l'IAAD.</text:p>
          </table:table-cell>
          <table:table-cell office:value-type="string" table:style-name="ce1">
            <text:p>No</text:p>
          </table:table-cell>
          <table:table-cell table:number-columns-repeated="16380"/>
        </table:table-row>
        <table:table-row table:style-name="ro1">
          <table:table-cell office:value-type="string" table:style-name="ce1">
            <text:p>Comau</text:p>
          </table:table-cell>
          <table:table-cell office:value-type="string" table:style-name="ce1">
            <text:p>Comau, 30, Via Rivalta, Grugliasco, Torino, Piemonte, 10095, Italia</text:p>
          </table:table-cell>
          <table:table-cell office:value-type="string" table:style-name="ce1">
            <text:p>I livelli occupazionali nel settore automobilistico sono rimasti pressoché stabili nel periodo 2012-2014, a peggiorare è stato il ricorso alla cassa integrazione, iniziata a calare solamente nel 2014 grazie alla ripresa degli investimenti e alla ripartenza dei principali mercati automobilistici europei. Importante anche il contributo dell'automazione industriale alla crescente internazionalizzazione dell'economia torinese, con la presenza di aziende come Prima Industrie e Comau, con quest'ultima (tra le prime 4 in Europa per fatturato) che realizza in tutto il mondo robot per i principali gruppi automobilistici. <text:s/>A Torino è molto sviluppato anche il comparto bancario con Intesa Sanpaolo, prima banca italiana per capitalizzazione di mercato e terza della zona euro, e il comparto assicurativo con Reale Mutua Assicurazioni.</text:p>
          </table:table-cell>
          <table:table-cell office:value-type="string" table:style-name="ce1">
            <text:p>No</text:p>
          </table:table-cell>
          <table:table-cell table:number-columns-repeated="16380"/>
        </table:table-row>
        <table:table-row table:style-name="ro1">
          <table:table-cell office:value-type="string" table:style-name="ce1">
            <text:p>Comune di Torino</text:p>
          </table:table-cell>
          <table:table-cell office:value-type="string" table:style-name="ce1">
            <text:p>Alpe Pian Comune, Alpe Il Crot, Ala di Stura, Unione Montana di Comuni delle Valli di Lanzo, Ceronda e Casternone, Torino, Piemonte, Italia</text:p>
          </table:table-cell>
          <table:table-cell office:value-type="string" table:style-name="ce1">
            <text:p>Sono presenti in città anche le redazioni di svariati periodici dedicati ad arte e cultura come Il Giornale dell'Arte, Il Giornale dell'Architettura e Il Giornale della Musica. Il Comune di Torino, dal 2004, pubblica il periodico CittAgorà. Radio Torino è stata per decenni la sede dell'EIAR e poi della Rai e perciò è la città da cui partiva la maggior parte delle trasmissioni radiofoniche nell'epoca in cui non c'era ancora la televisione (1927-1954).</text:p>
          </table:table-cell>
          <table:table-cell office:value-type="string" table:style-name="ce1">
            <text:p>No</text:p>
          </table:table-cell>
          <table:table-cell table:number-columns-repeated="16380"/>
        </table:table-row>
        <table:table-row table:style-name="ro1">
          <table:table-cell office:value-type="string" table:style-name="ce1">
            <text:p>Corso Alcide De Gasperi</text:p>
          </table:table-cell>
          <table:table-cell office:value-type="string" table:style-name="ce1">
            <text:p>Corso Alcide De Gasperi, Crocetta, Circoscrizione 1, Torino, Piemonte, 10129, Italia</text:p>
          </table:table-cell>
          <table:table-cell office:value-type="string" table:style-name="ce1">
            <text:p>Sebbene non sia la città che ne ospita il maggior numero, il record è tuttavia costituito dal fatto che sono fissi, aperti tutti i giorni e dislocati in tutti i quartieri. I più importanti per ampiezza e giro d'affari si svolgono in Piazza Benefica, in Corso Alcide De Gasperi, in via Onorato Vigliani, in corso Svizzera, in Corso Racconigi e in piazza Barcellona. Il mercato più famoso è Porta Palazzo (Pòrta Pila in Lingua piemontese), che è il mercato all'aperto più grande d'Europa.</text:p>
          </table:table-cell>
          <table:table-cell office:value-type="string" table:style-name="ce1">
            <text:p>Si</text:p>
          </table:table-cell>
          <table:table-cell table:number-columns-repeated="16380"/>
        </table:table-row>
        <table:table-row table:style-name="ro1">
          <table:table-cell office:value-type="string" table:style-name="ce1">
            <text:p>Corso Francia</text:p>
          </table:table-cell>
          <table:table-cell office:value-type="string" table:style-name="ce1">
            <text:p>Corso Francia, Venchi Unica, Circoscrizione 3, Torino, Piemonte, 10146, Italia</text:p>
          </table:table-cell>
          <table:table-cell office:value-type="string" table:style-name="ce1">
            <text:p>I boulevard di Torino sono suddivisi in due o tre diverse carreggiate: di norma i più antichi, come Corso Vittorio Emanuele, Corso Francia e Corso Regina Margherita, presentano una carreggiata centrale con almeno due corsie per senso di marcia, divisa da alberate dalle altre due carreggiate laterali, dette controviali. I viali torinesi hanno una lunghezza complessiva di 320 km.</text:p>
          </table:table-cell>
          <table:table-cell office:value-type="string" table:style-name="ce1">
            <text:p>Si</text:p>
          </table:table-cell>
          <table:table-cell table:number-columns-repeated="16380"/>
        </table:table-row>
        <table:table-row table:style-name="ro1">
          <table:table-cell office:value-type="string" table:style-name="ce1">
            <text:p>Corso Francia</text:p>
          </table:table-cell>
          <table:table-cell office:value-type="string" table:style-name="ce1">
            <text:p>Corso Francia, Venchi Unica, Circoscrizione 3, Torino, Piemonte, 10146, Italia</text:p>
          </table:table-cell>
          <table:table-cell office:value-type="string" table:style-name="ce1">
            <text:p><text:s/>Lo stile floreale Torino vanta anche cospicua presenza di edifici Liberty realizzati tra la fine del XIX e l'inizio del XX secolo. Le importanti testimonianze architettoniche di quest'epoca sono ancora percepibili in alcune zone centrali del capoluogo come i quartieri Centro, Crocetta, San Salvario e Borgo Po, ma con un'assoluta predominanza nell'area circostante il primo tratto di Corso Francia, comprendente i quartieri Cit Turin e San Donato. Sull'onda del crescente successo delle edizioni dell'Esposizione internazionale d'arte decorativa moderna (culminato con quella del 1902), Torino venne infatti considerata come una delle capitali del Liberty e vide il proliferare di questo nuovo stile in ambito prevalentemente architettonico, con contributi dei maggiori autori dell'epoca.</text:p>
          </table:table-cell>
          <table:table-cell office:value-type="string" table:style-name="ce1">
            <text:p>Si</text:p>
          </table:table-cell>
          <table:table-cell table:number-columns-repeated="16380"/>
        </table:table-row>
        <table:table-row table:style-name="ro1">
          <table:table-cell office:value-type="string" table:style-name="ce1">
            <text:p>Corso Francia</text:p>
          </table:table-cell>
          <table:table-cell office:value-type="string" table:style-name="ce1">
            <text:p>Corso Francia, Venchi Unica, Circoscrizione 3, Torino, Piemonte, 10146, Italia</text:p>
          </table:table-cell>
          <table:table-cell office:value-type="string" table:style-name="ce1">
            <text:p>Un poliziesco interamente girato a Torino. Sono numerosi i luoghi riconoscibili della città, come Piazza Statuto, Piazza Cavour e Corso Francia. American Gigolò.</text:p>
          </table:table-cell>
          <table:table-cell office:value-type="string" table:style-name="ce1">
            <text:p>Si</text:p>
          </table:table-cell>
          <table:table-cell table:number-columns-repeated="16380"/>
        </table:table-row>
        <table:table-row table:style-name="ro1">
          <table:table-cell office:value-type="string" table:style-name="ce1">
            <text:p>Corso Novara</text:p>
          </table:table-cell>
          <table:table-cell office:value-type="string" table:style-name="ce1">
            <text:p>Corso Novara, Barriera di Milano, Circoscrizione 6, Torino, Piemonte, 10152, Italia</text:p>
          </table:table-cell>
          <table:table-cell office:value-type="string" table:style-name="ce1">
            <text:p>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 contiene anche un Tempio Crematorio e un Cimitero giudaico;</text:p>
          </table:table-cell>
          <table:table-cell office:value-type="string" table:style-name="ce1">
            <text:p>Si</text:p>
          </table:table-cell>
          <table:table-cell table:number-columns-repeated="16380"/>
        </table:table-row>
        <table:table-row table:style-name="ro1">
          <table:table-cell office:value-type="string" table:style-name="ce1">
            <text:p>Corso Racconigi</text:p>
          </table:table-cell>
          <table:table-cell office:value-type="string" table:style-name="ce1">
            <text:p>Corso Racconigi, Cenisia, Circoscrizione 3, Torino, Piemonte, 10139, Italia</text:p>
          </table:table-cell>
          <table:table-cell office:value-type="string" table:style-name="ce1">
            <text:p>Sebbene non sia la città che ne ospita il maggior numero, il record è tuttavia costituito dal fatto che sono fissi, aperti tutti i giorni e dislocati in tutti i quartieri. I più importanti per ampiezza e giro d'affari si svolgono in Piazza Benefica, in Corso Alcide De Gasperi, in via Onorato Vigliani, in corso Svizzera, in Corso Racconigi e in piazza Barcellona. Il mercato più famoso è Porta Palazzo (Pòrta Pila in Lingua piemontese), che è il mercato all'aperto più grande d'Europa.</text:p>
          </table:table-cell>
          <table:table-cell office:value-type="string" table:style-name="ce1">
            <text:p>Si</text:p>
          </table:table-cell>
          <table:table-cell table:number-columns-repeated="16380"/>
        </table:table-row>
        <table:table-row table:style-name="ro1">
          <table:table-cell office:value-type="string" table:style-name="ce1">
            <text:p>Corso Regina Margherita</text:p>
          </table:table-cell>
          <table:table-cell office:value-type="string" table:style-name="ce1">
            <text:p>Corso Regina Margherita, Vallette, Circoscrizione 5, Torino, Piemonte, 10146, Italia</text:p>
          </table:table-cell>
          <table:table-cell office:value-type="string" table:style-name="ce1">
            <text:p>I boulevard di Torino sono suddivisi in due o tre diverse carreggiate: di norma i più antichi, come Corso Vittorio Emanuele, Corso Francia e Corso Regina Margherita, presentano una carreggiata centrale con almeno due corsie per senso di marcia, divisa da alberate dalle altre due carreggiate laterali, dette controviali. I viali torinesi hanno una lunghezza complessiva di 320 km.</text:p>
          </table:table-cell>
          <table:table-cell office:value-type="string" table:style-name="ce1">
            <text:p>Si</text:p>
          </table:table-cell>
          <table:table-cell table:number-columns-repeated="16380"/>
        </table:table-row>
        <table:table-row table:style-name="ro1">
          <table:table-cell office:value-type="string" table:style-name="ce1">
            <text:p>Corso San Maurizio</text:p>
          </table:table-cell>
          <table:table-cell office:value-type="string" table:style-name="ce1">
            <text:p>Corso San Maurizio, Centro, Circoscrizione 1, Torino, Piemonte, 1023, Italia</text:p>
          </table:table-cell>
          <table:table-cell office:value-type="string" table:style-name="ce1">
            <text:p>Dal grande platano del Parco della Tesoriera (660 cm di circonferenza del tronco, oltre due secoli di vita) ai platani del Parco del Valentino, dalle metasequoie del Giardino Roccioso inaugurato nel 1961 agli alberi più annosi dell'Orto Botanico fondato nel 1729, adiacente alle mura del Castello del Valentino. Torino ospita anche alberi esotici secolari come le sequoie costali (Sequoia sempervirens) dei parchi collinari di Villa Genero e Giacomo Leopardi, i numerosi esemplari di Noce del Caucaso (Pterocarya fraxinifolia) che costeggiano il Po e compaiono in parchi pubblici come i Giardini Cavour, il giardino Sambuy, i Giardini Reali Bassi (lungo Corso San Maurizio), il parco Millefonti. Due spettacolari esemplari di carpino bianco (Carpinus betulus) arricchiscono il grande Parco della Rimembranza che si dispiega lungo il Colle della Maddalena.</text:p>
          </table:table-cell>
          <table:table-cell office:value-type="string" table:style-name="ce1">
            <text:p>Si</text:p>
          </table:table-cell>
          <table:table-cell table:number-columns-repeated="16380"/>
        </table:table-row>
        <table:table-row table:style-name="ro1">
          <table:table-cell office:value-type="string" table:style-name="ce1">
            <text:p>Corso Spezia</text:p>
          </table:table-cell>
          <table:table-cell office:value-type="string" table:style-name="ce1">
            <text:p>Corso Spezia, Molinette, Circoscrizione 8, Cavoretto, Torino, Piemonte, 10126, Italia</text:p>
          </table:table-cell>
          <table:table-cell office:value-type="string" table:style-name="ce1">
            <text:p>Ogni sabato nei pressi si tiene il Balon, un grande mercato all'aperto dell'usato, che la seconda domenica di ogni mese diventa Gran Balon, in cui si vendono anche oggetti di antiquariato. Nel 2011 il regista torinese Daniele Gaglianone ha realizzato il film documentario Uomini e mercati centrato sui mercati di Porta Palazzo, Piazza Benefica e Corso Spezia. Aree naturali In contrasto ad una prima impressione della zona centrale e ai vecchi pregiudizi sulla città grigia e industriale, Torino è una delle città italiane con più verde pubblico per abitante.</text:p>
          </table:table-cell>
          <table:table-cell office:value-type="string" table:style-name="ce1">
            <text:p>Si</text:p>
          </table:table-cell>
          <table:table-cell table:number-columns-repeated="16380"/>
        </table:table-row>
        <table:table-row table:style-name="ro1">
          <table:table-cell office:value-type="string" table:style-name="ce1">
            <text:p>Corso Vittorio</text:p>
          </table:table-cell>
          <table:table-cell office:value-type="string" table:style-name="ce1">
            <text:p>Corso Vittorio Emanuele II, Cit Turin, Circoscrizione 3, Torino, Piemonte, 10138, Italia</text:p>
          </table:table-cell>
          <table:table-cell office:value-type="string" table:style-name="ce1">
            <text:p>I boulevard di Torino sono suddivisi in due o tre diverse carreggiate: di norma i più antichi, come Corso Vittorio Emanuele, Corso Francia e Corso Regina Margherita, presentano una carreggiata centrale con almeno due corsie per senso di marcia, divisa da alberate dalle altre due carreggiate laterali, dette controviali. I viali torinesi hanno una lunghezza complessiva di 320 km.</text:p>
          </table:table-cell>
          <table:table-cell office:value-type="string" table:style-name="ce1">
            <text:p>Si</text:p>
          </table:table-cell>
          <table:table-cell table:number-columns-repeated="16380"/>
        </table:table-row>
        <table:table-row table:style-name="ro1">
          <table:table-cell office:value-type="string" table:style-name="ce1">
            <text:p>Corso Vittorio</text:p>
          </table:table-cell>
          <table:table-cell office:value-type="string" table:style-name="ce1">
            <text:p>Corso Vittorio Emanuele II, Cit Turin, Circoscrizione 3, Torino, Piemonte, 10138, Italia</text:p>
          </table:table-cell>
          <table:table-cell office:value-type="string" table:style-name="ce1">
            <text:p>Nel 1765 Benedetto Alfieri ebbe l'incarico di rifare i portici di piazza Palazzo di Città mentre nel corso del XIX secolo si aggiunsero quelli dell'attuale piazza Vittorio Veneto, piazza Carlo Felice e piazza Statuto. Le stazioni ferroviarie di Porta Nuova e Porta Susa vennero congiunte con un percorso porticato attraverso via Nizza, via Sacchi, Corso Vittorio Emanuele II, Corso Vinzaglio e via Cernaia. Il portico che unisce piazza Castello con Piazza Vittorio Veneto attraverso via Po sul lato sinistro fu progettato in modo tale da proseguire anche nell'attraversamento delle vie per permettere al re di giungere fino al Po senza bagnarsi in caso di pioggia.</text:p>
          </table:table-cell>
          <table:table-cell office:value-type="string" table:style-name="ce1">
            <text:p>Si</text:p>
          </table:table-cell>
          <table:table-cell table:number-columns-repeated="16380"/>
        </table:table-row>
        <table:table-row table:style-name="ro1">
          <table:table-cell office:value-type="string" table:style-name="ce1">
            <text:p>Corso Vittorio Emanuele</text:p>
          </table:table-cell>
          <table:table-cell office:value-type="string" table:style-name="ce1">
            <text:p>Corso Vittorio Emanuele, Andezeno, Torino, Piemonte, Italia</text:p>
          </table:table-cell>
          <table:table-cell office:value-type="string" table:style-name="ce1">
            <text:p>I boulevard di Torino sono suddivisi in due o tre diverse carreggiate: di norma i più antichi, come Corso Vittorio Emanuele, Corso Francia e Corso Regina Margherita, presentano una carreggiata centrale con almeno due corsie per senso di marcia, divisa da alberate dalle altre due carreggiate laterali, dette controviali. I viali torinesi hanno una lunghezza complessiva di 320 km.</text:p>
          </table:table-cell>
          <table:table-cell office:value-type="string" table:style-name="ce1">
            <text:p>Si</text:p>
          </table:table-cell>
          <table:table-cell table:number-columns-repeated="16380"/>
        </table:table-row>
        <table:table-row table:style-name="ro1">
          <table:table-cell office:value-type="string" table:style-name="ce1">
            <text:p>Corso Vittorio Emanuele</text:p>
          </table:table-cell>
          <table:table-cell office:value-type="string" table:style-name="ce1">
            <text:p>Corso Vittorio Emanuele, Andezeno, Torino, Piemonte, Italia</text:p>
          </table:table-cell>
          <table:table-cell office:value-type="string" table:style-name="ce1">
            <text:p>Nel 1765 Benedetto Alfieri ebbe l'incarico di rifare i portici di piazza Palazzo di Città mentre nel corso del XIX secolo si aggiunsero quelli dell'attuale piazza Vittorio Veneto, piazza Carlo Felice e piazza Statuto. Le stazioni ferroviarie di Porta Nuova e Porta Susa vennero congiunte con un percorso porticato attraverso via Nizza, via Sacchi, Corso Vittorio Emanuele II, Corso Vinzaglio e via Cernaia. Il portico che unisce piazza Castello con Piazza Vittorio Veneto attraverso via Po sul lato sinistro fu progettato in modo tale da proseguire anche nell'attraversamento delle vie per permettere al re di giungere fino al Po senza bagnarsi in caso di pioggia.</text:p>
          </table:table-cell>
          <table:table-cell office:value-type="string" table:style-name="ce1">
            <text:p>Si</text:p>
          </table:table-cell>
          <table:table-cell table:number-columns-repeated="16380"/>
        </table:table-row>
        <table:table-row table:style-name="ro1">
          <table:table-cell office:value-type="string" table:style-name="ce1">
            <text:p>Crocetta</text:p>
          </table:table-cell>
          <table:table-cell office:value-type="string" table:style-name="ce1">
            <text:p>Crocetta, Circoscrizione 1, Torino, Piemonte, Italia</text:p>
          </table:table-cell>
          <table:table-cell office:value-type="string" table:style-name="ce1">
            <text:p><text:s/>Lo stile floreale Torino vanta anche cospicua presenza di edifici Liberty realizzati tra la fine del XIX e l'inizio del XX secolo. Le importanti testimonianze architettoniche di quest'epoca sono ancora percepibili in alcune zone centrali del capoluogo come i quartieri Centro, Crocetta, San Salvario e Borgo Po, ma con un'assoluta predominanza nell'area circostante il primo tratto di Corso Francia, comprendente i quartieri Cit Turin e San Donato. Sull'onda del crescente successo delle edizioni dell'Esposizione internazionale d'arte decorativa moderna (culminato con quella del 1902), Torino venne infatti considerata come una delle capitali del Liberty e vide il proliferare di questo nuovo stile in ambito prevalentemente architettonico, con contributi dei maggiori autori dell'epoca.</text:p>
          </table:table-cell>
          <table:table-cell office:value-type="string" table:style-name="ce1">
            <text:p>Si</text:p>
          </table:table-cell>
          <table:table-cell table:number-columns-repeated="16380"/>
        </table:table-row>
        <table:table-row table:style-name="ro1">
          <table:table-cell office:value-type="string" table:style-name="ce1">
            <text:p>Crocetta</text:p>
          </table:table-cell>
          <table:table-cell office:value-type="string" table:style-name="ce1">
            <text:p>Crocetta, Circoscrizione 1, Torino, Piemonte, Italia</text:p>
          </table:table-cell>
          <table:table-cell office:value-type="string" table:style-name="ce1">
            <text:p><text:s/>Circoscrizione I: Centro - Crocetta Circoscrizione II: Santa Rita - Mirafiori Nord - Mirafiori Sud Circoscrizione III:</text:p>
          </table:table-cell>
          <table:table-cell office:value-type="string" table:style-name="ce1">
            <text:p>Si</text:p>
          </table:table-cell>
          <table:table-cell table:number-columns-repeated="16380"/>
        </table:table-row>
        <table:table-row table:style-name="ro1">
          <table:table-cell office:value-type="string" table:style-name="ce1">
            <text:p>Discarica</text:p>
          </table:table-cell>
          <table:table-cell office:value-type="string" table:style-name="ce1">
            <text:p>ex discarica AMIAT Basse di Stura, Villaretto, Torino, Piemonte, Italia</text:p>
          </table:table-cell>
          <table:table-cell office:value-type="string" table:style-name="ce1">
            <text:p>Nel quartiere San Salvario, caratteristico è il Condominio 25 Verde, il cui principio è lo stesso del più imponente (perché grattacielo) Bosco Verticale di Milano. È inoltre la prima città italiana, tra quelle con più di 500.000 abitanti, per quanto riguarda la quota di raccolta differenziata dei rifiuti, giunta nel 2014 al 42,2%.L'igiene urbana e la raccolta rifiuti sono gestiti dal 1969 da Amiat, società che si occupa anche del recupero ambientale della Discarica Basse di Stura, di cui la parte più vecchia - esaurita nel 1983 e con una superficie complessiva di 300.000 m² - è diventata parco fluviale, nota come Parco urbano della Marmorina. Parchi <text:s/>Torino dispone di 51 parchi nell'area urbana e quelli più grandi e frequentati sono:</text:p>
          </table:table-cell>
          <table:table-cell office:value-type="string" table:style-name="ce1">
            <text:p>Si</text:p>
          </table:table-cell>
          <table:table-cell table:number-columns-repeated="16380"/>
        </table:table-row>
        <table:table-row table:style-name="ro1">
          <table:table-cell office:value-type="string" table:style-name="ce1">
            <text:p>disuso</text:p>
          </table:table-cell>
          <table:table-cell office:value-type="string" table:style-name="ce1">
            <text:p>Clot della Soma (in disuso), Clot della Soma, Rivets, Pragelato, Torino, Piemonte, Italia</text:p>
          </table:table-cell>
          <table:table-cell office:value-type="string" table:style-name="ce1">
            <text:p>Altre sale teatrali minori comprendono <text:s text:c="2"/>Vi sono inoltre diversi auditorium: <text:s/>Auditorium Rai "Arturo Toscanini", sede dell'Orchestra sinfonica nazionale della RAI Auditorium "Gianni Agnelli" del Lingotto Auditorium Intesa-Sanpaolo (interno dell'omonimo grattacielo) Auditorium "Vivaldi" (Biblioteca Nazionale) Educatorio della Provvidenza - Auditorium OrpheusDiversi edifici teatrali sono andati distrutti o caduti in disuso. Fra questi il teatro Balbo e il teatro di Torino, distrutti durante un bombardamento nel 1943, il teatro Rossini, bruciato in un incendio nel 1941, i teatri Adua, Gianduja, Gerbino e Arena torinese, smantellati, e, infine, il teatro Nazionale riconvertito a cinema;</text:p>
          </table:table-cell>
          <table:table-cell office:value-type="string" table:style-name="ce1">
            <text:p>No</text:p>
          </table:table-cell>
          <table:table-cell table:number-columns-repeated="16380"/>
        </table:table-row>
        <table:table-row table:style-name="ro1">
          <table:table-cell office:value-type="string" table:style-name="ce1">
            <text:p>disuso</text:p>
          </table:table-cell>
          <table:table-cell office:value-type="string" table:style-name="ce1">
            <text:p>Clot della Soma (in disuso), Clot della Soma, Rivets, Pragelato, Torino, Piemonte, Italia</text:p>
          </table:table-cell>
          <table:table-cell office:value-type="string" table:style-name="ce1">
            <text:p>Fra questi il teatro Balbo e il teatro di Torino, distrutti durante un bombardamento nel 1943, il teatro Rossini, bruciato in un incendio nel 1941, i teatri Adua, Gianduja, Gerbino e Arena torinese, smantellati, e, infine, il teatro Nazionale riconvertito a cinema; inoltre v'è una sala teatrale, oggi in disuso, nell'edificio storico della Cavallerizza Reale. <text:s/>Mercati A Torino sono presenti 49 mercati rionali.</text:p>
          </table:table-cell>
          <table:table-cell office:value-type="string" table:style-name="ce1">
            <text:p>No</text:p>
          </table:table-cell>
          <table:table-cell table:number-columns-repeated="16380"/>
        </table:table-row>
        <table:table-row table:style-name="ro1">
          <table:table-cell office:value-type="string" table:style-name="ce1">
            <text:p>Dora Riparia</text:p>
          </table:table-cell>
          <table:table-cell office:value-type="string" table:style-name="ce1">
            <text:p>Dora Riparia, Via Sergio Allegri, Villaggio Dora, Collegno, Torino, Piemonte, 10093, Italia</text:p>
          </table:table-cell>
          <table:table-cell office:value-type="string" table:style-name="ce1">
            <text:p>Val di Susa, che collega la città con la vicina Francia attraverso il traforo del Frejus, Valli di Lanzo, Val Sangone. Torino è detta "la città dei quattro fiumi" perché la Dora Riparia la taglia da ovest a est, scorrendo prossima al centro storico. Il fiume Po accentua la divisione tra la parte collinare e quella, quasi pianeggiante, della città, collocata tra i 220 e i 280 metri s.l.m.;</text:p>
          </table:table-cell>
          <table:table-cell office:value-type="string" table:style-name="ce1">
            <text:p>No</text:p>
          </table:table-cell>
          <table:table-cell table:number-columns-repeated="16380"/>
        </table:table-row>
        <table:table-row table:style-name="ro1">
          <table:table-cell office:value-type="string" table:style-name="ce1">
            <text:p>Duomo di Torino</text:p>
          </table:table-cell>
          <table:table-cell office:value-type="string" table:style-name="ce1">
            <text:p>Cattedrale di Santa Maria Assunta, Piazza Castello, Borghetto, Ivrea, Torino, Piemonte, 10015, Italia</text:p>
          </table:table-cell>
          <table:table-cell office:value-type="string" table:style-name="ce1">
            <text:p>Arena estiva dedicata ai classici del cinema che si svolge ogni anno, dal 2012, nel Cortile d'Onore di Palazzo Reale. Eventi recenti Ostensione della Sindone del 1998 per celebrare il centenario della prima fotografia della reliquia e il cinquecentenario del Duomo di Torino. Ostensione della Sindone del 2000 per festeggiare l'anno Giubilare del Millennio.</text:p>
          </table:table-cell>
          <table:table-cell office:value-type="string" table:style-name="ce1">
            <text:p>No</text:p>
          </table:table-cell>
          <table:table-cell table:number-columns-repeated="16380"/>
        </table:table-row>
        <table:table-row table:style-name="ro1">
          <table:table-cell office:value-type="string" table:style-name="ce1">
            <text:p>Falchera</text:p>
          </table:table-cell>
          <table:table-cell office:value-type="string" table:style-name="ce1">
            <text:p>Falchera, Circoscrizione 6, Torino, Piemonte, 10079, Italia</text:p>
          </table:table-cell>
          <table:table-cell office:value-type="string" table:style-name="ce1">
            <text:p>A che punto è la notte. Diverse riprese vennero eseguite in zona Falchera. Così ridevano.</text:p>
          </table:table-cell>
          <table:table-cell office:value-type="string" table:style-name="ce1">
            <text:p>No</text:p>
          </table:table-cell>
          <table:table-cell table:number-columns-repeated="16380"/>
        </table:table-row>
        <table:table-row table:style-name="ro1">
          <table:table-cell office:value-type="string" table:style-name="ce1">
            <text:p>Falchera</text:p>
          </table:table-cell>
          <table:table-cell office:value-type="string" table:style-name="ce1">
            <text:p>Falchera, Circoscrizione 6, Torino, Piemonte, 10079, Italia</text:p>
          </table:table-cell>
          <table:table-cell office:value-type="string" table:style-name="ce1">
            <text:p>Borgo Vittoria - Madonna di Campagna - Lucento - Vallette Circoscrizione VI: Barriera di Milano - Regio Parco - Barca - Bertolla - Falchera - Rebaudengo - Villaretto Circoscrizione VII: Aurora - Vanchiglia - Sassi - Madonna del Pilone Circoscrizione VIII:</text:p>
          </table:table-cell>
          <table:table-cell office:value-type="string" table:style-name="ce1">
            <text:p>No</text:p>
          </table:table-cell>
          <table:table-cell table:number-columns-repeated="16380"/>
        </table:table-row>
        <table:table-row table:style-name="ro1">
          <table:table-cell office:value-type="string" table:style-name="ce1">
            <text:p>Faro della Vittoria</text:p>
          </table:table-cell>
          <table:table-cell office:value-type="string" table:style-name="ce1">
            <text:p>Faro della Vittoria, Strada esterna della Vetta della Maddalena, Circoscrizione 8, Revigliasco, Torino, Piemonte, 10024, Italia</text:p>
          </table:table-cell>
          <table:table-cell office:value-type="string" table:style-name="ce1">
            <text:p>il punto più elevato del territorio comunale è il Colle della Maddalena, a 715 m s.l.m. , nei pressi del Faro della Vittoria. La città è al centro di un anfiteatro montuoso che ingloba alcune delle più belle vette alpine, il Monviso, monte sul quale nasce il Po, il Rocciamelone, e i massicci del Gran Paradiso, del Monte Bianco, e del Monte Rosa, senza dimenticare il Cervino, montagna leggendaria per gli alpinisti.</text:p>
          </table:table-cell>
          <table:table-cell office:value-type="string" table:style-name="ce1">
            <text:p>No</text:p>
          </table:table-cell>
          <table:table-cell table:number-columns-repeated="16380"/>
        </table:table-row>
        <table:table-row table:style-name="ro1">
          <table:table-cell office:value-type="string" table:style-name="ce1">
            <text:p>Fideuram</text:p>
          </table:table-cell>
          <table:table-cell office:value-type="string" table:style-name="ce1">
            <text:p>Fideuram, 16, Corso Savona, Moncalieri, Torino, Piemonte, 10024, Italia</text:p>
          </table:table-cell>
          <table:table-cell office:value-type="string" table:style-name="ce1">
            <text:p>la prima è la principale azionista del gruppo Intesa Sanpaolo, mentre la seconda fa parte della compagine azionaria di Unicredit. Anche le banche di private banking e d'investimento Fideuram e Banca Investis hanno sede a Torino, così come la più piccola Banca del Piemonte. Altre aziende di rilievo in territorio torinese sono: Lavazza, Caffè Vergnano, Martini &amp; Rossi, Alpitour, Reply, Avio Aero, Basic Net (Robe di Kappa), Carlo Pignatelli, De Fonseca, Sabelt, Sparco, Seven, Urmet, Kelémata e il Gruppo Armando Testa.</text:p>
          </table:table-cell>
          <table:table-cell office:value-type="string" table:style-name="ce1">
            <text:p>No</text:p>
          </table:table-cell>
          <table:table-cell table:number-columns-repeated="16380"/>
        </table:table-row>
        <table:table-row table:style-name="ro1">
          <table:table-cell office:value-type="string" table:style-name="ce1">
            <text:p>Fontana del Frejus</text:p>
          </table:table-cell>
          <table:table-cell office:value-type="string" table:style-name="ce1">
            <text:p>Colletto della Fontana, Monte Selletta, Prali, Torino, Piemonte, Italia</text:p>
          </table:table-cell>
          <table:table-cell office:value-type="string" table:style-name="ce1">
            <text:p>Ai lati della scalinata che conduce all'ingresso della chiesa della Gran Madre di Dio troviamo le due statue raffiguranti la Fede e la Religione, tra le quali si troverebbe il nascondiglio del Graal. La Fontana del Frejus di Piazza Statuto fu ideata dal conte Marcello Panissera per ricordare l'inaugurazione dell'omonimo traforo ed è indicata dagli esoteristi come il "cuore nero" della città, per due motivi: perché si trova ad occidente, e quindi in posizione infausta a causa del tramonto del sole, e perché qui vi era la vallis occisorum, luogo di uccisione e di sepoltura.</text:p>
          </table:table-cell>
          <table:table-cell office:value-type="string" table:style-name="ce1">
            <text:p>No</text:p>
          </table:table-cell>
          <table:table-cell table:number-columns-repeated="16380"/>
        </table:table-row>
        <table:table-row table:style-name="ro1">
          <table:table-cell office:value-type="string" table:style-name="ce1">
            <text:p>Fontana del Frejus</text:p>
          </table:table-cell>
          <table:table-cell office:value-type="string" table:style-name="ce1">
            <text:p>Colletto della Fontana, Monte Selletta, Prali, Torino, Piemonte, Italia</text:p>
          </table:table-cell>
          <table:table-cell office:value-type="string" table:style-name="ce1">
            <text:p>il rondò 'd la forca (Rotonda della forca). La tradizione racconta che l'angelo che sovrasta l'obelisco, e sul cui capo è posta una stella a cinque punte, sia Lucifero, in effetti l'angelo più bello, e che quindi in Piazza Statuto, sotto la Fontana del Frejus, si trovi la porta dell'inferno. Dal 1998 esistono tour notturni ispirati alle tradizioni letterarie che hanno fatto di Torino una città magica;</text:p>
          </table:table-cell>
          <table:table-cell office:value-type="string" table:style-name="ce1">
            <text:p>No</text:p>
          </table:table-cell>
          <table:table-cell table:number-columns-repeated="16380"/>
        </table:table-row>
        <table:table-row table:style-name="ro1">
          <table:table-cell office:value-type="string" table:style-name="ce1">
            <text:p>Fontana del Frejus di</text:p>
          </table:table-cell>
          <table:table-cell office:value-type="string" table:style-name="ce1">
            <text:p>Lago di Fontana Fredda, Cesana Torinese, Torino, Piemonte, Italia</text:p>
          </table:table-cell>
          <table:table-cell office:value-type="string" table:style-name="ce1">
            <text:p>Ai lati della scalinata che conduce all'ingresso della chiesa della Gran Madre di Dio troviamo le due statue raffiguranti la Fede e la Religione, tra le quali si troverebbe il nascondiglio del Graal. La Fontana del Frejus di Piazza Statuto fu ideata dal conte Marcello Panissera per ricordare l'inaugurazione dell'omonimo traforo ed è indicata dagli esoteristi come il "cuore nero" della città, per due motivi: perché si trova ad occidente, e quindi in posizione infausta a causa del tramonto del sole, e perché qui vi era la vallis occisorum, luogo di uccisione e di sepoltura.</text:p>
          </table:table-cell>
          <table:table-cell office:value-type="string" table:style-name="ce1">
            <text:p>No</text:p>
          </table:table-cell>
          <table:table-cell table:number-columns-repeated="16380"/>
        </table:table-row>
        <table:table-row table:style-name="ro1">
          <table:table-cell office:value-type="string" table:style-name="ce1">
            <text:p>Franchi</text:p>
          </table:table-cell>
          <table:table-cell office:value-type="string" table:style-name="ce1">
            <text:p>Borgo dei Franchi, Susa, Torino, Piemonte, 10059, Italia</text:p>
          </table:table-cell>
          <table:table-cell office:value-type="string" table:style-name="ce1">
            <text:p>Nel 312 d.C., nei suoi dintorni, ebbe luogo la Battaglia di Torino, per la successione al trono imperiale, tra le truppe di Massenzio e quelle di Costantino I, che ne uscì vincitore. <text:s/>Età medievale Dopo la caduta dell'Impero romano d'Occidente Torino passò sotto il controllo dei ostrogoti, dei Romani Orientali, poi dei Longobardi, divenendo la capitale di un loro importante ducato, e poi dei Franchi di Carlo Magno (773). Nel 940 fu fondata la Marca di Torino, controllata dalla cosiddetta "dinastia arduinica" che, attraverso il matrimonio tra Adelaide di Susa e Oddone, figlio di Umberto I Biancamano (fondatore della casa Savoia), portò la città sotto l'influenza della dinastia sabauda.</text:p>
          </table:table-cell>
          <table:table-cell office:value-type="string" table:style-name="ce1">
            <text:p>No</text:p>
          </table:table-cell>
          <table:table-cell table:number-columns-repeated="16380"/>
        </table:table-row>
        <table:table-row table:style-name="ro1">
          <table:table-cell office:value-type="string" table:style-name="ce1">
            <text:p>Francia</text:p>
          </table:table-cell>
          <table:table-cell office:value-type="string" table:style-name="ce1">
            <text:p>Francia, Cossano Canavese, Torino, Piemonte, Italia</text:p>
          </table:table-cell>
          <table:table-cell office:value-type="string" table:style-name="ce1">
            <text:p>Geografia fisica Territorio Torino sorge nella pianura delimitata dai fiumi Stura di Lanzo, Sangone e Po (quest'ultimo attraversa la città da sud verso nord), di fronte allo sbocco di alcune vallate alpine: Val di Susa, che collega la città con la vicina Francia attraverso il traforo del Frejus, Valli di Lanzo, Val Sangone. Torino è detta "la città dei quattro fiumi" perché la Dora Riparia la taglia da ovest a est, scorrendo prossima al centro storico.</text:p>
          </table:table-cell>
          <table:table-cell office:value-type="string" table:style-name="ce1">
            <text:p>No</text:p>
          </table:table-cell>
          <table:table-cell table:number-columns-repeated="16380"/>
        </table:table-row>
        <table:table-row table:style-name="ro1">
          <table:table-cell office:value-type="string" table:style-name="ce1">
            <text:p>Francia</text:p>
          </table:table-cell>
          <table:table-cell office:value-type="string" table:style-name="ce1">
            <text:p>Francia, Cossano Canavese, Torino, Piemonte, Italia</text:p>
          </table:table-cell>
          <table:table-cell office:value-type="string" table:style-name="ce1">
            <text:p>La parentesi siciliana durò effettivamente molto poco (sette anni), mentre l'unione con la Sardegna rimase tale fino al 1847, allorché Carlo Alberto di Savoia concesse la cosiddetta Fusione perfetta fra i suoi domini e quindi Torino, anche formalmente, divenne la città capitale del Regno di Sardegna, anche se di fatto tutte le decisioni più importanti venivano già prese a Torino, anche per quanto riguardava la Sardegna. <text:s/>Età contemporanea Il 26 giugno 1800 Torino ebbe una breve visita del vincitore della seconda campagna d'Italia, Napoleone Bonaparte, e poco dopo iniziarono i preparativi per l'annessione del Piemonte alla Francia. S'insediò a Torino il generale Dupont, Ministro straordinario francese per il Piemonte, che nominò una Commissione di governo composta da sette membri, sostituita poi il 4 agosto dal successore di Dupont, il generale Jourdan.</text:p>
          </table:table-cell>
          <table:table-cell office:value-type="string" table:style-name="ce1">
            <text:p>No</text:p>
          </table:table-cell>
          <table:table-cell table:number-columns-repeated="16380"/>
        </table:table-row>
        <table:table-row table:style-name="ro1">
          <table:table-cell office:value-type="string" table:style-name="ce1">
            <text:p>Francia</text:p>
          </table:table-cell>
          <table:table-cell office:value-type="string" table:style-name="ce1">
            <text:p>Francia, Cossano Canavese, Torino, Piemonte, Italia</text:p>
          </table:table-cell>
          <table:table-cell office:value-type="string" table:style-name="ce1">
            <text:p>Il 19 aprile 1801 Jourdan soppresse tutte le istituzioni governative e divenne Amministratore generale del Piemonte, assistito da un Consiglio di sei membri piemontesi e infine, dopo l'abdicazione di Carlo Emanuele IV di Savoia, il 21 settembre 1802 i sei dipartimenti in cui era stato diviso il Piemonte (Torino apparteneva al dipartimento del Po e inoltre a essa faceva capo uno dei tre circondari in cui era diviso il dipartimento stesso) furono raggruppati in una regione francese denominata Au delà des Alpes, della quale Torino divenne il capoluogo e tale rimase fino alla Restaurazione. Durante l'occupazione francese, diverse opere d'arte presero la via della Francia a causa delle spoliazioni napoleoniche. Secondo il catalogo pubblicato nel Bulletin de la Société de l'art français del 1936 delle 66 opere d'arte provenienti da Torino e inviate in Francia nel 1799, solo 46 fecero ritorno in Italia dopo il Congresso di Vienna.</text:p>
          </table:table-cell>
          <table:table-cell office:value-type="string" table:style-name="ce1">
            <text:p>No</text:p>
          </table:table-cell>
          <table:table-cell table:number-columns-repeated="16380"/>
        </table:table-row>
        <table:table-row table:style-name="ro1">
          <table:table-cell office:value-type="string" table:style-name="ce1">
            <text:p>Francia</text:p>
          </table:table-cell>
          <table:table-cell office:value-type="string" table:style-name="ce1">
            <text:p>Francia, Cossano Canavese, Torino, Piemonte, Italia</text:p>
          </table:table-cell>
          <table:table-cell office:value-type="string" table:style-name="ce1">
            <text:p>Durante l'occupazione francese, diverse opere d'arte presero la via della Francia a causa delle spoliazioni napoleoniche. Secondo il catalogo pubblicato nel Bulletin de la Société de l'art français del 1936 delle 66 opere d'arte provenienti da Torino e inviate in Francia nel 1799, solo 46 fecero ritorno in Italia dopo il Congresso di Vienna. Il Congresso di Vienna e la Restaurazione diedero al Piemonte il territorio della Liguria (precedentemente repubbliche marinare di Genova e Noli) gettando così, anche se involontariamente, le basi del processo che porterà in poco più di cinquant'anni all'Unità d'Italia.</text:p>
          </table:table-cell>
          <table:table-cell office:value-type="string" table:style-name="ce1">
            <text:p>No</text:p>
          </table:table-cell>
          <table:table-cell table:number-columns-repeated="16380"/>
        </table:table-row>
        <table:table-row table:style-name="ro1">
          <table:table-cell office:value-type="string" table:style-name="ce1">
            <text:p>Francia</text:p>
          </table:table-cell>
          <table:table-cell office:value-type="string" table:style-name="ce1">
            <text:p>Francia, Cossano Canavese, Torino, Piemonte, Italia</text:p>
          </table:table-cell>
          <table:table-cell office:value-type="string" table:style-name="ce1">
            <text:p>I boulevard di Torino sono suddivisi in due o tre diverse carreggiate: di norma i più antichi, come Corso Vittorio Emanuele, Corso Francia e Corso Regina Margherita, presentano una carreggiata centrale con almeno due corsie per senso di marcia, divisa da alberate dalle altre due carreggiate laterali, dette controviali. I viali torinesi hanno una lunghezza complessiva di 320 km.</text:p>
          </table:table-cell>
          <table:table-cell office:value-type="string" table:style-name="ce1">
            <text:p>No</text:p>
          </table:table-cell>
          <table:table-cell table:number-columns-repeated="16380"/>
        </table:table-row>
        <table:table-row table:style-name="ro1">
          <table:table-cell office:value-type="string" table:style-name="ce1">
            <text:p>Francia</text:p>
          </table:table-cell>
          <table:table-cell office:value-type="string" table:style-name="ce1">
            <text:p>Francia, Cossano Canavese, Torino, Piemonte, Italia</text:p>
          </table:table-cell>
          <table:table-cell office:value-type="string" table:style-name="ce1">
            <text:p><text:s/>Lo stile floreale Torino vanta anche cospicua presenza di edifici Liberty realizzati tra la fine del XIX e l'inizio del XX secolo. Le importanti testimonianze architettoniche di quest'epoca sono ancora percepibili in alcune zone centrali del capoluogo come i quartieri Centro, Crocetta, San Salvario e Borgo Po, ma con un'assoluta predominanza nell'area circostante il primo tratto di Corso Francia, comprendente i quartieri Cit Turin e San Donato. Sull'onda del crescente successo delle edizioni dell'Esposizione internazionale d'arte decorativa moderna (culminato con quella del 1902), Torino venne infatti considerata come una delle capitali del Liberty e vide il proliferare di questo nuovo stile in ambito prevalentemente architettonico, con contributi dei maggiori autori dell'epoca.</text:p>
          </table:table-cell>
          <table:table-cell office:value-type="string" table:style-name="ce1">
            <text:p>No</text:p>
          </table:table-cell>
          <table:table-cell table:number-columns-repeated="16380"/>
        </table:table-row>
        <table:table-row table:style-name="ro1">
          <table:table-cell office:value-type="string" table:style-name="ce1">
            <text:p>Francia</text:p>
          </table:table-cell>
          <table:table-cell office:value-type="string" table:style-name="ce1">
            <text:p>Francia, Cossano Canavese, Torino, Piemonte, Italia</text:p>
          </table:table-cell>
          <table:table-cell office:value-type="string" table:style-name="ce1">
            <text:p>Via Francigena Per Torino passa la Via Francigena, ramo del Moncenisio. L'itinerario, fra i preferiti nel Medioevo, valicato lo spartiacque Francia/Italia al Colle del Moncenisio, giunge dalla Valle di Susa terra delle grandi abbazie come Novalesa, Sacra di San Michele e Sant'Antonio di Ranverso e passando per Torino lungo il Parco Colletta tende a San Mauro Torinese e poi verso Chivasso e successivamente a Vercelli, dove si congiunge con l'altro ramo della Francigena, quella proveniente dal Colle del Gran San Bernardo. <text:s/>Società Evoluzione demografica A partire dal secondo dopoguerra, in particolare nel decennio 1951-1961,</text:p>
          </table:table-cell>
          <table:table-cell office:value-type="string" table:style-name="ce1">
            <text:p>No</text:p>
          </table:table-cell>
          <table:table-cell table:number-columns-repeated="16380"/>
        </table:table-row>
        <table:table-row table:style-name="ro1">
          <table:table-cell office:value-type="string" table:style-name="ce1">
            <text:p>Francia</text:p>
          </table:table-cell>
          <table:table-cell office:value-type="string" table:style-name="ce1">
            <text:p>Francia, Cossano Canavese, Torino, Piemonte, Italia</text:p>
          </table:table-cell>
          <table:table-cell office:value-type="string" table:style-name="ce1">
            <text:p>Ispirandosi sempre a questo film, nell'episodio La zingara di Budapest della serie TV MacGyver, fu riprodotto il famoso inseguimento nel traffico torinese, rifacendo alcune scene ed utilizzando anche scene della pellicola originale, come l'inseguimento sulla pista di collaudo automobilistico sita sul tetto dell'ex stabilimento FIAT del Lingotto. <text:s/>Cinema Torino è la città italiana in cui fu per prima stabilita l'industria cinematografica, in ragione della storica vicinanza geografica e culturale con la Francia dei fratelli Lumière. Proprio nel capoluogo piemontese, nel marzo 1896, gli inventori del cinematografo esibirono la prima proiezione di un film in Italia ed in via Po, a novembre, la prima davanti ad un pubblico pagante.</text:p>
          </table:table-cell>
          <table:table-cell office:value-type="string" table:style-name="ce1">
            <text:p>No</text:p>
          </table:table-cell>
          <table:table-cell table:number-columns-repeated="16380"/>
        </table:table-row>
        <table:table-row table:style-name="ro1">
          <table:table-cell office:value-type="string" table:style-name="ce1">
            <text:p>Francia</text:p>
          </table:table-cell>
          <table:table-cell office:value-type="string" table:style-name="ce1">
            <text:p>Francia, Cossano Canavese, Torino, Piemonte, Italia</text:p>
          </table:table-cell>
          <table:table-cell office:value-type="string" table:style-name="ce1">
            <text:p>Un poliziesco interamente girato a Torino. Sono numerosi i luoghi riconoscibili della città, come Piazza Statuto, Piazza Cavour e Corso Francia. American Gigolò.</text:p>
          </table:table-cell>
          <table:table-cell office:value-type="string" table:style-name="ce1">
            <text:p>No</text:p>
          </table:table-cell>
          <table:table-cell table:number-columns-repeated="16380"/>
        </table:table-row>
        <table:table-row table:style-name="ro1">
          <table:table-cell office:value-type="string" table:style-name="ce1">
            <text:p>Francia</text:p>
          </table:table-cell>
          <table:table-cell office:value-type="string" table:style-name="ce1">
            <text:p>Francia, Cossano Canavese, Torino, Piemonte, Italia</text:p>
          </table:table-cell>
          <table:table-cell office:value-type="string" table:style-name="ce1">
            <text:p>Nel 2014 l'UNESCO ha dichiarato Torino Città Creativa nella categoria del design. Infrastrutture e trasporti Strade Collegamenti autostradali Su Torino convergono cinque autostrade (tra cui è particolarmente importante quella in direzione della Francia) ed un raccordo autostradale: <text:s/>A4 Torino - Milano - Brescia - Verona - Venezia - Trieste A5 Torino - Ivrea - Aosta - Traforo del Monte Bianco A6 Torino - Fossano - Savona A21 Torino - Alessandria - Piacenza - Brescia A32 Torino - Susa - Bardonecchia - Traforo stradale del Frejus RA10 Torino - Caselle Torinese - Aeroporto di Torino-CaselleTangenziali La tangenzale di Torino è la A55, divisa in Tangenziale Nord e Tangenziale Sud, va da nord est fino a sud est passando in maniera semicircolare da ovest.</text:p>
          </table:table-cell>
          <table:table-cell office:value-type="string" table:style-name="ce1">
            <text:p>No</text:p>
          </table:table-cell>
          <table:table-cell table:number-columns-repeated="16380"/>
        </table:table-row>
        <table:table-row table:style-name="ro1">
          <table:table-cell office:value-type="string" table:style-name="ce1">
            <text:p>Francia</text:p>
          </table:table-cell>
          <table:table-cell office:value-type="string" table:style-name="ce1">
            <text:p>Francia, Cossano Canavese, Torino, Piemonte, Italia</text:p>
          </table:table-cell>
          <table:table-cell office:value-type="string" table:style-name="ce1">
            <text:p>La tratta urbana di competenza del GTT è quella che parte da Torino Dora e che va sino alla periferia Nord al confine con il comune di Venaria Reale (direzione Caselle Torinese - Aeroporto Sandro Pertini - Ceres). Le linee ferroviarie principali che si dipartono da Torino sono quelle che vanno verso Genova (via Asti e Alessandria), verso Milano (via Novara e Vercelli) e verso la Francia (via Bardonecchia e il Traforo ferroviario del Frejus) e Ventimiglia (via Cuneo e il Traforo ferroviario del Colle di Tenda). Ci sono poi linee minori verso Ivrea-Aosta, Mondovì-Savona, Pinerolo-Torre Pellice, Trofarello-Chieri, Cirié-Lanzo Torinese-Ceres e Rivarolo Canavese-Cuorgnè-Pont Canavese.</text:p>
          </table:table-cell>
          <table:table-cell office:value-type="string" table:style-name="ce1">
            <text:p>No</text:p>
          </table:table-cell>
          <table:table-cell table:number-columns-repeated="16380"/>
        </table:table-row>
        <table:table-row table:style-name="ro1">
          <table:table-cell office:value-type="string" table:style-name="ce1">
            <text:p>Francia</text:p>
          </table:table-cell>
          <table:table-cell office:value-type="string" table:style-name="ce1">
            <text:p>Francia, Cossano Canavese, Torino, Piemonte, Italia</text:p>
          </table:table-cell>
          <table:table-cell office:value-type="string" table:style-name="ce1">
            <text:p><text:s/>ha accordi di collaborazione con: <text:s/>e ha firmato lettere di intenti con: <text:s text:c="2"/>Smirne, Turchia, nel 2012 <text:s/>Lisbona, Portogallo, nel 2012 <text:s/>Luoyang, Cina, nel 2013 <text:s/>Nantes, Francia, nel 2013Sport <text:s/>La città di Torino ha una lunga tradizione sportiva, sede di alcune fra le prime società sportive italiane, di club pluripremiati e luogo di eventi internazionali di massimo rilievo.</text:p>
          </table:table-cell>
          <table:table-cell office:value-type="string" table:style-name="ce1">
            <text:p>No</text:p>
          </table:table-cell>
          <table:table-cell table:number-columns-repeated="16380"/>
        </table:table-row>
        <table:table-row table:style-name="ro1">
          <table:table-cell office:value-type="string" table:style-name="ce1">
            <text:p>Francia</text:p>
          </table:table-cell>
          <table:table-cell office:value-type="string" table:style-name="ce1">
            <text:p>Francia, Cossano Canavese, Torino, Piemonte, Italia</text:p>
          </table:table-cell>
          <table:table-cell office:value-type="string" table:style-name="ce1">
            <text:p>Fu nel capoluogo sabaudo, infatti, che nel 1910 si tenne la prima documentata partita di rugby a 15 mai disputata in Italia, un incontro dimostrativo tra il parigino SC Universitaire e la ginevrina Servette, e ivi nacque il primo club rugbistico italiano, che durò solo il tempo di un incontro amichevole contro una selezione di rugby del Pro Vercelli. Nel 1952, inoltre, Torino il primo incontro interno della Nazionale italiana a XIII, una sconfitta 18-22 contro la Francia (solo nel 2008 la Nazionale a XV disputò il suo primo incontro a Torino, una sconfitta 15-22 contro l'Argentina). Realtà prestigiose, nelle rispettive discipline, sono poi la Juventus Women (calcio femminile, cinque volte Campionesse d'Italia), i Giaguari Torino (football americano, campioni nel 1991), la Sisport (pallacanestro femminile, 5 scudetti ed una Coppa dei Campioni) e la CUS Torino (pallavolo maschile, 4 scudetti ed una Coppa dei Campioni).</text:p>
          </table:table-cell>
          <table:table-cell office:value-type="string" table:style-name="ce1">
            <text:p>No</text:p>
          </table:table-cell>
          <table:table-cell table:number-columns-repeated="16380"/>
        </table:table-row>
        <table:table-row table:style-name="ro1">
          <table:table-cell office:value-type="string" table:style-name="ce1">
            <text:p>Francigena</text:p>
          </table:table-cell>
          <table:table-cell office:value-type="string" table:style-name="ce1">
            <text:p>Via Francigena, Grangetta, Condove, Torino, Piemonte, 10055, Italia</text:p>
          </table:table-cell>
          <table:table-cell office:value-type="string" table:style-name="ce1">
            <text:p>Due spettacolari esemplari di carpino bianco (Carpinus betulus) arricchiscono il grande Parco della Rimembranza che si dispiega lungo il Colle della Maddalena. Via Francigena Per Torino passa la Via Francigena, ramo del Moncenisio. L'itinerario, fra i preferiti nel Medioevo, valicato lo spartiacque Francia/Italia al Colle del Moncenisio, giunge dalla Valle di Susa terra delle grandi abbazie come Novalesa, Sacra di San Michele e Sant'Antonio di Ranverso e passando per Torino lungo il Parco Colletta tende a San Mauro Torinese e poi verso Chivasso e successivamente a Vercelli, dove si congiunge con l'altro ramo della Francigena, quella proveniente dal Colle del Gran San Bernardo.</text:p>
          </table:table-cell>
          <table:table-cell office:value-type="string" table:style-name="ce1">
            <text:p>No</text:p>
          </table:table-cell>
          <table:table-cell table:number-columns-repeated="16380"/>
        </table:table-row>
        <table:table-row table:style-name="ro1">
          <table:table-cell office:value-type="string" table:style-name="ce1">
            <text:p>Francigena</text:p>
          </table:table-cell>
          <table:table-cell office:value-type="string" table:style-name="ce1">
            <text:p>Via Francigena, Grangetta, Condove, Torino, Piemonte, 10055, Italia</text:p>
          </table:table-cell>
          <table:table-cell office:value-type="string" table:style-name="ce1">
            <text:p>Via Francigena Per Torino passa la Via Francigena, ramo del Moncenisio. L'itinerario, fra i preferiti nel Medioevo, valicato lo spartiacque Francia/Italia al Colle del Moncenisio, giunge dalla Valle di Susa terra delle grandi abbazie come Novalesa, Sacra di San Michele e Sant'Antonio di Ranverso e passando per Torino lungo il Parco Colletta tende a San Mauro Torinese e poi verso Chivasso e successivamente a Vercelli, dove si congiunge con l'altro ramo della Francigena, quella proveniente dal Colle del Gran San Bernardo. <text:s/>Società Evoluzione demografica A partire dal secondo dopoguerra, in particolare nel decennio 1951-1961,</text:p>
          </table:table-cell>
          <table:table-cell office:value-type="string" table:style-name="ce1">
            <text:p>No</text:p>
          </table:table-cell>
          <table:table-cell table:number-columns-repeated="16380"/>
        </table:table-row>
        <table:table-row table:style-name="ro1">
          <table:table-cell office:value-type="string" table:style-name="ce1">
            <text:p>Galleria civica d'arte moderna</text:p>
          </table:table-cell>
          <table:table-cell office:value-type="string" table:style-name="ce1">
            <text:p>Galleria civica d'Arte Moderna e Contemporanea, Via Vincenzo Vela, Crocetta, Circoscrizione 1, Torino, Piemonte, 10100, Italia</text:p>
          </table:table-cell>
          <table:table-cell office:value-type="string" table:style-name="ce1">
            <text:p>Istruzione Biblioteche e archivi La città ospita alcune importanti biblioteche: la Biblioteca nazionale di Torino e la Biblioteca Reale di proprietà dello Stato, la Biblioteca civica centrale e molte collezioni specializzate come la Biblioteca internazionale di cinema e fotografia Mario Gromo, la Biblioteca Nazionale del Club Alpino Italiano, la Biblioteca della Fondazione Luigi Einaudi, le biblioteche d'arte della Galleria civica d'arte moderna e contemporanea e dell'Accademia Albertina. Altre importanti biblioteche antiche sono la Biblioteca dell'Accademia delle Scienze, la Biblioteca della Scuola di Applicazione dell'Esercito (con sede nello juvarriano Palazzo dell'Arsenale), la Biblioteca dell'Archivio di Stato e la Biblioteca Provinciale dei Frati minori cappuccini, situata all'interno del Convento dei Monti Cappuccini.</text:p>
          </table:table-cell>
          <table:table-cell office:value-type="string" table:style-name="ce1">
            <text:p>Si</text:p>
          </table:table-cell>
          <table:table-cell table:number-columns-repeated="16380"/>
        </table:table-row>
        <table:table-row table:style-name="ro1">
          <table:table-cell office:value-type="string" table:style-name="ce1">
            <text:p>Galleria civica d'arte moderna</text:p>
          </table:table-cell>
          <table:table-cell office:value-type="string" table:style-name="ce1">
            <text:p>Galleria civica d'Arte Moderna e Contemporanea, Via Vincenzo Vela, Crocetta, Circoscrizione 1, Torino, Piemonte, 10100, Italia</text:p>
          </table:table-cell>
          <table:table-cell office:value-type="string" table:style-name="ce1">
            <text:p>Per l'arte figurativa è da citare la Galleria Sabauda (una delle più importanti pinacoteche d'Italia), che ospita dipinti per il periodo che va dal XII al XVIII secolo. Per l'arte moderna e contemporanea vi sono la Galleria civica d'arte moderna e contemporanea (il secondo museo di arte moderna in Italia, con 5.000 dipinti e 400 sculture), il Museo civico d'arte antica di Palazzo Madama, la Fondazione Sandretto Re Rebaudengo contenente esposizioni degli artisti contemporanei provenienti da tutto il mondo e la Pinacoteca Giovanni e Marella Agnelli e la Fondazione Merz. Considerando che la vicina Rivoli ospita nell'omonimo castello il Museo d'Arte Contemporanea, Torino può essere considerata come il più importante polo museale italiano per l'arte contemporanea.</text:p>
          </table:table-cell>
          <table:table-cell office:value-type="string" table:style-name="ce1">
            <text:p>Si</text:p>
          </table:table-cell>
          <table:table-cell table:number-columns-repeated="16380"/>
        </table:table-row>
        <table:table-row table:style-name="ro1">
          <table:table-cell office:value-type="string" table:style-name="ce1">
            <text:p>Galleria Sabauda</text:p>
          </table:table-cell>
          <table:table-cell office:value-type="string" table:style-name="ce1">
            <text:p>Galleria Sabauda, 86, Via Venti Settembre, Centro, Circoscrizione 1, Torino, Piemonte, 10122, Italia</text:p>
          </table:table-cell>
          <table:table-cell office:value-type="string" table:style-name="ce1">
            <text:p>il Museo Egizio (il secondo più importante al mondo dopo quello de Il Cairo); la Galleria Sabauda (significativa raccolta di dipinti); Palazzo Carignano (progettato da Guarini e sede della prima Camera dei deputati del Parlamento italiano) e l'imponente Palazzo Madama.</text:p>
          </table:table-cell>
          <table:table-cell office:value-type="string" table:style-name="ce1">
            <text:p>Si</text:p>
          </table:table-cell>
          <table:table-cell table:number-columns-repeated="16380"/>
        </table:table-row>
        <table:table-row table:style-name="ro1">
          <table:table-cell office:value-type="string" table:style-name="ce1">
            <text:p>Galleria Sabauda</text:p>
          </table:table-cell>
          <table:table-cell office:value-type="string" table:style-name="ce1">
            <text:p>Galleria Sabauda, 86, Via Venti Settembre, Centro, Circoscrizione 1, Torino, Piemonte, 10122, Italia</text:p>
          </table:table-cell>
          <table:table-cell office:value-type="string" table:style-name="ce1">
            <text:p>vi si trovano infatti opere di Leonardo da Vinci, Antonello da Messina, Beato Angelico, Andrea Mantegna, ma anche di Van Eyck, Rembrandt, Van Dyck. Per l'arte figurativa è da citare la Galleria Sabauda (una delle più importanti pinacoteche d'Italia), che ospita dipinti per il periodo che va dal XII al XVIII secolo. Per l'arte moderna e contemporanea vi sono la Galleria civica d'arte moderna e contemporanea (il secondo museo di arte moderna in Italia, con 5.000 dipinti e 400 sculture), il Museo civico d'arte antica di Palazzo Madama, la Fondazione Sandretto Re Rebaudengo contenente esposizioni degli artisti contemporanei provenienti da tutto il mondo e la Pinacoteca Giovanni e Marella Agnelli e la Fondazione Merz.</text:p>
          </table:table-cell>
          <table:table-cell office:value-type="string" table:style-name="ce1">
            <text:p>Si</text:p>
          </table:table-cell>
          <table:table-cell table:number-columns-repeated="16380"/>
        </table:table-row>
        <table:table-row table:style-name="ro1">
          <table:table-cell office:value-type="string" table:style-name="ce1">
            <text:p>Galleria Sabauda</text:p>
          </table:table-cell>
          <table:table-cell office:value-type="string" table:style-name="ce1">
            <text:p>Galleria Sabauda, 86, Via Venti Settembre, Centro, Circoscrizione 1, Torino, Piemonte, 10122, Italia</text:p>
          </table:table-cell>
          <table:table-cell office:value-type="string" table:style-name="ce1">
            <text:p>il Museo Egizio (il secondo più importante al mondo dopo quello de Il Cairo); la Galleria Sabauda (significativa raccolta di dipinti); Palazzo Carignano (progettato da Guarini e sede della prima Camera dei deputati del Parlamento italiano) e l'imponente Palazzo Madama.</text:p>
          </table:table-cell>
          <table:table-cell office:value-type="string" table:style-name="ce1">
            <text:p>Si</text:p>
          </table:table-cell>
          <table:table-cell table:number-columns-repeated="16380"/>
        </table:table-row>
        <table:table-row table:style-name="ro1">
          <table:table-cell office:value-type="string" table:style-name="ce1">
            <text:p>Galleria Sabauda</text:p>
          </table:table-cell>
          <table:table-cell office:value-type="string" table:style-name="ce1">
            <text:p>Galleria Sabauda, 86, Via Venti Settembre, Centro, Circoscrizione 1, Torino, Piemonte, 10122, Italia</text:p>
          </table:table-cell>
          <table:table-cell office:value-type="string" table:style-name="ce1">
            <text:p>vi si trovano infatti opere di Leonardo da Vinci, Antonello da Messina, Beato Angelico, Andrea Mantegna, ma anche di Van Eyck, Rembrandt, Van Dyck. Per l'arte figurativa è da citare la Galleria Sabauda (una delle più importanti pinacoteche d'Italia), che ospita dipinti per il periodo che va dal XII al XVIII secolo. Per l'arte moderna e contemporanea vi sono la Galleria civica d'arte moderna e contemporanea (il secondo museo di arte moderna in Italia, con 5.000 dipinti e 400 sculture), il Museo civico d'arte antica di Palazzo Madama, la Fondazione Sandretto Re Rebaudengo contenente esposizioni degli artisti contemporanei provenienti da tutto il mondo e la Pinacoteca Giovanni e Marella Agnelli e la Fondazione Merz.</text:p>
          </table:table-cell>
          <table:table-cell office:value-type="string" table:style-name="ce1">
            <text:p>Si</text:p>
          </table:table-cell>
          <table:table-cell table:number-columns-repeated="16380"/>
        </table:table-row>
        <table:table-row table:style-name="ro1">
          <table:table-cell office:value-type="string" table:style-name="ce1">
            <text:p>Galleria San Federico</text:p>
          </table:table-cell>
          <table:table-cell office:value-type="string" table:style-name="ce1">
            <text:p>Galleria San Federico, Centro, Circoscrizione 1, Torino, Piemonte, 1023, Italia</text:p>
          </table:table-cell>
          <table:table-cell office:value-type="string" table:style-name="ce1">
            <text:p>Vincere. Il film è stato girato in diverse location torinesi, tra cui via Palazzo di Città, Galleria San Federico, l’ex manicomio di Collegno e l’ex “Poveri Vecchi”. La solitudine dei numeri primi.</text:p>
          </table:table-cell>
          <table:table-cell office:value-type="string" table:style-name="ce1">
            <text:p>Si</text:p>
          </table:table-cell>
          <table:table-cell table:number-columns-repeated="16380"/>
        </table:table-row>
        <table:table-row table:style-name="ro1">
          <table:table-cell office:value-type="string" table:style-name="ce1">
            <text:p>Galleria Subalpina</text:p>
          </table:table-cell>
          <table:table-cell office:value-type="string" table:style-name="ce1">
            <text:p>Galleria dell'Industria Subalpina, Centro, Circoscrizione 1, Torino, Piemonte, 1023, Italia</text:p>
          </table:table-cell>
          <table:table-cell office:value-type="string" table:style-name="ce1">
            <text:p><text:s/>Palazzo Reale e la zona di comando (o musei reali) Palazzo Madama Palazzo Carignano Castello del Valentino Villa della ReginaA questi si aggiunge la Basilica di Superga la quale, pur facendo parte del circuito delle residenze sabaude, non è compresa nella lista UNESCO. <text:s/>Immagini di residenze sabaude <text:s text:c="4"/>Altre opere architettoniche notevoli Carceri Nuove Cisternone Galleria Subalpina Lingotto Opera per Torino Grattacielo Intesa Sanpaolo Grattacielo della Regione Piemonte Cascina Giajone Cascina RoccafrancaChiese e luoghi di culto <text:s/>Numerosi sono gli edifici di culto presenti nella città di Torino. Si tratta, nella stragrande maggioranza, di chiese cattoliche.</text:p>
          </table:table-cell>
          <table:table-cell office:value-type="string" table:style-name="ce1">
            <text:p>Si</text:p>
          </table:table-cell>
          <table:table-cell table:number-columns-repeated="16380"/>
        </table:table-row>
        <table:table-row table:style-name="ro1">
          <table:table-cell office:value-type="string" table:style-name="ce1">
            <text:p>Galleria Subalpina</text:p>
          </table:table-cell>
          <table:table-cell office:value-type="string" table:style-name="ce1">
            <text:p>Galleria dell'Industria Subalpina, Centro, Circoscrizione 1, Torino, Piemonte, 1023, Italia</text:p>
          </table:table-cell>
          <table:table-cell office:value-type="string" table:style-name="ce1">
            <text:p>entrambi hanno cessato la loro attività nel 2013. Sono nati a Torino il primo cinema d'essai italiano (il Romano nella Galleria Subalpina, nel 1971), la principale associazione cinematografica nazionale (l'Aiace Torino) e la prima multisala del Paese (l'Eliseo, nel 1983). Nel 2007 è stata fondata a Torino la casa di distribuzione cinematografica italiana Movies Inspired, con sede legale (dal 2014) nello storico Cinema Classico (già Impero - Vittorio Veneto - Empire).</text:p>
          </table:table-cell>
          <table:table-cell office:value-type="string" table:style-name="ce1">
            <text:p>Si</text:p>
          </table:table-cell>
          <table:table-cell table:number-columns-repeated="16380"/>
        </table:table-row>
        <table:table-row table:style-name="ro1">
          <table:table-cell office:value-type="string" table:style-name="ce1">
            <text:p>Gianduja</text:p>
          </table:table-cell>
          <table:table-cell office:value-type="string" table:style-name="ce1">
            <text:p>Caffè Wine Gianduja, 3, Via Giacomo Matteotti, San Maurizio Canavese, Torino, Piemonte, 10077, Italia</text:p>
          </table:table-cell>
          <table:table-cell office:value-type="string" table:style-name="ce1">
            <text:p><text:s/>Auditorium Rai "Arturo Toscanini", sede dell'Orchestra sinfonica nazionale della RAI Auditorium "Gianni Agnelli" del Lingotto Auditorium Intesa-Sanpaolo (interno dell'omonimo grattacielo) Auditorium "Vivaldi" (Biblioteca Nazionale) Educatorio della Provvidenza - Auditorium OrpheusDiversi edifici teatrali sono andati distrutti o caduti in disuso. Fra questi il teatro Balbo e il teatro di Torino, distrutti durante un bombardamento nel 1943, il teatro Rossini, bruciato in un incendio nel 1941, i teatri Adua, Gianduja, Gerbino e Arena torinese, smantellati, e, infine, il teatro Nazionale riconvertito a cinema; inoltre v'è una sala teatrale, oggi in disuso, nell'edificio storico della Cavallerizza Reale.</text:p>
          </table:table-cell>
          <table:table-cell office:value-type="string" table:style-name="ce1">
            <text:p>No</text:p>
          </table:table-cell>
          <table:table-cell table:number-columns-repeated="16380"/>
        </table:table-row>
        <table:table-row table:style-name="ro1">
          <table:table-cell office:value-type="string" table:style-name="ce1">
            <text:p>Giardino Roccioso</text:p>
          </table:table-cell>
          <table:table-cell office:value-type="string" table:style-name="ce1">
            <text:p>Giardino Roccioso, Viale Virgilio, San Salvario, Circoscrizione 8, Torino, Piemonte, 10125, Italia</text:p>
          </table:table-cell>
          <table:table-cell office:value-type="string" table:style-name="ce1">
            <text:p>Alberi monumentali e secolari Torino ospita diversi grandi alberi. Dal grande platano del Parco della Tesoriera (660 cm di circonferenza del tronco, oltre due secoli di vita) ai platani del Parco del Valentino, dalle metasequoie del Giardino Roccioso inaugurato nel 1961 agli alberi più annosi dell'Orto Botanico fondato nel 1729, adiacente alle mura del Castello del Valentino. Torino ospita anche alberi esotici secolari come le sequoie costali (Sequoia sempervirens) dei parchi collinari di Villa Genero e Giacomo Leopardi, i numerosi esemplari di Noce del Caucaso (Pterocarya fraxinifolia) che costeggiano il Po e compaiono in parchi pubblici come i Giardini Cavour, il giardino Sambuy, i Giardini Reali Bassi (lungo Corso San Maurizio), il parco Millefonti.</text:p>
          </table:table-cell>
          <table:table-cell office:value-type="string" table:style-name="ce1">
            <text:p>Si</text:p>
          </table:table-cell>
          <table:table-cell table:number-columns-repeated="16380"/>
        </table:table-row>
        <table:table-row table:style-name="ro1">
          <table:table-cell office:value-type="string" table:style-name="ce1">
            <text:p>Ginevra</text:p>
          </table:table-cell>
          <table:table-cell office:value-type="string" table:style-name="ce1">
            <text:p>Gelateria Ginevra, Piazza della Libertà, Torre Pellice, Torino, Piemonte, 10066, Italia</text:p>
          </table:table-cell>
          <table:table-cell office:value-type="string" table:style-name="ce1">
            <text:p>Torino dista 57 km da Asti, 79 km da Vercelli, 84 km da Biella, 93 km da Alessandria, 96 km da Novara, 98 km da Cuneo, 155 km da Verbania. Il confine francese dista circa 70 km nei pressi del Colle del Moncenisio, mentre sono 206 i chilometri che separano Piazza Castello da Chambery, 222 da Nizza, 250 da Ginevra e 314 da Lione. Il 19 marzo 2016 l'UNESCO ha riconosciuto il parco del Po e la collina torinese come riserva della biosfera, mentre nel 2020 la FAO e l'Arbor Day Foundation hanno conferito alla città di Torino il riconoscimento di Tree City of the World 2019.</text:p>
          </table:table-cell>
          <table:table-cell office:value-type="string" table:style-name="ce1">
            <text:p>No</text:p>
          </table:table-cell>
          <table:table-cell table:number-columns-repeated="16380"/>
        </table:table-row>
        <table:table-row table:style-name="ro1">
          <table:table-cell office:value-type="string" table:style-name="ce1">
            <text:p>Gran Madre di Dio</text:p>
          </table:table-cell>
          <table:table-cell office:value-type="string" table:style-name="ce1">
            <text:p>Gran Madre, 1, Piazza Gran Madre di Dio, Borgo Po, Circoscrizione 8, Torino, Piemonte, 10131, Italia</text:p>
          </table:table-cell>
          <table:table-cell office:value-type="string" table:style-name="ce1">
            <text:p>Da qualche tempo vi sono in città dei tour operator che organizzano anche visite guidate sui misteri di Torino. Per gli esoteristi la magia positiva di Torino nasce dal "cuore bianco" di piazza Castello, dal Duomo che custodisce la Sacra Sindone alla Gran Madre di Dio e fino alla Mole Antonelliana, che indica il cielo. Ai lati della scalinata che conduce all'ingresso della chiesa della Gran Madre di Dio troviamo le due statue raffiguranti la Fede e la Religione, tra le quali si troverebbe il nascondiglio del Graal.</text:p>
          </table:table-cell>
          <table:table-cell office:value-type="string" table:style-name="ce1">
            <text:p>Si</text:p>
          </table:table-cell>
          <table:table-cell table:number-columns-repeated="16380"/>
        </table:table-row>
        <table:table-row table:style-name="ro1">
          <table:table-cell office:value-type="string" table:style-name="ce1">
            <text:p>Gran Madre di Dio</text:p>
          </table:table-cell>
          <table:table-cell office:value-type="string" table:style-name="ce1">
            <text:p>Gran Madre, 1, Piazza Gran Madre di Dio, Borgo Po, Circoscrizione 8, Torino, Piemonte, 10131, Italia</text:p>
          </table:table-cell>
          <table:table-cell office:value-type="string" table:style-name="ce1">
            <text:p>Per gli esoteristi la magia positiva di Torino nasce dal "cuore bianco" di piazza Castello, dal Duomo che custodisce la Sacra Sindone alla Gran Madre di Dio e fino alla Mole Antonelliana, che indica il cielo. Ai lati della scalinata che conduce all'ingresso della chiesa della Gran Madre di Dio troviamo le due statue raffiguranti la Fede e la Religione, tra le quali si troverebbe il nascondiglio del Graal. La Fontana del Frejus di Piazza Statuto fu ideata dal conte Marcello Panissera per ricordare l'inaugurazione dell'omonimo traforo ed è indicata dagli esoteristi come il "cuore nero" della città, per due motivi:</text:p>
          </table:table-cell>
          <table:table-cell office:value-type="string" table:style-name="ce1">
            <text:p>Si</text:p>
          </table:table-cell>
          <table:table-cell table:number-columns-repeated="16380"/>
        </table:table-row>
        <table:table-row table:style-name="ro1">
          <table:table-cell office:value-type="string" table:style-name="ce1">
            <text:p>Gran Paradiso, del</text:p>
          </table:table-cell>
          <table:table-cell office:value-type="string" table:style-name="ce1">
            <text:p>Gran Paradiso, Via Val della Torre, Madonna di Campagna, Circoscrizione 5, Torino, Piemonte, 10149, Italia</text:p>
          </table:table-cell>
          <table:table-cell office:value-type="string" table:style-name="ce1">
            <text:p>, nei pressi del Faro della Vittoria. La città è al centro di un anfiteatro montuoso che ingloba alcune delle più belle vette alpine, il Monviso, monte sul quale nasce il Po, il Rocciamelone, e i massicci del Gran Paradiso, del Monte Bianco, e del Monte Rosa, senza dimenticare il Cervino, montagna leggendaria per gli alpinisti. Torino dista 57 km da Asti, 79 km da Vercelli, 84 km da Biella, 93 km da Alessandria, 96 km da Novara, 98 km da Cuneo, 155 km da Verbania.</text:p>
          </table:table-cell>
          <table:table-cell office:value-type="string" table:style-name="ce1">
            <text:p>No</text:p>
          </table:table-cell>
          <table:table-cell table:number-columns-repeated="16380"/>
        </table:table-row>
        <table:table-row table:style-name="ro1">
          <table:table-cell office:value-type="string" table:style-name="ce1">
            <text:p>Grand Tour</text:p>
          </table:table-cell>
          <table:table-cell office:value-type="string" table:style-name="ce1">
            <text:p>Tour Jaune de Barabbas, Bardonecchia, Torino, Piemonte, Italia</text:p>
          </table:table-cell>
          <table:table-cell office:value-type="string" table:style-name="ce1">
            <text:p>Cultura Citazioni Definita da Le Corbusier come «...la città con la più bella posizione naturale del mondo», celebrata da numerosi personaggi storici, tra cui Friedrich Nietzsche, Mark Twain e Jean-Jacques Rousseau, il quale descrisse il suo panorama dalla collina di Superga come «...il più bello spettacolo che possa colpire l'occhio umano», è una delle più importanti città barocche d'Europa ed è considerata, insieme a Milano e Palermo, la capitale italiana dell'Art Nouveau, di cui sono grande esempio, fra l'altro, i suoi innumerevoli e famosi caffè storici, fioriti soprattutto nel periodo risorgimentale e della Belle Époque. <text:s/>Turismo Nel passato Già meta del Grand Tour, Torino è una delle prime città italiane ad aver avuto un'organizzazione turistica nella storia; ad esempio, per i trecento anni del miracolo del SS.</text:p>
          </table:table-cell>
          <table:table-cell office:value-type="string" table:style-name="ce1">
            <text:p>No</text:p>
          </table:table-cell>
          <table:table-cell table:number-columns-repeated="16380"/>
        </table:table-row>
        <table:table-row table:style-name="ro1">
          <table:table-cell office:value-type="string" table:style-name="ce1">
            <text:p>Grande École</text:p>
          </table:table-cell>
          <table:table-cell office:value-type="string" table:style-name="ce1">
            <text:p>Parco Nazionale Gran Paradiso, Torino, Valle d'Aosta / Vallée d'Aoste, Italia</text:p>
          </table:table-cell>
          <table:table-cell office:value-type="string" table:style-name="ce1">
            <text:p>A Torino ha inoltre sede uno dei cinque campus europei dell'ESCP Business School. Gli altri campus europei di questa Grande École sono: Parigi, Londra, Berlino e Madrid.</text:p>
          </table:table-cell>
          <table:table-cell office:value-type="string" table:style-name="ce1">
            <text:p>No</text:p>
          </table:table-cell>
          <table:table-cell table:number-columns-repeated="16380"/>
        </table:table-row>
        <table:table-row table:style-name="ro1">
          <table:table-cell office:value-type="string" table:style-name="ce1">
            <text:p>Il Politecnico</text:p>
          </table:table-cell>
          <table:table-cell office:value-type="string" table:style-name="ce1">
            <text:p>Politecnico, Corso Duca degli Abruzzi, Crocetta, Circoscrizione 1, Torino, Piemonte, 10129, Italia</text:p>
          </table:table-cell>
          <table:table-cell office:value-type="string" table:style-name="ce1">
            <text:p>l'Università degli Studi ne dispone di 50, tra cui spicca la Biblioteca Interdipartimentale di Scienze Religiose Erik Peterson. Il Politecnico dispone di 17 biblioteche. La consultazione dei volumi è libera per tutti, ma il prestito è riservato ai soli iscritti alle varie facoltà.</text:p>
          </table:table-cell>
          <table:table-cell office:value-type="string" table:style-name="ce1">
            <text:p>Si</text:p>
          </table:table-cell>
          <table:table-cell table:number-columns-repeated="16380"/>
        </table:table-row>
        <table:table-row table:style-name="ro1">
          <table:table-cell office:value-type="string" table:style-name="ce1">
            <text:p>Ingegneria</text:p>
          </table:table-cell>
          <table:table-cell office:value-type="string" table:style-name="ce1">
            <text:p>DIMEAS – Dipartimento di Ingegneria Meccanica e Aerospaziale, Via Giuseppe Peano, Crocetta, Circoscrizione 1, Torino, Piemonte, 10129, Italia</text:p>
          </table:table-cell>
          <table:table-cell office:value-type="string" table:style-name="ce1">
            <text:p>FCA Italy, Comau, Teksid, Magneti Marelli, Italdesign Giugiaro, Pininfarina, Iveco. Il forte radicamento del settore automobilistico nel territorio è favorito anche da un sistema universitario con percorsi di studio esclusivi a livello nazionale (il Politecnico di Torino è l'unico in Italia ad avere un corso di laurea in Ingegneria dell'autoveicolo) e la presenza di importanti università di design come l'IED e l'IAAD. In territorio torinese ci sono centri direzionali e stabilimenti produttivi di CNH Industrial, operante nel settore dei capital goods e tra i principali leader del settore e di Fiat Chrysler Automobiles dove Torino è diventata nodale per la crescita di Maserati:</text:p>
          </table:table-cell>
          <table:table-cell office:value-type="string" table:style-name="ce1">
            <text:p>No</text:p>
          </table:table-cell>
          <table:table-cell table:number-columns-repeated="16380"/>
        </table:table-row>
        <table:table-row table:style-name="ro1">
          <table:table-cell office:value-type="string" table:style-name="ce1">
            <text:p>Istituto nazionale di ricerca metrologica</text:p>
          </table:table-cell>
          <table:table-cell office:value-type="string" table:style-name="ce1">
            <text:p>Istituto Nazionale di Ricerca Metrologica, Strada Castello di Mirafiori, Mirafiori Sud, Circoscrizione 2, Torino, Piemonte, 10135, Italia</text:p>
          </table:table-cell>
          <table:table-cell office:value-type="string" table:style-name="ce1">
            <text:p>Qui, infatti si trovano: <text:s/>l'Accademia delle Scienze, fondata nel 1757 l'Istituto nazionale di ricerca metrologica (INRiM), istituito con DL 38/2004 dalla fusione dell'Istituto elettrotecnico nazionale Galileo Ferraris con l'Istituto di metrologia "Gustavo Colonnetti" del CNR il Centro ricerche e innovazione tecnologica Rai, sito in Corso Giambone l'Istituto per l'Interscambio Scientifico l'Accademia di medicina di Torino Telecom Italia Lab (già CSELT) l'Accademia d'Agricoltura il Centro sperimentale cinematografico appartenente alla Scuola nazionale di cinemaTorino è da sempre una città molto vivace dal punto di vista della ricerca scientifica ed applicata in diverse discipline. Essa, nel tempo, ha conseguito diversi primati.</text:p>
          </table:table-cell>
          <table:table-cell office:value-type="string" table:style-name="ce1">
            <text:p>Si</text:p>
          </table:table-cell>
          <table:table-cell table:number-columns-repeated="16380"/>
        </table:table-row>
        <table:table-row table:style-name="ro1">
          <table:table-cell office:value-type="string" table:style-name="ce1">
            <text:p>Ivrea-Aosta</text:p>
          </table:table-cell>
          <table:table-cell office:value-type="string" table:style-name="ce1">
            <text:p>Ivrea (v. Aosta 83), Via Aosta, Culoto, Ivrea, Torino, Piemonte, 10015, Italia</text:p>
          </table:table-cell>
          <table:table-cell office:value-type="string" table:style-name="ce1">
            <text:p>Le linee ferroviarie principali che si dipartono da Torino sono quelle che vanno verso Genova (via Asti e Alessandria), verso Milano (via Novara e Vercelli) e verso la Francia (via Bardonecchia e il Traforo ferroviario del Frejus) e Ventimiglia (via Cuneo e il Traforo ferroviario del Colle di Tenda). Ci sono poi linee minori verso Ivrea-Aosta, Mondovì-Savona, Pinerolo-Torre Pellice, Trofarello-Chieri, Cirié-Lanzo Torinese-Ceres e Rivarolo Canavese-Cuorgnè-Pont Canavese. <text:s/>Passante ferroviario e Servizio ferroviario metropolitano (SFM) Il servizio ferroviario metropolitano di Torino (SFM)</text:p>
          </table:table-cell>
          <table:table-cell office:value-type="string" table:style-name="ce1">
            <text:p>No</text:p>
          </table:table-cell>
          <table:table-cell table:number-columns-repeated="16380"/>
        </table:table-row>
        <table:table-row table:style-name="ro1">
          <table:table-cell office:value-type="string" table:style-name="ce1">
            <text:p>Juvarra</text:p>
          </table:table-cell>
          <table:table-cell office:value-type="string" table:style-name="ce1">
            <text:p>Via Filippo Juvarra, Centro, Circoscrizione 1, Torino, Piemonte, 10140, Italia</text:p>
          </table:table-cell>
          <table:table-cell office:value-type="string" table:style-name="ce1">
            <text:p><text:s/>Palazzo Madama e Casaforte degli Acaja, il cui corpo centrale fu costruito fra i secoli XIII e XV in stile gotico ampliando e inglobando la struttura dell'originale Porta Decumana d'epoca romana e conferendo al palazzo l'aspetto di un castello, che verrà completato nei secoli successivi con la facciata settecentesca dello Juvarra; chiesa di San Domenico, situata nell'omonima via; fu edificata nel XIV secolo e rappresenta l'unico monumento completo autenticamente medioevale dell'intera città, pur se modificata in epoca barocca e riportata successivamente alle originali forme gotiche tramite restauri conservativi ottocenteschi;</text:p>
          </table:table-cell>
          <table:table-cell office:value-type="string" table:style-name="ce1">
            <text:p>No</text:p>
          </table:table-cell>
          <table:table-cell table:number-columns-repeated="16380"/>
        </table:table-row>
        <table:table-row table:style-name="ro1">
          <table:table-cell office:value-type="string" table:style-name="ce1">
            <text:p>Juvarra</text:p>
          </table:table-cell>
          <table:table-cell office:value-type="string" table:style-name="ce1">
            <text:p>Via Filippo Juvarra, Centro, Circoscrizione 1, Torino, Piemonte, 10140, Italia</text:p>
          </table:table-cell>
          <table:table-cell office:value-type="string" table:style-name="ce1">
            <text:p>Duomo; edificato fra il 1491 e il 1498, costituisce l'unico esempio di luogo di culto in stile rinascimentale della città; campanili romanici della basilica della Consolata (risalente al X secolo), del Duomo (quattrocentesco, poi completato nel XVIII secolo dallo Juvarra) e della chiesa di Sant'Agostino (XV secolo); Casa dei Romagnano, resti medievali in via dei Mercanti 9; Casa del Senato, in piazza IV Marzo 17;</text:p>
          </table:table-cell>
          <table:table-cell office:value-type="string" table:style-name="ce1">
            <text:p>No</text:p>
          </table:table-cell>
          <table:table-cell table:number-columns-repeated="16380"/>
        </table:table-row>
        <table:table-row table:style-name="ro1">
          <table:table-cell office:value-type="string" table:style-name="ce1">
            <text:p>Juvarra</text:p>
          </table:table-cell>
          <table:table-cell office:value-type="string" table:style-name="ce1">
            <text:p>Via Filippo Juvarra, Centro, Circoscrizione 1, Torino, Piemonte, 10140, Italia</text:p>
          </table:table-cell>
          <table:table-cell office:value-type="string" table:style-name="ce1">
            <text:p><text:s/>Originariamente si trattava della porta orientale, trasformata in castello nel Medioevo con l'aggiunta di due torri; fu rimaneggiato più volte, in particolare all'inizio del Settecento, quando venne dotato di una facciata ad opera di Filippo Juvarra. La città di Torino e i suoi dintorni sono abbelliti dalle numerose residenze sabaude, Patrimonio dell'umanità dell'UNESCO;</text:p>
          </table:table-cell>
          <table:table-cell office:value-type="string" table:style-name="ce1">
            <text:p>No</text:p>
          </table:table-cell>
          <table:table-cell table:number-columns-repeated="16380"/>
        </table:table-row>
        <table:table-row table:style-name="ro1">
          <table:table-cell office:value-type="string" table:style-name="ce1">
            <text:p>Juvarra</text:p>
          </table:table-cell>
          <table:table-cell office:value-type="string" table:style-name="ce1">
            <text:p>Via Filippo Juvarra, Centro, Circoscrizione 1, Torino, Piemonte, 10140, Italia</text:p>
          </table:table-cell>
          <table:table-cell office:value-type="string" table:style-name="ce1">
            <text:p>Anche nel progetto di piazza San Carlo di Amedeo di Castellamonte di qualche anno successivo erano previsti portici tutt'attorno. Negli stessi anni Filippo Juvarra costruì i portici di porta Palazzo. Nel 1765 Benedetto Alfieri ebbe l'incarico di rifare i portici di piazza Palazzo di Città mentre nel corso del XIX secolo si aggiunsero quelli dell'attuale piazza Vittorio Veneto, piazza Carlo Felice e piazza Statuto.</text:p>
          </table:table-cell>
          <table:table-cell office:value-type="string" table:style-name="ce1">
            <text:p>No</text:p>
          </table:table-cell>
          <table:table-cell table:number-columns-repeated="16380"/>
        </table:table-row>
        <table:table-row table:style-name="ro1">
          <table:table-cell office:value-type="string" table:style-name="ce1">
            <text:p>Juvarra</text:p>
          </table:table-cell>
          <table:table-cell office:value-type="string" table:style-name="ce1">
            <text:p>Via Filippo Juvarra, Centro, Circoscrizione 1, Torino, Piemonte, 10140,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No</text:p>
          </table:table-cell>
          <table:table-cell table:number-columns-repeated="16380"/>
        </table:table-row>
        <table:table-row table:style-name="ro1">
          <table:table-cell office:value-type="string" table:style-name="ce1">
            <text:p>Juventus Stadium</text:p>
          </table:table-cell>
          <table:table-cell office:value-type="string" table:style-name="ce1">
            <text:p>Allianz Stadium, Via Druento, Continassa, Circoscrizione 5, Torino, Piemonte, 10151, Italia</text:p>
          </table:table-cell>
          <table:table-cell office:value-type="string" table:style-name="ce1">
            <text:p>World Masters Games 2013, manifestazione multisportiva per atleti master (2-11 agosto 2013). Finale della UEFA Europa League 2013-2014 disputatasi allo Juventus Stadium il 14 Maggio 2014 tra il Sevilla Fútbol Club e il Benfica. Ostensione della Sindone del 2015.</text:p>
          </table:table-cell>
          <table:table-cell office:value-type="string" table:style-name="ce1">
            <text:p>Si</text:p>
          </table:table-cell>
          <table:table-cell table:number-columns-repeated="16380"/>
        </table:table-row>
        <table:table-row table:style-name="ro1">
          <table:table-cell office:value-type="string" table:style-name="ce1">
            <text:p>Lanzo</text:p>
          </table:table-cell>
          <table:table-cell office:value-type="string" table:style-name="ce1">
            <text:p>Lanzo (Movicentro), Movicentro, Colombaro, Lanzo Torinese, Unione Montana di Comuni delle Valli di Lanzo, Ceronda e Casternone, Torino, Piemonte, 10074, Italia</text:p>
          </table:table-cell>
          <table:table-cell office:value-type="string" table:style-name="ce1">
            <text:p>La continua crescita d'importanza a livello internazionale ha fatto raggiungere a Torino il rango di città globale (terza città italiana dopo Milano e Roma) nella categoria Gamma. Geografia fisica Territorio Torino sorge nella pianura delimitata dai fiumi Stura di Lanzo, Sangone e Po (quest'ultimo attraversa la città da sud verso nord), di fronte allo sbocco di alcune vallate alpine: Val di Susa, che collega la città con la vicina Francia attraverso il traforo del Frejus, Valli di Lanzo, Val Sangone.</text:p>
          </table:table-cell>
          <table:table-cell office:value-type="string" table:style-name="ce1">
            <text:p>No</text:p>
          </table:table-cell>
          <table:table-cell table:number-columns-repeated="16380"/>
        </table:table-row>
        <table:table-row table:style-name="ro1">
          <table:table-cell office:value-type="string" table:style-name="ce1">
            <text:p>Lanzo</text:p>
          </table:table-cell>
          <table:table-cell office:value-type="string" table:style-name="ce1">
            <text:p>Lanzo (Movicentro), Movicentro, Colombaro, Lanzo Torinese, Unione Montana di Comuni delle Valli di Lanzo, Ceronda e Casternone, Torino, Piemonte, 10074, Italia</text:p>
          </table:table-cell>
          <table:table-cell office:value-type="string" table:style-name="ce1">
            <text:p>Geografia fisica Territorio Torino sorge nella pianura delimitata dai fiumi Stura di Lanzo, Sangone e Po (quest'ultimo attraversa la città da sud verso nord), di fronte allo sbocco di alcune vallate alpine: Val di Susa, che collega la città con la vicina Francia attraverso il traforo del Frejus, Valli di Lanzo, Val Sangone. Torino è detta "la città dei quattro fiumi" perché la Dora Riparia la taglia da ovest a est, scorrendo prossima al centro storico.</text:p>
          </table:table-cell>
          <table:table-cell office:value-type="string" table:style-name="ce1">
            <text:p>No</text:p>
          </table:table-cell>
          <table:table-cell table:number-columns-repeated="16380"/>
        </table:table-row>
        <table:table-row table:style-name="ro1">
          <table:table-cell office:value-type="string" table:style-name="ce1">
            <text:p>Lanzo</text:p>
          </table:table-cell>
          <table:table-cell office:value-type="string" table:style-name="ce1">
            <text:p>Lanzo (Movicentro), Movicentro, Colombaro, Lanzo Torinese, Unione Montana di Comuni delle Valli di Lanzo, Ceronda e Casternone, Torino, Piemonte, 10074, Italia</text:p>
          </table:table-cell>
          <table:table-cell office:value-type="string" table:style-name="ce1">
            <text:p><text:s/>Storia <text:s/>Età antica Si hanno scarse notizie, riferite a uno o più villaggi, che sarebbero sorti nell'area dell'attuale città, a partire dal III secolo a.C.; insediamenti riferibili a popolazioni di ceppo celto-Ligure, conosciute con il nome di Taurini, spesso confusi, già in età antica, con i Taurisci, che occupavano anche le vicine valli di Susa e di Lanzo. Sempre secondo antiche fonti storiche, uno di questi insediamenti, chiamato Taurasia o Taurinia, fu distrutto nel 218 a.C., dal condottiero cartaginese Annibale, dopo una strenua resistenza opposta dai suoi abitanti.</text:p>
          </table:table-cell>
          <table:table-cell office:value-type="string" table:style-name="ce1">
            <text:p>No</text:p>
          </table:table-cell>
          <table:table-cell table:number-columns-repeated="16380"/>
        </table:table-row>
        <table:table-row table:style-name="ro1">
          <table:table-cell office:value-type="string" table:style-name="ce1">
            <text:p>Lanzo</text:p>
          </table:table-cell>
          <table:table-cell office:value-type="string" table:style-name="ce1">
            <text:p>Lanzo (Movicentro), Movicentro, Colombaro, Lanzo Torinese, Unione Montana di Comuni delle Valli di Lanzo, Ceronda e Casternone, Torino, Piemonte, 10074, Italia</text:p>
          </table:table-cell>
          <table:table-cell office:value-type="string" table:style-name="ce1">
            <text:p>Le linee ferroviarie principali che si dipartono da Torino sono quelle che vanno verso Genova (via Asti e Alessandria), verso Milano (via Novara e Vercelli) e verso la Francia (via Bardonecchia e il Traforo ferroviario del Frejus) e Ventimiglia (via Cuneo e il Traforo ferroviario del Colle di Tenda). Ci sono poi linee minori verso Ivrea-Aosta, Mondovì-Savona, Pinerolo-Torre Pellice, Trofarello-Chieri, Cirié-Lanzo Torinese-Ceres e Rivarolo Canavese-Cuorgnè-Pont Canavese. <text:s/>Passante ferroviario e Servizio ferroviario metropolitano (SFM) Il servizio ferroviario metropolitano di Torino (SFM)</text:p>
          </table:table-cell>
          <table:table-cell office:value-type="string" table:style-name="ce1">
            <text:p>No</text:p>
          </table:table-cell>
          <table:table-cell table:number-columns-repeated="16380"/>
        </table:table-row>
        <table:table-row table:style-name="ro1">
          <table:table-cell office:value-type="string" table:style-name="ce1">
            <text:p>Lavazza</text:p>
          </table:table-cell>
          <table:table-cell office:value-type="string" table:style-name="ce1">
            <text:p>Lavazza, Via Luigi Lavazza, Circoscrizione 7, Reaglie, Torino, Piemonte, 10131, Italia</text:p>
          </table:table-cell>
          <table:table-cell office:value-type="string" table:style-name="ce1">
            <text:p>Anche le banche di private banking e d'investimento Fideuram e Banca Investis hanno sede a Torino, così come la più piccola Banca del Piemonte. Altre aziende di rilievo in territorio torinese sono: Lavazza, Caffè Vergnano, Martini &amp; Rossi, Alpitour, Reply, Avio Aero, Basic Net (Robe di Kappa), Carlo Pignatelli, De Fonseca, Sabelt, Sparco, Seven, Urmet, Kelémata e il Gruppo Armando Testa. A Torino o nella sua città metropolitana hanno sede legale anche diverse filiali italiane di società estere come Suzuki, Vodafone Italia, Bavaria, Diageo, Michelin, Kimberly-Clark, Petronas, Mizuno e SKF.</text:p>
          </table:table-cell>
          <table:table-cell office:value-type="string" table:style-name="ce1">
            <text:p>No</text:p>
          </table:table-cell>
          <table:table-cell table:number-columns-repeated="16380"/>
        </table:table-row>
        <table:table-row table:style-name="ro1">
          <table:table-cell office:value-type="string" table:style-name="ce1">
            <text:p>Liberty</text:p>
          </table:table-cell>
          <table:table-cell office:value-type="string" table:style-name="ce1">
            <text:p>Liberty, Via Giuseppe Garibaldi, Centro, Circoscrizione 1, Torino, Piemonte, 10122, Italia</text:p>
          </table:table-cell>
          <table:table-cell office:value-type="string" table:style-name="ce1">
            <text:p>nel comune di Torino si trovano il Palazzo Reale, il Palazzo Madama, la Villa della Regina e il Castello del Valentino. <text:s/>Lo stile floreale Torino vanta anche cospicua presenza di edifici Liberty realizzati tra la fine del XIX e l'inizio del XX secolo. Le importanti testimonianze architettoniche di quest'epoca sono ancora percepibili in alcune zone centrali del capoluogo come i quartieri Centro, Crocetta, San Salvario e Borgo Po, ma con un'assoluta predominanza nell'area circostante il primo tratto di Corso Francia, comprendente i quartieri Cit Turin e San Donato.</text:p>
          </table:table-cell>
          <table:table-cell office:value-type="string" table:style-name="ce1">
            <text:p>No</text:p>
          </table:table-cell>
          <table:table-cell table:number-columns-repeated="16380"/>
        </table:table-row>
        <table:table-row table:style-name="ro1">
          <table:table-cell office:value-type="string" table:style-name="ce1">
            <text:p>Liberty</text:p>
          </table:table-cell>
          <table:table-cell office:value-type="string" table:style-name="ce1">
            <text:p>Liberty, Via Giuseppe Garibaldi, Centro, Circoscrizione 1, Torino, Piemonte, 10122, Italia</text:p>
          </table:table-cell>
          <table:table-cell office:value-type="string" table:style-name="ce1">
            <text:p>Le importanti testimonianze architettoniche di quest'epoca sono ancora percepibili in alcune zone centrali del capoluogo come i quartieri Centro, Crocetta, San Salvario e Borgo Po, ma con un'assoluta predominanza nell'area circostante il primo tratto di Corso Francia, comprendente i quartieri Cit Turin e San Donato. Sull'onda del crescente successo delle edizioni dell'Esposizione internazionale d'arte decorativa moderna (culminato con quella del 1902), Torino venne infatti considerata come una delle capitali del Liberty e vide il proliferare di questo nuovo stile in ambito prevalentemente architettonico, con contributi dei maggiori autori dell'epoca. <text:s/>I portici monumentali Una caratteristica di Torino è costituita dai portici che si sviluppano per oltre 18 km dei quali circa 12 sono interconnessi.</text:p>
          </table:table-cell>
          <table:table-cell office:value-type="string" table:style-name="ce1">
            <text:p>No</text:p>
          </table:table-cell>
          <table:table-cell table:number-columns-repeated="16380"/>
        </table:table-row>
        <table:table-row table:style-name="ro1">
          <table:table-cell office:value-type="string" table:style-name="ce1">
            <text:p>Lingotto</text:p>
          </table:table-cell>
          <table:table-cell office:value-type="string" table:style-name="ce1">
            <text:p>Lingotto, Via Nizza, Nizza Millefonti, Circoscrizione 8, Torino, Piemonte, 10126, Italia</text:p>
          </table:table-cell>
          <table:table-cell office:value-type="string" table:style-name="ce1">
            <text:p><text:s/>Palazzo Reale e la zona di comando (o musei reali) Palazzo Madama Palazzo Carignano Castello del Valentino Villa della ReginaA questi si aggiunge la Basilica di Superga la quale, pur facendo parte del circuito delle residenze sabaude, non è compresa nella lista UNESCO. <text:s/>Immagini di residenze sabaude <text:s text:c="4"/>Altre opere architettoniche notevoli Carceri Nuove Cisternone Galleria Subalpina Lingotto Opera per Torino Grattacielo Intesa Sanpaolo Grattacielo della Regione Piemonte Cascina Giajone Cascina RoccafrancaChiese e luoghi di culto <text:s/>Numerosi sono gli edifici di culto presenti nella città di Torino. Si tratta, nella stragrande maggioranza, di chiese cattoliche.</text:p>
          </table:table-cell>
          <table:table-cell office:value-type="string" table:style-name="ce1">
            <text:p>No</text:p>
          </table:table-cell>
          <table:table-cell table:number-columns-repeated="16380"/>
        </table:table-row>
        <table:table-row table:style-name="ro1">
          <table:table-cell office:value-type="string" table:style-name="ce1">
            <text:p>Lingotto</text:p>
          </table:table-cell>
          <table:table-cell office:value-type="string" table:style-name="ce1">
            <text:p>Lingotto, Via Nizza, Nizza Millefonti, Circoscrizione 8, Torino, Piemonte, 10126, Italia</text:p>
          </table:table-cell>
          <table:table-cell office:value-type="string" table:style-name="ce1">
            <text:p>Oggi è utilizzato come sede per eventi artistici e culturali. Cimitero del Lingotto: era sito in via Passo Buole, circa a metà strada fra le vie Pio VII e corso Unione Sovietica.</text:p>
          </table:table-cell>
          <table:table-cell office:value-type="string" table:style-name="ce1">
            <text:p>No</text:p>
          </table:table-cell>
          <table:table-cell table:number-columns-repeated="16380"/>
        </table:table-row>
        <table:table-row table:style-name="ro1">
          <table:table-cell office:value-type="string" table:style-name="ce1">
            <text:p>Lingotto</text:p>
          </table:table-cell>
          <table:table-cell office:value-type="string" table:style-name="ce1">
            <text:p>Lingotto, Via Nizza, Nizza Millefonti, Circoscrizione 8, Torino, Piemonte, 10126, Italia</text:p>
          </table:table-cell>
          <table:table-cell office:value-type="string" table:style-name="ce1">
            <text:p>Altre sale teatrali minori comprendono <text:s text:c="2"/>Vi sono inoltre diversi auditorium: <text:s/>Auditorium Rai "Arturo Toscanini", sede dell'Orchestra sinfonica nazionale della RAI Auditorium "Gianni Agnelli" del Lingotto Auditorium Intesa-Sanpaolo (interno dell'omonimo grattacielo) Auditorium "Vivaldi" (Biblioteca Nazionale) Educatorio della Provvidenza - Auditorium OrpheusDiversi edifici teatrali sono andati distrutti o caduti in disuso. Fra questi il teatro Balbo e il teatro di Torino, distrutti durante un bombardamento nel 1943, il teatro Rossini, bruciato in un incendio nel 1941, i teatri Adua, Gianduja, Gerbino e Arena torinese, smantellati, e, infine, il teatro Nazionale riconvertito a cinema;</text:p>
          </table:table-cell>
          <table:table-cell office:value-type="string" table:style-name="ce1">
            <text:p>No</text:p>
          </table:table-cell>
          <table:table-cell table:number-columns-repeated="16380"/>
        </table:table-row>
        <table:table-row table:style-name="ro1">
          <table:table-cell office:value-type="string" table:style-name="ce1">
            <text:p>Lingotto</text:p>
          </table:table-cell>
          <table:table-cell office:value-type="string" table:style-name="ce1">
            <text:p>Lingotto, Via Nizza, Nizza Millefonti, Circoscrizione 8, Torino, Piemonte, 10126, Italia</text:p>
          </table:table-cell>
          <table:table-cell office:value-type="string" table:style-name="ce1">
            <text:p>Ispirandosi sempre al film del 1969 ed utilizzando tre Mini Cooper, la band gallese degli Stereophonics ha girato il video di Pick a part that's new a Torino. Ispirandosi sempre a questo film, nell'episodio La zingara di Budapest della serie TV MacGyver, fu riprodotto il famoso inseguimento nel traffico torinese, rifacendo alcune scene ed utilizzando anche scene della pellicola originale, come l'inseguimento sulla pista di collaudo automobilistico sita sul tetto dell'ex stabilimento FIAT del Lingotto. <text:s/>Cinema Torino è la città italiana in cui fu per prima stabilita l'industria cinematografica, in ragione della storica vicinanza geografica e culturale con la Francia dei fratelli Lumière.</text:p>
          </table:table-cell>
          <table:table-cell office:value-type="string" table:style-name="ce1">
            <text:p>No</text:p>
          </table:table-cell>
          <table:table-cell table:number-columns-repeated="16380"/>
        </table:table-row>
        <table:table-row table:style-name="ro1">
          <table:table-cell office:value-type="string" table:style-name="ce1">
            <text:p>Lingotto</text:p>
          </table:table-cell>
          <table:table-cell office:value-type="string" table:style-name="ce1">
            <text:p>Lingotto, Via Nizza, Nizza Millefonti, Circoscrizione 8, Torino, Piemonte, 10126, Italia</text:p>
          </table:table-cell>
          <table:table-cell office:value-type="string" table:style-name="ce1">
            <text:p>Nell'ambito della musica classica sono attive anche l'Orchestra Filarmonica di Torino, la Filarmonica del Regio e l'Accademia Musicale Stefano Tempia, specializzata nel repertorio barocco. Inoltre, notevole rilevanza è rivestita dalle stagioni annuali dell'Unione Musicale e di Lingotto Musica, che vantano numerose collaborazioni con prestigiosi solisti e orchestre internazionali. A Torino vi è una ricca offerta musicale.</text:p>
          </table:table-cell>
          <table:table-cell office:value-type="string" table:style-name="ce1">
            <text:p>No</text:p>
          </table:table-cell>
          <table:table-cell table:number-columns-repeated="16380"/>
        </table:table-row>
        <table:table-row table:style-name="ro1">
          <table:table-cell office:value-type="string" table:style-name="ce1">
            <text:p>Lingotto</text:p>
          </table:table-cell>
          <table:table-cell office:value-type="string" table:style-name="ce1">
            <text:p>Lingotto, Via Nizza, Nizza Millefonti, Circoscrizione 8, Torino, Piemonte, 10126, Italia</text:p>
          </table:table-cell>
          <table:table-cell office:value-type="string" table:style-name="ce1">
            <text:p>"EUROMINERALEXPO": fiera dedicata a minerali, fossili, pietre preziose e bigiotteria, vero punto di riferimento per studiosi e appassionati di geologia, che si svolge a Torino da oltre cinquant'anni, solitamente il primo fine settimana di Ottobre, ospitata nel corso degli anni in varie sedi, dal vecchio "Palazzo a Vela", al Lingotto Fiere, fino al PalaAlpitour. "ARTissima":</text:p>
          </table:table-cell>
          <table:table-cell office:value-type="string" table:style-name="ce1">
            <text:p>No</text:p>
          </table:table-cell>
          <table:table-cell table:number-columns-repeated="16380"/>
        </table:table-row>
        <table:table-row table:style-name="ro1">
          <table:table-cell office:value-type="string" table:style-name="ce1">
            <text:p>Lingotto</text:p>
          </table:table-cell>
          <table:table-cell office:value-type="string" table:style-name="ce1">
            <text:p>Lingotto, Via Nizza, Nizza Millefonti, Circoscrizione 8, Torino, Piemonte, 10126, Italia</text:p>
          </table:table-cell>
          <table:table-cell office:value-type="string" table:style-name="ce1">
            <text:p>"ARTissima": fiera dedicata all'arte contemporanea che si tiene al Lingotto verso novembre. "Salone internazionale del libro":</text:p>
          </table:table-cell>
          <table:table-cell office:value-type="string" table:style-name="ce1">
            <text:p>No</text:p>
          </table:table-cell>
          <table:table-cell table:number-columns-repeated="16380"/>
        </table:table-row>
        <table:table-row table:style-name="ro1">
          <table:table-cell office:value-type="string" table:style-name="ce1">
            <text:p>Lingotto</text:p>
          </table:table-cell>
          <table:table-cell office:value-type="string" table:style-name="ce1">
            <text:p>Lingotto, Via Nizza, Nizza Millefonti, Circoscrizione 8, Torino, Piemonte, 10126, Italia</text:p>
          </table:table-cell>
          <table:table-cell office:value-type="string" table:style-name="ce1">
            <text:p>"Salone internazionale del libro": fiera dell'editoria in Italia, che si tiene ogni maggio al Lingotto. CioccolaTò:</text:p>
          </table:table-cell>
          <table:table-cell office:value-type="string" table:style-name="ce1">
            <text:p>No</text:p>
          </table:table-cell>
          <table:table-cell table:number-columns-repeated="16380"/>
        </table:table-row>
        <table:table-row table:style-name="ro1">
          <table:table-cell office:value-type="string" table:style-name="ce1">
            <text:p>Lingotto</text:p>
          </table:table-cell>
          <table:table-cell office:value-type="string" table:style-name="ce1">
            <text:p>Lingotto, Via Nizza, Nizza Millefonti, Circoscrizione 8, Torino, Piemonte, 10126, Italia</text:p>
          </table:table-cell>
          <table:table-cell office:value-type="string" table:style-name="ce1">
            <text:p>"Festival internazionale Terra Madre": festival biennale fondato nel 2004 da Slow Food presso l'Oval Lingotto sui temi dei modelli di produzione agro-alimentare sostenibili e della salvaguardia della biodiversità, della qualità organolettica ma anche del rispetto dell'ambiente e delle persone. Al Lingotto, in contemporanea, si svolgono il "Salone internazionale del gusto" e il "Salone del vino".</text:p>
          </table:table-cell>
          <table:table-cell office:value-type="string" table:style-name="ce1">
            <text:p>No</text:p>
          </table:table-cell>
          <table:table-cell table:number-columns-repeated="16380"/>
        </table:table-row>
        <table:table-row table:style-name="ro1">
          <table:table-cell office:value-type="string" table:style-name="ce1">
            <text:p>Lingotto</text:p>
          </table:table-cell>
          <table:table-cell office:value-type="string" table:style-name="ce1">
            <text:p>Lingotto, Via Nizza, Nizza Millefonti, Circoscrizione 8, Torino, Piemonte, 10126, Italia</text:p>
          </table:table-cell>
          <table:table-cell office:value-type="string" table:style-name="ce1">
            <text:p>festival biennale fondato nel 2004 da Slow Food presso l'Oval Lingotto sui temi dei modelli di produzione agro-alimentare sostenibili e della salvaguardia della biodiversità, della qualità organolettica ma anche del rispetto dell'ambiente e delle persone. Al Lingotto, in contemporanea, si svolgono il "Salone internazionale del gusto" e il "Salone del vino". "Settembre Musica" (vedi sez.</text:p>
          </table:table-cell>
          <table:table-cell office:value-type="string" table:style-name="ce1">
            <text:p>No</text:p>
          </table:table-cell>
          <table:table-cell table:number-columns-repeated="16380"/>
        </table:table-row>
        <table:table-row table:style-name="ro1">
          <table:table-cell office:value-type="string" table:style-name="ce1">
            <text:p>Lingotto</text:p>
          </table:table-cell>
          <table:table-cell office:value-type="string" table:style-name="ce1">
            <text:p>Lingotto, Via Nizza, Nizza Millefonti, Circoscrizione 8, Torino, Piemonte, 10126, Italia</text:p>
          </table:table-cell>
          <table:table-cell office:value-type="string" table:style-name="ce1">
            <text:p>"Torino Comics": salone e mostra mercato del fumetto, nata nel 1994, che si svolge in primavera al Lingotto Fiere di Torino. "VIEW Conference":</text:p>
          </table:table-cell>
          <table:table-cell office:value-type="string" table:style-name="ce1">
            <text:p>No</text:p>
          </table:table-cell>
          <table:table-cell table:number-columns-repeated="16380"/>
        </table:table-row>
        <table:table-row table:style-name="ro1">
          <table:table-cell office:value-type="string" table:style-name="ce1">
            <text:p>Lingotto</text:p>
          </table:table-cell>
          <table:table-cell office:value-type="string" table:style-name="ce1">
            <text:p>Lingotto, Via Nizza, Nizza Millefonti, Circoscrizione 8, Torino, Piemonte, 10126, Italia</text:p>
          </table:table-cell>
          <table:table-cell office:value-type="string" table:style-name="ce1">
            <text:p>Disseminate per le vie e le piazze cittadine, le opere di 69 artisti di diversi paesi che raffigurano il toro ed il leone, simboli delle due città. Campionato mondiale di scherma 2006 svoltosi dal 30 settembre al 7 ottobre 2006 all'interno dell'Oval Lingotto. Torino Capitale Mondiale del Libro:</text:p>
          </table:table-cell>
          <table:table-cell office:value-type="string" table:style-name="ce1">
            <text:p>No</text:p>
          </table:table-cell>
          <table:table-cell table:number-columns-repeated="16380"/>
        </table:table-row>
        <table:table-row table:style-name="ro1">
          <table:table-cell office:value-type="string" table:style-name="ce1">
            <text:p>Lingotto</text:p>
          </table:table-cell>
          <table:table-cell office:value-type="string" table:style-name="ce1">
            <text:p>Lingotto, Via Nizza, Nizza Millefonti, Circoscrizione 8, Torino, Piemonte, 10126, Italia</text:p>
          </table:table-cell>
          <table:table-cell office:value-type="string" table:style-name="ce1">
            <text:p>Il titolo, conferito a Copenaghen dall'ICSID (International Council of Societies of Industrial Design), è stato creato appositamente per la Città di Torino per riconosciuti meriti e competenze presenti sul territorio. Contemporaneamente a tale occasione, dal 30 giugno al 2 luglio, al Lingotto Fiere si è svolto il "XXIII congresso mondiale degli architetti", accompagnato dalla mostra "Architetture sensibili", inaugurata il 26 luglio nel Castello di Rivara. European Athletics Indoor Championships 2009:</text:p>
          </table:table-cell>
          <table:table-cell office:value-type="string" table:style-name="ce1">
            <text:p>No</text:p>
          </table:table-cell>
          <table:table-cell table:number-columns-repeated="16380"/>
        </table:table-row>
        <table:table-row table:style-name="ro1">
          <table:table-cell office:value-type="string" table:style-name="ce1">
            <text:p>Lingotto</text:p>
          </table:table-cell>
          <table:table-cell office:value-type="string" table:style-name="ce1">
            <text:p>Lingotto, Via Nizza, Nizza Millefonti, Circoscrizione 8, Torino, Piemonte, 10126, Italia</text:p>
          </table:table-cell>
          <table:table-cell office:value-type="string" table:style-name="ce1">
            <text:p>Aurora - Vanchiglia - Sassi - Madonna del Pilone Circoscrizione VIII: San Salvario - Cavoretto - Borgo Po - Nizza Millefonti - Lingotto - FiladelfiaEconomia Torino è il terzo polo economico italiano per Prodotto Interno Lordo. Torino nel 2011 presentava un Pil di 37,6 miliardi di euro e un debito comunale di 3,2 miliardi di euro, rendendolo il secondo comune più indebitato d'Italia dopo Milano e quello con il maggiore indebitamento procapite.</text:p>
          </table:table-cell>
          <table:table-cell office:value-type="string" table:style-name="ce1">
            <text:p>No</text:p>
          </table:table-cell>
          <table:table-cell table:number-columns-repeated="16380"/>
        </table:table-row>
        <table:table-row table:style-name="ro1">
          <table:table-cell office:value-type="string" table:style-name="ce1">
            <text:p>Lingotto Fiere</text:p>
          </table:table-cell>
          <table:table-cell office:value-type="string" table:style-name="ce1">
            <text:p>Lingotto Fiere, Sottopassaggio del Lingotto, Nizza Millefonti, Circoscrizione 8, Torino, Piemonte, 10127, Italia</text:p>
          </table:table-cell>
          <table:table-cell office:value-type="string" table:style-name="ce1">
            <text:p>"EUROMINERALEXPO": fiera dedicata a minerali, fossili, pietre preziose e bigiotteria, vero punto di riferimento per studiosi e appassionati di geologia, che si svolge a Torino da oltre cinquant'anni, solitamente il primo fine settimana di Ottobre, ospitata nel corso degli anni in varie sedi, dal vecchio "Palazzo a Vela", al Lingotto Fiere, fino al PalaAlpitour. "ARTissima":</text:p>
          </table:table-cell>
          <table:table-cell office:value-type="string" table:style-name="ce1">
            <text:p>Si</text:p>
          </table:table-cell>
          <table:table-cell table:number-columns-repeated="16380"/>
        </table:table-row>
        <table:table-row table:style-name="ro1">
          <table:table-cell office:value-type="string" table:style-name="ce1">
            <text:p>Lingotto Fiere</text:p>
          </table:table-cell>
          <table:table-cell office:value-type="string" table:style-name="ce1">
            <text:p>Lingotto Fiere, Sottopassaggio del Lingotto, Nizza Millefonti, Circoscrizione 8, Torino, Piemonte, 10127, Italia</text:p>
          </table:table-cell>
          <table:table-cell office:value-type="string" table:style-name="ce1">
            <text:p>"Torino Comics": salone e mostra mercato del fumetto, nata nel 1994, che si svolge in primavera al Lingotto Fiere di Torino. "VIEW Conference":</text:p>
          </table:table-cell>
          <table:table-cell office:value-type="string" table:style-name="ce1">
            <text:p>Si</text:p>
          </table:table-cell>
          <table:table-cell table:number-columns-repeated="16380"/>
        </table:table-row>
        <table:table-row table:style-name="ro1">
          <table:table-cell office:value-type="string" table:style-name="ce1">
            <text:p>Lingotto Fiere</text:p>
          </table:table-cell>
          <table:table-cell office:value-type="string" table:style-name="ce1">
            <text:p>Lingotto Fiere, Sottopassaggio del Lingotto, Nizza Millefonti, Circoscrizione 8, Torino, Piemonte, 10127, Italia</text:p>
          </table:table-cell>
          <table:table-cell office:value-type="string" table:style-name="ce1">
            <text:p>Il titolo, conferito a Copenaghen dall'ICSID (International Council of Societies of Industrial Design), è stato creato appositamente per la Città di Torino per riconosciuti meriti e competenze presenti sul territorio. Contemporaneamente a tale occasione, dal 30 giugno al 2 luglio, al Lingotto Fiere si è svolto il "XXIII congresso mondiale degli architetti", accompagnato dalla mostra "Architetture sensibili", inaugurata il 26 luglio nel Castello di Rivara. European Athletics Indoor Championships 2009:</text:p>
          </table:table-cell>
          <table:table-cell office:value-type="string" table:style-name="ce1">
            <text:p>Si</text:p>
          </table:table-cell>
          <table:table-cell table:number-columns-repeated="16380"/>
        </table:table-row>
        <table:table-row table:style-name="ro1">
          <table:table-cell office:value-type="string" table:style-name="ce1">
            <text:p>Lione</text:p>
          </table:table-cell>
          <table:table-cell office:value-type="string" table:style-name="ce1">
            <text:p>Lione, Corso Francesco Ferrucci, Polo Nord, Circoscrizione 3, Torino, Piemonte, 10129, Italia</text:p>
          </table:table-cell>
          <table:table-cell office:value-type="string" table:style-name="ce1">
            <text:p>Torino dista 57 km da Asti, 79 km da Vercelli, 84 km da Biella, 93 km da Alessandria, 96 km da Novara, 98 km da Cuneo, 155 km da Verbania. Il confine francese dista circa 70 km nei pressi del Colle del Moncenisio, mentre sono 206 i chilometri che separano Piazza Castello da Chambery, 222 da Nizza, 250 da Ginevra e 314 da Lione. Il 19 marzo 2016 l'UNESCO ha riconosciuto il parco del Po e la collina torinese come riserva della biosfera, mentre nel 2020 la FAO e l'Arbor Day Foundation hanno conferito alla città di Torino il riconoscimento di Tree City of the World 2019.</text:p>
          </table:table-cell>
          <table:table-cell office:value-type="string" table:style-name="ce1">
            <text:p>No</text:p>
          </table:table-cell>
          <table:table-cell table:number-columns-repeated="16380"/>
        </table:table-row>
        <table:table-row table:style-name="ro1">
          <table:table-cell office:value-type="string" table:style-name="ce1">
            <text:p>Lione</text:p>
          </table:table-cell>
          <table:table-cell office:value-type="string" table:style-name="ce1">
            <text:p>Lione, Corso Francesco Ferrucci, Polo Nord, Circoscrizione 3, Torino, Piemonte, 10129, Italia</text:p>
          </table:table-cell>
          <table:table-cell office:value-type="string" table:style-name="ce1">
            <text:p>Gli esperti di occultismo sostengono che Torino è vertice in due triangoli magici: il primo, quello bianco, con Lione e Praga, mentre il secondo, quello nero, insieme a Londra e San Francisco. Da un punto di vista strettamente storico, l'origine di questa tradizione va ricercata, secondo alcuni, nel Risorgimento e nella massiccia campagna di discredito organizzata contro la città dalla Curia Romana che era contraria all'unità nazionale.</text:p>
          </table:table-cell>
          <table:table-cell office:value-type="string" table:style-name="ce1">
            <text:p>No</text:p>
          </table:table-cell>
          <table:table-cell table:number-columns-repeated="16380"/>
        </table:table-row>
        <table:table-row table:style-name="ro1">
          <table:table-cell office:value-type="string" table:style-name="ce1">
            <text:p>Lione</text:p>
          </table:table-cell>
          <table:table-cell office:value-type="string" table:style-name="ce1">
            <text:p>Lione, Corso Francesco Ferrucci, Polo Nord, Circoscrizione 3, Torino, Piemonte, 10129, Italia</text:p>
          </table:table-cell>
          <table:table-cell office:value-type="string" table:style-name="ce1">
            <text:p>Biennale dei Leoni 2006 (15 luglio - 30 settembre): mostra itinerante che celebra il legame con la città di Lione. Disseminate per le vie e le piazze cittadine, le opere di 69 artisti di diversi paesi che raffigurano il toro ed il leone, simboli delle due città.</text:p>
          </table:table-cell>
          <table:table-cell office:value-type="string" table:style-name="ce1">
            <text:p>No</text:p>
          </table:table-cell>
          <table:table-cell table:number-columns-repeated="16380"/>
        </table:table-row>
        <table:table-row table:style-name="ro1">
          <table:table-cell office:value-type="string" table:style-name="ce1">
            <text:p>Londra</text:p>
          </table:table-cell>
          <table:table-cell office:value-type="string" table:style-name="ce1">
            <text:p>Ristorante Pizzeria Vecchia Londra, Via Giovanni Somis, Cit Turin, Circoscrizione 3, Torino, Piemonte, 10140, Italia</text:p>
          </table:table-cell>
          <table:table-cell office:value-type="string" table:style-name="ce1">
            <text:p>Gli altri campus europei di questa Grande École sono: Parigi, Londra, Berlino e Madrid. Per quanto attiene all'università popolare, in città è stata fondata e conserva tuttora la sede nazionale l'UNITRE - Università delle Tre Età.</text:p>
          </table:table-cell>
          <table:table-cell office:value-type="string" table:style-name="ce1">
            <text:p>No</text:p>
          </table:table-cell>
          <table:table-cell table:number-columns-repeated="16380"/>
        </table:table-row>
        <table:table-row table:style-name="ro1">
          <table:table-cell office:value-type="string" table:style-name="ce1">
            <text:p>Londra</text:p>
          </table:table-cell>
          <table:table-cell office:value-type="string" table:style-name="ce1">
            <text:p>Ristorante Pizzeria Vecchia Londra, Via Giovanni Somis, Cit Turin, Circoscrizione 3, Torino, Piemonte, 10140, Italia</text:p>
          </table:table-cell>
          <table:table-cell office:value-type="string" table:style-name="ce1">
            <text:p>Gli esperti di occultismo sostengono che Torino è vertice in due triangoli magici: il primo, quello bianco, con Lione e Praga, mentre il secondo, quello nero, insieme a Londra e San Francisco. Da un punto di vista strettamente storico, l'origine di questa tradizione va ricercata, secondo alcuni, nel Risorgimento e nella massiccia campagna di discredito organizzata contro la città dalla Curia Romana che era contraria all'unità nazionale.</text:p>
          </table:table-cell>
          <table:table-cell office:value-type="string" table:style-name="ce1">
            <text:p>No</text:p>
          </table:table-cell>
          <table:table-cell table:number-columns-repeated="16380"/>
        </table:table-row>
        <table:table-row table:style-name="ro1">
          <table:table-cell office:value-type="string" table:style-name="ce1">
            <text:p>Madrid</text:p>
          </table:table-cell>
          <table:table-cell office:value-type="string" table:style-name="ce1">
            <text:p>Via Madrid, Montanaro, Torino, Piemonte, 10017, Italia</text:p>
          </table:table-cell>
          <table:table-cell office:value-type="string" table:style-name="ce1">
            <text:p>Gli altri campus europei di questa Grande École sono: Parigi, Londra, Berlino e Madrid. Per quanto attiene all'università popolare, in città è stata fondata e conserva tuttora la sede nazionale l'UNITRE - Università delle Tre Età.</text:p>
          </table:table-cell>
          <table:table-cell office:value-type="string" table:style-name="ce1">
            <text:p>No</text:p>
          </table:table-cell>
          <table:table-cell table:number-columns-repeated="16380"/>
        </table:table-row>
        <table:table-row table:style-name="ro1">
          <table:table-cell office:value-type="string" table:style-name="ce1">
            <text:p>Madrid</text:p>
          </table:table-cell>
          <table:table-cell office:value-type="string" table:style-name="ce1">
            <text:p>Via Madrid, Montanaro, Torino, Piemonte, 10017, Italia</text:p>
          </table:table-cell>
          <table:table-cell office:value-type="string" table:style-name="ce1">
            <text:p>Torino Capitale Mondiale del Libro: dopo Alessandria d'Egitto, Madrid, Nuova Delhi, Anversa e Montréal, l'UNESCO ha conferito a Torino, in collaborazione con Roma, il titolo di capitale mondiale del libro per il periodo dal 23 aprile 2006 al 22 aprile 2007. Il riconoscimento ha premiato l'attività di promozione della lettura svolta dalla città attraverso il Salone internazionale del libro.</text:p>
          </table:table-cell>
          <table:table-cell office:value-type="string" table:style-name="ce1">
            <text:p>No</text:p>
          </table:table-cell>
          <table:table-cell table:number-columns-repeated="16380"/>
        </table:table-row>
        <table:table-row table:style-name="ro1">
          <table:table-cell office:value-type="string" table:style-name="ce1">
            <text:p>Maggio</text:p>
          </table:table-cell>
          <table:table-cell office:value-type="string" table:style-name="ce1">
            <text:p>Monte di Maggio, Montalto Dora, Torino, Piemonte, 10016, Italia</text:p>
          </table:table-cell>
          <table:table-cell office:value-type="string" table:style-name="ce1">
            <text:p>World Masters Games 2013, manifestazione multisportiva per atleti master (2-11 agosto 2013). Finale della UEFA Europa League 2013-2014 disputatasi allo Juventus Stadium il 14 Maggio 2014 tra il Sevilla Fútbol Club e il Benfica. Ostensione della Sindone del 2015.</text:p>
          </table:table-cell>
          <table:table-cell office:value-type="string" table:style-name="ce1">
            <text:p>No</text:p>
          </table:table-cell>
          <table:table-cell table:number-columns-repeated="16380"/>
        </table:table-row>
        <table:table-row table:style-name="ro1">
          <table:table-cell office:value-type="string" table:style-name="ce1">
            <text:p>Maggio</text:p>
          </table:table-cell>
          <table:table-cell office:value-type="string" table:style-name="ce1">
            <text:p>Monte di Maggio, Montalto Dora, Torino, Piemonte, 10016, Italia</text:p>
          </table:table-cell>
          <table:table-cell office:value-type="string" table:style-name="ce1">
            <text:p>Climathon 2018 (main stage). Eurovision Song Contest 2022 (10, 12 e 14 Maggio 2022): la Città di Torino ha ospitato l'Eurofestival presso il PalaOlimpico (PalaAlpitour o PalaIsozaki), in seguito alla vittoria dei Måneskin con Zitti e buoni nell'edizione precedente;</text:p>
          </table:table-cell>
          <table:table-cell office:value-type="string" table:style-name="ce1">
            <text:p>No</text:p>
          </table:table-cell>
          <table:table-cell table:number-columns-repeated="16380"/>
        </table:table-row>
        <table:table-row table:style-name="ro1">
          <table:table-cell office:value-type="string" table:style-name="ce1">
            <text:p>Magia</text:p>
          </table:table-cell>
          <table:table-cell office:value-type="string" table:style-name="ce1">
            <text:p>La Magia dell'Intimo, 7, Via Palazzo di Città, Borgo Storico, Susa, Torino, Piemonte, 10059, Italia</text:p>
          </table:table-cell>
          <table:table-cell office:value-type="string" table:style-name="ce1">
            <text:p>Secondo la stessa band, le due parole non abbinano alcun significato e il loro accostamento non ha alcun senso voluto. Magia e occultismo <text:s/>La città è anche conosciuta per la tradizione di magia e occultismo. Effettivamente, Torino non è soltanto la sede della Sindone e dei santi sociali del XIX secolo, come Giovanni Bosco o Giuseppe Benedetto Cottolengo.</text:p>
          </table:table-cell>
          <table:table-cell office:value-type="string" table:style-name="ce1">
            <text:p>No</text:p>
          </table:table-cell>
          <table:table-cell table:number-columns-repeated="16380"/>
        </table:table-row>
        <table:table-row table:style-name="ro1">
          <table:table-cell office:value-type="string" table:style-name="ce1">
            <text:p>Marca di Torino</text:p>
          </table:table-cell>
          <table:table-cell office:value-type="string" table:style-name="ce1">
            <text:p>Strada della Marca - sentiero 107, Mezzavilla, Castagneto Po, Torino, Piemonte, Italia</text:p>
          </table:table-cell>
          <table:table-cell office:value-type="string" table:style-name="ce1">
            <text:p><text:s/>Età medievale Dopo la caduta dell'Impero romano d'Occidente Torino passò sotto il controllo dei ostrogoti, dei Romani Orientali, poi dei Longobardi, divenendo la capitale di un loro importante ducato, e poi dei Franchi di Carlo Magno (773). Nel 940 fu fondata la Marca di Torino, controllata dalla cosiddetta "dinastia arduinica" che, attraverso il matrimonio tra Adelaide di Susa e Oddone, figlio di Umberto I Biancamano (fondatore della casa Savoia), portò la città sotto l'influenza della dinastia sabauda. In seguito si costituì in libero comune, subendo varie dominazioni, finché dal 1280 non divenne definitivamente parte, prima della Contea di Savoia e poi del Ducato di Savoia.</text:p>
          </table:table-cell>
          <table:table-cell office:value-type="string" table:style-name="ce1">
            <text:p>No</text:p>
          </table:table-cell>
          <table:table-cell table:number-columns-repeated="16380"/>
        </table:table-row>
        <table:table-row table:style-name="ro1">
          <table:table-cell office:value-type="string" table:style-name="ce1">
            <text:p>Marche</text:p>
          </table:table-cell>
          <table:table-cell office:value-type="string" table:style-name="ce1">
            <text:p>Marche, Corso Francia, Venchi Unica, Circoscrizione 3, Torino, Piemonte, 10142, Italia</text:p>
          </table:table-cell>
          <table:table-cell office:value-type="string" table:style-name="ce1">
            <text:p>É presente anche l'Aeroporto di Torino-Cuneo, in provincia di Cuneo, che fa riferimento al capoluogo piemontese come secondo aeroporto del Piemonte. In corso Marche, inoltre, è presente l'aeroporto di Torino-Aeritalia: inaugurato nel 1916, dopo la costruzione dell'aeroporto di Caselle è rimasto in uso come struttura di aviazione generale e da turismo, affiancato da una scuola di volo per aerei ed elicotteri e dalla sede dei velivoli di elisoccorso e protezione civile.</text:p>
          </table:table-cell>
          <table:table-cell office:value-type="string" table:style-name="ce1">
            <text:p>No</text:p>
          </table:table-cell>
          <table:table-cell table:number-columns-repeated="16380"/>
        </table:table-row>
        <table:table-row table:style-name="ro1">
          <table:table-cell office:value-type="string" table:style-name="ce1">
            <text:p>Metropolitana</text:p>
          </table:table-cell>
          <table:table-cell office:value-type="string" table:style-name="ce1">
            <text:p>Torino, Piemonte, Italia</text:p>
          </table:table-cell>
          <table:table-cell office:value-type="string" table:style-name="ce1">
            <text:p>La consultazione dei volumi è libera per tutti, ma il prestito è riservato ai soli iscritti alle varie facoltà. Inoltre, i comuni di cintura dell'area urbana e metropolitana cittadina possiedono un sistema bibliotecario integrato denominato SBAM (Sistema Bibliotecario Area Metropolitana) composto di 65 biblioteche per un totale di circa 1.700.000 documenti. L'Archivio di Stato di Torino custodisce i documenti della corte e dell'amministrazione sabauda, sin dall'epoca medievale.</text:p>
          </table:table-cell>
          <table:table-cell office:value-type="string" table:style-name="ce1">
            <text:p>No</text:p>
          </table:table-cell>
          <table:table-cell table:number-columns-repeated="16380"/>
        </table:table-row>
        <table:table-row table:style-name="ro1">
          <table:table-cell office:value-type="string" table:style-name="ce1">
            <text:p>Metropolitana</text:p>
          </table:table-cell>
          <table:table-cell office:value-type="string" table:style-name="ce1">
            <text:p>Torino, Piemonte, Italia</text:p>
          </table:table-cell>
          <table:table-cell office:value-type="string" table:style-name="ce1">
            <text:p>L'evento olimpico del 2006 ha contribuito a diminuire il ristagno economico. Grandi opere pubbliche come quelle per il Passante Ferroviario, la Metropolitana e le Spine hanno ridisegnato e stanno ridisegnando il volto della città. Culla del cinema italiano, grazie all'associazione Torino Film Commission, la città è diventata un'apprezzata quinta per l'ambientazione e la produzione di film, pubblicità e video musicali.</text:p>
          </table:table-cell>
          <table:table-cell office:value-type="string" table:style-name="ce1">
            <text:p>No</text:p>
          </table:table-cell>
          <table:table-cell table:number-columns-repeated="16380"/>
        </table:table-row>
        <table:table-row table:style-name="ro1">
          <table:table-cell office:value-type="string" table:style-name="ce1">
            <text:p>Metropolitana</text:p>
          </table:table-cell>
          <table:table-cell office:value-type="string" table:style-name="ce1">
            <text:p>Torino, Piemonte, Italia</text:p>
          </table:table-cell>
          <table:table-cell office:value-type="string" table:style-name="ce1">
            <text:p><text:s/>Passante ferroviario e Servizio ferroviario metropolitano (SFM) Il servizio ferroviario metropolitano di Torino (SFM) è un sistema di trasporto pubblico locale della Città Metropolitana di Torino coordinato dall'Agenzia Mobilità Metropolitana ed interamente finanziato dalla Regione Piemonte. Il servizio è composto da 8 linee gestite da Trenitalia e dal Gruppo Torinese Trasporti, per un'estensione di circa 500 km, 365 collegamenti giornalieri e 93 stazioni collegate.</text:p>
          </table:table-cell>
          <table:table-cell office:value-type="string" table:style-name="ce1">
            <text:p>No</text:p>
          </table:table-cell>
          <table:table-cell table:number-columns-repeated="16380"/>
        </table:table-row>
        <table:table-row table:style-name="ro1">
          <table:table-cell office:value-type="string" table:style-name="ce1">
            <text:p>Metropolitana</text:p>
          </table:table-cell>
          <table:table-cell office:value-type="string" table:style-name="ce1">
            <text:p>Torino, Piemonte, Italia</text:p>
          </table:table-cell>
          <table:table-cell office:value-type="string" table:style-name="ce1">
            <text:p>Si estende per 90km e su 9 linee. <text:s/>Metropolitana <text:s/>A Torino è in funzione la prima metropolitana automatica d'Italia utilizzante veicoli leggeri, frequenti e senza conducente. <text:s/>Taxi La città di Torino dispone di circa 1600 Taxi con servizio h24.</text:p>
          </table:table-cell>
          <table:table-cell office:value-type="string" table:style-name="ce1">
            <text:p>No</text:p>
          </table:table-cell>
          <table:table-cell table:number-columns-repeated="16380"/>
        </table:table-row>
        <table:table-row table:style-name="ro1">
          <table:table-cell office:value-type="string" table:style-name="ce1">
            <text:p>metropolitana di Torino</text:p>
          </table:table-cell>
          <table:table-cell office:value-type="string" table:style-name="ce1">
            <text:p>Torino, Piemonte, Italia</text:p>
          </table:table-cell>
          <table:table-cell office:value-type="string" table:style-name="ce1">
            <text:p>Il servizio è composto da 8 linee gestite da Trenitalia e dal Gruppo Torinese Trasporti, per un'estensione di circa 500 km, 365 collegamenti giornalieri e 93 stazioni collegate. Il SFM offre un collegamento fra le diverse zone del Torinese e delle contigue province di Cuneo e Asti, permettendo coincidenze cadenzate tra i treni del servizio ferroviario regionale del Piemonte, i treni a lunga percorrenza ed AV, la rete tranviaria di Torino e autobus urbani, con autobus extraurbani e la metropolitana di Torino. <text:s/>Aeroporti Attualmente la città di Torino dispone di uno scalo aereo internazionale:</text:p>
          </table:table-cell>
          <table:table-cell office:value-type="string" table:style-name="ce1">
            <text:p>No</text:p>
          </table:table-cell>
          <table:table-cell table:number-columns-repeated="16380"/>
        </table:table-row>
        <table:table-row table:style-name="ro1">
          <table:table-cell office:value-type="string" table:style-name="ce1">
            <text:p>metropolitana di Torino</text:p>
          </table:table-cell>
          <table:table-cell office:value-type="string" table:style-name="ce1">
            <text:p>Torino, Piemonte, Italia</text:p>
          </table:table-cell>
          <table:table-cell office:value-type="string" table:style-name="ce1">
            <text:p>Nel territorio comunale di Torino il sistema di mobilità metropolitana e ferroviaria urbana si sviluppa complessivamente per 29 km, articolati su 8 linee servite da 28 stazioni. Per i suoi acquisti verdi la città di Torino ha raggiunto il secondo posto dell'European Gpp Award del 2016, alle spalle delle città di Vienna e davanti alla città metropolitana di Torino. Tram La città dispone di una fitta rete tranviaria, gestita da GTT.</text:p>
          </table:table-cell>
          <table:table-cell office:value-type="string" table:style-name="ce1">
            <text:p>No</text:p>
          </table:table-cell>
          <table:table-cell table:number-columns-repeated="16380"/>
        </table:table-row>
        <table:table-row table:style-name="ro1">
          <table:table-cell office:value-type="string" table:style-name="ce1">
            <text:p>Mezzogiorno</text:p>
          </table:table-cell>
          <table:table-cell office:value-type="string" table:style-name="ce1">
            <text:p>Bric di Mezzogiorno, Massello, Torino, Piemonte, Italia</text:p>
          </table:table-cell>
          <table:table-cell office:value-type="string" table:style-name="ce1">
            <text:p><text:s/>Società Evoluzione demografica A partire dal secondo dopoguerra, in particolare nel decennio 1951-1961, la popolazione della città conobbe un'improvvisa e repentina espansione (306.000 abitanti in più nel 1961 rispetto al 1951), dovuta alla migrazione interna dal Mezzogiorno, dal Veneto e, seppur in misura minore, dalle vallate e dalle campagne di tutto il Piemonte, da dove la gente si spostava in cerca di lavoro nelle fabbriche cittadine (segnatamente la FIAT). Questa improvvisa e smisurata crescita, arrivata peraltro in un momento di precario equilibrio sociale di un Paese appena uscito da un disastroso conflitto, portò naturalmente a notevoli problemi di natura sociale ed urbanistica, che solo durante l'ultimo ventennio hanno iniziato a trovare una seppur lenta e graduale risoluzione.</text:p>
          </table:table-cell>
          <table:table-cell office:value-type="string" table:style-name="ce1">
            <text:p>No</text:p>
          </table:table-cell>
          <table:table-cell table:number-columns-repeated="16380"/>
        </table:table-row>
        <table:table-row table:style-name="ro1">
          <table:table-cell office:value-type="string" table:style-name="ce1">
            <text:p>Mezzogiorno</text:p>
          </table:table-cell>
          <table:table-cell office:value-type="string" table:style-name="ce1">
            <text:p>Bric di Mezzogiorno, Massello, Torino, Piemonte, Italia</text:p>
          </table:table-cell>
          <table:table-cell office:value-type="string" table:style-name="ce1">
            <text:p>Da quando la popolazione della città ebbe raggiunto il suo apice, è diminuita secondo una tendenza simile a quella di tutte le principali metropoli italiane. Ciò non è dipeso soltanto dal ritorno di molti immigrati del Mezzogiorno nelle loro regioni di origine, ma dagli spostamenti avvenuti da Torino verso quella che poi divenne l'area metropolitana, determinando così l'espansione dei comuni della seconda (Vinovo, Candiolo, Orbassano, Rivalta di Torino, Rivoli, Alpignano, Pianezza, Druento, Caselle Torinese) e della prima cintura (Moncalieri, Nichelino, Beinasco, Grugliasco, Collegno, Venaria Reale, Borgaro Torinese, Settimo Torinese, San Mauro Torinese). Considerando i dati dell'ultimo rilevamento provvisorio dell'ISTAT (dicembre 2020), la popolazione della città conta poco più di 848.000 abitanti, evidenziando un'ulteriore diminuzione rispetto al censimento del 2001 (865.263).</text:p>
          </table:table-cell>
          <table:table-cell office:value-type="string" table:style-name="ce1">
            <text:p>No</text:p>
          </table:table-cell>
          <table:table-cell table:number-columns-repeated="16380"/>
        </table:table-row>
        <table:table-row table:style-name="ro1">
          <table:table-cell office:value-type="string" table:style-name="ce1">
            <text:p>Michelin</text:p>
          </table:table-cell>
          <table:table-cell office:value-type="string" table:style-name="ce1">
            <text:p>Parco Dora (area Michelin), Circoscrizione 4, Torino, Piemonte, Italia</text:p>
          </table:table-cell>
          <table:table-cell office:value-type="string" table:style-name="ce1">
            <text:p>Altre aziende di rilievo in territorio torinese sono: Lavazza, Caffè Vergnano, Martini &amp; Rossi, Alpitour, Reply, Avio Aero, Basic Net (Robe di Kappa), Carlo Pignatelli, De Fonseca, Sabelt, Sparco, Seven, Urmet, Kelémata e il Gruppo Armando Testa. A Torino o nella sua città metropolitana hanno sede legale anche diverse filiali italiane di società estere come Suzuki, Vodafone Italia, Bavaria, Diageo, Michelin, Kimberly-Clark, Petronas, Mizuno e SKF. Negli anni la città ha attraversato una lunga fase di riconversione industriale, sia per la crisi dell'industria metalmeccanica, sia per la tendenza delle aziende dei paesi avanzati a trasferire le loro produzioni manifatturiere nei paesi in via di sviluppo.</text:p>
          </table:table-cell>
          <table:table-cell table:number-columns-repeated="16381" table:style-name="ce1"/>
        </table:table-row>
        <table:table-row table:style-name="ro1">
          <table:table-cell office:value-type="string" table:style-name="ce1">
            <text:p>Mirafiori</text:p>
          </table:table-cell>
          <table:table-cell office:value-type="string" table:style-name="ce1">
            <text:p>Mirafiori, Via Giovanni Falcone, Fornaci, Beinasco, Torino, Piemonte, 10092, Italia</text:p>
          </table:table-cell>
          <table:table-cell office:value-type="string" table:style-name="ce1">
            <text:p>vi sono numerosi monumenti funebri di personaggi famosi e di pregevole fattura Cimitero Parco (detto anche "cimitero del Gerbido"): costruito nel 1972 nella zona all'estremo sud di Torino, è il secondo cimitero di Torino per dimensioni Cimitero di Mirafiori: piccolo cimitero sito in corso Unione Sovietica 650, nella zona Sud di Torino Cimitero di Sassi:</text:p>
          </table:table-cell>
          <table:table-cell office:value-type="string" table:style-name="ce1">
            <text:p>No</text:p>
          </table:table-cell>
          <table:table-cell table:number-columns-repeated="16380"/>
        </table:table-row>
        <table:table-row table:style-name="ro1">
          <table:table-cell office:value-type="string" table:style-name="ce1">
            <text:p>Mirafiori</text:p>
          </table:table-cell>
          <table:table-cell office:value-type="string" table:style-name="ce1">
            <text:p>Mirafiori, Via Giovanni Falcone, Fornaci, Beinasco, Torino, Piemonte, 10092, Italia</text:p>
          </table:table-cell>
          <table:table-cell office:value-type="string" table:style-name="ce1">
            <text:p>Ambientato a Torino. Mirafiori Lunapark. Una cartolina poetica della chiusura dello stabilimento Fiat di Mirafiori.</text:p>
          </table:table-cell>
          <table:table-cell office:value-type="string" table:style-name="ce1">
            <text:p>No</text:p>
          </table:table-cell>
          <table:table-cell table:number-columns-repeated="16380"/>
        </table:table-row>
        <table:table-row table:style-name="ro1">
          <table:table-cell office:value-type="string" table:style-name="ce1">
            <text:p>Mirafiori</text:p>
          </table:table-cell>
          <table:table-cell office:value-type="string" table:style-name="ce1">
            <text:p>Mirafiori, Via Giovanni Falcone, Fornaci, Beinasco, Torino, Piemonte, 10092, Italia</text:p>
          </table:table-cell>
          <table:table-cell office:value-type="string" table:style-name="ce1">
            <text:p>Mirafiori Lunapark. Una cartolina poetica della chiusura dello stabilimento Fiat di Mirafiori. Lazzaro felice.</text:p>
          </table:table-cell>
          <table:table-cell office:value-type="string" table:style-name="ce1">
            <text:p>No</text:p>
          </table:table-cell>
          <table:table-cell table:number-columns-repeated="16380"/>
        </table:table-row>
        <table:table-row table:style-name="ro1">
          <table:table-cell office:value-type="string" table:style-name="ce1">
            <text:p>Mirafiori</text:p>
          </table:table-cell>
          <table:table-cell office:value-type="string" table:style-name="ce1">
            <text:p>Mirafiori, Via Giovanni Falcone, Fornaci, Beinasco, Torino, Piemonte, 10092, Italia</text:p>
          </table:table-cell>
          <table:table-cell office:value-type="string" table:style-name="ce1">
            <text:p>Centro - Crocetta Circoscrizione II: Santa Rita - Mirafiori Nord - Mirafiori Sud Circoscrizione III: Borgo San Paolo - Cenisia - Pozzo Strada - Cit Turin - Borgata Lesna Circoscrizione IV:</text:p>
          </table:table-cell>
          <table:table-cell office:value-type="string" table:style-name="ce1">
            <text:p>No</text:p>
          </table:table-cell>
          <table:table-cell table:number-columns-repeated="16380"/>
        </table:table-row>
        <table:table-row table:style-name="ro1">
          <table:table-cell office:value-type="string" table:style-name="ce1">
            <text:p>Mirafiori</text:p>
          </table:table-cell>
          <table:table-cell office:value-type="string" table:style-name="ce1">
            <text:p>Mirafiori, Via Giovanni Falcone, Fornaci, Beinasco, Torino, Piemonte, 10092, Italia</text:p>
          </table:table-cell>
          <table:table-cell office:value-type="string" table:style-name="ce1">
            <text:p>In territorio torinese ci sono centri direzionali e stabilimenti produttivi di CNH Industrial, operante nel settore dei capital goods e tra i principali leader del settore e di Fiat Chrysler Automobiles dove Torino è diventata nodale per la crescita di Maserati: a Grugliasco vengono prodotte Ghibli e Quattroporte, mentre nello stabilimento di Mirafiori viene prodotta, dall'inizio del 2016, la nuova Maserati Levante. I livelli occupazionali nel settore automobilistico sono rimasti pressoché stabili nel periodo 2012-2014, a peggiorare è stato il ricorso alla cassa integrazione, iniziata a calare solamente nel 2014 grazie alla ripresa degli investimenti e alla ripartenza dei principali mercati automobilistici europei.</text:p>
          </table:table-cell>
          <table:table-cell office:value-type="string" table:style-name="ce1">
            <text:p>No</text:p>
          </table:table-cell>
          <table:table-cell table:number-columns-repeated="16380"/>
        </table:table-row>
        <table:table-row table:style-name="ro1">
          <table:table-cell office:value-type="string" table:style-name="ce1">
            <text:p>Mirafiori</text:p>
          </table:table-cell>
          <table:table-cell office:value-type="string" table:style-name="ce1">
            <text:p>Mirafiori, Via Giovanni Falcone, Fornaci, Beinasco, Torino, Piemonte, 10092, Italia</text:p>
          </table:table-cell>
          <table:table-cell office:value-type="string" table:style-name="ce1">
            <text:p>Nato per coordinare tutte le attività di ricerca e di produzione del settore ICT dell'area torinese, attualmente vi sono impegnate circa 6000 imprese. Un'altra operazione importante è stata la riconversione di una parte della superficie occupata dalla fabbrica di Mirafiori, sostenuta dal progetto Torino Nuova Economia che, anche grazie alla collaborazione con il Politecnico, ospita il Centro del design. L'evento olimpico del 2006 ha contribuito a diminuire il ristagno economico.</text:p>
          </table:table-cell>
          <table:table-cell office:value-type="string" table:style-name="ce1">
            <text:p>No</text:p>
          </table:table-cell>
          <table:table-cell table:number-columns-repeated="16380"/>
        </table:table-row>
        <table:table-row table:style-name="ro1">
          <table:table-cell office:value-type="string" table:style-name="ce1">
            <text:p>Mirafiori</text:p>
          </table:table-cell>
          <table:table-cell office:value-type="string" table:style-name="ce1">
            <text:p>Mirafiori, Via Giovanni Falcone, Fornaci, Beinasco, Torino, Piemonte, 10092, Italia</text:p>
          </table:table-cell>
          <table:table-cell office:value-type="string" table:style-name="ce1">
            <text:p>inaugurato nel 1916, dopo la costruzione dell'aeroporto di Caselle è rimasto in uso come struttura di aviazione generale e da turismo, affiancato da una scuola di volo per aerei ed elicotteri e dalla sede dei velivoli di elisoccorso e protezione civile. <text:s/>Aeroporti dismessi Torino Mirafiori - Il primo scalo aereo della città fu quello di Mirafiori, costruito per scopi militari e inaugurato nel 1911. L'aeroporto, a causa dei forti danni strutturali subiti durante i bombardamenti della seconda guerra mondiale, venne dismesso nel 1947 e l'area venne data in gestione al CNR fino all'anno 1976, quando venne convertita a parco pubblico intitolato a Gustavo Colonnetti.</text:p>
          </table:table-cell>
          <table:table-cell office:value-type="string" table:style-name="ce1">
            <text:p>No</text:p>
          </table:table-cell>
          <table:table-cell table:number-columns-repeated="16380"/>
        </table:table-row>
        <table:table-row table:style-name="ro1">
          <table:table-cell office:value-type="string" table:style-name="ce1">
            <text:p>Mirafiori Nord</text:p>
          </table:table-cell>
          <table:table-cell office:value-type="string" table:style-name="ce1">
            <text:p>Mirafiori Nord, Circoscrizione 2, Torino, Piemonte, Italia</text:p>
          </table:table-cell>
          <table:table-cell office:value-type="string" table:style-name="ce1">
            <text:p>Centro - Crocetta Circoscrizione II: Santa Rita - Mirafiori Nord - Mirafiori Sud Circoscrizione III: Borgo San Paolo - Cenisia - Pozzo Strada - Cit Turin - Borgata Lesna Circoscrizione IV:</text:p>
          </table:table-cell>
          <table:table-cell office:value-type="string" table:style-name="ce1">
            <text:p>No</text:p>
          </table:table-cell>
          <table:table-cell table:number-columns-repeated="16380"/>
        </table:table-row>
        <table:table-row table:style-name="ro1">
          <table:table-cell office:value-type="string" table:style-name="ce1">
            <text:p>Mirafiori Sud</text:p>
          </table:table-cell>
          <table:table-cell office:value-type="string" table:style-name="ce1">
            <text:p>Mirafiori Sud, Circoscrizione 2, Torino, Piemonte, 10135, Italia</text:p>
          </table:table-cell>
          <table:table-cell office:value-type="string" table:style-name="ce1">
            <text:p>Centro - Crocetta Circoscrizione II: Santa Rita - Mirafiori Nord - Mirafiori Sud Circoscrizione III: Borgo San Paolo - Cenisia - Pozzo Strada - Cit Turin - Borgata Lesna Circoscrizione IV:</text:p>
          </table:table-cell>
          <table:table-cell office:value-type="string" table:style-name="ce1">
            <text:p>No</text:p>
          </table:table-cell>
          <table:table-cell table:number-columns-repeated="16380"/>
        </table:table-row>
        <table:table-row table:style-name="ro1">
          <table:table-cell office:value-type="string" table:style-name="ce1">
            <text:p>Mizuno</text:p>
          </table:table-cell>
          <table:table-cell office:value-type="string" table:style-name="ce1">
            <text:p>Mizuno, Piazza Pietro Paleocapa, Centro, Circoscrizione 1, Torino, Piemonte, 10121, Italia</text:p>
          </table:table-cell>
          <table:table-cell office:value-type="string" table:style-name="ce1">
            <text:p>Altre aziende di rilievo in territorio torinese sono: Lavazza, Caffè Vergnano, Martini &amp; Rossi, Alpitour, Reply, Avio Aero, Basic Net (Robe di Kappa), Carlo Pignatelli, De Fonseca, Sabelt, Sparco, Seven, Urmet, Kelémata e il Gruppo Armando Testa. A Torino o nella sua città metropolitana hanno sede legale anche diverse filiali italiane di società estere come Suzuki, Vodafone Italia, Bavaria, Diageo, Michelin, Kimberly-Clark, Petronas, Mizuno e SKF. Negli anni la città ha attraversato una lunga fase di riconversione industriale, sia per la crisi dell'industria metalmeccanica, sia per la tendenza delle aziende dei paesi avanzati a trasferire le loro produzioni manifatturiere nei paesi in via di sviluppo.</text:p>
          </table:table-cell>
          <table:table-cell office:value-type="string" table:style-name="ce1">
            <text:p>No</text:p>
          </table:table-cell>
          <table:table-cell table:number-columns-repeated="16380"/>
        </table:table-row>
        <table:table-row table:style-name="ro1">
          <table:table-cell office:value-type="string" table:style-name="ce1">
            <text:p>Mole</text:p>
          </table:table-cell>
          <table:table-cell office:value-type="string" table:style-name="ce1">
            <text:p>Mole, Prarostino, Torino, Piemonte, 10060, Italia</text:p>
          </table:table-cell>
          <table:table-cell office:value-type="string" table:style-name="ce1">
            <text:p>Mastio della Cittadella, unico edificio superstite del complesso sistema difensivo torinese, edificato a partire dal 1564 in uno stile a cavallo fra quello rinascimentale e quello barocco. Epoca barocca e neoclassica <text:s/>Tra i monumenti di Torino più noti anche all'estero sono da citare l'ottocentesca Mole Antonelliana, simbolo incontrastato della città, che ospita il Museo nazionale del cinema (il principale d'Europa); il Palazzo Reale (antica dimora dei duchi ed in seguito dei re di Casa Savoia);</text:p>
          </table:table-cell>
          <table:table-cell office:value-type="string" table:style-name="ce1">
            <text:p>No</text:p>
          </table:table-cell>
          <table:table-cell table:number-columns-repeated="16380"/>
        </table:table-row>
        <table:table-row table:style-name="ro1">
          <table:table-cell office:value-type="string" table:style-name="ce1">
            <text:p>Mole</text:p>
          </table:table-cell>
          <table:table-cell office:value-type="string" table:style-name="ce1">
            <text:p>Mole, Prarostino, Torino, Piemonte, 10060, Italia</text:p>
          </table:table-cell>
          <table:table-cell office:value-type="string" table:style-name="ce1">
            <text:p>La vocazione cinematografica di Torino non cessò. Nel 1956 venne aperto il Museo nazionale del cinema, dapprima ospitato a Palazzo Chiablese e poi, dal 2000, nell'imponente sede della Mole Antonelliana. Negli anni ottanta un gruppo di professori universitari e critici cinematografici torinesi diede luogo, con il sostegno degli enti locali, alla rassegna cinematografica Festival Cinema Giovani che dal 1997 assunse la denominazione di Torino Film Festival, conquistandosi un punto di riferimento a livello internazionale specialmente per il cinema sperimentale, secondo in Italia soltanto allo storico Festival di Venezia.</text:p>
          </table:table-cell>
          <table:table-cell office:value-type="string" table:style-name="ce1">
            <text:p>No</text:p>
          </table:table-cell>
          <table:table-cell table:number-columns-repeated="16380"/>
        </table:table-row>
        <table:table-row table:style-name="ro1">
          <table:table-cell office:value-type="string" table:style-name="ce1">
            <text:p>Mole</text:p>
          </table:table-cell>
          <table:table-cell office:value-type="string" table:style-name="ce1">
            <text:p>Mole, Prarostino, Torino, Piemonte, 10060, Italia</text:p>
          </table:table-cell>
          <table:table-cell office:value-type="string" table:style-name="ce1">
            <text:p>Dopo mezzanotte. La città viene mostrata in tutte le sue sfaccettature ed è inoltre possibile ammirare a fondo la Mole, sia internamente che esternamente. La Pantera Rosa 2.</text:p>
          </table:table-cell>
          <table:table-cell office:value-type="string" table:style-name="ce1">
            <text:p>No</text:p>
          </table:table-cell>
          <table:table-cell table:number-columns-repeated="16380"/>
        </table:table-row>
        <table:table-row table:style-name="ro1">
          <table:table-cell office:value-type="string" table:style-name="ce1">
            <text:p>Mole</text:p>
          </table:table-cell>
          <table:table-cell office:value-type="string" table:style-name="ce1">
            <text:p>Mole, Prarostino, Torino, Piemonte, 10060, Italia</text:p>
          </table:table-cell>
          <table:table-cell office:value-type="string" table:style-name="ce1">
            <text:p>Da qualche tempo vi sono in città dei tour operator che organizzano anche visite guidate sui misteri di Torino. Per gli esoteristi la magia positiva di Torino nasce dal "cuore bianco" di piazza Castello, dal Duomo che custodisce la Sacra Sindone alla Gran Madre di Dio e fino alla Mole Antonelliana, che indica il cielo. Ai lati della scalinata che conduce all'ingresso della chiesa della Gran Madre di Dio troviamo le due statue raffiguranti la Fede e la Religione, tra le quali si troverebbe il nascondiglio del Graal.</text:p>
          </table:table-cell>
          <table:table-cell office:value-type="string" table:style-name="ce1">
            <text:p>No</text:p>
          </table:table-cell>
          <table:table-cell table:number-columns-repeated="16380"/>
        </table:table-row>
        <table:table-row table:style-name="ro1">
          <table:table-cell office:value-type="string" table:style-name="ce1">
            <text:p>Mole</text:p>
          </table:table-cell>
          <table:table-cell office:value-type="string" table:style-name="ce1">
            <text:p>Mole, Prarostino, Torino, Piemonte, 10060, Italia</text:p>
          </table:table-cell>
          <table:table-cell office:value-type="string" table:style-name="ce1">
            <text:p>Culla del cinema italiano, grazie all'associazione Torino Film Commission, la città è diventata un'apprezzata quinta per l'ambientazione e la produzione di film, pubblicità e video musicali. All'interno della Mole è ospitato il Museo nazionale del cinema. Nel capoluogo sabaudo è inoltre attivo il Cineporto, una struttura polifunzionale dedicata alle produzioni cinematografiche unica in Italia.</text:p>
          </table:table-cell>
          <table:table-cell office:value-type="string" table:style-name="ce1">
            <text:p>No</text:p>
          </table:table-cell>
          <table:table-cell table:number-columns-repeated="16380"/>
        </table:table-row>
        <table:table-row table:style-name="ro1">
          <table:table-cell office:value-type="string" table:style-name="ce1">
            <text:p>Mole Antonelliana</text:p>
          </table:table-cell>
          <table:table-cell office:value-type="string" table:style-name="ce1">
            <text:p>Mole Antonelliana, Via Gaudenzio Ferrari, Centro, Circoscrizione 1, Torino, Piemonte, 10124, Italia</text:p>
          </table:table-cell>
          <table:table-cell office:value-type="string" table:style-name="ce1">
            <text:p>Mastio della Cittadella, unico edificio superstite del complesso sistema difensivo torinese, edificato a partire dal 1564 in uno stile a cavallo fra quello rinascimentale e quello barocco. Epoca barocca e neoclassica <text:s/>Tra i monumenti di Torino più noti anche all'estero sono da citare l'ottocentesca Mole Antonelliana, simbolo incontrastato della città, che ospita il Museo nazionale del cinema (il principale d'Europa); il Palazzo Reale (antica dimora dei duchi ed in seguito dei re di Casa Savoia);</text:p>
          </table:table-cell>
          <table:table-cell office:value-type="string" table:style-name="ce1">
            <text:p>Si</text:p>
          </table:table-cell>
          <table:table-cell table:number-columns-repeated="16380"/>
        </table:table-row>
        <table:table-row table:style-name="ro1">
          <table:table-cell office:value-type="string" table:style-name="ce1">
            <text:p>Mole Antonelliana</text:p>
          </table:table-cell>
          <table:table-cell office:value-type="string" table:style-name="ce1">
            <text:p>Mole Antonelliana, Via Gaudenzio Ferrari, Centro, Circoscrizione 1, Torino, Piemonte, 10124, Italia</text:p>
          </table:table-cell>
          <table:table-cell office:value-type="string" table:style-name="ce1">
            <text:p>La vocazione cinematografica di Torino non cessò. Nel 1956 venne aperto il Museo nazionale del cinema, dapprima ospitato a Palazzo Chiablese e poi, dal 2000, nell'imponente sede della Mole Antonelliana. Negli anni ottanta un gruppo di professori universitari e critici cinematografici torinesi diede luogo, con il sostegno degli enti locali, alla rassegna cinematografica Festival Cinema Giovani che dal 1997 assunse la denominazione di Torino Film Festival, conquistandosi un punto di riferimento a livello internazionale specialmente per il cinema sperimentale, secondo in Italia soltanto allo storico Festival di Venezia.</text:p>
          </table:table-cell>
          <table:table-cell office:value-type="string" table:style-name="ce1">
            <text:p>Si</text:p>
          </table:table-cell>
          <table:table-cell table:number-columns-repeated="16380"/>
        </table:table-row>
        <table:table-row table:style-name="ro1">
          <table:table-cell office:value-type="string" table:style-name="ce1">
            <text:p>Mole Antonelliana</text:p>
          </table:table-cell>
          <table:table-cell office:value-type="string" table:style-name="ce1">
            <text:p>Mole Antonelliana, Via Gaudenzio Ferrari, Centro, Circoscrizione 1, Torino, Piemonte, 10124, Italia</text:p>
          </table:table-cell>
          <table:table-cell office:value-type="string" table:style-name="ce1">
            <text:p>Da qualche tempo vi sono in città dei tour operator che organizzano anche visite guidate sui misteri di Torino. Per gli esoteristi la magia positiva di Torino nasce dal "cuore bianco" di piazza Castello, dal Duomo che custodisce la Sacra Sindone alla Gran Madre di Dio e fino alla Mole Antonelliana, che indica il cielo. Ai lati della scalinata che conduce all'ingresso della chiesa della Gran Madre di Dio troviamo le due statue raffiguranti la Fede e la Religione, tra le quali si troverebbe il nascondiglio del Graal.</text:p>
          </table:table-cell>
          <table:table-cell office:value-type="string" table:style-name="ce1">
            <text:p>Si</text:p>
          </table:table-cell>
          <table:table-cell table:number-columns-repeated="16380"/>
        </table:table-row>
        <table:table-row table:style-name="ro1">
          <table:table-cell office:value-type="string" table:style-name="ce1">
            <text:p>Mondovì-Savona</text:p>
          </table:table-cell>
          <table:table-cell office:value-type="string" table:style-name="ce1">
            <text:p>Via Mondovì, Borgo Dora, Circoscrizione 7, Torino, Piemonte, 10152, Italia</text:p>
          </table:table-cell>
          <table:table-cell office:value-type="string" table:style-name="ce1">
            <text:p>Le linee ferroviarie principali che si dipartono da Torino sono quelle che vanno verso Genova (via Asti e Alessandria), verso Milano (via Novara e Vercelli) e verso la Francia (via Bardonecchia e il Traforo ferroviario del Frejus) e Ventimiglia (via Cuneo e il Traforo ferroviario del Colle di Tenda). Ci sono poi linee minori verso Ivrea-Aosta, Mondovì-Savona, Pinerolo-Torre Pellice, Trofarello-Chieri, Cirié-Lanzo Torinese-Ceres e Rivarolo Canavese-Cuorgnè-Pont Canavese. <text:s/>Passante ferroviario e Servizio ferroviario metropolitano (SFM) Il servizio ferroviario metropolitano di Torino (SFM)</text:p>
          </table:table-cell>
          <table:table-cell office:value-type="string" table:style-name="ce1">
            <text:p>No</text:p>
          </table:table-cell>
          <table:table-cell table:number-columns-repeated="16380"/>
        </table:table-row>
        <table:table-row table:style-name="ro1">
          <table:table-cell office:value-type="string" table:style-name="ce1">
            <text:p>Monferrato</text:p>
          </table:table-cell>
          <table:table-cell office:value-type="string" table:style-name="ce1">
            <text:p>Monferrato, 6, Via Monferrato, Borgo Po, Circoscrizione 8, Torino, Piemonte, 10131, Italia</text:p>
          </table:table-cell>
          <table:table-cell office:value-type="string" table:style-name="ce1">
            <text:p><text:s/>Età moderna Nel 1563, dopo la pace di Cateau-Cambrésis (1559), per disposizione del duca Emanuele Filiberto di Savoia, la città divenne capitale del ducato di Savoia, che precedentemente aveva gravitato su Chambéry, e venne dotata di mura moderne e di una cittadella pentagonale. Il XVII secolo vide la città ed il ducato ingrandirsi con l'acquisizione, da parte di quest'ultimo di Asti, del Monferrato e di uno sbocco sul mare, mentre la città usciva dal perimetro delle mura romane. Nel 1706 Torino subì l'assedio da parte delle truppe franco-spagnole nell'ambito della guerra di successione spagnola.</text:p>
          </table:table-cell>
          <table:table-cell office:value-type="string" table:style-name="ce1">
            <text:p>No</text:p>
          </table:table-cell>
          <table:table-cell table:number-columns-repeated="16380"/>
        </table:table-row>
        <table:table-row table:style-name="ro1">
          <table:table-cell office:value-type="string" table:style-name="ce1">
            <text:p>Monte Bianco</text:p>
          </table:table-cell>
          <table:table-cell office:value-type="string" table:style-name="ce1">
            <text:p>Monte Bianco, Circoscrizione 6, Torino, Piemonte, 10155, Italia</text:p>
          </table:table-cell>
          <table:table-cell office:value-type="string" table:style-name="ce1">
            <text:p>, nei pressi del Faro della Vittoria. La città è al centro di un anfiteatro montuoso che ingloba alcune delle più belle vette alpine, il Monviso, monte sul quale nasce il Po, il Rocciamelone, e i massicci del Gran Paradiso, del Monte Bianco, e del Monte Rosa, senza dimenticare il Cervino, montagna leggendaria per gli alpinisti. Torino dista 57 km da Asti, 79 km da Vercelli, 84 km da Biella, 93 km da Alessandria, 96 km da Novara, 98 km da Cuneo, 155 km da Verbania.</text:p>
          </table:table-cell>
          <table:table-cell office:value-type="string" table:style-name="ce1">
            <text:p>No</text:p>
          </table:table-cell>
          <table:table-cell table:number-columns-repeated="16380"/>
        </table:table-row>
        <table:table-row table:style-name="ro1">
          <table:table-cell office:value-type="string" table:style-name="ce1">
            <text:p>Monte Bianco</text:p>
          </table:table-cell>
          <table:table-cell office:value-type="string" table:style-name="ce1">
            <text:p>Monte Bianco, Circoscrizione 6, Torino, Piemonte, 10155, Italia</text:p>
          </table:table-cell>
          <table:table-cell office:value-type="string" table:style-name="ce1">
            <text:p>Infrastrutture e trasporti Strade Collegamenti autostradali Su Torino convergono cinque autostrade (tra cui è particolarmente importante quella in direzione della Francia) ed un raccordo autostradale: <text:s/>A4 Torino - Milano - Brescia - Verona - Venezia - Trieste A5 Torino - Ivrea - Aosta - Traforo del Monte Bianco A6 Torino - Fossano - Savona A21 Torino - Alessandria - Piacenza - Brescia A32 Torino - Susa - Bardonecchia - Traforo stradale del Frejus RA10 Torino - Caselle Torinese - Aeroporto di Torino-CaselleTangenziali La tangenzale di Torino è la A55, divisa in Tangenziale Nord e Tangenziale Sud, va da nord est fino a sud est passando in maniera semicircolare da ovest. Inoltre comprende la tratta da Torino fino a Pinerolo.</text:p>
          </table:table-cell>
          <table:table-cell office:value-type="string" table:style-name="ce1">
            <text:p>No</text:p>
          </table:table-cell>
          <table:table-cell table:number-columns-repeated="16380"/>
        </table:table-row>
        <table:table-row table:style-name="ro1">
          <table:table-cell office:value-type="string" table:style-name="ce1">
            <text:p>Monte dei Cappuccini</text:p>
          </table:table-cell>
          <table:table-cell office:value-type="string" table:style-name="ce1">
            <text:p>Monte dei Cappuccini, Torino, Piemonte, 10124, Italia</text:p>
          </table:table-cell>
          <table:table-cell office:value-type="string" table:style-name="ce1">
            <text:p>Mostre temporanee di rilievo si tengono a Palazzo Bricherasio e a Palazzo Madama. Importanti sono poi dal punto di vista storico il Museo nazionale del Risorgimento italiano, presso Palazzo Carignano, e il Museo nazionale della montagna, presso il Monte dei Cappuccini, sulla riva destra del Po. Testimonianze della storia di Torino sono a disposizione presso l'Istituto Storico della Resistenza, che gestisce inoltre il Museo diffuso della Resistenza, della deportazione, della guerra, dei diritti e della libertà.</text:p>
          </table:table-cell>
          <table:table-cell office:value-type="string" table:style-name="ce1">
            <text:p>Si</text:p>
          </table:table-cell>
          <table:table-cell table:number-columns-repeated="16380"/>
        </table:table-row>
        <table:table-row table:style-name="ro1">
          <table:table-cell office:value-type="string" table:style-name="ce1">
            <text:p>Monte Rosa</text:p>
          </table:table-cell>
          <table:table-cell office:value-type="string" table:style-name="ce1">
            <text:p>Monte Rosa, Circoscrizione 6, Torino, Piemonte, 10154, Italia</text:p>
          </table:table-cell>
          <table:table-cell office:value-type="string" table:style-name="ce1">
            <text:p>, nei pressi del Faro della Vittoria. La città è al centro di un anfiteatro montuoso che ingloba alcune delle più belle vette alpine, il Monviso, monte sul quale nasce il Po, il Rocciamelone, e i massicci del Gran Paradiso, del Monte Bianco, e del Monte Rosa, senza dimenticare il Cervino, montagna leggendaria per gli alpinisti. Torino dista 57 km da Asti, 79 km da Vercelli, 84 km da Biella, 93 km da Alessandria, 96 km da Novara, 98 km da Cuneo, 155 km da Verbania.</text:p>
          </table:table-cell>
          <table:table-cell office:value-type="string" table:style-name="ce1">
            <text:p>No</text:p>
          </table:table-cell>
          <table:table-cell table:number-columns-repeated="16380"/>
        </table:table-row>
        <table:table-row table:style-name="ro1">
          <table:table-cell office:value-type="string" table:style-name="ce1">
            <text:p>Monviso</text:p>
          </table:table-cell>
          <table:table-cell office:value-type="string" table:style-name="ce1">
            <text:p>Monviso, 19, Corso Eusebio Giambone, Circoscrizione 8, Torino, Piemonte, 10134, Italia</text:p>
          </table:table-cell>
          <table:table-cell office:value-type="string" table:style-name="ce1">
            <text:p>, nei pressi del Faro della Vittoria. La città è al centro di un anfiteatro montuoso che ingloba alcune delle più belle vette alpine, il Monviso, monte sul quale nasce il Po, il Rocciamelone, e i massicci del Gran Paradiso, del Monte Bianco, e del Monte Rosa, senza dimenticare il Cervino, montagna leggendaria per gli alpinisti. Torino dista 57 km da Asti, 79 km da Vercelli, 84 km da Biella, 93 km da Alessandria, 96 km da Novara, 98 km da Cuneo, 155 km da Verbania.</text:p>
          </table:table-cell>
          <table:table-cell office:value-type="string" table:style-name="ce1">
            <text:p>No</text:p>
          </table:table-cell>
          <table:table-cell table:number-columns-repeated="16380"/>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Mastio della Cittadella, unico edificio superstite del complesso sistema difensivo torinese, edificato a partire dal 1564 in uno stile a cavallo fra quello rinascimentale e quello barocco. Epoca barocca e neoclassica <text:s/>Tra i monumenti di Torino più noti anche all'estero sono da citare l'ottocentesca Mole Antonelliana, simbolo incontrastato della città, che ospita il Museo nazionale del cinema (il principale d'Europa); il Palazzo Reale (antica dimora dei duchi ed in seguito dei re di Casa Savoia);</text:p>
          </table:table-cell>
          <table:table-cell office:value-type="string" table:style-name="ce1">
            <text:p>No</text:p>
          </table:table-cell>
          <table:table-cell table:number-columns-repeated="16380"/>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la rinascimentale cattedrale di San Giovanni Battista del XV secolo (celebre in quanto vi è custodita la Sacra Sindone); il Museo Egizio (il secondo più importante al mondo dopo quello de Il Cairo); la Galleria Sabauda (significativa raccolta di dipinti);</text:p>
          </table:table-cell>
          <table:table-cell office:value-type="string" table:style-name="ce1">
            <text:p>No</text:p>
          </table:table-cell>
          <table:table-cell table:number-columns-repeated="16380"/>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text:s text:c="7"/>Musei <text:s/>Torino possiede un sistema museale di livello internazionale, forte di oltre 50 musei presenti sul territorio cittadino e metropolitano, i quali hanno raggiunto nel 2017 la cifra complessiva di 5,3 milioni di visitatori. Vi sono quattro musei nazionali (Museo del cinema, Museo dell'automobile, Museo della montagna, Museo del Risorgimento) e numerosi altri musei di rilevanza nazionale ed internazionale come il Museo egizio, l'Armeria Reale, il Museo d'Arte Orientale, il Museo dell'Astronomia e Planetario, il J-Museum a cui si aggiungeva, fino al 2015, il Museo dello sport. Alcuni musei sono stati ampliati e rinnovati negli ultimi anni (ad esempio il Museo del Cinema, il Museo Egizio e il Museo dell'Automobile) o sono in corso di rinnovamento:</text:p>
          </table:table-cell>
          <table:table-cell office:value-type="string" table:style-name="ce1">
            <text:p>No</text:p>
          </table:table-cell>
          <table:table-cell table:number-columns-repeated="16380"/>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Vi sono quattro musei nazionali (Museo del cinema, Museo dell'automobile, Museo della montagna, Museo del Risorgimento) e numerosi altri musei di rilevanza nazionale ed internazionale come il Museo egizio, l'Armeria Reale, il Museo d'Arte Orientale, il Museo dell'Astronomia e Planetario, il J-Museum a cui si aggiungeva, fino al 2015, il Museo dello sport. Alcuni musei sono stati ampliati e rinnovati negli ultimi anni (ad esempio il Museo del Cinema, il Museo Egizio e il Museo dell'Automobile) o sono in corso di rinnovamento: tra questi, il Museo di anatomia umana Luigi Rolando, il Museo di Antropologia ed Etnografia, ed il Museo di antropologia criminale Cesare Lombroso, che verranno unificati in un unico Museo dell'Uomo, all'interno del "Palazzo degli Istituti Anatomici" di corso Massimo d'Azeglio.</text:p>
          </table:table-cell>
          <table:table-cell office:value-type="string" table:style-name="ce1">
            <text:p>No</text:p>
          </table:table-cell>
          <table:table-cell table:number-columns-repeated="16380"/>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Alcuni musei sono stati ampliati e rinnovati negli ultimi anni (ad esempio il Museo del Cinema, il Museo Egizio e il Museo dell'Automobile) o sono in corso di rinnovamento: tra questi, il Museo di anatomia umana Luigi Rolando, il Museo di Antropologia ed Etnografia, ed il Museo di antropologia criminale Cesare Lombroso, che verranno unificati in un unico Museo dell'Uomo, all'interno del "Palazzo degli Istituti Anatomici" di corso Massimo d'Azeglio. Molto importanti sono le collezioni artistiche della città:</text:p>
          </table:table-cell>
          <table:table-cell office:value-type="string" table:style-name="ce1">
            <text:p>No</text:p>
          </table:table-cell>
          <table:table-cell table:number-columns-repeated="16380"/>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Per l'arte figurativa è da citare la Galleria Sabauda (una delle più importanti pinacoteche d'Italia), che ospita dipinti per il periodo che va dal XII al XVIII secolo. Per l'arte moderna e contemporanea vi sono la Galleria civica d'arte moderna e contemporanea (il secondo museo di arte moderna in Italia, con 5.000 dipinti e 400 sculture), il Museo civico d'arte antica di Palazzo Madama, la Fondazione Sandretto Re Rebaudengo contenente esposizioni degli artisti contemporanei provenienti da tutto il mondo e la Pinacoteca Giovanni e Marella Agnelli e la Fondazione Merz. Considerando che la vicina Rivoli ospita nell'omonimo castello il Museo d'Arte Contemporanea, Torino può essere considerata come il più importante polo museale italiano per l'arte contemporanea.</text:p>
          </table:table-cell>
          <table:table-cell office:value-type="string" table:style-name="ce1">
            <text:p>No</text:p>
          </table:table-cell>
          <table:table-cell table:number-columns-repeated="16380"/>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Per l'arte moderna e contemporanea vi sono la Galleria civica d'arte moderna e contemporanea (il secondo museo di arte moderna in Italia, con 5.000 dipinti e 400 sculture), il Museo civico d'arte antica di Palazzo Madama, la Fondazione Sandretto Re Rebaudengo contenente esposizioni degli artisti contemporanei provenienti da tutto il mondo e la Pinacoteca Giovanni e Marella Agnelli e la Fondazione Merz. Considerando che la vicina Rivoli ospita nell'omonimo castello il Museo d'Arte Contemporanea, Torino può essere considerata come il più importante polo museale italiano per l'arte contemporanea. Le collezioni di arte antica, la cui raccolta fu iniziata dal duca Emanuele Filiberto di Savoia nella seconda metà del Cinquecento, sono conservate nel Museo di antichità, che raccoglie anche le principali testimonianze archeologiche piemontesi dal Paleolitico al Tardo Medioevo.</text:p>
          </table:table-cell>
          <table:table-cell office:value-type="string" table:style-name="ce1">
            <text:p>No</text:p>
          </table:table-cell>
          <table:table-cell table:number-columns-repeated="16380"/>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Considerando che la vicina Rivoli ospita nell'omonimo castello il Museo d'Arte Contemporanea, Torino può essere considerata come il più importante polo museale italiano per l'arte contemporanea. Le collezioni di arte antica, la cui raccolta fu iniziata dal duca Emanuele Filiberto di Savoia nella seconda metà del Cinquecento, sono conservate nel Museo di antichità, che raccoglie anche le principali testimonianze archeologiche piemontesi dal Paleolitico al Tardo Medioevo. Dal Museo di Antichità furono separate, negli anni quaranta del Novecento, le collezioni egizie che costituirono il Museo egizio, il più importante d'Europa (nonché il più antico al mondo), in quanto custode della seconda collezione di arte egizia del mondo per vastità e importanza dopo quella del Museo del Cairo.</text:p>
          </table:table-cell>
          <table:table-cell office:value-type="string" table:style-name="ce1">
            <text:p>No</text:p>
          </table:table-cell>
          <table:table-cell table:number-columns-repeated="16380"/>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Le collezioni di arte antica, la cui raccolta fu iniziata dal duca Emanuele Filiberto di Savoia nella seconda metà del Cinquecento, sono conservate nel Museo di antichità, che raccoglie anche le principali testimonianze archeologiche piemontesi dal Paleolitico al Tardo Medioevo. Dal Museo di Antichità furono separate, negli anni quaranta del Novecento, le collezioni egizie che costituirono il Museo egizio, il più importante d'Europa (nonché il più antico al mondo), in quanto custode della seconda collezione di arte egizia del mondo per vastità e importanza dopo quella del Museo del Cairo. Inoltre, l'apertura del MAO - Museo d'Arte Orientale nel dicembre 2008 ha permesso di ospitare ricche collezioni provenienti dal Vicino Oriente, dall'India, dalla Cina e dal Giappone, oltre che dall'Asia centrale.</text:p>
          </table:table-cell>
          <table:table-cell office:value-type="string" table:style-name="ce1">
            <text:p>No</text:p>
          </table:table-cell>
          <table:table-cell table:number-columns-repeated="16380"/>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Dal Museo di Antichità furono separate, negli anni quaranta del Novecento, le collezioni egizie che costituirono il Museo egizio, il più importante d'Europa (nonché il più antico al mondo), in quanto custode della seconda collezione di arte egizia del mondo per vastità e importanza dopo quella del Museo del Cairo. Inoltre, l'apertura del MAO - Museo d'Arte Orientale nel dicembre 2008 ha permesso di ospitare ricche collezioni provenienti dal Vicino Oriente, dall'India, dalla Cina e dal Giappone, oltre che dall'Asia centrale. Il museo Accorsi-Ometto è una ricca collezione privata, ora aperta al pubblico, di opere collezionistiche e di arte decorativa.</text:p>
          </table:table-cell>
          <table:table-cell office:value-type="string" table:style-name="ce1">
            <text:p>No</text:p>
          </table:table-cell>
          <table:table-cell table:number-columns-repeated="16380"/>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Mostre temporanee di rilievo si tengono a Palazzo Bricherasio e a Palazzo Madama. Importanti sono poi dal punto di vista storico il Museo nazionale del Risorgimento italiano, presso Palazzo Carignano, e il Museo nazionale della montagna, presso il Monte dei Cappuccini, sulla riva destra del Po. Testimonianze della storia di Torino sono a disposizione presso l'Istituto Storico della Resistenza, che gestisce inoltre il Museo diffuso della Resistenza, della deportazione, della guerra, dei diritti e della libertà.</text:p>
          </table:table-cell>
          <table:table-cell office:value-type="string" table:style-name="ce1">
            <text:p>No</text:p>
          </table:table-cell>
          <table:table-cell table:number-columns-repeated="16380"/>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Importanti sono poi dal punto di vista storico il Museo nazionale del Risorgimento italiano, presso Palazzo Carignano, e il Museo nazionale della montagna, presso il Monte dei Cappuccini, sulla riva destra del Po. Testimonianze della storia di Torino sono a disposizione presso l'Istituto Storico della Resistenza, che gestisce inoltre il Museo diffuso della Resistenza, della deportazione, della guerra, dei diritti e della libertà. Per quanto riguarda le scienze, è sicuramente da ricordare il Museo Regionale di Scienze Naturali, tra i maggiori in Italia dello specifico settore, e il Museo della Sindone, che illustra al visitatore le scoperte scientifiche sul telo sindonico.</text:p>
          </table:table-cell>
          <table:table-cell office:value-type="string" table:style-name="ce1">
            <text:p>No</text:p>
          </table:table-cell>
          <table:table-cell table:number-columns-repeated="16380"/>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Testimonianze della storia di Torino sono a disposizione presso l'Istituto Storico della Resistenza, che gestisce inoltre il Museo diffuso della Resistenza, della deportazione, della guerra, dei diritti e della libertà. Per quanto riguarda le scienze, è sicuramente da ricordare il Museo Regionale di Scienze Naturali, tra i maggiori in Italia dello specifico settore, e il Museo della Sindone, che illustra al visitatore le scoperte scientifiche sul telo sindonico. Da ricordare il Museo dell'astronomia e Planetario di Torino, che sorge accanto dell'Osservatorio astronomico di Torino a Pino Torinese, cittadina collinare nei pressi immediati del capoluogo piemontese.</text:p>
          </table:table-cell>
          <table:table-cell office:value-type="string" table:style-name="ce1">
            <text:p>No</text:p>
          </table:table-cell>
          <table:table-cell table:number-columns-repeated="16380"/>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Per quanto riguarda le scienze, è sicuramente da ricordare il Museo Regionale di Scienze Naturali, tra i maggiori in Italia dello specifico settore, e il Museo della Sindone, che illustra al visitatore le scoperte scientifiche sul telo sindonico. Da ricordare il Museo dell'astronomia e Planetario di Torino, che sorge accanto dell'Osservatorio astronomico di Torino a Pino Torinese, cittadina collinare nei pressi immediati del capoluogo piemontese. Nel 2004 è stato inaugurato il Museo A come Ambiente, il primo in Europa interamente dedicato alle tematiche ambientali.</text:p>
          </table:table-cell>
          <table:table-cell office:value-type="string" table:style-name="ce1">
            <text:p>No</text:p>
          </table:table-cell>
          <table:table-cell table:number-columns-repeated="16380"/>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Da ricordare il Museo dell'astronomia e Planetario di Torino, che sorge accanto dell'Osservatorio astronomico di Torino a Pino Torinese, cittadina collinare nei pressi immediati del capoluogo piemontese. Nel 2004 è stato inaugurato il Museo A come Ambiente, il primo in Europa interamente dedicato alle tematiche ambientali. Da segnalare, infine, che tutti i musei sopra indicati, più numerosi altri all'interno della Regione Piemonte per un totale di circa 200 siti, sono gratuitamente e illimitatamente accessibili tramite l'Abbonamento Musei regionale, che fin dagli anni '90 è stato sviluppato per permettere la fruizione dei luoghi museali sul territorio previo acquisto annuale forfettario, e che nel 2017 ha raggiunto l'importante obiettivo delle oltre 136.000 tessere vendute e i circa 900.000 ingressi nei siti convenzionati.</text:p>
          </table:table-cell>
          <table:table-cell office:value-type="string" table:style-name="ce1">
            <text:p>No</text:p>
          </table:table-cell>
          <table:table-cell table:number-columns-repeated="16380"/>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text:s/>Televisione Torino è tra le sedi principali del Centro di Produzione Televisiva Rai, come quelli di Roma, Milano e Napoli. Assieme a queste tre sedi, da quando ha iniziato i suoi programmi nel 1954, il centro di Torino (ospitante il Museo della Radio e della Televisione) è stato anche il primo dell'azienda televisiva. Torino, inoltre, prima che si trasformasse in RAI, già ospitava il centro di direzione dell'EIAR dal 1927.</text:p>
          </table:table-cell>
          <table:table-cell office:value-type="string" table:style-name="ce1">
            <text:p>No</text:p>
          </table:table-cell>
          <table:table-cell table:number-columns-repeated="16380"/>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La vocazione cinematografica di Torino non cessò. Nel 1956 venne aperto il Museo nazionale del cinema, dapprima ospitato a Palazzo Chiablese e poi, dal 2000, nell'imponente sede della Mole Antonelliana. Negli anni ottanta un gruppo di professori universitari e critici cinematografici torinesi diede luogo, con il sostegno degli enti locali, alla rassegna cinematografica Festival Cinema Giovani che dal 1997 assunse la denominazione di Torino Film Festival, conquistandosi un punto di riferimento a livello internazionale specialmente per il cinema sperimentale, secondo in Italia soltanto allo storico Festival di Venezia.</text:p>
          </table:table-cell>
          <table:table-cell office:value-type="string" table:style-name="ce1">
            <text:p>No</text:p>
          </table:table-cell>
          <table:table-cell table:number-columns-repeated="16380"/>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Share Festival: evento internazionale di arti e culture digitali che si tiene a novembre al Museo di Scienze Naturali. "Festival internazionale Terra Madre":</text:p>
          </table:table-cell>
          <table:table-cell office:value-type="string" table:style-name="ce1">
            <text:p>No</text:p>
          </table:table-cell>
          <table:table-cell table:number-columns-repeated="16380"/>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Culla del cinema italiano, grazie all'associazione Torino Film Commission, la città è diventata un'apprezzata quinta per l'ambientazione e la produzione di film, pubblicità e video musicali. All'interno della Mole è ospitato il Museo nazionale del cinema. Nel capoluogo sabaudo è inoltre attivo il Cineporto, una struttura polifunzionale dedicata alle produzioni cinematografiche unica in Italia.</text:p>
          </table:table-cell>
          <table:table-cell office:value-type="string" table:style-name="ce1">
            <text:p>No</text:p>
          </table:table-cell>
          <table:table-cell table:number-columns-repeated="16380"/>
        </table:table-row>
        <table:table-row table:style-name="ro1">
          <table:table-cell office:value-type="string" table:style-name="ce1">
            <text:p>Museo A</text:p>
          </table:table-cell>
          <table:table-cell office:value-type="string" table:style-name="ce1">
            <text:p>Museo Civico d'Arte Antica, Piazza Castello, Centro, Circoscrizione 1, Torino, Piemonte, 10122, Italia</text:p>
          </table:table-cell>
          <table:table-cell office:value-type="string" table:style-name="ce1">
            <text:p>Da ricordare il Museo dell'astronomia e Planetario di Torino, che sorge accanto dell'Osservatorio astronomico di Torino a Pino Torinese, cittadina collinare nei pressi immediati del capoluogo piemontese. Nel 2004 è stato inaugurato il Museo A come Ambiente, il primo in Europa interamente dedicato alle tematiche ambientali. Da segnalare, infine, che tutti i musei sopra indicati, più numerosi altri all'interno della Regione Piemonte per un totale di circa 200 siti, sono gratuitamente e illimitatamente accessibili tramite l'Abbonamento Musei regionale, che fin dagli anni '90 è stato sviluppato per permettere la fruizione dei luoghi museali sul territorio previo acquisto annuale forfettario, e che nel 2017 ha raggiunto l'importante obiettivo delle oltre 136.000 tessere vendute e i circa 900.000 ingressi nei siti convenzionati.</text:p>
          </table:table-cell>
          <table:table-cell office:value-type="string" table:style-name="ce1">
            <text:p>No</text:p>
          </table:table-cell>
          <table:table-cell table:number-columns-repeated="16380"/>
        </table:table-row>
        <table:table-row table:style-name="ro1">
          <table:table-cell office:value-type="string" table:style-name="ce1">
            <text:p>museo Accorsi-Ometto</text:p>
          </table:table-cell>
          <table:table-cell office:value-type="string" table:style-name="ce1">
            <text:p>Museo Accorsi Ometto, 55, Via Po, Centro, Circoscrizione 1, Torino, Piemonte, 10124, Italia</text:p>
          </table:table-cell>
          <table:table-cell office:value-type="string" table:style-name="ce1">
            <text:p>Inoltre, l'apertura del MAO - Museo d'Arte Orientale nel dicembre 2008 ha permesso di ospitare ricche collezioni provenienti dal Vicino Oriente, dall'India, dalla Cina e dal Giappone, oltre che dall'Asia centrale. Il museo Accorsi-Ometto è una ricca collezione privata, ora aperta al pubblico, di opere collezionistiche e di arte decorativa. Mostre temporanee di rilievo si tengono a Palazzo Bricherasio e a Palazzo Madama.</text:p>
          </table:table-cell>
          <table:table-cell office:value-type="string" table:style-name="ce1">
            <text:p>Si</text:p>
          </table:table-cell>
          <table:table-cell table:number-columns-repeated="16380"/>
        </table:table-row>
        <table:table-row table:style-name="ro1">
          <table:table-cell office:value-type="string" table:style-name="ce1">
            <text:p>Museo civico d'arte antica di</text:p>
          </table:table-cell>
          <table:table-cell office:value-type="string" table:style-name="ce1">
            <text:p>Museo Civico d'Arte Antica, Piazza Castello, Centro, Circoscrizione 1, Torino, Piemonte, 10122, Italia</text:p>
          </table:table-cell>
          <table:table-cell office:value-type="string" table:style-name="ce1">
            <text:p>Per l'arte figurativa è da citare la Galleria Sabauda (una delle più importanti pinacoteche d'Italia), che ospita dipinti per il periodo che va dal XII al XVIII secolo. Per l'arte moderna e contemporanea vi sono la Galleria civica d'arte moderna e contemporanea (il secondo museo di arte moderna in Italia, con 5.000 dipinti e 400 sculture), il Museo civico d'arte antica di Palazzo Madama, la Fondazione Sandretto Re Rebaudengo contenente esposizioni degli artisti contemporanei provenienti da tutto il mondo e la Pinacoteca Giovanni e Marella Agnelli e la Fondazione Merz. Considerando che la vicina Rivoli ospita nell'omonimo castello il Museo d'Arte Contemporanea, Torino può essere considerata come il più importante polo museale italiano per l'arte contemporanea.</text:p>
          </table:table-cell>
          <table:table-cell office:value-type="string" table:style-name="ce1">
            <text:p>Si</text:p>
          </table:table-cell>
          <table:table-cell table:number-columns-repeated="16380"/>
        </table:table-row>
        <table:table-row table:style-name="ro1">
          <table:table-cell office:value-type="string" table:style-name="ce1">
            <text:p>Museo d'Arte Contemporanea</text:p>
          </table:table-cell>
          <table:table-cell office:value-type="string" table:style-name="ce1">
            <text:p>Museo d'arte contemporanea, Galleria del Castello, Borgo Nuovo, Rivoli, Torino, Piemonte, 10098, Italia</text:p>
          </table:table-cell>
          <table:table-cell office:value-type="string" table:style-name="ce1">
            <text:p>Per l'arte moderna e contemporanea vi sono la Galleria civica d'arte moderna e contemporanea (il secondo museo di arte moderna in Italia, con 5.000 dipinti e 400 sculture), il Museo civico d'arte antica di Palazzo Madama, la Fondazione Sandretto Re Rebaudengo contenente esposizioni degli artisti contemporanei provenienti da tutto il mondo e la Pinacoteca Giovanni e Marella Agnelli e la Fondazione Merz. Considerando che la vicina Rivoli ospita nell'omonimo castello il Museo d'Arte Contemporanea, Torino può essere considerata come il più importante polo museale italiano per l'arte contemporanea. Le collezioni di arte antica, la cui raccolta fu iniziata dal duca Emanuele Filiberto di Savoia nella seconda metà del Cinquecento, sono conservate nel Museo di antichità, che raccoglie anche le principali testimonianze archeologiche piemontesi dal Paleolitico al Tardo Medioevo.</text:p>
          </table:table-cell>
          <table:table-cell office:value-type="string" table:style-name="ce1">
            <text:p>Si</text:p>
          </table:table-cell>
          <table:table-cell table:number-columns-repeated="16380"/>
        </table:table-row>
        <table:table-row table:style-name="ro1">
          <table:table-cell office:value-type="string" table:style-name="ce1">
            <text:p>Museo del cinema</text:p>
          </table:table-cell>
          <table:table-cell office:value-type="string" table:style-name="ce1">
            <text:p>Museo Nazionale del Cinema, 20, Via Montebello, Centro, Circoscrizione 1, Torino, Piemonte, 10124, Italia</text:p>
          </table:table-cell>
          <table:table-cell office:value-type="string" table:style-name="ce1">
            <text:p><text:s text:c="7"/>Musei <text:s/>Torino possiede un sistema museale di livello internazionale, forte di oltre 50 musei presenti sul territorio cittadino e metropolitano, i quali hanno raggiunto nel 2017 la cifra complessiva di 5,3 milioni di visitatori. Vi sono quattro musei nazionali (Museo del cinema, Museo dell'automobile, Museo della montagna, Museo del Risorgimento) e numerosi altri musei di rilevanza nazionale ed internazionale come il Museo egizio, l'Armeria Reale, il Museo d'Arte Orientale, il Museo dell'Astronomia e Planetario, il J-Museum a cui si aggiungeva, fino al 2015, il Museo dello sport. Alcuni musei sono stati ampliati e rinnovati negli ultimi anni (ad esempio il Museo del Cinema, il Museo Egizio e il Museo dell'Automobile) o sono in corso di rinnovamento:</text:p>
          </table:table-cell>
          <table:table-cell office:value-type="string" table:style-name="ce1">
            <text:p>Si</text:p>
          </table:table-cell>
          <table:table-cell table:number-columns-repeated="16380"/>
        </table:table-row>
        <table:table-row table:style-name="ro1">
          <table:table-cell office:value-type="string" table:style-name="ce1">
            <text:p>Museo del Cinema</text:p>
          </table:table-cell>
          <table:table-cell office:value-type="string" table:style-name="ce1">
            <text:p>Museo Nazionale del Cinema, 20, Via Montebello, Centro, Circoscrizione 1, Torino, Piemonte, 10124, Italia</text:p>
          </table:table-cell>
          <table:table-cell office:value-type="string" table:style-name="ce1">
            <text:p>Vi sono quattro musei nazionali (Museo del cinema, Museo dell'automobile, Museo della montagna, Museo del Risorgimento) e numerosi altri musei di rilevanza nazionale ed internazionale come il Museo egizio, l'Armeria Reale, il Museo d'Arte Orientale, il Museo dell'Astronomia e Planetario, il J-Museum a cui si aggiungeva, fino al 2015, il Museo dello sport. Alcuni musei sono stati ampliati e rinnovati negli ultimi anni (ad esempio il Museo del Cinema, il Museo Egizio e il Museo dell'Automobile) o sono in corso di rinnovamento: tra questi, il Museo di anatomia umana Luigi Rolando, il Museo di Antropologia ed Etnografia, ed il Museo di antropologia criminale Cesare Lombroso, che verranno unificati in un unico Museo dell'Uomo, all'interno del "Palazzo degli Istituti Anatomici" di corso Massimo d'Azeglio.</text:p>
          </table:table-cell>
          <table:table-cell office:value-type="string" table:style-name="ce1">
            <text:p>Si</text:p>
          </table:table-cell>
          <table:table-cell table:number-columns-repeated="16380"/>
        </table:table-row>
        <table:table-row table:style-name="ro1">
          <table:table-cell office:value-type="string" table:style-name="ce1">
            <text:p>Museo del Risorgimento</text:p>
          </table:table-cell>
          <table:table-cell office:value-type="string" table:style-name="ce1">
            <text:p>Museo nazionale del Risorgimento italiano, 5, Via Accademia delle Scienze, Centro, Circoscrizione 1, Torino, Piemonte, 10123, Italia</text:p>
          </table:table-cell>
          <table:table-cell office:value-type="string" table:style-name="ce1">
            <text:p><text:s text:c="7"/>Musei <text:s/>Torino possiede un sistema museale di livello internazionale, forte di oltre 50 musei presenti sul territorio cittadino e metropolitano, i quali hanno raggiunto nel 2017 la cifra complessiva di 5,3 milioni di visitatori. Vi sono quattro musei nazionali (Museo del cinema, Museo dell'automobile, Museo della montagna, Museo del Risorgimento) e numerosi altri musei di rilevanza nazionale ed internazionale come il Museo egizio, l'Armeria Reale, il Museo d'Arte Orientale, il Museo dell'Astronomia e Planetario, il J-Museum a cui si aggiungeva, fino al 2015, il Museo dello sport. Alcuni musei sono stati ampliati e rinnovati negli ultimi anni (ad esempio il Museo del Cinema, il Museo Egizio e il Museo dell'Automobile) o sono in corso di rinnovamento:</text:p>
          </table:table-cell>
          <table:table-cell office:value-type="string" table:style-name="ce1">
            <text:p>Si</text:p>
          </table:table-cell>
          <table:table-cell table:number-columns-repeated="16380"/>
        </table:table-row>
        <table:table-row table:style-name="ro1">
          <table:table-cell office:value-type="string" table:style-name="ce1">
            <text:p>Museo della montagna</text:p>
          </table:table-cell>
          <table:table-cell office:value-type="string" table:style-name="ce1">
            <text:p>Museo Nazionale della Montagna Duca degli Abruzzi, 7, Piazzale Monte dei Cappuccini, Borgo Po, Circoscrizione 8, Torino, Piemonte, 10131, Italia</text:p>
          </table:table-cell>
          <table:table-cell office:value-type="string" table:style-name="ce1">
            <text:p><text:s text:c="7"/>Musei <text:s/>Torino possiede un sistema museale di livello internazionale, forte di oltre 50 musei presenti sul territorio cittadino e metropolitano, i quali hanno raggiunto nel 2017 la cifra complessiva di 5,3 milioni di visitatori. Vi sono quattro musei nazionali (Museo del cinema, Museo dell'automobile, Museo della montagna, Museo del Risorgimento) e numerosi altri musei di rilevanza nazionale ed internazionale come il Museo egizio, l'Armeria Reale, il Museo d'Arte Orientale, il Museo dell'Astronomia e Planetario, il J-Museum a cui si aggiungeva, fino al 2015, il Museo dello sport. Alcuni musei sono stati ampliati e rinnovati negli ultimi anni (ad esempio il Museo del Cinema, il Museo Egizio e il Museo dell'Automobile) o sono in corso di rinnovamento:</text:p>
          </table:table-cell>
          <table:table-cell office:value-type="string" table:style-name="ce1">
            <text:p>Si</text:p>
          </table:table-cell>
          <table:table-cell table:number-columns-repeated="16380"/>
        </table:table-row>
        <table:table-row table:style-name="ro1">
          <table:table-cell office:value-type="string" table:style-name="ce1">
            <text:p>Museo della Radio</text:p>
          </table:table-cell>
          <table:table-cell office:value-type="string" table:style-name="ce1">
            <text:p>Museo della Radio e della Televisione, 16, Via Giuseppe Verdi, Centro, Circoscrizione 1, Torino, Piemonte, 10124, Italia</text:p>
          </table:table-cell>
          <table:table-cell office:value-type="string" table:style-name="ce1">
            <text:p><text:s/>Televisione Torino è tra le sedi principali del Centro di Produzione Televisiva Rai, come quelli di Roma, Milano e Napoli. Assieme a queste tre sedi, da quando ha iniziato i suoi programmi nel 1954, il centro di Torino (ospitante il Museo della Radio e della Televisione) è stato anche il primo dell'azienda televisiva. Torino, inoltre, prima che si trasformasse in RAI, già ospitava il centro di direzione dell'EIAR dal 1927.</text:p>
          </table:table-cell>
          <table:table-cell office:value-type="string" table:style-name="ce1">
            <text:p>Si</text:p>
          </table:table-cell>
          <table:table-cell table:number-columns-repeated="16380"/>
        </table:table-row>
        <table:table-row table:style-name="ro1">
          <table:table-cell office:value-type="string" table:style-name="ce1">
            <text:p>Museo della Sindone</text:p>
          </table:table-cell>
          <table:table-cell office:value-type="string" table:style-name="ce1">
            <text:p>Museo Della Sindone, 28, Via San Domenico, Centro, Circoscrizione 1, Torino, Piemonte, 10122, Italia</text:p>
          </table:table-cell>
          <table:table-cell office:value-type="string" table:style-name="ce1">
            <text:p>Testimonianze della storia di Torino sono a disposizione presso l'Istituto Storico della Resistenza, che gestisce inoltre il Museo diffuso della Resistenza, della deportazione, della guerra, dei diritti e della libertà. Per quanto riguarda le scienze, è sicuramente da ricordare il Museo Regionale di Scienze Naturali, tra i maggiori in Italia dello specifico settore, e il Museo della Sindone, che illustra al visitatore le scoperte scientifiche sul telo sindonico. Da ricordare il Museo dell'astronomia e Planetario di Torino, che sorge accanto dell'Osservatorio astronomico di Torino a Pino Torinese, cittadina collinare nei pressi immediati del capoluogo piemontese.</text:p>
          </table:table-cell>
          <table:table-cell office:value-type="string" table:style-name="ce1">
            <text:p>Si</text:p>
          </table:table-cell>
          <table:table-cell table:number-columns-repeated="16380"/>
        </table:table-row>
        <table:table-row table:style-name="ro1">
          <table:table-cell office:value-type="string" table:style-name="ce1">
            <text:p>Museo dell'Astronomia</text:p>
          </table:table-cell>
          <table:table-cell office:value-type="string" table:style-name="ce1">
            <text:p>Infini TO - Planetario e Museo dell'Astronomia e dello Spazio, 30, Via Osservatorio, Pino Torinese, Torino, Piemonte, 10025, Italia</text:p>
          </table:table-cell>
          <table:table-cell office:value-type="string" table:style-name="ce1">
            <text:p><text:s text:c="7"/>Musei <text:s/>Torino possiede un sistema museale di livello internazionale, forte di oltre 50 musei presenti sul territorio cittadino e metropolitano, i quali hanno raggiunto nel 2017 la cifra complessiva di 5,3 milioni di visitatori. Vi sono quattro musei nazionali (Museo del cinema, Museo dell'automobile, Museo della montagna, Museo del Risorgimento) e numerosi altri musei di rilevanza nazionale ed internazionale come il Museo egizio, l'Armeria Reale, il Museo d'Arte Orientale, il Museo dell'Astronomia e Planetario, il J-Museum a cui si aggiungeva, fino al 2015, il Museo dello sport. Alcuni musei sono stati ampliati e rinnovati negli ultimi anni (ad esempio il Museo del Cinema, il Museo Egizio e il Museo dell'Automobile) o sono in corso di rinnovamento:</text:p>
          </table:table-cell>
          <table:table-cell office:value-type="string" table:style-name="ce1">
            <text:p>Si</text:p>
          </table:table-cell>
          <table:table-cell table:number-columns-repeated="16380"/>
        </table:table-row>
        <table:table-row table:style-name="ro1">
          <table:table-cell office:value-type="string" table:style-name="ce1">
            <text:p>Museo dell'automobile</text:p>
          </table:table-cell>
          <table:table-cell office:value-type="string" table:style-name="ce1">
            <text:p>MAUTO Museo Nazionale dell'Automobile, 40, Corso Unità d'Italia, Molinette, Circoscrizione 8, Cavoretto, Torino, Piemonte, 10126, Italia</text:p>
          </table:table-cell>
          <table:table-cell office:value-type="string" table:style-name="ce1">
            <text:p><text:s text:c="7"/>Musei <text:s/>Torino possiede un sistema museale di livello internazionale, forte di oltre 50 musei presenti sul territorio cittadino e metropolitano, i quali hanno raggiunto nel 2017 la cifra complessiva di 5,3 milioni di visitatori. Vi sono quattro musei nazionali (Museo del cinema, Museo dell'automobile, Museo della montagna, Museo del Risorgimento) e numerosi altri musei di rilevanza nazionale ed internazionale come il Museo egizio, l'Armeria Reale, il Museo d'Arte Orientale, il Museo dell'Astronomia e Planetario, il J-Museum a cui si aggiungeva, fino al 2015, il Museo dello sport. Alcuni musei sono stati ampliati e rinnovati negli ultimi anni (ad esempio il Museo del Cinema, il Museo Egizio e il Museo dell'Automobile) o sono in corso di rinnovamento:</text:p>
          </table:table-cell>
          <table:table-cell office:value-type="string" table:style-name="ce1">
            <text:p>Si</text:p>
          </table:table-cell>
          <table:table-cell table:number-columns-repeated="16380"/>
        </table:table-row>
        <table:table-row table:style-name="ro1">
          <table:table-cell office:value-type="string" table:style-name="ce1">
            <text:p>Museo dell'Automobile</text:p>
          </table:table-cell>
          <table:table-cell office:value-type="string" table:style-name="ce1">
            <text:p>MAUTO Museo Nazionale dell'Automobile, 40, Corso Unità d'Italia, Molinette, Circoscrizione 8, Cavoretto, Torino, Piemonte, 10126, Italia</text:p>
          </table:table-cell>
          <table:table-cell office:value-type="string" table:style-name="ce1">
            <text:p>Vi sono quattro musei nazionali (Museo del cinema, Museo dell'automobile, Museo della montagna, Museo del Risorgimento) e numerosi altri musei di rilevanza nazionale ed internazionale come il Museo egizio, l'Armeria Reale, il Museo d'Arte Orientale, il Museo dell'Astronomia e Planetario, il J-Museum a cui si aggiungeva, fino al 2015, il Museo dello sport. Alcuni musei sono stati ampliati e rinnovati negli ultimi anni (ad esempio il Museo del Cinema, il Museo Egizio e il Museo dell'Automobile) o sono in corso di rinnovamento: tra questi, il Museo di anatomia umana Luigi Rolando, il Museo di Antropologia ed Etnografia, ed il Museo di antropologia criminale Cesare Lombroso, che verranno unificati in un unico Museo dell'Uomo, all'interno del "Palazzo degli Istituti Anatomici" di corso Massimo d'Azeglio.</text:p>
          </table:table-cell>
          <table:table-cell office:value-type="string" table:style-name="ce1">
            <text:p>Si</text:p>
          </table:table-cell>
          <table:table-cell table:number-columns-repeated="16380"/>
        </table:table-row>
        <table:table-row table:style-name="ro1">
          <table:table-cell office:value-type="string" table:style-name="ce1">
            <text:p>Museo di antichità</text:p>
          </table:table-cell>
          <table:table-cell office:value-type="string" table:style-name="ce1">
            <text:p>Museo di Antichità, Sottopasso Repubblica, Porta Palazzo, Circoscrizione 7, Torino, Piemonte, 10152, Italia</text:p>
          </table:table-cell>
          <table:table-cell office:value-type="string" table:style-name="ce1">
            <text:p>Considerando che la vicina Rivoli ospita nell'omonimo castello il Museo d'Arte Contemporanea, Torino può essere considerata come il più importante polo museale italiano per l'arte contemporanea. Le collezioni di arte antica, la cui raccolta fu iniziata dal duca Emanuele Filiberto di Savoia nella seconda metà del Cinquecento, sono conservate nel Museo di antichità, che raccoglie anche le principali testimonianze archeologiche piemontesi dal Paleolitico al Tardo Medioevo. Dal Museo di Antichità furono separate, negli anni quaranta del Novecento, le collezioni egizie che costituirono il Museo egizio, il più importante d'Europa (nonché il più antico al mondo), in quanto custode della seconda collezione di arte egizia del mondo per vastità e importanza dopo quella del Museo del Cairo.</text:p>
          </table:table-cell>
          <table:table-cell office:value-type="string" table:style-name="ce1">
            <text:p>Si</text:p>
          </table:table-cell>
          <table:table-cell table:number-columns-repeated="16380"/>
        </table:table-row>
        <table:table-row table:style-name="ro1">
          <table:table-cell office:value-type="string" table:style-name="ce1">
            <text:p>Museo di Antichità</text:p>
          </table:table-cell>
          <table:table-cell office:value-type="string" table:style-name="ce1">
            <text:p>Museo di Antichità, Sottopasso Repubblica, Porta Palazzo, Circoscrizione 7, Torino, Piemonte, 10152, Italia</text:p>
          </table:table-cell>
          <table:table-cell office:value-type="string" table:style-name="ce1">
            <text:p>Le collezioni di arte antica, la cui raccolta fu iniziata dal duca Emanuele Filiberto di Savoia nella seconda metà del Cinquecento, sono conservate nel Museo di antichità, che raccoglie anche le principali testimonianze archeologiche piemontesi dal Paleolitico al Tardo Medioevo. Dal Museo di Antichità furono separate, negli anni quaranta del Novecento, le collezioni egizie che costituirono il Museo egizio, il più importante d'Europa (nonché il più antico al mondo), in quanto custode della seconda collezione di arte egizia del mondo per vastità e importanza dopo quella del Museo del Cairo. Inoltre, l'apertura del MAO - Museo d'Arte Orientale nel dicembre 2008 ha permesso di ospitare ricche collezioni provenienti dal Vicino Oriente, dall'India, dalla Cina e dal Giappone, oltre che dall'Asia centrale.</text:p>
          </table:table-cell>
          <table:table-cell office:value-type="string" table:style-name="ce1">
            <text:p>Si</text:p>
          </table:table-cell>
          <table:table-cell table:number-columns-repeated="16380"/>
        </table:table-row>
        <table:table-row table:style-name="ro1">
          <table:table-cell office:value-type="string" table:style-name="ce1">
            <text:p>Museo di Antropologia</text:p>
          </table:table-cell>
          <table:table-cell office:value-type="string" table:style-name="ce1">
            <text:p>Museo di antropologia criminale Lombroso, 15, Via Pietro Giuria, San Salvario, Circoscrizione 8, Torino, Piemonte, 10126, Italia</text:p>
          </table:table-cell>
          <table:table-cell office:value-type="string" table:style-name="ce1">
            <text:p>Alcuni musei sono stati ampliati e rinnovati negli ultimi anni (ad esempio il Museo del Cinema, il Museo Egizio e il Museo dell'Automobile) o sono in corso di rinnovamento: tra questi, il Museo di anatomia umana Luigi Rolando, il Museo di Antropologia ed Etnografia, ed il Museo di antropologia criminale Cesare Lombroso, che verranno unificati in un unico Museo dell'Uomo, all'interno del "Palazzo degli Istituti Anatomici" di corso Massimo d'Azeglio. Molto importanti sono le collezioni artistiche della città:</text:p>
          </table:table-cell>
          <table:table-cell office:value-type="string" table:style-name="ce1">
            <text:p>Si</text:p>
          </table:table-cell>
          <table:table-cell table:number-columns-repeated="16380"/>
        </table:table-row>
        <table:table-row table:style-name="ro1">
          <table:table-cell office:value-type="string" table:style-name="ce1">
            <text:p>Museo di antropologia</text:p>
          </table:table-cell>
          <table:table-cell office:value-type="string" table:style-name="ce1">
            <text:p>Museo di antropologia criminale Lombroso, 15, Via Pietro Giuria, San Salvario, Circoscrizione 8, Torino, Piemonte, 10126, Italia</text:p>
          </table:table-cell>
          <table:table-cell office:value-type="string" table:style-name="ce1">
            <text:p>Alcuni musei sono stati ampliati e rinnovati negli ultimi anni (ad esempio il Museo del Cinema, il Museo Egizio e il Museo dell'Automobile) o sono in corso di rinnovamento: tra questi, il Museo di anatomia umana Luigi Rolando, il Museo di Antropologia ed Etnografia, ed il Museo di antropologia criminale Cesare Lombroso, che verranno unificati in un unico Museo dell'Uomo, all'interno del "Palazzo degli Istituti Anatomici" di corso Massimo d'Azeglio. Molto importanti sono le collezioni artistiche della città:</text:p>
          </table:table-cell>
          <table:table-cell office:value-type="string" table:style-name="ce1">
            <text:p>Si</text:p>
          </table:table-cell>
          <table:table-cell table:number-columns-repeated="16380"/>
        </table:table-row>
        <table:table-row table:style-name="ro1">
          <table:table-cell office:value-type="string" table:style-name="ce1">
            <text:p>Museo di Scienze</text:p>
          </table:table-cell>
          <table:table-cell office:value-type="string" table:style-name="ce1">
            <text:p>Museo Egizio, 6, Via Accademia delle Scienze, Centro, Circoscrizione 1, Torino, Piemonte, 10123, Italia</text:p>
          </table:table-cell>
          <table:table-cell office:value-type="string" table:style-name="ce1">
            <text:p>Share Festival: evento internazionale di arti e culture digitali che si tiene a novembre al Museo di Scienze Naturali. "Festival internazionale Terra Madre":</text:p>
          </table:table-cell>
          <table:table-cell office:value-type="string" table:style-name="ce1">
            <text:p>No</text:p>
          </table:table-cell>
          <table:table-cell table:number-columns-repeated="16380"/>
        </table:table-row>
        <table:table-row table:style-name="ro1">
          <table:table-cell office:value-type="string" table:style-name="ce1">
            <text:p>Museo Egizio</text:p>
          </table:table-cell>
          <table:table-cell office:value-type="string" table:style-name="ce1">
            <text:p>Museo Egizio, 6, Via Accademia delle Scienze, Centro, Circoscrizione 1, Torino, Piemonte, 10123, Italia</text:p>
          </table:table-cell>
          <table:table-cell office:value-type="string" table:style-name="ce1">
            <text:p>la rinascimentale cattedrale di San Giovanni Battista del XV secolo (celebre in quanto vi è custodita la Sacra Sindone); il Museo Egizio (il secondo più importante al mondo dopo quello de Il Cairo); la Galleria Sabauda (significativa raccolta di dipinti);</text:p>
          </table:table-cell>
          <table:table-cell office:value-type="string" table:style-name="ce1">
            <text:p>Si</text:p>
          </table:table-cell>
          <table:table-cell table:number-columns-repeated="16380"/>
        </table:table-row>
        <table:table-row table:style-name="ro1">
          <table:table-cell office:value-type="string" table:style-name="ce1">
            <text:p>Museo Egizio</text:p>
          </table:table-cell>
          <table:table-cell office:value-type="string" table:style-name="ce1">
            <text:p>Museo Egizio, 6, Via Accademia delle Scienze, Centro, Circoscrizione 1, Torino, Piemonte, 10123, Italia</text:p>
          </table:table-cell>
          <table:table-cell office:value-type="string" table:style-name="ce1">
            <text:p>Vi sono quattro musei nazionali (Museo del cinema, Museo dell'automobile, Museo della montagna, Museo del Risorgimento) e numerosi altri musei di rilevanza nazionale ed internazionale come il Museo egizio, l'Armeria Reale, il Museo d'Arte Orientale, il Museo dell'Astronomia e Planetario, il J-Museum a cui si aggiungeva, fino al 2015, il Museo dello sport. Alcuni musei sono stati ampliati e rinnovati negli ultimi anni (ad esempio il Museo del Cinema, il Museo Egizio e il Museo dell'Automobile) o sono in corso di rinnovamento: tra questi, il Museo di anatomia umana Luigi Rolando, il Museo di Antropologia ed Etnografia, ed il Museo di antropologia criminale Cesare Lombroso, che verranno unificati in un unico Museo dell'Uomo, all'interno del "Palazzo degli Istituti Anatomici" di corso Massimo d'Azeglio.</text:p>
          </table:table-cell>
          <table:table-cell office:value-type="string" table:style-name="ce1">
            <text:p>Si</text:p>
          </table:table-cell>
          <table:table-cell table:number-columns-repeated="16380"/>
        </table:table-row>
        <table:table-row table:style-name="ro1">
          <table:table-cell office:value-type="string" table:style-name="ce1">
            <text:p>Museo egizio</text:p>
          </table:table-cell>
          <table:table-cell office:value-type="string" table:style-name="ce1">
            <text:p>Museo Egizio, 6, Via Accademia delle Scienze, Centro, Circoscrizione 1, Torino, Piemonte, 10123, Italia</text:p>
          </table:table-cell>
          <table:table-cell office:value-type="string" table:style-name="ce1">
            <text:p><text:s text:c="7"/>Musei <text:s/>Torino possiede un sistema museale di livello internazionale, forte di oltre 50 musei presenti sul territorio cittadino e metropolitano, i quali hanno raggiunto nel 2017 la cifra complessiva di 5,3 milioni di visitatori. Vi sono quattro musei nazionali (Museo del cinema, Museo dell'automobile, Museo della montagna, Museo del Risorgimento) e numerosi altri musei di rilevanza nazionale ed internazionale come il Museo egizio, l'Armeria Reale, il Museo d'Arte Orientale, il Museo dell'Astronomia e Planetario, il J-Museum a cui si aggiungeva, fino al 2015, il Museo dello sport. Alcuni musei sono stati ampliati e rinnovati negli ultimi anni (ad esempio il Museo del Cinema, il Museo Egizio e il Museo dell'Automobile) o sono in corso di rinnovamento:</text:p>
          </table:table-cell>
          <table:table-cell office:value-type="string" table:style-name="ce1">
            <text:p>Si</text:p>
          </table:table-cell>
          <table:table-cell table:number-columns-repeated="16380"/>
        </table:table-row>
        <table:table-row table:style-name="ro1">
          <table:table-cell office:value-type="string" table:style-name="ce1">
            <text:p>Museo egizio</text:p>
          </table:table-cell>
          <table:table-cell office:value-type="string" table:style-name="ce1">
            <text:p>Museo Egizio, 6, Via Accademia delle Scienze, Centro, Circoscrizione 1, Torino, Piemonte, 10123, Italia</text:p>
          </table:table-cell>
          <table:table-cell office:value-type="string" table:style-name="ce1">
            <text:p>Le collezioni di arte antica, la cui raccolta fu iniziata dal duca Emanuele Filiberto di Savoia nella seconda metà del Cinquecento, sono conservate nel Museo di antichità, che raccoglie anche le principali testimonianze archeologiche piemontesi dal Paleolitico al Tardo Medioevo. Dal Museo di Antichità furono separate, negli anni quaranta del Novecento, le collezioni egizie che costituirono il Museo egizio, il più importante d'Europa (nonché il più antico al mondo), in quanto custode della seconda collezione di arte egizia del mondo per vastità e importanza dopo quella del Museo del Cairo. Inoltre, l'apertura del MAO - Museo d'Arte Orientale nel dicembre 2008 ha permesso di ospitare ricche collezioni provenienti dal Vicino Oriente, dall'India, dalla Cina e dal Giappone, oltre che dall'Asia centrale.</text:p>
          </table:table-cell>
          <table:table-cell office:value-type="string" table:style-name="ce1">
            <text:p>Si</text:p>
          </table:table-cell>
          <table:table-cell table:number-columns-repeated="16380"/>
        </table:table-row>
        <table:table-row table:style-name="ro1">
          <table:table-cell office:value-type="string" table:style-name="ce1">
            <text:p>Museo egizio,</text:p>
          </table:table-cell>
          <table:table-cell office:value-type="string" table:style-name="ce1">
            <text:p>Museo Egizio, 6, Via Accademia delle Scienze, Centro, Circoscrizione 1, Torino, Piemonte, 10123, Italia</text:p>
          </table:table-cell>
          <table:table-cell office:value-type="string" table:style-name="ce1">
            <text:p><text:s text:c="7"/>Musei <text:s/>Torino possiede un sistema museale di livello internazionale, forte di oltre 50 musei presenti sul territorio cittadino e metropolitano, i quali hanno raggiunto nel 2017 la cifra complessiva di 5,3 milioni di visitatori. Vi sono quattro musei nazionali (Museo del cinema, Museo dell'automobile, Museo della montagna, Museo del Risorgimento) e numerosi altri musei di rilevanza nazionale ed internazionale come il Museo egizio, l'Armeria Reale, il Museo d'Arte Orientale, il Museo dell'Astronomia e Planetario, il J-Museum a cui si aggiungeva, fino al 2015, il Museo dello sport. Alcuni musei sono stati ampliati e rinnovati negli ultimi anni (ad esempio il Museo del Cinema, il Museo Egizio e il Museo dell'Automobile) o sono in corso di rinnovamento:</text:p>
          </table:table-cell>
          <table:table-cell office:value-type="string" table:style-name="ce1">
            <text:p>Si</text:p>
          </table:table-cell>
          <table:table-cell table:number-columns-repeated="16380"/>
        </table:table-row>
        <table:table-row table:style-name="ro1">
          <table:table-cell office:value-type="string" table:style-name="ce1">
            <text:p>Museo egizio,</text:p>
          </table:table-cell>
          <table:table-cell office:value-type="string" table:style-name="ce1">
            <text:p>Museo Egizio, 6, Via Accademia delle Scienze, Centro, Circoscrizione 1, Torino, Piemonte, 10123, Italia</text:p>
          </table:table-cell>
          <table:table-cell office:value-type="string" table:style-name="ce1">
            <text:p>Le collezioni di arte antica, la cui raccolta fu iniziata dal duca Emanuele Filiberto di Savoia nella seconda metà del Cinquecento, sono conservate nel Museo di antichità, che raccoglie anche le principali testimonianze archeologiche piemontesi dal Paleolitico al Tardo Medioevo. Dal Museo di Antichità furono separate, negli anni quaranta del Novecento, le collezioni egizie che costituirono il Museo egizio, il più importante d'Europa (nonché il più antico al mondo), in quanto custode della seconda collezione di arte egizia del mondo per vastità e importanza dopo quella del Museo del Cairo. Inoltre, l'apertura del MAO - Museo d'Arte Orientale nel dicembre 2008 ha permesso di ospitare ricche collezioni provenienti dal Vicino Oriente, dall'India, dalla Cina e dal Giappone, oltre che dall'Asia centrale.</text:p>
          </table:table-cell>
          <table:table-cell office:value-type="string" table:style-name="ce1">
            <text:p>Si</text:p>
          </table:table-cell>
          <table:table-cell table:number-columns-repeated="16380"/>
        </table:table-row>
        <table:table-row table:style-name="ro1">
          <table:table-cell office:value-type="string" table:style-name="ce1">
            <text:p>Museo nazionale del cinema</text:p>
          </table:table-cell>
          <table:table-cell office:value-type="string" table:style-name="ce1">
            <text:p>Museo Nazionale del Cinema, 20, Via Montebello, Centro, Circoscrizione 1, Torino, Piemonte, 10124, Italia</text:p>
          </table:table-cell>
          <table:table-cell office:value-type="string" table:style-name="ce1">
            <text:p>Mastio della Cittadella, unico edificio superstite del complesso sistema difensivo torinese, edificato a partire dal 1564 in uno stile a cavallo fra quello rinascimentale e quello barocco. Epoca barocca e neoclassica <text:s/>Tra i monumenti di Torino più noti anche all'estero sono da citare l'ottocentesca Mole Antonelliana, simbolo incontrastato della città, che ospita il Museo nazionale del cinema (il principale d'Europa); il Palazzo Reale (antica dimora dei duchi ed in seguito dei re di Casa Savoia);</text:p>
          </table:table-cell>
          <table:table-cell office:value-type="string" table:style-name="ce1">
            <text:p>Si</text:p>
          </table:table-cell>
          <table:table-cell table:number-columns-repeated="16380"/>
        </table:table-row>
        <table:table-row table:style-name="ro1">
          <table:table-cell office:value-type="string" table:style-name="ce1">
            <text:p>Museo nazionale del cinema</text:p>
          </table:table-cell>
          <table:table-cell office:value-type="string" table:style-name="ce1">
            <text:p>Museo Nazionale del Cinema, 20, Via Montebello, Centro, Circoscrizione 1, Torino, Piemonte, 10124, Italia</text:p>
          </table:table-cell>
          <table:table-cell office:value-type="string" table:style-name="ce1">
            <text:p>La vocazione cinematografica di Torino non cessò. Nel 1956 venne aperto il Museo nazionale del cinema, dapprima ospitato a Palazzo Chiablese e poi, dal 2000, nell'imponente sede della Mole Antonelliana. Negli anni ottanta un gruppo di professori universitari e critici cinematografici torinesi diede luogo, con il sostegno degli enti locali, alla rassegna cinematografica Festival Cinema Giovani che dal 1997 assunse la denominazione di Torino Film Festival, conquistandosi un punto di riferimento a livello internazionale specialmente per il cinema sperimentale, secondo in Italia soltanto allo storico Festival di Venezia.</text:p>
          </table:table-cell>
          <table:table-cell office:value-type="string" table:style-name="ce1">
            <text:p>Si</text:p>
          </table:table-cell>
          <table:table-cell table:number-columns-repeated="16380"/>
        </table:table-row>
        <table:table-row table:style-name="ro1">
          <table:table-cell office:value-type="string" table:style-name="ce1">
            <text:p>Museo nazionale del cinema</text:p>
          </table:table-cell>
          <table:table-cell office:value-type="string" table:style-name="ce1">
            <text:p>Museo Nazionale del Cinema, 20, Via Montebello, Centro, Circoscrizione 1, Torino, Piemonte, 10124, Italia</text:p>
          </table:table-cell>
          <table:table-cell office:value-type="string" table:style-name="ce1">
            <text:p>Culla del cinema italiano, grazie all'associazione Torino Film Commission, la città è diventata un'apprezzata quinta per l'ambientazione e la produzione di film, pubblicità e video musicali. All'interno della Mole è ospitato il Museo nazionale del cinema. Nel capoluogo sabaudo è inoltre attivo il Cineporto, una struttura polifunzionale dedicata alle produzioni cinematografiche unica in Italia.</text:p>
          </table:table-cell>
          <table:table-cell office:value-type="string" table:style-name="ce1">
            <text:p>Si</text:p>
          </table:table-cell>
          <table:table-cell table:number-columns-repeated="16380"/>
        </table:table-row>
        <table:table-row table:style-name="ro1">
          <table:table-cell office:value-type="string" table:style-name="ce1">
            <text:p>Museo nazionale del Risorgimento italiano</text:p>
          </table:table-cell>
          <table:table-cell office:value-type="string" table:style-name="ce1">
            <text:p>Museo nazionale del Risorgimento italiano, 5, Via Accademia delle Scienze, Centro, Circoscrizione 1, Torino, Piemonte, 10123, Italia</text:p>
          </table:table-cell>
          <table:table-cell office:value-type="string" table:style-name="ce1">
            <text:p>Mostre temporanee di rilievo si tengono a Palazzo Bricherasio e a Palazzo Madama. Importanti sono poi dal punto di vista storico il Museo nazionale del Risorgimento italiano, presso Palazzo Carignano, e il Museo nazionale della montagna, presso il Monte dei Cappuccini, sulla riva destra del Po. Testimonianze della storia di Torino sono a disposizione presso l'Istituto Storico della Resistenza, che gestisce inoltre il Museo diffuso della Resistenza, della deportazione, della guerra, dei diritti e della libertà.</text:p>
          </table:table-cell>
          <table:table-cell office:value-type="string" table:style-name="ce1">
            <text:p>Si</text:p>
          </table:table-cell>
          <table:table-cell table:number-columns-repeated="16380"/>
        </table:table-row>
        <table:table-row table:style-name="ro1">
          <table:table-cell office:value-type="string" table:style-name="ce1">
            <text:p>Museo nazionale della montagna</text:p>
          </table:table-cell>
          <table:table-cell office:value-type="string" table:style-name="ce1">
            <text:p>Museo Nazionale della Montagna Duca degli Abruzzi, 7, Piazzale Monte dei Cappuccini, Borgo Po, Circoscrizione 8, Torino, Piemonte, 10131, Italia</text:p>
          </table:table-cell>
          <table:table-cell office:value-type="string" table:style-name="ce1">
            <text:p>Mostre temporanee di rilievo si tengono a Palazzo Bricherasio e a Palazzo Madama. Importanti sono poi dal punto di vista storico il Museo nazionale del Risorgimento italiano, presso Palazzo Carignano, e il Museo nazionale della montagna, presso il Monte dei Cappuccini, sulla riva destra del Po. Testimonianze della storia di Torino sono a disposizione presso l'Istituto Storico della Resistenza, che gestisce inoltre il Museo diffuso della Resistenza, della deportazione, della guerra, dei diritti e della libertà.</text:p>
          </table:table-cell>
          <table:table-cell office:value-type="string" table:style-name="ce1">
            <text:p>Si</text:p>
          </table:table-cell>
          <table:table-cell table:number-columns-repeated="16380"/>
        </table:table-row>
        <table:table-row table:style-name="ro1">
          <table:table-cell office:value-type="string" table:style-name="ce1">
            <text:p>Museo Regionale di Scienze Naturali</text:p>
          </table:table-cell>
          <table:table-cell office:value-type="string" table:style-name="ce1">
            <text:p>Museo Regionale di Scienze Naturali, Via Giovanni Giolitti, Centro, Circoscrizione 1, Torino, Piemonte, 10123, Italia</text:p>
          </table:table-cell>
          <table:table-cell office:value-type="string" table:style-name="ce1">
            <text:p>Testimonianze della storia di Torino sono a disposizione presso l'Istituto Storico della Resistenza, che gestisce inoltre il Museo diffuso della Resistenza, della deportazione, della guerra, dei diritti e della libertà. Per quanto riguarda le scienze, è sicuramente da ricordare il Museo Regionale di Scienze Naturali, tra i maggiori in Italia dello specifico settore, e il Museo della Sindone, che illustra al visitatore le scoperte scientifiche sul telo sindonico. Da ricordare il Museo dell'astronomia e Planetario di Torino, che sorge accanto dell'Osservatorio astronomico di Torino a Pino Torinese, cittadina collinare nei pressi immediati del capoluogo piemontese.</text:p>
          </table:table-cell>
          <table:table-cell office:value-type="string" table:style-name="ce1">
            <text:p>Si</text:p>
          </table:table-cell>
          <table:table-cell table:number-columns-repeated="16380"/>
        </table:table-row>
        <table:table-row table:style-name="ro1">
          <table:table-cell office:value-type="string" table:style-name="ce1">
            <text:p>Nizza</text:p>
          </table:table-cell>
          <table:table-cell office:value-type="string" table:style-name="ce1">
            <text:p>Nizza, Via Nizza, San Salvario, Circoscrizione 8, Torino, Piemonte, 10125, Italia</text:p>
          </table:table-cell>
          <table:table-cell office:value-type="string" table:style-name="ce1">
            <text:p>Torino dista 57 km da Asti, 79 km da Vercelli, 84 km da Biella, 93 km da Alessandria, 96 km da Novara, 98 km da Cuneo, 155 km da Verbania. Il confine francese dista circa 70 km nei pressi del Colle del Moncenisio, mentre sono 206 i chilometri che separano Piazza Castello da Chambery, 222 da Nizza, 250 da Ginevra e 314 da Lione. Il 19 marzo 2016 l'UNESCO ha riconosciuto il parco del Po e la collina torinese come riserva della biosfera, mentre nel 2020 la FAO e l'Arbor Day Foundation hanno conferito alla città di Torino il riconoscimento di Tree City of the World 2019.</text:p>
          </table:table-cell>
          <table:table-cell office:value-type="string" table:style-name="ce1">
            <text:p>No</text:p>
          </table:table-cell>
          <table:table-cell table:number-columns-repeated="16380"/>
        </table:table-row>
        <table:table-row table:style-name="ro1">
          <table:table-cell office:value-type="string" table:style-name="ce1">
            <text:p>Nizza</text:p>
          </table:table-cell>
          <table:table-cell office:value-type="string" table:style-name="ce1">
            <text:p>Nizza, Via Nizza, San Salvario, Circoscrizione 8, Torino, Piemonte, 10125, Italia</text:p>
          </table:table-cell>
          <table:table-cell office:value-type="string" table:style-name="ce1">
            <text:p>Nel 1765 Benedetto Alfieri ebbe l'incarico di rifare i portici di piazza Palazzo di Città mentre nel corso del XIX secolo si aggiunsero quelli dell'attuale piazza Vittorio Veneto, piazza Carlo Felice e piazza Statuto. Le stazioni ferroviarie di Porta Nuova e Porta Susa vennero congiunte con un percorso porticato attraverso via Nizza, via Sacchi, Corso Vittorio Emanuele II, Corso Vinzaglio e via Cernaia. Il portico che unisce piazza Castello con Piazza Vittorio Veneto attraverso via Po sul lato sinistro fu progettato in modo tale da proseguire anche nell'attraversamento delle vie per permettere al re di giungere fino al Po senza bagnarsi in caso di pioggia.</text:p>
          </table:table-cell>
          <table:table-cell office:value-type="string" table:style-name="ce1">
            <text:p>No</text:p>
          </table:table-cell>
          <table:table-cell table:number-columns-repeated="16380"/>
        </table:table-row>
        <table:table-row table:style-name="ro1">
          <table:table-cell office:value-type="string" table:style-name="ce1">
            <text:p>Nizza</text:p>
          </table:table-cell>
          <table:table-cell office:value-type="string" table:style-name="ce1">
            <text:p>Nizza, Via Nizza, San Salvario, Circoscrizione 8, Torino, Piemonte, 10125, Italia</text:p>
          </table:table-cell>
          <table:table-cell office:value-type="string" table:style-name="ce1">
            <text:p>Aurora - Vanchiglia - Sassi - Madonna del Pilone Circoscrizione VIII: San Salvario - Cavoretto - Borgo Po - Nizza Millefonti - Lingotto - FiladelfiaEconomia Torino è il terzo polo economico italiano per Prodotto Interno Lordo. Torino nel 2011 presentava un Pil di 37,6 miliardi di euro e un debito comunale di 3,2 miliardi di euro, rendendolo il secondo comune più indebitato d'Italia dopo Milano e quello con il maggiore indebitamento procapite.</text:p>
          </table:table-cell>
          <table:table-cell office:value-type="string" table:style-name="ce1">
            <text:p>No</text:p>
          </table:table-cell>
          <table:table-cell table:number-columns-repeated="16380"/>
        </table:table-row>
        <table:table-row table:style-name="ro1">
          <table:table-cell office:value-type="string" table:style-name="ce1">
            <text:p>Nizza Millefonti</text:p>
          </table:table-cell>
          <table:table-cell office:value-type="string" table:style-name="ce1">
            <text:p>Nizza Millefonti, Circoscrizione 8, Torino, Piemonte, 10126, Italia</text:p>
          </table:table-cell>
          <table:table-cell office:value-type="string" table:style-name="ce1">
            <text:p>Aurora - Vanchiglia - Sassi - Madonna del Pilone Circoscrizione VIII: San Salvario - Cavoretto - Borgo Po - Nizza Millefonti - Lingotto - FiladelfiaEconomia Torino è il terzo polo economico italiano per Prodotto Interno Lordo. Torino nel 2011 presentava un Pil di 37,6 miliardi di euro e un debito comunale di 3,2 miliardi di euro, rendendolo il secondo comune più indebitato d'Italia dopo Milano e quello con il maggiore indebitamento procapite.</text:p>
          </table:table-cell>
          <table:table-cell office:value-type="string" table:style-name="ce1">
            <text:p>No</text:p>
          </table:table-cell>
          <table:table-cell table:number-columns-repeated="16380"/>
        </table:table-row>
        <table:table-row table:style-name="ro1">
          <table:table-cell office:value-type="string" table:style-name="ce1">
            <text:p>Noce del Caucaso</text:p>
          </table:table-cell>
          <table:table-cell office:value-type="string" table:style-name="ce1">
            <text:p>Pterocarya fraxinifolia, SP153, Cascina Peiretti, Campiglione, Campiglione-Fenile, Torino, Piemonte, 10061, Italia</text:p>
          </table:table-cell>
          <table:table-cell office:value-type="string" table:style-name="ce1">
            <text:p>Dal grande platano del Parco della Tesoriera (660 cm di circonferenza del tronco, oltre due secoli di vita) ai platani del Parco del Valentino, dalle metasequoie del Giardino Roccioso inaugurato nel 1961 agli alberi più annosi dell'Orto Botanico fondato nel 1729, adiacente alle mura del Castello del Valentino. Torino ospita anche alberi esotici secolari come le sequoie costali (Sequoia sempervirens) dei parchi collinari di Villa Genero e Giacomo Leopardi, i numerosi esemplari di Noce del Caucaso (Pterocarya fraxinifolia) che costeggiano il Po e compaiono in parchi pubblici come i Giardini Cavour, il giardino Sambuy, i Giardini Reali Bassi (lungo Corso San Maurizio), il parco Millefonti. Due spettacolari esemplari di carpino bianco (Carpinus betulus) arricchiscono il grande Parco della Rimembranza che si dispiega lungo il Colle della Maddalena.</text:p>
          </table:table-cell>
          <table:table-cell office:value-type="string" table:style-name="ce1">
            <text:p>No</text:p>
          </table:table-cell>
          <table:table-cell table:number-columns-repeated="16380"/>
        </table:table-row>
        <table:table-row table:style-name="ro1">
          <table:table-cell office:value-type="string" table:style-name="ce1">
            <text:p>Nord Italia</text:p>
          </table:table-cell>
          <table:table-cell office:value-type="string" table:style-name="ce1">
            <text:p>Bengasi Nord, Via Nizza, Italia '61, Circoscrizione 8, Torino, Piemonte, 10127, Italia</text:p>
          </table:table-cell>
          <table:table-cell office:value-type="string" table:style-name="ce1">
            <text:p>per il 2016 il New York Times ha consigliato la città di Torino - l'unica in Italia - come una delle 52 destinazioni del mondo da visitare nell'anno, mentre Skyscanner le dedica l'apertura della rassegna tra le venti bellissime città d'arte in Italia e i blogger la includono tra le sedici città italiane da visitare. In totale, le presenze registrate in città durante l'anno solare sono state 4.800.000.Il sito internazionale di viaggi eDreams ha designato Torino come una delle mete turistiche più importanti a livello mondiale per il 2017 e come prima tappa turistica europea, definendola inoltre la capitale culturale del Nord Italia. Istruzione Biblioteche e archivi La città ospita alcune importanti biblioteche:</text:p>
          </table:table-cell>
          <table:table-cell office:value-type="string" table:style-name="ce1">
            <text:p>No</text:p>
          </table:table-cell>
          <table:table-cell table:number-columns-repeated="16380"/>
        </table:table-row>
        <table:table-row table:style-name="ro1">
          <table:table-cell office:value-type="string" table:style-name="ce1">
            <text:p>Nord Italia</text:p>
          </table:table-cell>
          <table:table-cell office:value-type="string" table:style-name="ce1">
            <text:p>Bengasi Nord, Via Nizza, Italia '61, Circoscrizione 8, Torino, Piemonte, 10127, Italia</text:p>
          </table:table-cell>
          <table:table-cell office:value-type="string" table:style-name="ce1">
            <text:p>Nel 2014, dopo la pesante recessione che ha colpito la città, il Pil che dal 2007 al 2013 aveva subito una riduzione del 11,5%, si è stabilizzato alla quota di 36 miliardi, mentre il debito è sceso sotto i 3 miliardi di euro. Torino presenta un tasso di disoccupazione tra i più alti del Nord Italia, attestatosi nel 2014 al 12,9%, con un andamento che a partire dal 2008 ha seguito quello medio nazionale. Il tasso di disoccupazione nel 2019 si attesta all'8,3%.</text:p>
          </table:table-cell>
          <table:table-cell office:value-type="string" table:style-name="ce1">
            <text:p>No</text:p>
          </table:table-cell>
          <table:table-cell table:number-columns-repeated="16380"/>
        </table:table-row>
        <table:table-row table:style-name="ro1">
          <table:table-cell office:value-type="string" table:style-name="ce1">
            <text:p>Nuova Delhi</text:p>
          </table:table-cell>
          <table:table-cell office:value-type="string" table:style-name="ce1">
            <text:p>La Nuova, Traversella, Torino, Piemonte, 10089, Italia</text:p>
          </table:table-cell>
          <table:table-cell office:value-type="string" table:style-name="ce1">
            <text:p>Torino Capitale Mondiale del Libro: dopo Alessandria d'Egitto, Madrid, Nuova Delhi, Anversa e Montréal, l'UNESCO ha conferito a Torino, in collaborazione con Roma, il titolo di capitale mondiale del libro per il periodo dal 23 aprile 2006 al 22 aprile 2007. Il riconoscimento ha premiato l'attività di promozione della lettura svolta dalla città attraverso il Salone internazionale del libro.</text:p>
          </table:table-cell>
          <table:table-cell office:value-type="string" table:style-name="ce1">
            <text:p>No</text:p>
          </table:table-cell>
          <table:table-cell table:number-columns-repeated="16380"/>
        </table:table-row>
        <table:table-row table:style-name="ro1">
          <table:table-cell office:value-type="string" table:style-name="ce1">
            <text:p>Orto Botanico</text:p>
          </table:table-cell>
          <table:table-cell office:value-type="string" table:style-name="ce1">
            <text:p>Orto botanico, 25, Viale Pier Andrea Mattioli, San Salvario, Circoscrizione 8, Torino, Piemonte, 10125, Italia</text:p>
          </table:table-cell>
          <table:table-cell office:value-type="string" table:style-name="ce1">
            <text:p>Alberi monumentali e secolari Torino ospita diversi grandi alberi. Dal grande platano del Parco della Tesoriera (660 cm di circonferenza del tronco, oltre due secoli di vita) ai platani del Parco del Valentino, dalle metasequoie del Giardino Roccioso inaugurato nel 1961 agli alberi più annosi dell'Orto Botanico fondato nel 1729, adiacente alle mura del Castello del Valentino. Torino ospita anche alberi esotici secolari come le sequoie costali (Sequoia sempervirens) dei parchi collinari di Villa Genero e Giacomo Leopardi, i numerosi esemplari di Noce del Caucaso (Pterocarya fraxinifolia) che costeggiano il Po e compaiono in parchi pubblici come i Giardini Cavour, il giardino Sambuy, i Giardini Reali Bassi (lungo Corso San Maurizio), il parco Millefonti.</text:p>
          </table:table-cell>
          <table:table-cell office:value-type="string" table:style-name="ce1">
            <text:p>Si</text:p>
          </table:table-cell>
          <table:table-cell table:number-columns-repeated="16380"/>
        </table:table-row>
        <table:table-row table:style-name="ro1">
          <table:table-cell office:value-type="string" table:style-name="ce1">
            <text:p>Osservatorio astronomico di Torino</text:p>
          </table:table-cell>
          <table:table-cell office:value-type="string" table:style-name="ce1">
            <text:p>Osservatorio Astronomico Val Pellice, 1, Via Bealera Peyrota, Colletto, Luserna San Giovanni, Torino, Piemonte, 10062, Italia</text:p>
          </table:table-cell>
          <table:table-cell office:value-type="string" table:style-name="ce1">
            <text:p>Per quanto riguarda le scienze, è sicuramente da ricordare il Museo Regionale di Scienze Naturali, tra i maggiori in Italia dello specifico settore, e il Museo della Sindone, che illustra al visitatore le scoperte scientifiche sul telo sindonico. Da ricordare il Museo dell'astronomia e Planetario di Torino, che sorge accanto dell'Osservatorio astronomico di Torino a Pino Torinese, cittadina collinare nei pressi immediati del capoluogo piemontese. Nel 2004 è stato inaugurato il Museo A come Ambiente, il primo in Europa interamente dedicato alle tematiche ambientali.</text:p>
          </table:table-cell>
          <table:table-cell office:value-type="string" table:style-name="ce1">
            <text:p>Si</text:p>
          </table:table-cell>
          <table:table-cell table:number-columns-repeated="16380"/>
        </table:table-row>
        <table:table-row table:style-name="ro1">
          <table:table-cell office:value-type="string" table:style-name="ce1">
            <text:p>Palasport Olimpico</text:p>
          </table:table-cell>
          <table:table-cell office:value-type="string" table:style-name="ce1">
            <text:p>PalaAlpitour - Palasport Olimpico, Piazzale Grande Torino, Piazza d'Armi, Circoscrizione 2, Torino, Piemonte, 10134, Italia</text:p>
          </table:table-cell>
          <table:table-cell office:value-type="string" table:style-name="ce1">
            <text:p>il PalaTorino, già PalaStampa e Mazda Palace (chiuso dal 2011); il Palasport Olimpico, oggi PalaAlpitour per motivi di sponsorizzazione (detto anche PalaIsozaki dal nome del suo ideatore, l'architetto Arata Isozaki).Inoltre vi si svolgono cinque eventi periodici annui: <text:s/>Settembre Musica:</text:p>
          </table:table-cell>
          <table:table-cell office:value-type="string" table:style-name="ce1">
            <text:p>Si</text:p>
          </table:table-cell>
          <table:table-cell table:number-columns-repeated="16380"/>
        </table:table-row>
        <table:table-row table:style-name="ro1">
          <table:table-cell office:value-type="string" table:style-name="ce1">
            <text:p>Palasport Olimpico</text:p>
          </table:table-cell>
          <table:table-cell office:value-type="string" table:style-name="ce1">
            <text:p>PalaAlpitour - Palasport Olimpico, Piazzale Grande Torino, Piazza d'Armi, Circoscrizione 2, Torino, Piemonte, 10134, Italia</text:p>
          </table:table-cell>
          <table:table-cell office:value-type="string" table:style-name="ce1">
            <text:p><text:s/>Impianti Sportivi Grazie alla solida tradizione sportiva della città, Torino dispone di impianti sportivi e di intrattenimento all'avanguardia, parco implementato grazie all'assegnazione della sede ospitante i XX Giochi Olimpici Invernali. Fra le strutture con una capienza superiore ai 10000 posti si citino l'Allianz Stadium, lo Stadio Olimpico Grande Torino, il Palasport Olimpico e il PalaTorino; altri impianti con capacità molto vicine a questi numeri sono lo Stadio Primo Nebiolo ed il PalaVela.</text:p>
          </table:table-cell>
          <table:table-cell office:value-type="string" table:style-name="ce1">
            <text:p>Si</text:p>
          </table:table-cell>
          <table:table-cell table:number-columns-repeated="16380"/>
        </table:table-row>
        <table:table-row table:style-name="ro1">
          <table:table-cell office:value-type="string" table:style-name="ce1">
            <text:p>Palazzo Birago di Borgaro</text:p>
          </table:table-cell>
          <table:table-cell office:value-type="string" table:style-name="ce1">
            <text:p>Palazzo Birago di Borgaro, Via Carlo Alberto, Centro, Circoscrizione 1, Torino, Piemonte, 1023, Italia</text:p>
          </table:table-cell>
          <table:table-cell office:value-type="string" table:style-name="ce1">
            <text:p>Il divo. Le riprese sono state effettuate a Palazzo Saluzzo Paesana, a Palazzo Birago di Borgaro, a Palazzo dei Draghi, in via Carlo Alberto, nella Casa Circondariale “Lorusso e Cutugno”, al Palazzo Civico e al Ponte Rossini. Vincere.</text:p>
          </table:table-cell>
          <table:table-cell office:value-type="string" table:style-name="ce1">
            <text:p>Si</text:p>
          </table:table-cell>
          <table:table-cell table:number-columns-repeated="16380"/>
        </table:table-row>
        <table:table-row table:style-name="ro1">
          <table:table-cell office:value-type="string" table:style-name="ce1">
            <text:p>Palazzo Bricherasio</text:p>
          </table:table-cell>
          <table:table-cell office:value-type="string" table:style-name="ce1">
            <text:p>Palazzo Bricherasio, Via Piero Gobetti, Centro, Circoscrizione 1, Torino, Piemonte, 1023, Italia</text:p>
          </table:table-cell>
          <table:table-cell office:value-type="string" table:style-name="ce1">
            <text:p>Il museo Accorsi-Ometto è una ricca collezione privata, ora aperta al pubblico, di opere collezionistiche e di arte decorativa. Mostre temporanee di rilievo si tengono a Palazzo Bricherasio e a Palazzo Madama. Importanti sono poi dal punto di vista storico il Museo nazionale del Risorgimento italiano, presso Palazzo Carignano, e il Museo nazionale della montagna, presso il Monte dei Cappuccini, sulla riva destra del Po.</text:p>
          </table:table-cell>
          <table:table-cell office:value-type="string" table:style-name="ce1">
            <text:p>Si</text:p>
          </table:table-cell>
          <table:table-cell table:number-columns-repeated="16380"/>
        </table:table-row>
        <table:table-row table:style-name="ro1">
          <table:table-cell office:value-type="string" table:style-name="ce1">
            <text:p>Palazzo Carignano</text:p>
          </table:table-cell>
          <table:table-cell office:value-type="string" table:style-name="ce1">
            <text:p>Palazzo Carignano, Piazza Carlo Alberto, Centro, Circoscrizione 1, Torino, Piemonte, 1023, Italia</text:p>
          </table:table-cell>
          <table:table-cell office:value-type="string" table:style-name="ce1">
            <text:p>la Galleria Sabauda (significativa raccolta di dipinti); Palazzo Carignano (progettato da Guarini e sede della prima Camera dei deputati del Parlamento italiano) e l'imponente Palazzo Madama. Quest'ultimo, in particolare, merita attenzione, in quanto situato nel vero centro sociale e geografico della città;</text:p>
          </table:table-cell>
          <table:table-cell office:value-type="string" table:style-name="ce1">
            <text:p>Si</text:p>
          </table:table-cell>
          <table:table-cell table:number-columns-repeated="16380"/>
        </table:table-row>
        <table:table-row table:style-name="ro1">
          <table:table-cell office:value-type="string" table:style-name="ce1">
            <text:p>Palazzo Carignano</text:p>
          </table:table-cell>
          <table:table-cell office:value-type="string" table:style-name="ce1">
            <text:p>Palazzo Carignano, Piazza Carlo Alberto, Centro, Circoscrizione 1, Torino, Piemonte, 1023, Italia</text:p>
          </table:table-cell>
          <table:table-cell office:value-type="string" table:style-name="ce1">
            <text:p>All'interno del perimetro cittadino figurano cinque siti iscritti nella lista del Patrimonio Mondiale dell'UNESCO: <text:s/>Palazzo Reale e la zona di comando (o musei reali) Palazzo Madama Palazzo Carignano Castello del Valentino Villa della ReginaA questi si aggiunge la Basilica di Superga la quale, pur facendo parte del circuito delle residenze sabaude, non è compresa nella lista UNESCO. <text:s/>Immagini di residenze sabaude <text:s text:c="4"/>Altre opere architettoniche notevoli Carceri Nuove Cisternone Galleria Subalpina Lingotto Opera per Torino Grattacielo Intesa Sanpaolo Grattacielo della Regione Piemonte Cascina Giajone Cascina RoccafrancaChiese e luoghi di culto <text:s/>Numerosi sono gli edifici di culto presenti nella città di Torino.</text:p>
          </table:table-cell>
          <table:table-cell office:value-type="string" table:style-name="ce1">
            <text:p>Si</text:p>
          </table:table-cell>
          <table:table-cell table:number-columns-repeated="16380"/>
        </table:table-row>
        <table:table-row table:style-name="ro1">
          <table:table-cell office:value-type="string" table:style-name="ce1">
            <text:p>Palazzo Carignano</text:p>
          </table:table-cell>
          <table:table-cell office:value-type="string" table:style-name="ce1">
            <text:p>Palazzo Carignano, Piazza Carlo Alberto, Centro, Circoscrizione 1, Torino, Piemonte, 1023, Italia</text:p>
          </table:table-cell>
          <table:table-cell office:value-type="string" table:style-name="ce1">
            <text:p>Mostre temporanee di rilievo si tengono a Palazzo Bricherasio e a Palazzo Madama. Importanti sono poi dal punto di vista storico il Museo nazionale del Risorgimento italiano, presso Palazzo Carignano, e il Museo nazionale della montagna, presso il Monte dei Cappuccini, sulla riva destra del Po. Testimonianze della storia di Torino sono a disposizione presso l'Istituto Storico della Resistenza, che gestisce inoltre il Museo diffuso della Resistenza, della deportazione, della guerra, dei diritti e della libertà.</text:p>
          </table:table-cell>
          <table:table-cell office:value-type="string" table:style-name="ce1">
            <text:p>Si</text:p>
          </table:table-cell>
          <table:table-cell table:number-columns-repeated="16380"/>
        </table:table-row>
        <table:table-row table:style-name="ro1">
          <table:table-cell office:value-type="string" table:style-name="ce1">
            <text:p>Palazzo Chiablese</text:p>
          </table:table-cell>
          <table:table-cell office:value-type="string" table:style-name="ce1">
            <text:p>Palazzo Chiablese, Piazza San Giovanni, Centro, Circoscrizione 1, Torino, Piemonte, 1023, Italia</text:p>
          </table:table-cell>
          <table:table-cell office:value-type="string" table:style-name="ce1">
            <text:p>La vocazione cinematografica di Torino non cessò. Nel 1956 venne aperto il Museo nazionale del cinema, dapprima ospitato a Palazzo Chiablese e poi, dal 2000, nell'imponente sede della Mole Antonelliana. Negli anni ottanta un gruppo di professori universitari e critici cinematografici torinesi diede luogo, con il sostegno degli enti locali, alla rassegna cinematografica Festival Cinema Giovani che dal 1997 assunse la denominazione di Torino Film Festival, conquistandosi un punto di riferimento a livello internazionale specialmente per il cinema sperimentale, secondo in Italia soltanto allo storico Festival di Venezia.</text:p>
          </table:table-cell>
          <table:table-cell office:value-type="string" table:style-name="ce1">
            <text:p>Si</text:p>
          </table:table-cell>
          <table:table-cell table:number-columns-repeated="16380"/>
        </table:table-row>
        <table:table-row table:style-name="ro1">
          <table:table-cell office:value-type="string" table:style-name="ce1">
            <text:p>Palazzo Civico</text:p>
          </table:table-cell>
          <table:table-cell office:value-type="string" table:style-name="ce1">
            <text:p>Palazzo Civico, Via Camillo Benso di Cavour, Vigone, Torino, Piemonte, 10067, Italia</text:p>
          </table:table-cell>
          <table:table-cell office:value-type="string" table:style-name="ce1">
            <text:p>Il divo. Le riprese sono state effettuate a Palazzo Saluzzo Paesana, a Palazzo Birago di Borgaro, a Palazzo dei Draghi, in via Carlo Alberto, nella Casa Circondariale “Lorusso e Cutugno”, al Palazzo Civico e al Ponte Rossini. Vincere.</text:p>
          </table:table-cell>
          <table:table-cell office:value-type="string" table:style-name="ce1">
            <text:p>Si</text:p>
          </table:table-cell>
          <table:table-cell table:number-columns-repeated="16380"/>
        </table:table-row>
        <table:table-row table:style-name="ro1">
          <table:table-cell office:value-type="string" table:style-name="ce1">
            <text:p>Palazzo dell'Accademia delle Scienze</text:p>
          </table:table-cell>
          <table:table-cell office:value-type="string" table:style-name="ce1">
            <text:p>Palazzo dell'Accademia delle Scienze, Piazza Carignano, Centro, Circoscrizione 1, Torino, Piemonte, 1023, Italia</text:p>
          </table:table-cell>
          <table:table-cell office:value-type="string" table:style-name="ce1">
            <text:p>resti della torre angolare della cinta muraria nei pressi del santuario della Consolata; tratto delle mura romane nelle sale sotterranee del Palazzo dell'Accademia delle Scienze; vari resti di abitazioni di epoca imperiale, fra cui le tracce delle domus di via Bellezia, via Santa Chiara, via Bonelli, Piazza Castello, la necropoli nel sottosuolo di Piazza San Carlo e gli edifici pubblici di Piazza Emanuele Filiberto e Corso XI</text:p>
          </table:table-cell>
          <table:table-cell office:value-type="string" table:style-name="ce1">
            <text:p>Si</text:p>
          </table:table-cell>
          <table:table-cell table:number-columns-repeated="16380"/>
        </table:table-row>
        <table:table-row table:style-name="ro1">
          <table:table-cell office:value-type="string" table:style-name="ce1">
            <text:p>Palazzo di Città</text:p>
          </table:table-cell>
          <table:table-cell office:value-type="string" table:style-name="ce1">
            <text:p>Palazzo di Città, Via Milano, Centro, Circoscrizione 1, Torino, Piemonte, 10122, Italia</text:p>
          </table:table-cell>
          <table:table-cell office:value-type="string" table:style-name="ce1">
            <text:p>Negli stessi anni Filippo Juvarra costruì i portici di porta Palazzo. Nel 1765 Benedetto Alfieri ebbe l'incarico di rifare i portici di piazza Palazzo di Città mentre nel corso del XIX secolo si aggiunsero quelli dell'attuale piazza Vittorio Veneto, piazza Carlo Felice e piazza Statuto. Le stazioni ferroviarie di Porta Nuova e Porta Susa vennero congiunte con un percorso porticato attraverso via Nizza, via Sacchi, Corso Vittorio Emanuele II, Corso Vinzaglio e via Cernaia.</text:p>
          </table:table-cell>
          <table:table-cell office:value-type="string" table:style-name="ce1">
            <text:p>Si</text:p>
          </table:table-cell>
          <table:table-cell table:number-columns-repeated="16380"/>
        </table:table-row>
        <table:table-row table:style-name="ro1">
          <table:table-cell office:value-type="string" table:style-name="ce1">
            <text:p>Palazzo di Città</text:p>
          </table:table-cell>
          <table:table-cell office:value-type="string" table:style-name="ce1">
            <text:p>Palazzo di Città, Via Milano, Centro, Circoscrizione 1, Torino, Piemonte, 10122, Italia</text:p>
          </table:table-cell>
          <table:table-cell office:value-type="string" table:style-name="ce1">
            <text:p>Vincere. Il film è stato girato in diverse location torinesi, tra cui via Palazzo di Città, Galleria San Federico, l’ex manicomio di Collegno e l’ex “Poveri Vecchi”. La solitudine dei numeri primi.</text:p>
          </table:table-cell>
          <table:table-cell office:value-type="string" table:style-name="ce1">
            <text:p>Si</text:p>
          </table:table-cell>
          <table:table-cell table:number-columns-repeated="16380"/>
        </table:table-row>
        <table:table-row table:style-name="ro1">
          <table:table-cell office:value-type="string" table:style-name="ce1">
            <text:p>Palazzo Madama</text:p>
          </table:table-cell>
          <table:table-cell office:value-type="string" table:style-name="ce1">
            <text:p>Palazzo Madama, Piazza Castello, Centro, Circoscrizione 1, Torino, Piemonte, 1023, Italia</text:p>
          </table:table-cell>
          <table:table-cell office:value-type="string" table:style-name="ce1">
            <text:p>parco archeologico della Porta Palatina e delle mura romane; Porta Decumana, inglobata in Palazzo Madama, e relativi scavi archeologici; resti del teatro romano;</text:p>
          </table:table-cell>
          <table:table-cell office:value-type="string" table:style-name="ce1">
            <text:p>Si</text:p>
          </table:table-cell>
          <table:table-cell table:number-columns-repeated="16380"/>
        </table:table-row>
        <table:table-row table:style-name="ro1">
          <table:table-cell office:value-type="string" table:style-name="ce1">
            <text:p>Palazzo Madama</text:p>
          </table:table-cell>
          <table:table-cell office:value-type="string" table:style-name="ce1">
            <text:p>Palazzo Madama, Piazza Castello, Centro, Circoscrizione 1, Torino, Piemonte, 1023, Italia</text:p>
          </table:table-cell>
          <table:table-cell office:value-type="string" table:style-name="ce1">
            <text:p>Tra questi si possono annoverare: <text:s/>Palazzo Madama e Casaforte degli Acaja, il cui corpo centrale fu costruito fra i secoli XIII e XV in stile gotico ampliando e inglobando la struttura dell'originale Porta Decumana d'epoca romana e conferendo al palazzo l'aspetto di un castello, che verrà completato nei secoli successivi con la facciata settecentesca dello Juvarra; chiesa di San Domenico, situata nell'omonima via;</text:p>
          </table:table-cell>
          <table:table-cell office:value-type="string" table:style-name="ce1">
            <text:p>Si</text:p>
          </table:table-cell>
          <table:table-cell table:number-columns-repeated="16380"/>
        </table:table-row>
        <table:table-row table:style-name="ro1">
          <table:table-cell office:value-type="string" table:style-name="ce1">
            <text:p>Palazzo Madama</text:p>
          </table:table-cell>
          <table:table-cell office:value-type="string" table:style-name="ce1">
            <text:p>Palazzo Madama, Piazza Castello, Centro, Circoscrizione 1, Torino, Piemonte, 1023, Italia</text:p>
          </table:table-cell>
          <table:table-cell office:value-type="string" table:style-name="ce1">
            <text:p>la Galleria Sabauda (significativa raccolta di dipinti); Palazzo Carignano (progettato da Guarini e sede della prima Camera dei deputati del Parlamento italiano) e l'imponente Palazzo Madama. Quest'ultimo, in particolare, merita attenzione, in quanto situato nel vero centro sociale e geografico della città;</text:p>
          </table:table-cell>
          <table:table-cell office:value-type="string" table:style-name="ce1">
            <text:p>Si</text:p>
          </table:table-cell>
          <table:table-cell table:number-columns-repeated="16380"/>
        </table:table-row>
        <table:table-row table:style-name="ro1">
          <table:table-cell office:value-type="string" table:style-name="ce1">
            <text:p>Palazzo Madama</text:p>
          </table:table-cell>
          <table:table-cell office:value-type="string" table:style-name="ce1">
            <text:p>Palazzo Madama, Piazza Castello, Centro, Circoscrizione 1, Torino, Piemonte, 1023, Italia</text:p>
          </table:table-cell>
          <table:table-cell office:value-type="string" table:style-name="ce1">
            <text:p>La città di Torino e i suoi dintorni sono abbelliti dalle numerose residenze sabaude, Patrimonio dell'umanità dell'UNESCO; nel comune di Torino si trovano il Palazzo Reale, il Palazzo Madama, la Villa della Regina e il Castello del Valentino. <text:s/>Lo stile floreale Torino vanta anche cospicua presenza di edifici Liberty realizzati tra la fine del XIX e l'inizio del XX secolo.</text:p>
          </table:table-cell>
          <table:table-cell office:value-type="string" table:style-name="ce1">
            <text:p>Si</text:p>
          </table:table-cell>
          <table:table-cell table:number-columns-repeated="16380"/>
        </table:table-row>
        <table:table-row table:style-name="ro1">
          <table:table-cell office:value-type="string" table:style-name="ce1">
            <text:p>Palazzo Madama</text:p>
          </table:table-cell>
          <table:table-cell office:value-type="string" table:style-name="ce1">
            <text:p>Palazzo Madama, Piazza Castello, Centro, Circoscrizione 1, Torino, Piemonte, 1023, Italia</text:p>
          </table:table-cell>
          <table:table-cell office:value-type="string" table:style-name="ce1">
            <text:p>All'interno del perimetro cittadino figurano cinque siti iscritti nella lista del Patrimonio Mondiale dell'UNESCO: <text:s/>Palazzo Reale e la zona di comando (o musei reali) Palazzo Madama Palazzo Carignano Castello del Valentino Villa della ReginaA questi si aggiunge la Basilica di Superga la quale, pur facendo parte del circuito delle residenze sabaude, non è compresa nella lista UNESCO. <text:s/>Immagini di residenze sabaude <text:s text:c="4"/>Altre opere architettoniche notevoli Carceri Nuove Cisternone Galleria Subalpina Lingotto Opera per Torino Grattacielo Intesa Sanpaolo Grattacielo della Regione Piemonte Cascina Giajone Cascina RoccafrancaChiese e luoghi di culto <text:s/>Numerosi sono gli edifici di culto presenti nella città di Torino.</text:p>
          </table:table-cell>
          <table:table-cell office:value-type="string" table:style-name="ce1">
            <text:p>Si</text:p>
          </table:table-cell>
          <table:table-cell table:number-columns-repeated="16380"/>
        </table:table-row>
        <table:table-row table:style-name="ro1">
          <table:table-cell office:value-type="string" table:style-name="ce1">
            <text:p>Palazzo Madama</text:p>
          </table:table-cell>
          <table:table-cell office:value-type="string" table:style-name="ce1">
            <text:p>Palazzo Madama, Piazza Castello, Centro, Circoscrizione 1, Torino, Piemonte, 1023, Italia</text:p>
          </table:table-cell>
          <table:table-cell office:value-type="string" table:style-name="ce1">
            <text:p>Per l'arte figurativa è da citare la Galleria Sabauda (una delle più importanti pinacoteche d'Italia), che ospita dipinti per il periodo che va dal XII al XVIII secolo. Per l'arte moderna e contemporanea vi sono la Galleria civica d'arte moderna e contemporanea (il secondo museo di arte moderna in Italia, con 5.000 dipinti e 400 sculture), il Museo civico d'arte antica di Palazzo Madama, la Fondazione Sandretto Re Rebaudengo contenente esposizioni degli artisti contemporanei provenienti da tutto il mondo e la Pinacoteca Giovanni e Marella Agnelli e la Fondazione Merz. Considerando che la vicina Rivoli ospita nell'omonimo castello il Museo d'Arte Contemporanea, Torino può essere considerata come il più importante polo museale italiano per l'arte contemporanea.</text:p>
          </table:table-cell>
          <table:table-cell office:value-type="string" table:style-name="ce1">
            <text:p>Si</text:p>
          </table:table-cell>
          <table:table-cell table:number-columns-repeated="16380"/>
        </table:table-row>
        <table:table-row table:style-name="ro1">
          <table:table-cell office:value-type="string" table:style-name="ce1">
            <text:p>Palazzo Madama</text:p>
          </table:table-cell>
          <table:table-cell office:value-type="string" table:style-name="ce1">
            <text:p>Palazzo Madama, Piazza Castello, Centro, Circoscrizione 1, Torino, Piemonte, 1023, Italia</text:p>
          </table:table-cell>
          <table:table-cell office:value-type="string" table:style-name="ce1">
            <text:p>Il museo Accorsi-Ometto è una ricca collezione privata, ora aperta al pubblico, di opere collezionistiche e di arte decorativa. Mostre temporanee di rilievo si tengono a Palazzo Bricherasio e a Palazzo Madama. Importanti sono poi dal punto di vista storico il Museo nazionale del Risorgimento italiano, presso Palazzo Carignano, e il Museo nazionale della montagna, presso il Monte dei Cappuccini, sulla riva destra del Po.</text:p>
          </table:table-cell>
          <table:table-cell office:value-type="string" table:style-name="ce1">
            <text:p>Si</text:p>
          </table:table-cell>
          <table:table-cell table:number-columns-repeated="16380"/>
        </table:table-row>
        <table:table-row table:style-name="ro1">
          <table:table-cell office:value-type="string" table:style-name="ce1">
            <text:p>Palazzo Reale</text:p>
          </table:table-cell>
          <table:table-cell office:value-type="string" table:style-name="ce1">
            <text:p>Palazzo Reale, Piazza San Giovanni, Centro, Circoscrizione 1, Torino, Piemonte, 1023, Italia</text:p>
          </table:table-cell>
          <table:table-cell office:value-type="string" table:style-name="ce1">
            <text:p>Epoca barocca e neoclassica <text:s/>Tra i monumenti di Torino più noti anche all'estero sono da citare l'ottocentesca Mole Antonelliana, simbolo incontrastato della città, che ospita il Museo nazionale del cinema (il principale d'Europa); il Palazzo Reale (antica dimora dei duchi ed in seguito dei re di Casa Savoia); la rinascimentale cattedrale di San Giovanni Battista del XV secolo (celebre in quanto vi è custodita la Sacra Sindone);</text:p>
          </table:table-cell>
          <table:table-cell office:value-type="string" table:style-name="ce1">
            <text:p>Si</text:p>
          </table:table-cell>
          <table:table-cell table:number-columns-repeated="16380"/>
        </table:table-row>
        <table:table-row table:style-name="ro1">
          <table:table-cell office:value-type="string" table:style-name="ce1">
            <text:p>Palazzo Reale</text:p>
          </table:table-cell>
          <table:table-cell office:value-type="string" table:style-name="ce1">
            <text:p>Palazzo Reale, Piazza San Giovanni, Centro, Circoscrizione 1, Torino, Piemonte, 1023, Italia</text:p>
          </table:table-cell>
          <table:table-cell office:value-type="string" table:style-name="ce1">
            <text:p>La città di Torino e i suoi dintorni sono abbelliti dalle numerose residenze sabaude, Patrimonio dell'umanità dell'UNESCO; nel comune di Torino si trovano il Palazzo Reale, il Palazzo Madama, la Villa della Regina e il Castello del Valentino. <text:s/>Lo stile floreale Torino vanta anche cospicua presenza di edifici Liberty realizzati tra la fine del XIX e l'inizio del XX secolo.</text:p>
          </table:table-cell>
          <table:table-cell office:value-type="string" table:style-name="ce1">
            <text:p>Si</text:p>
          </table:table-cell>
          <table:table-cell table:number-columns-repeated="16380"/>
        </table:table-row>
        <table:table-row table:style-name="ro1">
          <table:table-cell office:value-type="string" table:style-name="ce1">
            <text:p>Palazzo Reale</text:p>
          </table:table-cell>
          <table:table-cell office:value-type="string" table:style-name="ce1">
            <text:p>Palazzo Reale, Piazza San Giovanni, Centro, Circoscrizione 1, Torino, Piemonte, 1023, Italia</text:p>
          </table:table-cell>
          <table:table-cell office:value-type="string" table:style-name="ce1">
            <text:p>All'interno del perimetro cittadino figurano cinque siti iscritti nella lista del Patrimonio Mondiale dell'UNESCO: <text:s/>Palazzo Reale e la zona di comando (o musei reali) Palazzo Madama Palazzo Carignano Castello del Valentino Villa della ReginaA questi si aggiunge la Basilica di Superga la quale, pur facendo parte del circuito delle residenze sabaude, non è compresa nella lista UNESCO. <text:s/>Immagini di residenze sabaude <text:s text:c="4"/>Altre opere architettoniche notevoli Carceri Nuove Cisternone Galleria Subalpina Lingotto Opera per Torino Grattacielo Intesa Sanpaolo Grattacielo della Regione Piemonte Cascina Giajone Cascina RoccafrancaChiese e luoghi di culto <text:s/>Numerosi sono gli edifici di culto presenti nella città di Torino.</text:p>
          </table:table-cell>
          <table:table-cell office:value-type="string" table:style-name="ce1">
            <text:p>Si</text:p>
          </table:table-cell>
          <table:table-cell table:number-columns-repeated="16380"/>
        </table:table-row>
        <table:table-row table:style-name="ro1">
          <table:table-cell office:value-type="string" table:style-name="ce1">
            <text:p>Palazzo Reale</text:p>
          </table:table-cell>
          <table:table-cell office:value-type="string" table:style-name="ce1">
            <text:p>Palazzo Reale, Piazza San Giovanni, Centro, Circoscrizione 1, Torino, Piemonte, 1023, Italia</text:p>
          </table:table-cell>
          <table:table-cell office:value-type="string" table:style-name="ce1">
            <text:p>il Festival del Cinema Digitale organizzato da VIEW Conference, si svolge annualmente al Cinema Massimo. "Cinema a Palazzo Reale". Arena estiva dedicata ai classici del cinema che si svolge ogni anno, dal 2012, nel Cortile d'Onore di Palazzo Reale.</text:p>
          </table:table-cell>
          <table:table-cell office:value-type="string" table:style-name="ce1">
            <text:p>Si</text:p>
          </table:table-cell>
          <table:table-cell table:number-columns-repeated="16380"/>
        </table:table-row>
        <table:table-row table:style-name="ro1">
          <table:table-cell office:value-type="string" table:style-name="ce1">
            <text:p>Palazzo Reale</text:p>
          </table:table-cell>
          <table:table-cell office:value-type="string" table:style-name="ce1">
            <text:p>Palazzo Reale, Piazza San Giovanni, Centro, Circoscrizione 1, Torino, Piemonte, 1023, Italia</text:p>
          </table:table-cell>
          <table:table-cell office:value-type="string" table:style-name="ce1">
            <text:p>"Cinema a Palazzo Reale". Arena estiva dedicata ai classici del cinema che si svolge ogni anno, dal 2012, nel Cortile d'Onore di Palazzo Reale. Eventi recenti Ostensione della Sindone del 1998 per celebrare il centenario della prima fotografia della reliquia e il cinquecentenario del Duomo di Torino.</text:p>
          </table:table-cell>
          <table:table-cell office:value-type="string" table:style-name="ce1">
            <text:p>Si</text:p>
          </table:table-cell>
          <table:table-cell table:number-columns-repeated="16380"/>
        </table:table-row>
        <table:table-row table:style-name="ro1">
          <table:table-cell office:value-type="string" table:style-name="ce1">
            <text:p>Palazzo Reale"</text:p>
          </table:table-cell>
          <table:table-cell office:value-type="string" table:style-name="ce1">
            <text:p>Palazzo Reale, Piazza San Giovanni, Centro, Circoscrizione 1, Torino, Piemonte, 1023, Italia</text:p>
          </table:table-cell>
          <table:table-cell office:value-type="string" table:style-name="ce1">
            <text:p>il Festival del Cinema Digitale organizzato da VIEW Conference, si svolge annualmente al Cinema Massimo. "Cinema a Palazzo Reale". Arena estiva dedicata ai classici del cinema che si svolge ogni anno, dal 2012, nel Cortile d'Onore di Palazzo Reale.</text:p>
          </table:table-cell>
          <table:table-cell office:value-type="string" table:style-name="ce1">
            <text:p>Si</text:p>
          </table:table-cell>
          <table:table-cell table:number-columns-repeated="16380"/>
        </table:table-row>
        <table:table-row table:style-name="ro1">
          <table:table-cell office:value-type="string" table:style-name="ce1">
            <text:p>Palazzo Saluzzo Paesana</text:p>
          </table:table-cell>
          <table:table-cell office:value-type="string" table:style-name="ce1">
            <text:p>Palazzo Saluzzo di Paesana, Piazza Savoia, Centro, Circoscrizione 1, Torino, Piemonte, 10122, Italia</text:p>
          </table:table-cell>
          <table:table-cell office:value-type="string" table:style-name="ce1">
            <text:p>Il divo. Le riprese sono state effettuate a Palazzo Saluzzo Paesana, a Palazzo Birago di Borgaro, a Palazzo dei Draghi, in via Carlo Alberto, nella Casa Circondariale “Lorusso e Cutugno”, al Palazzo Civico e al Ponte Rossini. Vincere.</text:p>
          </table:table-cell>
          <table:table-cell office:value-type="string" table:style-name="ce1">
            <text:p>Si</text:p>
          </table:table-cell>
          <table:table-cell table:number-columns-repeated="16380"/>
        </table:table-row>
        <table:table-row table:style-name="ro1">
          <table:table-cell office:value-type="string" table:style-name="ce1">
            <text:p>Palazzo Scaglia di Verrua</text:p>
          </table:table-cell>
          <table:table-cell office:value-type="string" table:style-name="ce1">
            <text:p>Palazzo Scaglia di Verrua, Via Stampatori, Centro, Circoscrizione 1, Torino, Piemonte, 10122, Italia</text:p>
          </table:table-cell>
          <table:table-cell office:value-type="string" table:style-name="ce1">
            <text:p>; Casa Broglia; Palazzo Scaglia di Verrua (XV secolo); Mastio della Cittadella, unico edificio superstite del complesso sistema difensivo torinese, edificato a partire dal 1564 in uno stile a cavallo fra quello rinascimentale e quello barocco.</text:p>
          </table:table-cell>
          <table:table-cell office:value-type="string" table:style-name="ce1">
            <text:p>Si</text:p>
          </table:table-cell>
          <table:table-cell table:number-columns-repeated="16380"/>
        </table:table-row>
        <table:table-row table:style-name="ro1">
          <table:table-cell office:value-type="string" table:style-name="ce1">
            <text:p>parco archeologico della</text:p>
          </table:table-cell>
          <table:table-cell office:value-type="string" table:style-name="ce1">
            <text:p>Parco Archeologico delle Torri Palatine, Centro, Circoscrizione 1, Torino, Piemonte, Italia</text:p>
          </table:table-cell>
          <table:table-cell office:value-type="string" table:style-name="ce1">
            <text:p>resti di piccolo villaggio celto-ligure databile fra il IV e il III secolo a.C. con emergenze archeologiche di un successivo insediamento tardo-antico e altomedievale; parco archeologico della Porta Palatina e delle mura romane; Porta Decumana, inglobata in Palazzo Madama, e relativi scavi archeologici;</text:p>
          </table:table-cell>
          <table:table-cell office:value-type="string" table:style-name="ce1">
            <text:p>No</text:p>
          </table:table-cell>
          <table:table-cell table:number-columns-repeated="16380"/>
        </table:table-row>
        <table:table-row table:style-name="ro1">
          <table:table-cell office:value-type="string" table:style-name="ce1">
            <text:p>Parco Colletta</text:p>
          </table:table-cell>
          <table:table-cell office:value-type="string" table:style-name="ce1">
            <text:p>Parco Pietro Colletta, Circoscrizione 7, Sassi, Torino, Piemonte, Italia</text:p>
          </table:table-cell>
          <table:table-cell office:value-type="string" table:style-name="ce1">
            <text:p>Parchi <text:s/>Torino dispone di 51 parchi nell'area urbana e quelli più grandi e frequentati sono: il Parco del Valentino, il Parco della Pellerina, il Parco Colletta, il Parco Rignon e i più recenti Parco Ruffini e Parco Colonnetti. Attorno alla città, ad anello, vi sono il Parco della Mandria e il Parco della Palazzina di caccia di Stupinigi, antiche riserve di caccia dei Savoia, e quelli situati sulla collina torinese quali il Parco della Rimembranza o il Parco Europa.</text:p>
          </table:table-cell>
          <table:table-cell office:value-type="string" table:style-name="ce1">
            <text:p>Si</text:p>
          </table:table-cell>
          <table:table-cell table:number-columns-repeated="16380"/>
        </table:table-row>
        <table:table-row table:style-name="ro1">
          <table:table-cell office:value-type="string" table:style-name="ce1">
            <text:p>Parco Colletta</text:p>
          </table:table-cell>
          <table:table-cell office:value-type="string" table:style-name="ce1">
            <text:p>Parco Pietro Colletta, Circoscrizione 7, Sassi, Torino, Piemonte, Italia</text:p>
          </table:table-cell>
          <table:table-cell office:value-type="string" table:style-name="ce1">
            <text:p>Via Francigena Per Torino passa la Via Francigena, ramo del Moncenisio. L'itinerario, fra i preferiti nel Medioevo, valicato lo spartiacque Francia/Italia al Colle del Moncenisio, giunge dalla Valle di Susa terra delle grandi abbazie come Novalesa, Sacra di San Michele e Sant'Antonio di Ranverso e passando per Torino lungo il Parco Colletta tende a San Mauro Torinese e poi verso Chivasso e successivamente a Vercelli, dove si congiunge con l'altro ramo della Francigena, quella proveniente dal Colle del Gran San Bernardo. <text:s/>Società Evoluzione demografica A partire dal secondo dopoguerra, in particolare nel decennio 1951-1961,</text:p>
          </table:table-cell>
          <table:table-cell office:value-type="string" table:style-name="ce1">
            <text:p>Si</text:p>
          </table:table-cell>
          <table:table-cell table:number-columns-repeated="16380"/>
        </table:table-row>
        <table:table-row table:style-name="ro1">
          <table:table-cell office:value-type="string" table:style-name="ce1">
            <text:p>parco del Po</text:p>
          </table:table-cell>
          <table:table-cell office:value-type="string" table:style-name="ce1">
            <text:p>Parco del Valentino, Circoscrizione 8, Torino, Piemonte, Italia</text:p>
          </table:table-cell>
          <table:table-cell office:value-type="string" table:style-name="ce1">
            <text:p>Il confine francese dista circa 70 km nei pressi del Colle del Moncenisio, mentre sono 206 i chilometri che separano Piazza Castello da Chambery, 222 da Nizza, 250 da Ginevra e 314 da Lione. Il 19 marzo 2016 l'UNESCO ha riconosciuto il parco del Po e la collina torinese come riserva della biosfera, mentre nel 2020 la FAO e l'Arbor Day Foundation hanno conferito alla città di Torino il riconoscimento di Tree City of the World 2019. Clima Secondo la classificazione dei climi di Köppen, Torino appartiene alla fascia Cf:</text:p>
          </table:table-cell>
          <table:table-cell office:value-type="string" table:style-name="ce1">
            <text:p>No</text:p>
          </table:table-cell>
          <table:table-cell table:number-columns-repeated="16380"/>
        </table:table-row>
        <table:table-row table:style-name="ro1">
          <table:table-cell office:value-type="string" table:style-name="ce1">
            <text:p>Parco del Valentino</text:p>
          </table:table-cell>
          <table:table-cell office:value-type="string" table:style-name="ce1">
            <text:p>Parco del Valentino, Circoscrizione 8, Torino, Piemonte, Italia</text:p>
          </table:table-cell>
          <table:table-cell office:value-type="string" table:style-name="ce1">
            <text:p>Parchi <text:s/>Torino dispone di 51 parchi nell'area urbana e quelli più grandi e frequentati sono: il Parco del Valentino, il Parco della Pellerina, il Parco Colletta, il Parco Rignon e i più recenti Parco Ruffini e Parco Colonnetti. Attorno alla città, ad anello, vi sono il Parco della Mandria e il Parco della Palazzina di caccia di Stupinigi, antiche riserve di caccia dei Savoia, e quelli situati sulla collina torinese quali il Parco della Rimembranza o il Parco Europa.</text:p>
          </table:table-cell>
          <table:table-cell office:value-type="string" table:style-name="ce1">
            <text:p>Si</text:p>
          </table:table-cell>
          <table:table-cell table:number-columns-repeated="16380"/>
        </table:table-row>
        <table:table-row table:style-name="ro1">
          <table:table-cell office:value-type="string" table:style-name="ce1">
            <text:p>Parco del Valentino</text:p>
          </table:table-cell>
          <table:table-cell office:value-type="string" table:style-name="ce1">
            <text:p>Parco del Valentino, Circoscrizione 8, Torino, Piemonte, Italia</text:p>
          </table:table-cell>
          <table:table-cell office:value-type="string" table:style-name="ce1">
            <text:p>Alberi monumentali e secolari Torino ospita diversi grandi alberi. Dal grande platano del Parco della Tesoriera (660 cm di circonferenza del tronco, oltre due secoli di vita) ai platani del Parco del Valentino, dalle metasequoie del Giardino Roccioso inaugurato nel 1961 agli alberi più annosi dell'Orto Botanico fondato nel 1729, adiacente alle mura del Castello del Valentino. Torino ospita anche alberi esotici secolari come le sequoie costali (Sequoia sempervirens) dei parchi collinari di Villa Genero e Giacomo Leopardi, i numerosi esemplari di Noce del Caucaso (Pterocarya fraxinifolia) che costeggiano il Po e compaiono in parchi pubblici come i Giardini Cavour, il giardino Sambuy, i Giardini Reali Bassi (lungo Corso San Maurizio), il parco Millefonti.</text:p>
          </table:table-cell>
          <table:table-cell office:value-type="string" table:style-name="ce1">
            <text:p>Si</text:p>
          </table:table-cell>
          <table:table-cell table:number-columns-repeated="16380"/>
        </table:table-row>
        <table:table-row table:style-name="ro1">
          <table:table-cell office:value-type="string" table:style-name="ce1">
            <text:p>Parco della Mandria</text:p>
          </table:table-cell>
          <table:table-cell office:value-type="string" table:style-name="ce1">
            <text:p>Parco Naturale La Mandria, La Cassa, Unione Montana di Comuni delle Valli di Lanzo, Ceronda e Casternone, Torino, Piemonte, Italia</text:p>
          </table:table-cell>
          <table:table-cell office:value-type="string" table:style-name="ce1">
            <text:p>il Parco del Valentino, il Parco della Pellerina, il Parco Colletta, il Parco Rignon e i più recenti Parco Ruffini e Parco Colonnetti. Attorno alla città, ad anello, vi sono il Parco della Mandria e il Parco della Palazzina di caccia di Stupinigi, antiche riserve di caccia dei Savoia, e quelli situati sulla collina torinese quali il Parco della Rimembranza o il Parco Europa. Nei vari quartieri della città sono presenti molti piccoli parchi, in cui sono presenti 240 aree gioco per bimbi.</text:p>
          </table:table-cell>
          <table:table-cell office:value-type="string" table:style-name="ce1">
            <text:p>Si</text:p>
          </table:table-cell>
          <table:table-cell table:number-columns-repeated="16380"/>
        </table:table-row>
        <table:table-row table:style-name="ro1">
          <table:table-cell office:value-type="string" table:style-name="ce1">
            <text:p>Parco della Pellerina</text:p>
          </table:table-cell>
          <table:table-cell office:value-type="string" table:style-name="ce1">
            <text:p>Parco della Pellerina, Torino, Piemonte, Italia</text:p>
          </table:table-cell>
          <table:table-cell office:value-type="string" table:style-name="ce1">
            <text:p>Parchi <text:s/>Torino dispone di 51 parchi nell'area urbana e quelli più grandi e frequentati sono: il Parco del Valentino, il Parco della Pellerina, il Parco Colletta, il Parco Rignon e i più recenti Parco Ruffini e Parco Colonnetti. Attorno alla città, ad anello, vi sono il Parco della Mandria e il Parco della Palazzina di caccia di Stupinigi, antiche riserve di caccia dei Savoia, e quelli situati sulla collina torinese quali il Parco della Rimembranza o il Parco Europa.</text:p>
          </table:table-cell>
          <table:table-cell office:value-type="string" table:style-name="ce1">
            <text:p>Si</text:p>
          </table:table-cell>
          <table:table-cell table:number-columns-repeated="16380"/>
        </table:table-row>
        <table:table-row table:style-name="ro1">
          <table:table-cell office:value-type="string" table:style-name="ce1">
            <text:p>Parco della Rimembranza</text:p>
          </table:table-cell>
          <table:table-cell office:value-type="string" table:style-name="ce1">
            <text:p>Parco della Rimembranza, Circoscrizione 8, Pecetto Torinese, Torino, Piemonte, Italia</text:p>
          </table:table-cell>
          <table:table-cell office:value-type="string" table:style-name="ce1">
            <text:p>il Parco del Valentino, il Parco della Pellerina, il Parco Colletta, il Parco Rignon e i più recenti Parco Ruffini e Parco Colonnetti. Attorno alla città, ad anello, vi sono il Parco della Mandria e il Parco della Palazzina di caccia di Stupinigi, antiche riserve di caccia dei Savoia, e quelli situati sulla collina torinese quali il Parco della Rimembranza o il Parco Europa. Nei vari quartieri della città sono presenti molti piccoli parchi, in cui sono presenti 240 aree gioco per bimbi.</text:p>
          </table:table-cell>
          <table:table-cell office:value-type="string" table:style-name="ce1">
            <text:p>Si</text:p>
          </table:table-cell>
          <table:table-cell table:number-columns-repeated="16380"/>
        </table:table-row>
        <table:table-row table:style-name="ro1">
          <table:table-cell office:value-type="string" table:style-name="ce1">
            <text:p>Parco della Rimembranza</text:p>
          </table:table-cell>
          <table:table-cell office:value-type="string" table:style-name="ce1">
            <text:p>Parco della Rimembranza, Circoscrizione 8, Pecetto Torinese, Torino, Piemonte, Italia</text:p>
          </table:table-cell>
          <table:table-cell office:value-type="string" table:style-name="ce1">
            <text:p>Torino ospita anche alberi esotici secolari come le sequoie costali (Sequoia sempervirens) dei parchi collinari di Villa Genero e Giacomo Leopardi, i numerosi esemplari di Noce del Caucaso (Pterocarya fraxinifolia) che costeggiano il Po e compaiono in parchi pubblici come i Giardini Cavour, il giardino Sambuy, i Giardini Reali Bassi (lungo Corso San Maurizio), il parco Millefonti. Due spettacolari esemplari di carpino bianco (Carpinus betulus) arricchiscono il grande Parco della Rimembranza che si dispiega lungo il Colle della Maddalena. Via Francigena Per Torino passa la Via Francigena, ramo del Moncenisio.</text:p>
          </table:table-cell>
          <table:table-cell office:value-type="string" table:style-name="ce1">
            <text:p>Si</text:p>
          </table:table-cell>
          <table:table-cell table:number-columns-repeated="16380"/>
        </table:table-row>
        <table:table-row table:style-name="ro1">
          <table:table-cell office:value-type="string" table:style-name="ce1">
            <text:p>Parco della Tesoriera</text:p>
          </table:table-cell>
          <table:table-cell office:value-type="string" table:style-name="ce1">
            <text:p>Parco della Tesoriera, Circoscrizione 4, Torino, Piemonte, Italia</text:p>
          </table:table-cell>
          <table:table-cell office:value-type="string" table:style-name="ce1">
            <text:p>Alberi monumentali e secolari Torino ospita diversi grandi alberi. Dal grande platano del Parco della Tesoriera (660 cm di circonferenza del tronco, oltre due secoli di vita) ai platani del Parco del Valentino, dalle metasequoie del Giardino Roccioso inaugurato nel 1961 agli alberi più annosi dell'Orto Botanico fondato nel 1729, adiacente alle mura del Castello del Valentino. Torino ospita anche alberi esotici secolari come le sequoie costali (Sequoia sempervirens) dei parchi collinari di Villa Genero e Giacomo Leopardi, i numerosi esemplari di Noce del Caucaso (Pterocarya fraxinifolia) che costeggiano il Po e compaiono in parchi pubblici come i Giardini Cavour, il giardino Sambuy, i Giardini Reali Bassi (lungo Corso San Maurizio), il parco Millefonti.</text:p>
          </table:table-cell>
          <table:table-cell office:value-type="string" table:style-name="ce1">
            <text:p>Si</text:p>
          </table:table-cell>
          <table:table-cell table:number-columns-repeated="16380"/>
        </table:table-row>
        <table:table-row table:style-name="ro1">
          <table:table-cell office:value-type="string" table:style-name="ce1">
            <text:p>parco Di Vittorio</text:p>
          </table:table-cell>
          <table:table-cell office:value-type="string" table:style-name="ce1">
            <text:p>Parco Cavalieri di Vittorio Veneto, Circoscrizione 2, Torino, Piemonte, Italia</text:p>
          </table:table-cell>
          <table:table-cell office:value-type="string" table:style-name="ce1">
            <text:p>era sito in via Passo Buole, circa a metà strada fra le vie Pio VII e corso Unione Sovietica. Già inattivo da prima della seconda guerra mondiale, il terreno su cui sorgeva è oggi occupato dal parco Di Vittorio. Cimitero di Madonna di Campagna:</text:p>
          </table:table-cell>
          <table:table-cell office:value-type="string" table:style-name="ce1">
            <text:p>No</text:p>
          </table:table-cell>
          <table:table-cell table:number-columns-repeated="16380"/>
        </table:table-row>
        <table:table-row table:style-name="ro1">
          <table:table-cell office:value-type="string" table:style-name="ce1">
            <text:p>Parco Dora.</text:p>
          </table:table-cell>
          <table:table-cell office:value-type="string" table:style-name="ce1">
            <text:p>Parco Dora (Spina 3), Circoscrizione 4, Torino, Piemonte, 10144, Italia</text:p>
          </table:table-cell>
          <table:table-cell office:value-type="string" table:style-name="ce1">
            <text:p>Kappa FuturFestival: nato come evento artistico nel 2009, è, dal 2012, un festival di musica elettronica diurno che si svolge al Parco Dora. Reload Music Festival:</text:p>
          </table:table-cell>
          <table:table-cell office:value-type="string" table:style-name="ce1">
            <text:p>Si</text:p>
          </table:table-cell>
          <table:table-cell table:number-columns-repeated="16380"/>
        </table:table-row>
        <table:table-row table:style-name="ro1">
          <table:table-cell office:value-type="string" table:style-name="ce1">
            <text:p>Parco Europa</text:p>
          </table:table-cell>
          <table:table-cell office:value-type="string" table:style-name="ce1">
            <text:p>Parco Europa, Circoscrizione 8, Cavoretto, Torino, Piemonte, Italia</text:p>
          </table:table-cell>
          <table:table-cell office:value-type="string" table:style-name="ce1">
            <text:p>il Parco del Valentino, il Parco della Pellerina, il Parco Colletta, il Parco Rignon e i più recenti Parco Ruffini e Parco Colonnetti. Attorno alla città, ad anello, vi sono il Parco della Mandria e il Parco della Palazzina di caccia di Stupinigi, antiche riserve di caccia dei Savoia, e quelli situati sulla collina torinese quali il Parco della Rimembranza o il Parco Europa. Nei vari quartieri della città sono presenti molti piccoli parchi, in cui sono presenti 240 aree gioco per bimbi.</text:p>
          </table:table-cell>
          <table:table-cell office:value-type="string" table:style-name="ce1">
            <text:p>Si</text:p>
          </table:table-cell>
          <table:table-cell table:number-columns-repeated="16380"/>
        </table:table-row>
        <table:table-row table:style-name="ro1">
          <table:table-cell office:value-type="string" table:style-name="ce1">
            <text:p>parco Millefonti</text:p>
          </table:table-cell>
          <table:table-cell office:value-type="string" table:style-name="ce1">
            <text:p>Parco Valentino Mazzola, Filadelfia, Circoscrizione 8, Torino, Piemonte, Italia</text:p>
          </table:table-cell>
          <table:table-cell office:value-type="string" table:style-name="ce1">
            <text:p>Dal grande platano del Parco della Tesoriera (660 cm di circonferenza del tronco, oltre due secoli di vita) ai platani del Parco del Valentino, dalle metasequoie del Giardino Roccioso inaugurato nel 1961 agli alberi più annosi dell'Orto Botanico fondato nel 1729, adiacente alle mura del Castello del Valentino. Torino ospita anche alberi esotici secolari come le sequoie costali (Sequoia sempervirens) dei parchi collinari di Villa Genero e Giacomo Leopardi, i numerosi esemplari di Noce del Caucaso (Pterocarya fraxinifolia) che costeggiano il Po e compaiono in parchi pubblici come i Giardini Cavour, il giardino Sambuy, i Giardini Reali Bassi (lungo Corso San Maurizio), il parco Millefonti. Due spettacolari esemplari di carpino bianco (Carpinus betulus) arricchiscono il grande Parco della Rimembranza che si dispiega lungo il Colle della Maddalena.</text:p>
          </table:table-cell>
          <table:table-cell office:value-type="string" table:style-name="ce1">
            <text:p>Si</text:p>
          </table:table-cell>
          <table:table-cell table:number-columns-repeated="16380"/>
        </table:table-row>
        <table:table-row table:style-name="ro1">
          <table:table-cell office:value-type="string" table:style-name="ce1">
            <text:p>Parco Rignon</text:p>
          </table:table-cell>
          <table:table-cell office:value-type="string" table:style-name="ce1">
            <text:p>Parco Rignon, Circoscrizione 2, Torino, Piemonte, Italia</text:p>
          </table:table-cell>
          <table:table-cell office:value-type="string" table:style-name="ce1">
            <text:p>Parchi <text:s/>Torino dispone di 51 parchi nell'area urbana e quelli più grandi e frequentati sono: il Parco del Valentino, il Parco della Pellerina, il Parco Colletta, il Parco Rignon e i più recenti Parco Ruffini e Parco Colonnetti. Attorno alla città, ad anello, vi sono il Parco della Mandria e il Parco della Palazzina di caccia di Stupinigi, antiche riserve di caccia dei Savoia, e quelli situati sulla collina torinese quali il Parco della Rimembranza o il Parco Europa.</text:p>
          </table:table-cell>
          <table:table-cell office:value-type="string" table:style-name="ce1">
            <text:p>Si</text:p>
          </table:table-cell>
          <table:table-cell table:number-columns-repeated="16380"/>
        </table:table-row>
        <table:table-row table:style-name="ro1">
          <table:table-cell office:value-type="string" table:style-name="ce1">
            <text:p>Parco Ruffini</text:p>
          </table:table-cell>
          <table:table-cell office:value-type="string" table:style-name="ce1">
            <text:p>Parco Francesco Ruffini, Circoscrizione 3, Torino, Piemonte, Italia</text:p>
          </table:table-cell>
          <table:table-cell office:value-type="string" table:style-name="ce1">
            <text:p>Parchi <text:s/>Torino dispone di 51 parchi nell'area urbana e quelli più grandi e frequentati sono: il Parco del Valentino, il Parco della Pellerina, il Parco Colletta, il Parco Rignon e i più recenti Parco Ruffini e Parco Colonnetti. Attorno alla città, ad anello, vi sono il Parco della Mandria e il Parco della Palazzina di caccia di Stupinigi, antiche riserve di caccia dei Savoia, e quelli situati sulla collina torinese quali il Parco della Rimembranza o il Parco Europa.</text:p>
          </table:table-cell>
          <table:table-cell office:value-type="string" table:style-name="ce1">
            <text:p>Si</text:p>
          </table:table-cell>
          <table:table-cell table:number-columns-repeated="16380"/>
        </table:table-row>
        <table:table-row table:style-name="ro1">
          <table:table-cell office:value-type="string" table:style-name="ce1">
            <text:p>Partigiani</text:p>
          </table:table-cell>
          <table:table-cell office:value-type="string" table:style-name="ce1">
            <text:p>Partigiani, Viale Primo Maggio, Centro, Circoscrizione 1, Torino, Piemonte, 1023, Italia</text:p>
          </table:table-cell>
          <table:table-cell office:value-type="string" table:style-name="ce1">
            <text:p>Furono altresì attive in città le formazioni partigiane dei Gruppi (GAP) e delle Squadre di azione patriottica (SAP). Il 25 aprile 1945 il Comitato di Liberazione Nazionale, che aveva la propria sede regionale presso la conceria Fiorio, proclamò l'ordine di insurrezione generale e con esso i Partigiani presero il controllo della città ponendo fine all'occupazione nazifascista. Alcuni giorni dopo, il 3 maggio, giunsero anche le prime truppe alleate.</text:p>
          </table:table-cell>
          <table:table-cell office:value-type="string" table:style-name="ce1">
            <text:p>No</text:p>
          </table:table-cell>
          <table:table-cell table:number-columns-repeated="16380"/>
        </table:table-row>
        <table:table-row table:style-name="ro1">
          <table:table-cell office:value-type="string" table:style-name="ce1">
            <text:p>Passo Buole</text:p>
          </table:table-cell>
          <table:table-cell office:value-type="string" table:style-name="ce1">
            <text:p>Passo Buole, Via Pio VII, Lingotto, Circoscrizione 8, Torino, Piemonte, 10127, Italia</text:p>
          </table:table-cell>
          <table:table-cell office:value-type="string" table:style-name="ce1">
            <text:p>Cimitero del Lingotto: era sito in via Passo Buole, circa a metà strada fra le vie Pio VII e corso Unione Sovietica. Già inattivo da prima della seconda guerra mondiale, il terreno su cui sorgeva è oggi occupato dal parco Di Vittorio.</text:p>
          </table:table-cell>
          <table:table-cell office:value-type="string" table:style-name="ce1">
            <text:p>No</text:p>
          </table:table-cell>
          <table:table-cell table:number-columns-repeated="16380"/>
        </table:table-row>
        <table:table-row table:style-name="ro1">
          <table:table-cell office:value-type="string" table:style-name="ce1">
            <text:p>Petronas</text:p>
          </table:table-cell>
          <table:table-cell office:value-type="string" table:style-name="ce1">
            <text:p>Petronas Lubricants International, Villastellone, Torino, Piemonte, 10029, Italia</text:p>
          </table:table-cell>
          <table:table-cell office:value-type="string" table:style-name="ce1">
            <text:p>Altre aziende di rilievo in territorio torinese sono: Lavazza, Caffè Vergnano, Martini &amp; Rossi, Alpitour, Reply, Avio Aero, Basic Net (Robe di Kappa), Carlo Pignatelli, De Fonseca, Sabelt, Sparco, Seven, Urmet, Kelémata e il Gruppo Armando Testa. A Torino o nella sua città metropolitana hanno sede legale anche diverse filiali italiane di società estere come Suzuki, Vodafone Italia, Bavaria, Diageo, Michelin, Kimberly-Clark, Petronas, Mizuno e SKF. Negli anni la città ha attraversato una lunga fase di riconversione industriale, sia per la crisi dell'industria metalmeccanica, sia per la tendenza delle aziende dei paesi avanzati a trasferire le loro produzioni manifatturiere nei paesi in via di sviluppo.</text:p>
          </table:table-cell>
          <table:table-cell office:value-type="string" table:style-name="ce1">
            <text:p>No</text:p>
          </table:table-cell>
          <table:table-cell table:number-columns-repeated="16380"/>
        </table:table-row>
        <table:table-row table:style-name="ro1">
          <table:table-cell office:value-type="string" table:style-name="ce1">
            <text:p>Pian del Lot</text:p>
          </table:table-cell>
          <table:table-cell office:value-type="string" table:style-name="ce1">
            <text:p>Pian del Lot, Circoscrizione 8, Torino, Piemonte, 10131, Italia</text:p>
          </table:table-cell>
          <table:table-cell office:value-type="string" table:style-name="ce1">
            <text:p>Nel 1943 ebbe inizio a Torino l'ondata di scioperi nella grande industria che coinvolse quasi tutta l'Italia settentrionale e segnò la ripresa del movimento antifascista. Dopo l'8 settembre Torino venne occupata dalle truppe naziste e repubblichine che si macchiarono di numerosi eccidi, come quello del Pian del Lot, esecuzioni e deportazioni. Furono altresì attive in città le formazioni partigiane dei Gruppi (GAP) e delle Squadre di azione patriottica (SAP).</text:p>
          </table:table-cell>
          <table:table-cell office:value-type="string" table:style-name="ce1">
            <text:p>No</text:p>
          </table:table-cell>
          <table:table-cell table:number-columns-repeated="16380"/>
        </table:table-row>
        <table:table-row table:style-name="ro1">
          <table:table-cell office:value-type="string" table:style-name="ce1">
            <text:p>Piazza Benefica</text:p>
          </table:table-cell>
          <table:table-cell office:value-type="string" table:style-name="ce1">
            <text:p>Giardino Luigi Martini, Cit Turin, Circoscrizione 3, Torino, Piemonte, Italia</text:p>
          </table:table-cell>
          <table:table-cell office:value-type="string" table:style-name="ce1">
            <text:p>Sebbene non sia la città che ne ospita il maggior numero, il record è tuttavia costituito dal fatto che sono fissi, aperti tutti i giorni e dislocati in tutti i quartieri. I più importanti per ampiezza e giro d'affari si svolgono in Piazza Benefica, in Corso Alcide De Gasperi, in via Onorato Vigliani, in corso Svizzera, in Corso Racconigi e in piazza Barcellona. Il mercato più famoso è Porta Palazzo (Pòrta Pila in Lingua piemontese), che è il mercato all'aperto più grande d'Europa.</text:p>
          </table:table-cell>
          <table:table-cell office:value-type="string" table:style-name="ce1">
            <text:p>No</text:p>
          </table:table-cell>
          <table:table-cell table:number-columns-repeated="16380"/>
        </table:table-row>
        <table:table-row table:style-name="ro1">
          <table:table-cell office:value-type="string" table:style-name="ce1">
            <text:p>Piazza Benefica</text:p>
          </table:table-cell>
          <table:table-cell office:value-type="string" table:style-name="ce1">
            <text:p>Giardino Luigi Martini, Cit Turin, Circoscrizione 3, Torino, Piemonte, Italia</text:p>
          </table:table-cell>
          <table:table-cell office:value-type="string" table:style-name="ce1">
            <text:p>Ogni sabato nei pressi si tiene il Balon, un grande mercato all'aperto dell'usato, che la seconda domenica di ogni mese diventa Gran Balon, in cui si vendono anche oggetti di antiquariato. Nel 2011 il regista torinese Daniele Gaglianone ha realizzato il film documentario Uomini e mercati centrato sui mercati di Porta Palazzo, Piazza Benefica e Corso Spezia. Aree naturali In contrasto ad una prima impressione della zona centrale e ai vecchi pregiudizi sulla città grigia e industriale, Torino è una delle città italiane con più verde pubblico per abitante.</text:p>
          </table:table-cell>
          <table:table-cell office:value-type="string" table:style-name="ce1">
            <text:p>No</text:p>
          </table:table-cell>
          <table:table-cell table:number-columns-repeated="16380"/>
        </table:table-row>
        <table:table-row table:style-name="ro1">
          <table:table-cell office:value-type="string" table:style-name="ce1">
            <text:p>Piazza Castello</text:p>
          </table:table-cell>
          <table:table-cell office:value-type="string" table:style-name="ce1">
            <text:p>Piazza Castello, Centro, Circoscrizione 1, Torino, Piemonte, 1023, Italia</text:p>
          </table:table-cell>
          <table:table-cell office:value-type="string" table:style-name="ce1">
            <text:p>Torino dista 57 km da Asti, 79 km da Vercelli, 84 km da Biella, 93 km da Alessandria, 96 km da Novara, 98 km da Cuneo, 155 km da Verbania. Il confine francese dista circa 70 km nei pressi del Colle del Moncenisio, mentre sono 206 i chilometri che separano Piazza Castello da Chambery, 222 da Nizza, 250 da Ginevra e 314 da Lione. Il 19 marzo 2016 l'UNESCO ha riconosciuto il parco del Po e la collina torinese come riserva della biosfera, mentre nel 2020 la FAO e l'Arbor Day Foundation hanno conferito alla città di Torino il riconoscimento di Tree City of the World 2019.</text:p>
          </table:table-cell>
          <table:table-cell office:value-type="string" table:style-name="ce1">
            <text:p>Si</text:p>
          </table:table-cell>
          <table:table-cell table:number-columns-repeated="16380"/>
        </table:table-row>
        <table:table-row table:style-name="ro1">
          <table:table-cell office:value-type="string" table:style-name="ce1">
            <text:p>Piazza Castello</text:p>
          </table:table-cell>
          <table:table-cell office:value-type="string" table:style-name="ce1">
            <text:p>Piazza Castello, Centro, Circoscrizione 1, Torino, Piemonte, 1023, Italia</text:p>
          </table:table-cell>
          <table:table-cell office:value-type="string" table:style-name="ce1">
            <text:p>tratto delle mura romane nelle sale sotterranee del Palazzo dell'Accademia delle Scienze; vari resti di abitazioni di epoca imperiale, fra cui le tracce delle domus di via Bellezia, via Santa Chiara, via Bonelli, Piazza Castello, la necropoli nel sottosuolo di Piazza San Carlo e gli edifici pubblici di Piazza Emanuele Filiberto e Corso XI Febbraio.</text:p>
          </table:table-cell>
          <table:table-cell office:value-type="string" table:style-name="ce1">
            <text:p>Si</text:p>
          </table:table-cell>
          <table:table-cell table:number-columns-repeated="16380"/>
        </table:table-row>
        <table:table-row table:style-name="ro1">
          <table:table-cell office:value-type="string" table:style-name="ce1">
            <text:p>piazza Castello</text:p>
          </table:table-cell>
          <table:table-cell office:value-type="string" table:style-name="ce1">
            <text:p>Piazza Castello, Centro, Circoscrizione 1, Torino, Piemonte, 1023, Italia</text:p>
          </table:table-cell>
          <table:table-cell office:value-type="string" table:style-name="ce1">
            <text:p>I primi portici risalivano al Medioevo ma è a partire dal XVII secolo che si cominciò a costruire i portici monumentali tuttora presenti. La prima testimonianza è l'ordinanza di Carlo Emanuele I di Savoia del 16 giugno 1606 in merito alla costruzione di piazza Castello secondo il progetto di Ascanio Vittozzi che comprendeva portici attorno a tutta la piazza. Anche nel progetto di piazza San Carlo di Amedeo di Castellamonte di qualche anno successivo erano previsti portici tutt'attorno.</text:p>
          </table:table-cell>
          <table:table-cell office:value-type="string" table:style-name="ce1">
            <text:p>Si</text:p>
          </table:table-cell>
          <table:table-cell table:number-columns-repeated="16380"/>
        </table:table-row>
        <table:table-row table:style-name="ro1">
          <table:table-cell office:value-type="string" table:style-name="ce1">
            <text:p>piazza Castello</text:p>
          </table:table-cell>
          <table:table-cell office:value-type="string" table:style-name="ce1">
            <text:p>Piazza Castello, Centro, Circoscrizione 1, Torino, Piemonte, 1023, Italia</text:p>
          </table:table-cell>
          <table:table-cell office:value-type="string" table:style-name="ce1">
            <text:p>Le stazioni ferroviarie di Porta Nuova e Porta Susa vennero congiunte con un percorso porticato attraverso via Nizza, via Sacchi, Corso Vittorio Emanuele II, Corso Vinzaglio e via Cernaia. Il portico che unisce piazza Castello con Piazza Vittorio Veneto attraverso via Po sul lato sinistro fu progettato in modo tale da proseguire anche nell'attraversamento delle vie per permettere al re di giungere fino al Po senza bagnarsi in caso di pioggia. <text:s/>Residenze sabaude in Torino Le residenze sabaude in Piemonte sono l'insieme degli edifici residenziali commissionati dai Savoia a Torino e dintorni a partire dal trasferimento della capitale del Ducato di Savoia nel 1563.</text:p>
          </table:table-cell>
          <table:table-cell office:value-type="string" table:style-name="ce1">
            <text:p>Si</text:p>
          </table:table-cell>
          <table:table-cell table:number-columns-repeated="16380"/>
        </table:table-row>
        <table:table-row table:style-name="ro1">
          <table:table-cell office:value-type="string" table:style-name="ce1">
            <text:p>piazza Castello</text:p>
          </table:table-cell>
          <table:table-cell office:value-type="string" table:style-name="ce1">
            <text:p>Piazza Castello, Centro, Circoscrizione 1, Torino, Piemonte, 1023, Italia</text:p>
          </table:table-cell>
          <table:table-cell office:value-type="string" table:style-name="ce1">
            <text:p>Da qualche tempo vi sono in città dei tour operator che organizzano anche visite guidate sui misteri di Torino. Per gli esoteristi la magia positiva di Torino nasce dal "cuore bianco" di piazza Castello, dal Duomo che custodisce la Sacra Sindone alla Gran Madre di Dio e fino alla Mole Antonelliana, che indica il cielo. Ai lati della scalinata che conduce all'ingresso della chiesa della Gran Madre di Dio troviamo le due statue raffiguranti la Fede e la Religione, tra le quali si troverebbe il nascondiglio del Graal.</text:p>
          </table:table-cell>
          <table:table-cell office:value-type="string" table:style-name="ce1">
            <text:p>Si</text:p>
          </table:table-cell>
          <table:table-cell table:number-columns-repeated="16380"/>
        </table:table-row>
        <table:table-row table:style-name="ro1">
          <table:table-cell office:value-type="string" table:style-name="ce1">
            <text:p>Piazza Cavour</text:p>
          </table:table-cell>
          <table:table-cell office:value-type="string" table:style-name="ce1">
            <text:p>Piazza Camillo Benso Conte di Cavour, Centro, Circoscrizione 1, Torino, Piemonte, 10123, Italia</text:p>
          </table:table-cell>
          <table:table-cell office:value-type="string" table:style-name="ce1">
            <text:p>Un poliziesco interamente girato a Torino. Sono numerosi i luoghi riconoscibili della città, come Piazza Statuto, Piazza Cavour e Corso Francia. American Gigolò.</text:p>
          </table:table-cell>
          <table:table-cell office:value-type="string" table:style-name="ce1">
            <text:p>Si</text:p>
          </table:table-cell>
          <table:table-cell table:number-columns-repeated="16380"/>
        </table:table-row>
        <table:table-row table:style-name="ro1">
          <table:table-cell office:value-type="string" table:style-name="ce1">
            <text:p>Piazza Emanuele Filiberto</text:p>
          </table:table-cell>
          <table:table-cell office:value-type="string" table:style-name="ce1">
            <text:p>Piazza Emanuele Filiberto, Centro, Circoscrizione 1, Torino, Piemonte, 10122, Italia</text:p>
          </table:table-cell>
          <table:table-cell office:value-type="string" table:style-name="ce1">
            <text:p>tratto delle mura romane nelle sale sotterranee del Palazzo dell'Accademia delle Scienze; vari resti di abitazioni di epoca imperiale, fra cui le tracce delle domus di via Bellezia, via Santa Chiara, via Bonelli, Piazza Castello, la necropoli nel sottosuolo di Piazza San Carlo e gli edifici pubblici di Piazza Emanuele Filiberto e Corso XI Febbraio.</text:p>
          </table:table-cell>
          <table:table-cell office:value-type="string" table:style-name="ce1">
            <text:p>Si</text:p>
          </table:table-cell>
          <table:table-cell table:number-columns-repeated="16380"/>
        </table:table-row>
        <table:table-row table:style-name="ro1">
          <table:table-cell office:value-type="string" table:style-name="ce1">
            <text:p>Piazza San Carlo</text:p>
          </table:table-cell>
          <table:table-cell office:value-type="string" table:style-name="ce1">
            <text:p>Piazza San Carlo, Centro, Circoscrizione 1, Torino, Piemonte, Italia</text:p>
          </table:table-cell>
          <table:table-cell office:value-type="string" table:style-name="ce1">
            <text:p>tratto delle mura romane nelle sale sotterranee del Palazzo dell'Accademia delle Scienze; vari resti di abitazioni di epoca imperiale, fra cui le tracce delle domus di via Bellezia, via Santa Chiara, via Bonelli, Piazza Castello, la necropoli nel sottosuolo di Piazza San Carlo e gli edifici pubblici di Piazza Emanuele Filiberto e Corso XI Febbraio.</text:p>
          </table:table-cell>
          <table:table-cell office:value-type="string" table:style-name="ce1">
            <text:p>Si</text:p>
          </table:table-cell>
          <table:table-cell table:number-columns-repeated="16380"/>
        </table:table-row>
        <table:table-row table:style-name="ro1">
          <table:table-cell office:value-type="string" table:style-name="ce1">
            <text:p>piazza San Carlo</text:p>
          </table:table-cell>
          <table:table-cell office:value-type="string" table:style-name="ce1">
            <text:p>Piazza San Carlo, Centro, Circoscrizione 1, Torino, Piemonte, Italia</text:p>
          </table:table-cell>
          <table:table-cell office:value-type="string" table:style-name="ce1">
            <text:p>La prima testimonianza è l'ordinanza di Carlo Emanuele I di Savoia del 16 giugno 1606 in merito alla costruzione di piazza Castello secondo il progetto di Ascanio Vittozzi che comprendeva portici attorno a tutta la piazza. Anche nel progetto di piazza San Carlo di Amedeo di Castellamonte di qualche anno successivo erano previsti portici tutt'attorno. Negli stessi anni Filippo Juvarra costruì i portici di porta Palazzo.</text:p>
          </table:table-cell>
          <table:table-cell office:value-type="string" table:style-name="ce1">
            <text:p>Si</text:p>
          </table:table-cell>
          <table:table-cell table:number-columns-repeated="16380"/>
        </table:table-row>
        <table:table-row table:style-name="ro1">
          <table:table-cell office:value-type="string" table:style-name="ce1">
            <text:p>piazza San Carlo</text:p>
          </table:table-cell>
          <table:table-cell office:value-type="string" table:style-name="ce1">
            <text:p>Piazza San Carlo, Centro, Circoscrizione 1, Torino, Piemonte, Italia</text:p>
          </table:table-cell>
          <table:table-cell office:value-type="string" table:style-name="ce1">
            <text:p>Io sono leggenda. Nel film, quando il protagonista sta guardando le registrazioni di vecchi telegiornali, viene mostrata piazza San Carlo. Quella utilizzata nel film è infatti la reale registrazione di un collegamento avvenuto durante i XX Giochi olimpici invernali del 2006.</text:p>
          </table:table-cell>
          <table:table-cell office:value-type="string" table:style-name="ce1">
            <text:p>Si</text:p>
          </table:table-cell>
          <table:table-cell table:number-columns-repeated="16380"/>
        </table:table-row>
        <table:table-row table:style-name="ro1">
          <table:table-cell office:value-type="string" table:style-name="ce1">
            <text:p>Piazza Statuto</text:p>
          </table:table-cell>
          <table:table-cell office:value-type="string" table:style-name="ce1">
            <text:p>Piazza Statuto, Centro, Circoscrizione 1, Torino, Piemonte, 10140, Italia</text:p>
          </table:table-cell>
          <table:table-cell office:value-type="string" table:style-name="ce1">
            <text:p>Un poliziesco interamente girato a Torino. Sono numerosi i luoghi riconoscibili della città, come Piazza Statuto, Piazza Cavour e Corso Francia. American Gigolò.</text:p>
          </table:table-cell>
          <table:table-cell office:value-type="string" table:style-name="ce1">
            <text:p>Si</text:p>
          </table:table-cell>
          <table:table-cell table:number-columns-repeated="16380"/>
        </table:table-row>
        <table:table-row table:style-name="ro1">
          <table:table-cell office:value-type="string" table:style-name="ce1">
            <text:p>Piazza Statuto</text:p>
          </table:table-cell>
          <table:table-cell office:value-type="string" table:style-name="ce1">
            <text:p>Piazza Statuto, Centro, Circoscrizione 1, Torino, Piemonte, 10140, Italia</text:p>
          </table:table-cell>
          <table:table-cell office:value-type="string" table:style-name="ce1">
            <text:p>Ai lati della scalinata che conduce all'ingresso della chiesa della Gran Madre di Dio troviamo le due statue raffiguranti la Fede e la Religione, tra le quali si troverebbe il nascondiglio del Graal. La Fontana del Frejus di Piazza Statuto fu ideata dal conte Marcello Panissera per ricordare l'inaugurazione dell'omonimo traforo ed è indicata dagli esoteristi come il "cuore nero" della città, per due motivi: perché si trova ad occidente, e quindi in posizione infausta a causa del tramonto del sole, e perché qui vi era la vallis occisorum, luogo di uccisione e di sepoltura.</text:p>
          </table:table-cell>
          <table:table-cell office:value-type="string" table:style-name="ce1">
            <text:p>Si</text:p>
          </table:table-cell>
          <table:table-cell table:number-columns-repeated="16380"/>
        </table:table-row>
        <table:table-row table:style-name="ro1">
          <table:table-cell office:value-type="string" table:style-name="ce1">
            <text:p>Piazza Statuto</text:p>
          </table:table-cell>
          <table:table-cell office:value-type="string" table:style-name="ce1">
            <text:p>Piazza Statuto, Centro, Circoscrizione 1, Torino, Piemonte, 10140, Italia</text:p>
          </table:table-cell>
          <table:table-cell office:value-type="string" table:style-name="ce1">
            <text:p>il rondò 'd la forca (Rotonda della forca). La tradizione racconta che l'angelo che sovrasta l'obelisco, e sul cui capo è posta una stella a cinque punte, sia Lucifero, in effetti l'angelo più bello, e che quindi in Piazza Statuto, sotto la Fontana del Frejus, si trovi la porta dell'inferno. Dal 1998 esistono tour notturni ispirati alle tradizioni letterarie che hanno fatto di Torino una città magica;</text:p>
          </table:table-cell>
          <table:table-cell office:value-type="string" table:style-name="ce1">
            <text:p>Si</text:p>
          </table:table-cell>
          <table:table-cell table:number-columns-repeated="16380"/>
        </table:table-row>
        <table:table-row table:style-name="ro1">
          <table:table-cell office:value-type="string" table:style-name="ce1">
            <text:p>Piazza Vittorio Veneto</text:p>
          </table:table-cell>
          <table:table-cell office:value-type="string" table:style-name="ce1">
            <text:p>Piazza Vittorio Veneto, Via Murazzi del Po Ferdinando Buscaglione, Centro, Circoscrizione 1, Torino, Piemonte, 10124, Italia</text:p>
          </table:table-cell>
          <table:table-cell office:value-type="string" table:style-name="ce1">
            <text:p>Le stazioni ferroviarie di Porta Nuova e Porta Susa vennero congiunte con un percorso porticato attraverso via Nizza, via Sacchi, Corso Vittorio Emanuele II, Corso Vinzaglio e via Cernaia. Il portico che unisce piazza Castello con Piazza Vittorio Veneto attraverso via Po sul lato sinistro fu progettato in modo tale da proseguire anche nell'attraversamento delle vie per permettere al re di giungere fino al Po senza bagnarsi in caso di pioggia. <text:s/>Residenze sabaude in Torino Le residenze sabaude in Piemonte sono l'insieme degli edifici residenziali commissionati dai Savoia a Torino e dintorni a partire dal trasferimento della capitale del Ducato di Savoia nel 1563.</text:p>
          </table:table-cell>
          <table:table-cell office:value-type="string" table:style-name="ce1">
            <text:p>Si</text:p>
          </table:table-cell>
          <table:table-cell table:number-columns-repeated="16380"/>
        </table:table-row>
        <table:table-row table:style-name="ro1">
          <table:table-cell office:value-type="string" table:style-name="ce1">
            <text:p>Pinerolo-Torre Pellice</text:p>
          </table:table-cell>
          <table:table-cell office:value-type="string" table:style-name="ce1">
            <text:p>Ferrovia Torre Pellice-Pinerolo, Via del Filatoio, Torre Pellice, Torino, Piemonte, 10066, Italia</text:p>
          </table:table-cell>
          <table:table-cell office:value-type="string" table:style-name="ce1">
            <text:p>Le linee ferroviarie principali che si dipartono da Torino sono quelle che vanno verso Genova (via Asti e Alessandria), verso Milano (via Novara e Vercelli) e verso la Francia (via Bardonecchia e il Traforo ferroviario del Frejus) e Ventimiglia (via Cuneo e il Traforo ferroviario del Colle di Tenda). Ci sono poi linee minori verso Ivrea-Aosta, Mondovì-Savona, Pinerolo-Torre Pellice, Trofarello-Chieri, Cirié-Lanzo Torinese-Ceres e Rivarolo Canavese-Cuorgnè-Pont Canavese. <text:s/>Passante ferroviario e Servizio ferroviario metropolitano (SFM) Il servizio ferroviario metropolitano di Torino (SFM)</text:p>
          </table:table-cell>
          <table:table-cell office:value-type="string" table:style-name="ce1">
            <text:p>No</text:p>
          </table:table-cell>
          <table:table-cell table:number-columns-repeated="16380"/>
        </table:table-row>
        <table:table-row table:style-name="ro1">
          <table:table-cell office:value-type="string" table:style-name="ce1">
            <text:p>Planetario di Torino</text:p>
          </table:table-cell>
          <table:table-cell office:value-type="string" table:style-name="ce1">
            <text:p>Infini TO - Planetario e Museo dell'Astronomia e dello Spazio, 30, Via Osservatorio, Pino Torinese, Torino, Piemonte, 10025, Italia</text:p>
          </table:table-cell>
          <table:table-cell office:value-type="string" table:style-name="ce1">
            <text:p>Per quanto riguarda le scienze, è sicuramente da ricordare il Museo Regionale di Scienze Naturali, tra i maggiori in Italia dello specifico settore, e il Museo della Sindone, che illustra al visitatore le scoperte scientifiche sul telo sindonico. Da ricordare il Museo dell'astronomia e Planetario di Torino, che sorge accanto dell'Osservatorio astronomico di Torino a Pino Torinese, cittadina collinare nei pressi immediati del capoluogo piemontese. Nel 2004 è stato inaugurato il Museo A come Ambiente, il primo in Europa interamente dedicato alle tematiche ambientali.</text:p>
          </table:table-cell>
          <table:table-cell office:value-type="string" table:style-name="ce1">
            <text:p>Si</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Nel suo territorio sono inoltre presenti aree ed edifici inclusi in due beni protetti dall'UNESCO: alcuni palazzi e zone facenti parte del circuito di residenze sabaude in Piemonte (patrimonio dell'umanità) e l'area delle colline del Po (riserva della biosfera). Città dalla storia bimillenaria, fu fondata probabilmente nei pressi della posizione attuale, attorno al III secolo a.C., dai Taurini, quindi trasformata in colonia romana da Augusto col nome di Iulia Augusta Taurinorum nel I secolo a.</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La continua crescita d'importanza a livello internazionale ha fatto raggiungere a Torino il rango di città globale (terza città italiana dopo Milano e Roma) nella categoria Gamma. Geografia fisica Territorio Torino sorge nella pianura delimitata dai fiumi Stura di Lanzo, Sangone e Po (quest'ultimo attraversa la città da sud verso nord), di fronte allo sbocco di alcune vallate alpine: Val di Susa, che collega la città con la vicina Francia attraverso il traforo del Frejus, Valli di Lanzo, Val Sangone.</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Torino è detta "la città dei quattro fiumi" perché la Dora Riparia la taglia da ovest a est, scorrendo prossima al centro storico. Il fiume Po accentua la divisione tra la parte collinare e quella, quasi pianeggiante, della città, collocata tra i 220 e i 280 metri s.l.m.; il punto più elevato del territorio comunale è il Colle della Maddalena, a 715 m s.l.m.</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 nei pressi del Faro della Vittoria. La città è al centro di un anfiteatro montuoso che ingloba alcune delle più belle vette alpine, il Monviso, monte sul quale nasce il Po, il Rocciamelone, e i massicci del Gran Paradiso, del Monte Bianco, e del Monte Rosa, senza dimenticare il Cervino, montagna leggendaria per gli alpinisti. Torino dista 57 km da Asti, 79 km da Vercelli, 84 km da Biella, 93 km da Alessandria, 96 km da Novara, 98 km da Cuneo, 155 km da Verbania.</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Il confine francese dista circa 70 km nei pressi del Colle del Moncenisio, mentre sono 206 i chilometri che separano Piazza Castello da Chambery, 222 da Nizza, 250 da Ginevra e 314 da Lione. Il 19 marzo 2016 l'UNESCO ha riconosciuto il parco del Po e la collina torinese come riserva della biosfera, mentre nel 2020 la FAO e l'Arbor Day Foundation hanno conferito alla città di Torino il riconoscimento di Tree City of the World 2019. Clima Secondo la classificazione dei climi di Köppen, Torino appartiene alla fascia Cf:</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Molto diversa la situazione nelle numerose zone collinari e prealpine, spesso più calde delle pianure di parecchi gradi e quasi sempre prive di ristagni freddi. Prendendo in esame i dati rilevati dall'Ufficio Idrografico del Po (presso Porta Susa), nel il periodo 1961-1990, si evince che, in città, la temperatura media annua è stata di 12,3 °C, con la minima, a gennaio, di 0,9 °C. I periodi più piovosi sono il trimestre da aprile a giugno, e il mese di ottobre;</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clima Cfa. Di seguito è riportata la media trentennale di riferimento (1961-1990) rilevata dall'Ufficio Idrografico del Po. <text:s/>Storia <text:s/>Età antica Si hanno scarse notizie, riferite a uno o più villaggi, che sarebbero sorti nell'area dell'attuale città, a partire dal III secolo a.C.;</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S'insediò a Torino il generale Dupont, Ministro straordinario francese per il Piemonte, che nominò una Commissione di governo composta da sette membri, sostituita poi il 4 agosto dal successore di Dupont, il generale Jourdan. Il 19 aprile 1801 Jourdan soppresse tutte le istituzioni governative e divenne Amministratore generale del Piemonte, assistito da un Consiglio di sei membri piemontesi e infine, dopo l'abdicazione di Carlo Emanuele IV di Savoia, il 21 settembre 1802 i sei dipartimenti in cui era stato diviso il Piemonte (Torino apparteneva al dipartimento del Po e inoltre a essa faceva capo uno dei tre circondari in cui era diviso il dipartimento stesso) furono raggruppati in una regione francese denominata Au delà des Alpes, della quale Torino divenne il capoluogo e tale rimase fino alla Restaurazione. Durante l'occupazione francese, diverse opere d'arte presero la via della Francia a causa delle spoliazioni napoleoniche.</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resti di piccolo villaggio celto-ligure databile fra il IV e il III secolo a.C. con emergenze archeologiche di un successivo insediamento tardo-antico e altomedievale; parco archeologico della Porta Palatina e delle mura romane; Porta Decumana, inglobata in Palazzo Madama, e relativi scavi archeologici;</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parco archeologico della Porta Palatina e delle mura romane; Porta Decumana, inglobata in Palazzo Madama, e relativi scavi archeologici; resti del teatro romano;</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text:s/>Palazzo Madama e Casaforte degli Acaja, il cui corpo centrale fu costruito fra i secoli XIII e XV in stile gotico ampliando e inglobando la struttura dell'originale Porta Decumana d'epoca romana e conferendo al palazzo l'aspetto di un castello, che verrà completato nei secoli successivi con la facciata settecentesca dello Juvarra; chiesa di San Domenico, situata nell'omonima via; fu edificata nel XIV secolo e rappresenta l'unico monumento completo autenticamente medioevale dell'intera città, pur se modificata in epoca barocca e riportata successivamente alle originali forme gotiche tramite restauri conservativi ottocenteschi;</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text:s/>Lo stile floreale Torino vanta anche cospicua presenza di edifici Liberty realizzati tra la fine del XIX e l'inizio del XX secolo. Le importanti testimonianze architettoniche di quest'epoca sono ancora percepibili in alcune zone centrali del capoluogo come i quartieri Centro, Crocetta, San Salvario e Borgo Po, ma con un'assoluta predominanza nell'area circostante il primo tratto di Corso Francia, comprendente i quartieri Cit Turin e San Donato. Sull'onda del crescente successo delle edizioni dell'Esposizione internazionale d'arte decorativa moderna (culminato con quella del 1902), Torino venne infatti considerata come una delle capitali del Liberty e vide il proliferare di questo nuovo stile in ambito prevalentemente architettonico, con contributi dei maggiori autori dell'epoca.</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Nel 1765 Benedetto Alfieri ebbe l'incarico di rifare i portici di piazza Palazzo di Città mentre nel corso del XIX secolo si aggiunsero quelli dell'attuale piazza Vittorio Veneto, piazza Carlo Felice e piazza Statuto. Le stazioni ferroviarie di Porta Nuova e Porta Susa vennero congiunte con un percorso porticato attraverso via Nizza, via Sacchi, Corso Vittorio Emanuele II, Corso Vinzaglio e via Cernaia. Il portico che unisce piazza Castello con Piazza Vittorio Veneto attraverso via Po sul lato sinistro fu progettato in modo tale da proseguire anche nell'attraversamento delle vie per permettere al re di giungere fino al Po senza bagnarsi in caso di pioggia.</text:p>
          </table:table-cell>
          <table:table-cell office:value-type="string" table:style-name="ce1">
            <text:p>Si</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Le stazioni ferroviarie di Porta Nuova e Porta Susa vennero congiunte con un percorso porticato attraverso via Nizza, via Sacchi, Corso Vittorio Emanuele II, Corso Vinzaglio e via Cernaia. Il portico che unisce piazza Castello con Piazza Vittorio Veneto attraverso via Po sul lato sinistro fu progettato in modo tale da proseguire anche nell'attraversamento delle vie per permettere al re di giungere fino al Po senza bagnarsi in caso di pioggia. <text:s/>Residenze sabaude in Torino Le residenze sabaude in Piemonte sono l'insieme degli edifici residenziali commissionati dai Savoia a Torino e dintorni a partire dal trasferimento della capitale del Ducato di Savoia nel 1563.</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Al suo posto ci sono dei campi sportivi. Cimitero di Pozzo Strada: sul cui sito adesso c'è la Piscina Trecate, era in uso fino agli anni'50.</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I più importanti per ampiezza e giro d'affari si svolgono in Piazza Benefica, in Corso Alcide De Gasperi, in via Onorato Vigliani, in corso Svizzera, in Corso Racconigi e in piazza Barcellona. Il mercato più famoso è Porta Palazzo (Pòrta Pila in Lingua piemontese), che è il mercato all'aperto più grande d'Europa. Ogni sabato nei pressi si tiene il Balon, un grande mercato all'aperto dell'usato, che la seconda domenica di ogni mese diventa Gran Balon, in cui si vendono anche oggetti di antiquariato.</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Ogni sabato nei pressi si tiene il Balon, un grande mercato all'aperto dell'usato, che la seconda domenica di ogni mese diventa Gran Balon, in cui si vendono anche oggetti di antiquariato. Nel 2011 il regista torinese Daniele Gaglianone ha realizzato il film documentario Uomini e mercati centrato sui mercati di Porta Palazzo, Piazza Benefica e Corso Spezia. Aree naturali In contrasto ad una prima impressione della zona centrale e ai vecchi pregiudizi sulla città grigia e industriale, Torino è una delle città italiane con più verde pubblico per abitante.</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Dal grande platano del Parco della Tesoriera (660 cm di circonferenza del tronco, oltre due secoli di vita) ai platani del Parco del Valentino, dalle metasequoie del Giardino Roccioso inaugurato nel 1961 agli alberi più annosi dell'Orto Botanico fondato nel 1729, adiacente alle mura del Castello del Valentino. Torino ospita anche alberi esotici secolari come le sequoie costali (Sequoia sempervirens) dei parchi collinari di Villa Genero e Giacomo Leopardi, i numerosi esemplari di Noce del Caucaso (Pterocarya fraxinifolia) che costeggiano il Po e compaiono in parchi pubblici come i Giardini Cavour, il giardino Sambuy, i Giardini Reali Bassi (lungo Corso San Maurizio), il parco Millefonti. Due spettacolari esemplari di carpino bianco (Carpinus betulus) arricchiscono il grande Parco della Rimembranza che si dispiega lungo il Colle della Maddalena.</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l'Università degli Studi ne dispone di 50, tra cui spicca la Biblioteca Interdipartimentale di Scienze Religiose Erik Peterson. Il Politecnico dispone di 17 biblioteche. La consultazione dei volumi è libera per tutti, ma il prestito è riservato ai soli iscritti alle varie facoltà.</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qui Charles Babbage presentò per la prima volta in una conferenza scientifica il progetto della sua Macchina Analitica su invito dell'astronomo Giovanni Plana: circa un secolo dopo nacque il torinese Pier Giorgio Perotto, ideatore e progettista del primo "personal computer", la Programma 101, e fu anche docente del Politecnico di Torino. Nel 2016 Torino si aggiudica il secondo posto del prestigioso Premio Capitale Europea dell'Innovazione - iCapital, dietro ad Amsterdam e davanti a Parigi.</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Università Il polo universitario torinese è uno dei principali in Italia. Nei due più importanti atenei cittadini, l'Università di Torino e il Politecnico, risultavano iscritti nel 2006 quasi 100.000 studenti. Per l'anno 2020/2021 l'Università di Torino contava oltre 81.700 iscritti mentre il Politecnico 33.102, a cui vanno aggiunti gli iscritti ai corsi degli atenei minori.</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Nei due più importanti atenei cittadini, l'Università di Torino e il Politecnico, risultavano iscritti nel 2006 quasi 100.000 studenti. Per l'anno 2020/2021 l'Università di Torino contava oltre 81.700 iscritti mentre il Politecnico 33.102, a cui vanno aggiunti gli iscritti ai corsi degli atenei minori. Torino, secondo un'inchiesta di Skyscanner, fa parte delle dieci città universitarie più amate d'Italia.</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Torino, secondo un'inchiesta di Skyscanner, fa parte delle dieci città universitarie più amate d'Italia. I principali istituti di studi superiori, oltre all'Università degli Studi e al Politecnico, sono: <text:s/>Accademia Albertina di belle arti Conservatorio Giuseppe Verdi Scuola di applicazione e Istituto di studi militari dell'Esercito Istituto europeo di design Istituto d'arte applicata e design International University College of Turin. A Torino ha inoltre sede uno dei cinque campus europei dell'ESCP Business School.</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Mostre temporanee di rilievo si tengono a Palazzo Bricherasio e a Palazzo Madama. Importanti sono poi dal punto di vista storico il Museo nazionale del Risorgimento italiano, presso Palazzo Carignano, e il Museo nazionale della montagna, presso il Monte dei Cappuccini, sulla riva destra del Po. Testimonianze della storia di Torino sono a disposizione presso l'Istituto Storico della Resistenza, che gestisce inoltre il Museo diffuso della Resistenza, della deportazione, della guerra, dei diritti e della libertà.</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Nel capoluogo piemontese sono nate importanti case editrici come: <text:s text:c="2"/>Dal 1988 a Torino si organizza il Salone internazionale del libro. <text:s/>PeriodiciSede in passato di importanti quotidiani nazionali come la Gazzetta del Popolo e Stampa Sera, adesso hanno sede nel capoluogo piemontese: <text:s/>La Stampa Tuttosport CronacaQuiIn città hanno anche sede le redazioni locali de La Repubblica, de Il Giornale e del Corriere della Sera.</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la programmazione è trasmessa, infatti, prevalentemente in lingua romena). In passato esistevano anche Radio Flash (che ha chiuso i battenti il 1º luglio 2019 cedendo la sua storica frequenza 97.6 (già 97.7) a Radio Italia Uno ed era affiliata al circuito Popolare Network) e Radio Centro 95 (poi ridenominata Radio Centro Soft FM e chiusa definitivamente nel 2013). <text:s/>Televisione Torino è tra le sedi principali del Centro di Produzione Televisiva Rai, come quelli di Roma, Milano e Napoli.</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Nel 2001 infatti la Rockstar Games creò The Italian Job, ispirato al film The Italian Job, girato in parte a Torino nel 1969. Anche se nel gioco la città è ben diversa dalla realtà, sono comunque presenti il tram numero 13, il Po e molti edifici storici realmente esistenti. La prima città italiana ad apparire su un videogioco fu Venezia in Tomb Raider II, ma c'erano solo i pochi edifici necessari per completare i 3 livelli (2, 3 e 4) ambientati in questa città.</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text:s/>Cinema Torino è la città italiana in cui fu per prima stabilita l'industria cinematografica, in ragione della storica vicinanza geografica e culturale con la Francia dei fratelli Lumière. Proprio nel capoluogo piemontese, nel marzo 1896, gli inventori del cinematografo esibirono la prima proiezione di un film in Italia ed in via Po, a novembre, la prima davanti ad un pubblico pagante. I primi studi cinematografici italiani aprirono a Torino nel 1907.</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Il divo. Le riprese sono state effettuate a Palazzo Saluzzo Paesana, a Palazzo Birago di Borgaro, a Palazzo dei Draghi, in via Carlo Alberto, nella Casa Circondariale “Lorusso e Cutugno”, al Palazzo Civico e al Ponte Rossini. Vincere.</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Vincere. Il film è stato girato in diverse location torinesi, tra cui via Palazzo di Città, Galleria San Federico, l’ex manicomio di Collegno e l’ex “Poveri Vecchi”. La solitudine dei numeri primi.</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Lazzaro felice. Nelle ultime settimane la regista ha girato la città focalizzando le riprese tra Galleria Umberto I, Porta Palazzo e la periferia nord. Soap opera.</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Dal 1998 esistono tour notturni ispirati alle tradizioni letterarie che hanno fatto di Torino una città magica; uno di essi appare nei contenuti speciali del film Giallo di Dario Argento ed è stato citato dal quotidiano statunitense The Washington Post in un articolo su Torino del 29 luglio 2007. Cucina La cucina tipica torinese è una cucina ricca ed elaborata.</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Santa Rita - Mirafiori Nord - Mirafiori Sud Circoscrizione III: Borgo San Paolo - Cenisia - Pozzo Strada - Cit Turin - Borgata Lesna Circoscrizione IV: San Donato - Campidoglio - Parella Circoscrizione V:</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Aurora - Vanchiglia - Sassi - Madonna del Pilone Circoscrizione VIII: San Salvario - Cavoretto - Borgo Po - Nizza Millefonti - Lingotto - FiladelfiaEconomia Torino è il terzo polo economico italiano per Prodotto Interno Lordo. Torino nel 2011 presentava un Pil di 37,6 miliardi di euro e un debito comunale di 3,2 miliardi di euro, rendendolo il secondo comune più indebitato d'Italia dopo Milano e quello con il maggiore indebitamento procapite.</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FCA Italy, Comau, Teksid, Magneti Marelli, Italdesign Giugiaro, Pininfarina, Iveco. Il forte radicamento del settore automobilistico nel territorio è favorito anche da un sistema universitario con percorsi di studio esclusivi a livello nazionale (il Politecnico di Torino è l'unico in Italia ad avere un corso di laurea in Ingegneria dell'autoveicolo) e la presenza di importanti università di design come l'IED e l'IAAD. In territorio torinese ci sono centri direzionali e stabilimenti produttivi di CNH Industrial, operante nel settore dei capital goods e tra i principali leader del settore e di Fiat Chrysler Automobiles dove Torino è diventata nodale per la crescita di Maserati:</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Negli anni vi è stato un boom del settore informatico ed elettronico. Alla già preesistente attività di ricerca del Politecnico di Torino, dell'Istituto Mario Boella, dell'Istituto Galileo Ferraris e del Centro Ricerche Fiat, si è affiancata l'attività del distretto informatico Torino Wireless che appartiene alla rete dei distretti italiani riconosciuti dal Ministero dell'Università e della Ricerca. Nato per coordinare tutte le attività di ricerca e di produzione del settore ICT dell'area torinese, attualmente vi sono impegnate circa 6000 imprese.</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Nato per coordinare tutte le attività di ricerca e di produzione del settore ICT dell'area torinese, attualmente vi sono impegnate circa 6000 imprese. Un'altra operazione importante è stata la riconversione di una parte della superficie occupata dalla fabbrica di Mirafiori, sostenuta dal progetto Torino Nuova Economia che, anche grazie alla collaborazione con il Politecnico, ospita il Centro del design. L'evento olimpico del 2006 ha contribuito a diminuire il ristagno economico.</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Le linee ferroviarie principali che si dipartono da Torino sono quelle che vanno verso Genova (via Asti e Alessandria), verso Milano (via Novara e Vercelli) e verso la Francia (via Bardonecchia e il Traforo ferroviario del Frejus) e Ventimiglia (via Cuneo e il Traforo ferroviario del Colle di Tenda). Ci sono poi linee minori verso Ivrea-Aosta, Mondovì-Savona, Pinerolo-Torre Pellice, Trofarello-Chieri, Cirié-Lanzo Torinese-Ceres e Rivarolo Canavese-Cuorgnè-Pont Canavese. <text:s/>Passante ferroviario e Servizio ferroviario metropolitano (SFM) Il servizio ferroviario metropolitano di Torino (SFM)</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text:s/>ha accordi di collaborazione con: <text:s/>e ha firmato lettere di intenti con: <text:s text:c="2"/>Smirne, Turchia, nel 2012 <text:s/>Lisbona, Portogallo, nel 2012 <text:s/>Luoyang, Cina, nel 2013 <text:s/>Nantes, Francia, nel 2013Sport <text:s/>La città di Torino ha una lunga tradizione sportiva, sede di alcune fra le prime società sportive italiane, di club pluripremiati e luogo di eventi internazionali di massimo rilievo.</text:p>
          </table:table-cell>
          <table:table-cell office:value-type="string" table:style-name="ce1">
            <text:p>No</text:p>
          </table:table-cell>
          <table:table-cell table:number-columns-repeated="16380"/>
        </table:table-row>
        <table:table-row table:style-name="ro1">
          <table:table-cell office:value-type="string" table:style-name="ce1">
            <text:p>Politecnico</text:p>
          </table:table-cell>
          <table:table-cell office:value-type="string" table:style-name="ce1">
            <text:p>Politecnico, Corso Duca degli Abruzzi, Crocetta, Circoscrizione 1, Torino, Piemonte, 10129, Italia</text:p>
          </table:table-cell>
          <table:table-cell office:value-type="string" table:style-name="ce1">
            <text:p>l'Università degli Studi ne dispone di 50, tra cui spicca la Biblioteca Interdipartimentale di Scienze Religiose Erik Peterson. Il Politecnico dispone di 17 biblioteche. La consultazione dei volumi è libera per tutti, ma il prestito è riservato ai soli iscritti alle varie facoltà.</text:p>
          </table:table-cell>
          <table:table-cell office:value-type="string" table:style-name="ce1">
            <text:p>Si</text:p>
          </table:table-cell>
          <table:table-cell table:number-columns-repeated="16380"/>
        </table:table-row>
        <table:table-row table:style-name="ro1">
          <table:table-cell office:value-type="string" table:style-name="ce1">
            <text:p>Politecnico</text:p>
          </table:table-cell>
          <table:table-cell office:value-type="string" table:style-name="ce1">
            <text:p>Politecnico, Corso Duca degli Abruzzi, Crocetta, Circoscrizione 1, Torino, Piemonte, 10129, Italia</text:p>
          </table:table-cell>
          <table:table-cell office:value-type="string" table:style-name="ce1">
            <text:p>qui Charles Babbage presentò per la prima volta in una conferenza scientifica il progetto della sua Macchina Analitica su invito dell'astronomo Giovanni Plana: circa un secolo dopo nacque il torinese Pier Giorgio Perotto, ideatore e progettista del primo "personal computer", la Programma 101, e fu anche docente del Politecnico di Torino. Nel 2016 Torino si aggiudica il secondo posto del prestigioso Premio Capitale Europea dell'Innovazione - iCapital, dietro ad Amsterdam e davanti a Parigi.</text:p>
          </table:table-cell>
          <table:table-cell office:value-type="string" table:style-name="ce1">
            <text:p>Si</text:p>
          </table:table-cell>
          <table:table-cell table:number-columns-repeated="16380"/>
        </table:table-row>
        <table:table-row table:style-name="ro1">
          <table:table-cell office:value-type="string" table:style-name="ce1">
            <text:p>Politecnico</text:p>
          </table:table-cell>
          <table:table-cell office:value-type="string" table:style-name="ce1">
            <text:p>Politecnico, Corso Duca degli Abruzzi, Crocetta, Circoscrizione 1, Torino, Piemonte, 10129, Italia</text:p>
          </table:table-cell>
          <table:table-cell office:value-type="string" table:style-name="ce1">
            <text:p>Università Il polo universitario torinese è uno dei principali in Italia. Nei due più importanti atenei cittadini, l'Università di Torino e il Politecnico, risultavano iscritti nel 2006 quasi 100.000 studenti. Per l'anno 2020/2021 l'Università di Torino contava oltre 81.700 iscritti mentre il Politecnico 33.102, a cui vanno aggiunti gli iscritti ai corsi degli atenei minori.</text:p>
          </table:table-cell>
          <table:table-cell office:value-type="string" table:style-name="ce1">
            <text:p>Si</text:p>
          </table:table-cell>
          <table:table-cell table:number-columns-repeated="16380"/>
        </table:table-row>
        <table:table-row table:style-name="ro1">
          <table:table-cell office:value-type="string" table:style-name="ce1">
            <text:p>Politecnico</text:p>
          </table:table-cell>
          <table:table-cell office:value-type="string" table:style-name="ce1">
            <text:p>Politecnico, Corso Duca degli Abruzzi, Crocetta, Circoscrizione 1, Torino, Piemonte, 10129, Italia</text:p>
          </table:table-cell>
          <table:table-cell office:value-type="string" table:style-name="ce1">
            <text:p>Nei due più importanti atenei cittadini, l'Università di Torino e il Politecnico, risultavano iscritti nel 2006 quasi 100.000 studenti. Per l'anno 2020/2021 l'Università di Torino contava oltre 81.700 iscritti mentre il Politecnico 33.102, a cui vanno aggiunti gli iscritti ai corsi degli atenei minori. Torino, secondo un'inchiesta di Skyscanner, fa parte delle dieci città universitarie più amate d'Italia.</text:p>
          </table:table-cell>
          <table:table-cell office:value-type="string" table:style-name="ce1">
            <text:p>Si</text:p>
          </table:table-cell>
          <table:table-cell table:number-columns-repeated="16380"/>
        </table:table-row>
        <table:table-row table:style-name="ro1">
          <table:table-cell office:value-type="string" table:style-name="ce1">
            <text:p>Politecnico</text:p>
          </table:table-cell>
          <table:table-cell office:value-type="string" table:style-name="ce1">
            <text:p>Politecnico, Corso Duca degli Abruzzi, Crocetta, Circoscrizione 1, Torino, Piemonte, 10129, Italia</text:p>
          </table:table-cell>
          <table:table-cell office:value-type="string" table:style-name="ce1">
            <text:p>Torino, secondo un'inchiesta di Skyscanner, fa parte delle dieci città universitarie più amate d'Italia. I principali istituti di studi superiori, oltre all'Università degli Studi e al Politecnico, sono: <text:s/>Accademia Albertina di belle arti Conservatorio Giuseppe Verdi Scuola di applicazione e Istituto di studi militari dell'Esercito Istituto europeo di design Istituto d'arte applicata e design International University College of Turin. A Torino ha inoltre sede uno dei cinque campus europei dell'ESCP Business School.</text:p>
          </table:table-cell>
          <table:table-cell office:value-type="string" table:style-name="ce1">
            <text:p>Si</text:p>
          </table:table-cell>
          <table:table-cell table:number-columns-repeated="16380"/>
        </table:table-row>
        <table:table-row table:style-name="ro1">
          <table:table-cell office:value-type="string" table:style-name="ce1">
            <text:p>Politecnico</text:p>
          </table:table-cell>
          <table:table-cell office:value-type="string" table:style-name="ce1">
            <text:p>Politecnico, Corso Duca degli Abruzzi, Crocetta, Circoscrizione 1, Torino, Piemonte, 10129, Italia</text:p>
          </table:table-cell>
          <table:table-cell office:value-type="string" table:style-name="ce1">
            <text:p>FCA Italy, Comau, Teksid, Magneti Marelli, Italdesign Giugiaro, Pininfarina, Iveco. Il forte radicamento del settore automobilistico nel territorio è favorito anche da un sistema universitario con percorsi di studio esclusivi a livello nazionale (il Politecnico di Torino è l'unico in Italia ad avere un corso di laurea in Ingegneria dell'autoveicolo) e la presenza di importanti università di design come l'IED e l'IAAD. In territorio torinese ci sono centri direzionali e stabilimenti produttivi di CNH Industrial, operante nel settore dei capital goods e tra i principali leader del settore e di Fiat Chrysler Automobiles dove Torino è diventata nodale per la crescita di Maserati:</text:p>
          </table:table-cell>
          <table:table-cell office:value-type="string" table:style-name="ce1">
            <text:p>Si</text:p>
          </table:table-cell>
          <table:table-cell table:number-columns-repeated="16380"/>
        </table:table-row>
        <table:table-row table:style-name="ro1">
          <table:table-cell office:value-type="string" table:style-name="ce1">
            <text:p>Politecnico</text:p>
          </table:table-cell>
          <table:table-cell office:value-type="string" table:style-name="ce1">
            <text:p>Politecnico, Corso Duca degli Abruzzi, Crocetta, Circoscrizione 1, Torino, Piemonte, 10129, Italia</text:p>
          </table:table-cell>
          <table:table-cell office:value-type="string" table:style-name="ce1">
            <text:p>Negli anni vi è stato un boom del settore informatico ed elettronico. Alla già preesistente attività di ricerca del Politecnico di Torino, dell'Istituto Mario Boella, dell'Istituto Galileo Ferraris e del Centro Ricerche Fiat, si è affiancata l'attività del distretto informatico Torino Wireless che appartiene alla rete dei distretti italiani riconosciuti dal Ministero dell'Università e della Ricerca. Nato per coordinare tutte le attività di ricerca e di produzione del settore ICT dell'area torinese, attualmente vi sono impegnate circa 6000 imprese.</text:p>
          </table:table-cell>
          <table:table-cell office:value-type="string" table:style-name="ce1">
            <text:p>Si</text:p>
          </table:table-cell>
          <table:table-cell table:number-columns-repeated="16380"/>
        </table:table-row>
        <table:table-row table:style-name="ro1">
          <table:table-cell office:value-type="string" table:style-name="ce1">
            <text:p>Politecnico</text:p>
          </table:table-cell>
          <table:table-cell office:value-type="string" table:style-name="ce1">
            <text:p>Politecnico, Corso Duca degli Abruzzi, Crocetta, Circoscrizione 1, Torino, Piemonte, 10129, Italia</text:p>
          </table:table-cell>
          <table:table-cell office:value-type="string" table:style-name="ce1">
            <text:p>Nato per coordinare tutte le attività di ricerca e di produzione del settore ICT dell'area torinese, attualmente vi sono impegnate circa 6000 imprese. Un'altra operazione importante è stata la riconversione di una parte della superficie occupata dalla fabbrica di Mirafiori, sostenuta dal progetto Torino Nuova Economia che, anche grazie alla collaborazione con il Politecnico, ospita il Centro del design. L'evento olimpico del 2006 ha contribuito a diminuire il ristagno economico.</text:p>
          </table:table-cell>
          <table:table-cell office:value-type="string" table:style-name="ce1">
            <text:p>Si</text:p>
          </table:table-cell>
          <table:table-cell table:number-columns-repeated="16380"/>
        </table:table-row>
        <table:table-row table:style-name="ro1">
          <table:table-cell office:value-type="string" table:style-name="ce1">
            <text:p>Politecnico di Torino</text:p>
          </table:table-cell>
          <table:table-cell office:value-type="string" table:style-name="ce1">
            <text:p>Politecnico di Torino, Corso Francesco Ferrucci, Cenisia, Circoscrizione 3, Torino, Piemonte, 10138, Italia</text:p>
          </table:table-cell>
          <table:table-cell office:value-type="string" table:style-name="ce1">
            <text:p>qui Charles Babbage presentò per la prima volta in una conferenza scientifica il progetto della sua Macchina Analitica su invito dell'astronomo Giovanni Plana: circa un secolo dopo nacque il torinese Pier Giorgio Perotto, ideatore e progettista del primo "personal computer", la Programma 101, e fu anche docente del Politecnico di Torino. Nel 2016 Torino si aggiudica il secondo posto del prestigioso Premio Capitale Europea dell'Innovazione - iCapital, dietro ad Amsterdam e davanti a Parigi.</text:p>
          </table:table-cell>
          <table:table-cell office:value-type="string" table:style-name="ce1">
            <text:p>Si</text:p>
          </table:table-cell>
          <table:table-cell table:number-columns-repeated="16380"/>
        </table:table-row>
        <table:table-row table:style-name="ro1">
          <table:table-cell office:value-type="string" table:style-name="ce1">
            <text:p>Politecnico di Torino</text:p>
          </table:table-cell>
          <table:table-cell office:value-type="string" table:style-name="ce1">
            <text:p>Politecnico di Torino, Corso Francesco Ferrucci, Cenisia, Circoscrizione 3, Torino, Piemonte, 10138, Italia</text:p>
          </table:table-cell>
          <table:table-cell office:value-type="string" table:style-name="ce1">
            <text:p>FCA Italy, Comau, Teksid, Magneti Marelli, Italdesign Giugiaro, Pininfarina, Iveco. Il forte radicamento del settore automobilistico nel territorio è favorito anche da un sistema universitario con percorsi di studio esclusivi a livello nazionale (il Politecnico di Torino è l'unico in Italia ad avere un corso di laurea in Ingegneria dell'autoveicolo) e la presenza di importanti università di design come l'IED e l'IAAD. In territorio torinese ci sono centri direzionali e stabilimenti produttivi di CNH Industrial, operante nel settore dei capital goods e tra i principali leader del settore e di Fiat Chrysler Automobiles dove Torino è diventata nodale per la crescita di Maserati:</text:p>
          </table:table-cell>
          <table:table-cell office:value-type="string" table:style-name="ce1">
            <text:p>Si</text:p>
          </table:table-cell>
          <table:table-cell table:number-columns-repeated="16380"/>
        </table:table-row>
        <table:table-row table:style-name="ro1">
          <table:table-cell office:value-type="string" table:style-name="ce1">
            <text:p>Politecnico di Torino</text:p>
          </table:table-cell>
          <table:table-cell office:value-type="string" table:style-name="ce1">
            <text:p>Politecnico di Torino, Corso Francesco Ferrucci, Cenisia, Circoscrizione 3, Torino, Piemonte, 10138, Italia</text:p>
          </table:table-cell>
          <table:table-cell office:value-type="string" table:style-name="ce1">
            <text:p>Negli anni vi è stato un boom del settore informatico ed elettronico. Alla già preesistente attività di ricerca del Politecnico di Torino, dell'Istituto Mario Boella, dell'Istituto Galileo Ferraris e del Centro Ricerche Fiat, si è affiancata l'attività del distretto informatico Torino Wireless che appartiene alla rete dei distretti italiani riconosciuti dal Ministero dell'Università e della Ricerca. Nato per coordinare tutte le attività di ricerca e di produzione del settore ICT dell'area torinese, attualmente vi sono impegnate circa 6000 imprese.</text:p>
          </table:table-cell>
          <table:table-cell office:value-type="string" table:style-name="ce1">
            <text:p>Si</text:p>
          </table:table-cell>
          <table:table-cell table:number-columns-repeated="16380"/>
        </table:table-row>
        <table:table-row table:style-name="ro1">
          <table:table-cell office:value-type="string" table:style-name="ce1">
            <text:p>Ponte Rossini</text:p>
          </table:table-cell>
          <table:table-cell office:value-type="string" table:style-name="ce1">
            <text:p>Ponte delle Benne, Rossini, Circoscrizione 7, Torino, Piemonte, 10124, Italia</text:p>
          </table:table-cell>
          <table:table-cell office:value-type="string" table:style-name="ce1">
            <text:p>Il divo. Le riprese sono state effettuate a Palazzo Saluzzo Paesana, a Palazzo Birago di Borgaro, a Palazzo dei Draghi, in via Carlo Alberto, nella Casa Circondariale “Lorusso e Cutugno”, al Palazzo Civico e al Ponte Rossini. Vincere.</text:p>
          </table:table-cell>
          <table:table-cell office:value-type="string" table:style-name="ce1">
            <text:p>No</text:p>
          </table:table-cell>
          <table:table-cell table:number-columns-repeated="16380"/>
        </table:table-row>
        <table:table-row table:style-name="ro1">
          <table:table-cell office:value-type="string" table:style-name="ce1">
            <text:p>Porta Nuova</text:p>
          </table:table-cell>
          <table:table-cell office:value-type="string" table:style-name="ce1">
            <text:p>Porta Nuova, Piazza Carlo Felice, Centro, Circoscrizione 1, Torino, Piemonte, 10125, Italia</text:p>
          </table:table-cell>
          <table:table-cell office:value-type="string" table:style-name="ce1">
            <text:p>Nel 1765 Benedetto Alfieri ebbe l'incarico di rifare i portici di piazza Palazzo di Città mentre nel corso del XIX secolo si aggiunsero quelli dell'attuale piazza Vittorio Veneto, piazza Carlo Felice e piazza Statuto. Le stazioni ferroviarie di Porta Nuova e Porta Susa vennero congiunte con un percorso porticato attraverso via Nizza, via Sacchi, Corso Vittorio Emanuele II, Corso Vinzaglio e via Cernaia. Il portico che unisce piazza Castello con Piazza Vittorio Veneto attraverso via Po sul lato sinistro fu progettato in modo tale da proseguire anche nell'attraversamento delle vie per permettere al re di giungere fino al Po senza bagnarsi in caso di pioggia.</text:p>
          </table:table-cell>
          <table:table-cell office:value-type="string" table:style-name="ce1">
            <text:p>Si</text:p>
          </table:table-cell>
          <table:table-cell table:number-columns-repeated="16380"/>
        </table:table-row>
        <table:table-row table:style-name="ro1">
          <table:table-cell office:value-type="string" table:style-name="ce1">
            <text:p>Porta Palatina</text:p>
          </table:table-cell>
          <table:table-cell office:value-type="string" table:style-name="ce1">
            <text:p>Porta Palatina, Via Porta Palatina, Centro, Circoscrizione 1, Torino, Piemonte, 10122, Italia</text:p>
          </table:table-cell>
          <table:table-cell office:value-type="string" table:style-name="ce1">
            <text:p>resti di piccolo villaggio celto-ligure databile fra il IV e il III secolo a.C. con emergenze archeologiche di un successivo insediamento tardo-antico e altomedievale; parco archeologico della Porta Palatina e delle mura romane; Porta Decumana, inglobata in Palazzo Madama, e relativi scavi archeologici;</text:p>
          </table:table-cell>
          <table:table-cell office:value-type="string" table:style-name="ce1">
            <text:p>Si</text:p>
          </table:table-cell>
          <table:table-cell table:number-columns-repeated="16380"/>
        </table:table-row>
        <table:table-row table:style-name="ro1">
          <table:table-cell office:value-type="string" table:style-name="ce1">
            <text:p>Porta Palazzo</text:p>
          </table:table-cell>
          <table:table-cell office:value-type="string" table:style-name="ce1">
            <text:p>Piazza della Repubblica, Porta Palazzo, Circoscrizione 7, Torino, Piemonte, Italia</text:p>
          </table:table-cell>
          <table:table-cell office:value-type="string" table:style-name="ce1">
            <text:p>I più importanti per ampiezza e giro d'affari si svolgono in Piazza Benefica, in Corso Alcide De Gasperi, in via Onorato Vigliani, in corso Svizzera, in Corso Racconigi e in piazza Barcellona. Il mercato più famoso è Porta Palazzo (Pòrta Pila in Lingua piemontese), che è il mercato all'aperto più grande d'Europa. Ogni sabato nei pressi si tiene il Balon, un grande mercato all'aperto dell'usato, che la seconda domenica di ogni mese diventa Gran Balon, in cui si vendono anche oggetti di antiquariato.</text:p>
          </table:table-cell>
          <table:table-cell office:value-type="string" table:style-name="ce1">
            <text:p>Si</text:p>
          </table:table-cell>
          <table:table-cell table:number-columns-repeated="16380"/>
        </table:table-row>
        <table:table-row table:style-name="ro1">
          <table:table-cell office:value-type="string" table:style-name="ce1">
            <text:p>Porta Palazzo</text:p>
          </table:table-cell>
          <table:table-cell office:value-type="string" table:style-name="ce1">
            <text:p>Piazza della Repubblica, Porta Palazzo, Circoscrizione 7, Torino, Piemonte, Italia</text:p>
          </table:table-cell>
          <table:table-cell office:value-type="string" table:style-name="ce1">
            <text:p>Ogni sabato nei pressi si tiene il Balon, un grande mercato all'aperto dell'usato, che la seconda domenica di ogni mese diventa Gran Balon, in cui si vendono anche oggetti di antiquariato. Nel 2011 il regista torinese Daniele Gaglianone ha realizzato il film documentario Uomini e mercati centrato sui mercati di Porta Palazzo, Piazza Benefica e Corso Spezia. Aree naturali In contrasto ad una prima impressione della zona centrale e ai vecchi pregiudizi sulla città grigia e industriale, Torino è una delle città italiane con più verde pubblico per abitante.</text:p>
          </table:table-cell>
          <table:table-cell office:value-type="string" table:style-name="ce1">
            <text:p>Si</text:p>
          </table:table-cell>
          <table:table-cell table:number-columns-repeated="16380"/>
        </table:table-row>
        <table:table-row table:style-name="ro1">
          <table:table-cell office:value-type="string" table:style-name="ce1">
            <text:p>Porta Palazzo</text:p>
          </table:table-cell>
          <table:table-cell office:value-type="string" table:style-name="ce1">
            <text:p>Piazza della Repubblica, Porta Palazzo, Circoscrizione 7, Torino, Piemonte, Italia</text:p>
          </table:table-cell>
          <table:table-cell office:value-type="string" table:style-name="ce1">
            <text:p>Lazzaro felice. Nelle ultime settimane la regista ha girato la città focalizzando le riprese tra Galleria Umberto I, Porta Palazzo e la periferia nord. Soap opera.</text:p>
          </table:table-cell>
          <table:table-cell office:value-type="string" table:style-name="ce1">
            <text:p>Si</text:p>
          </table:table-cell>
          <table:table-cell table:number-columns-repeated="16380"/>
        </table:table-row>
        <table:table-row table:style-name="ro1">
          <table:table-cell office:value-type="string" table:style-name="ce1">
            <text:p>Porta Susa</text:p>
          </table:table-cell>
          <table:table-cell office:value-type="string" table:style-name="ce1">
            <text:p>Porta Susa, Corso Bolzano, Centro, Circoscrizione 1, Torino, Piemonte, 10140, Italia</text:p>
          </table:table-cell>
          <table:table-cell office:value-type="string" table:style-name="ce1">
            <text:p>Molto diversa la situazione nelle numerose zone collinari e prealpine, spesso più calde delle pianure di parecchi gradi e quasi sempre prive di ristagni freddi. Prendendo in esame i dati rilevati dall'Ufficio Idrografico del Po (presso Porta Susa), nel il periodo 1961-1990, si evince che, in città, la temperatura media annua è stata di 12,3 °C, con la minima, a gennaio, di 0,9 °C. I periodi più piovosi sono il trimestre da aprile a giugno, e il mese di ottobre;</text:p>
          </table:table-cell>
          <table:table-cell office:value-type="string" table:style-name="ce1">
            <text:p>Si</text:p>
          </table:table-cell>
          <table:table-cell table:number-columns-repeated="16380"/>
        </table:table-row>
        <table:table-row table:style-name="ro1">
          <table:table-cell office:value-type="string" table:style-name="ce1">
            <text:p>Porta Susa</text:p>
          </table:table-cell>
          <table:table-cell office:value-type="string" table:style-name="ce1">
            <text:p>Porta Susa, Corso Bolzano, Centro, Circoscrizione 1, Torino, Piemonte, 10140, Italia</text:p>
          </table:table-cell>
          <table:table-cell office:value-type="string" table:style-name="ce1">
            <text:p>Nel 1765 Benedetto Alfieri ebbe l'incarico di rifare i portici di piazza Palazzo di Città mentre nel corso del XIX secolo si aggiunsero quelli dell'attuale piazza Vittorio Veneto, piazza Carlo Felice e piazza Statuto. Le stazioni ferroviarie di Porta Nuova e Porta Susa vennero congiunte con un percorso porticato attraverso via Nizza, via Sacchi, Corso Vittorio Emanuele II, Corso Vinzaglio e via Cernaia. Il portico che unisce piazza Castello con Piazza Vittorio Veneto attraverso via Po sul lato sinistro fu progettato in modo tale da proseguire anche nell'attraversamento delle vie per permettere al re di giungere fino al Po senza bagnarsi in caso di pioggia.</text:p>
          </table:table-cell>
          <table:table-cell office:value-type="string" table:style-name="ce1">
            <text:p>Si</text:p>
          </table:table-cell>
          <table:table-cell table:number-columns-repeated="16380"/>
        </table:table-row>
        <table:table-row table:style-name="ro1">
          <table:table-cell office:value-type="string" table:style-name="ce1">
            <text:p>Portogallo</text:p>
          </table:table-cell>
          <table:table-cell office:value-type="string" table:style-name="ce1">
            <text:p>Portogallo, 58, Via Francesco Rolando, Borgo Storico, Susa, Torino, Piemonte, 10059, Italia</text:p>
          </table:table-cell>
          <table:table-cell office:value-type="string" table:style-name="ce1">
            <text:p><text:s/>ha accordi di collaborazione con: <text:s/>e ha firmato lettere di intenti con: <text:s text:c="2"/>Smirne, Turchia, nel 2012 <text:s/>Lisbona, Portogallo, nel 2012 <text:s/>Luoyang, Cina, nel 2013 <text:s/>Nantes, Francia, nel 2013Sport <text:s/>La città di Torino ha una lunga tradizione sportiva, sede di alcune fra le prime società sportive italiane, di club pluripremiati e luogo di eventi internazionali di massimo rilievo.</text:p>
          </table:table-cell>
          <table:table-cell office:value-type="string" table:style-name="ce1">
            <text:p>No</text:p>
          </table:table-cell>
          <table:table-cell table:number-columns-repeated="16380"/>
        </table:table-row>
        <table:table-row table:style-name="ro1">
          <table:table-cell office:value-type="string" table:style-name="ce1">
            <text:p>Pozzo</text:p>
          </table:table-cell>
          <table:table-cell office:value-type="string" table:style-name="ce1">
            <text:p>Pozzo, Alpette, Torino, Piemonte, 10085, Italia</text:p>
          </table:table-cell>
          <table:table-cell office:value-type="string" table:style-name="ce1">
            <text:p>Al suo posto ci sono dei campi sportivi. Cimitero di Pozzo Strada: sul cui sito adesso c'è la Piscina Trecate, era in uso fino agli anni'50.</text:p>
          </table:table-cell>
          <table:table-cell office:value-type="string" table:style-name="ce1">
            <text:p>No</text:p>
          </table:table-cell>
          <table:table-cell table:number-columns-repeated="16380"/>
        </table:table-row>
        <table:table-row table:style-name="ro1">
          <table:table-cell office:value-type="string" table:style-name="ce1">
            <text:p>Pozzo</text:p>
          </table:table-cell>
          <table:table-cell office:value-type="string" table:style-name="ce1">
            <text:p>Pozzo, Alpette, Torino, Piemonte, 10085, Italia</text:p>
          </table:table-cell>
          <table:table-cell office:value-type="string" table:style-name="ce1">
            <text:p>Santa Rita - Mirafiori Nord - Mirafiori Sud Circoscrizione III: Borgo San Paolo - Cenisia - Pozzo Strada - Cit Turin - Borgata Lesna Circoscrizione IV: San Donato - Campidoglio - Parella Circoscrizione V:</text:p>
          </table:table-cell>
          <table:table-cell office:value-type="string" table:style-name="ce1">
            <text:p>No</text:p>
          </table:table-cell>
          <table:table-cell table:number-columns-repeated="16380"/>
        </table:table-row>
        <table:table-row table:style-name="ro1">
          <table:table-cell office:value-type="string" table:style-name="ce1">
            <text:p>Praga</text:p>
          </table:table-cell>
          <table:table-cell office:value-type="string" table:style-name="ce1">
            <text:p>Praga Café, 37, Corso Stati Uniti, Borgo dei Cappuccini, Cascina Ronchail, Susa, Torino, Piemonte, 10059, Italia</text:p>
          </table:table-cell>
          <table:table-cell office:value-type="string" table:style-name="ce1">
            <text:p>Gli esperti di occultismo sostengono che Torino è vertice in due triangoli magici: il primo, quello bianco, con Lione e Praga, mentre il secondo, quello nero, insieme a Londra e San Francisco. Da un punto di vista strettamente storico, l'origine di questa tradizione va ricercata, secondo alcuni, nel Risorgimento e nella massiccia campagna di discredito organizzata contro la città dalla Curia Romana che era contraria all'unità nazionale.</text:p>
          </table:table-cell>
          <table:table-cell office:value-type="string" table:style-name="ce1">
            <text:p>No</text:p>
          </table:table-cell>
          <table:table-cell table:number-columns-repeated="16380"/>
        </table:table-row>
        <table:table-row table:style-name="ro1">
          <table:table-cell office:value-type="string" table:style-name="ce1">
            <text:p>Reggia di Venaria Reale</text:p>
          </table:table-cell>
          <table:table-cell office:value-type="string" table:style-name="ce1">
            <text:p>Reggia di Venaria, Piazza della Repubblica, Altessano, Venaria Reale, Torino, Piemonte, 10078, Italia</text:p>
          </table:table-cell>
          <table:table-cell office:value-type="string" table:style-name="ce1">
            <text:p>"Esperienza Italia 150": serie di eventi e di iniziative, svoltesi a Torino per nove mesi a partire dal 17 Marzo 2011 fino a fine anno, per commemorare i 150 anni dell'Unità d'Italia, attraverso mostre tematiche allestite alle Officine Grandi Riparazioni e alla Reggia di Venaria Reale. 2011 World Archery Championships:</text:p>
          </table:table-cell>
          <table:table-cell office:value-type="string" table:style-name="ce1">
            <text:p>Si</text:p>
          </table:table-cell>
          <table:table-cell table:number-columns-repeated="16380"/>
        </table:table-row>
        <table:table-row table:style-name="ro1">
          <table:table-cell office:value-type="string" table:style-name="ce1">
            <text:p>Regio Parco</text:p>
          </table:table-cell>
          <table:table-cell office:value-type="string" table:style-name="ce1">
            <text:p>Regio Parco, Circoscrizione 6, Torino, Piemonte, Italia</text:p>
          </table:table-cell>
          <table:table-cell office:value-type="string" table:style-name="ce1">
            <text:p>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 contiene anche un Tempio Crematorio e un Cimitero giudaico;</text:p>
          </table:table-cell>
          <table:table-cell office:value-type="string" table:style-name="ce1">
            <text:p>Si</text:p>
          </table:table-cell>
          <table:table-cell table:number-columns-repeated="16380"/>
        </table:table-row>
        <table:table-row table:style-name="ro1">
          <table:table-cell office:value-type="string" table:style-name="ce1">
            <text:p>Regio Parco</text:p>
          </table:table-cell>
          <table:table-cell office:value-type="string" table:style-name="ce1">
            <text:p>Regio Parco, Circoscrizione 6, Torino, Piemonte, Italia</text:p>
          </table:table-cell>
          <table:table-cell office:value-type="string" table:style-name="ce1">
            <text:p>Borgo Vittoria - Madonna di Campagna - Lucento - Vallette Circoscrizione VI: Barriera di Milano - Regio Parco - Barca - Bertolla - Falchera - Rebaudengo - Villaretto Circoscrizione VII: Aurora - Vanchiglia - Sassi - Madonna del Pilone Circoscrizione VIII:</text:p>
          </table:table-cell>
          <table:table-cell office:value-type="string" table:style-name="ce1">
            <text:p>Si</text:p>
          </table:table-cell>
          <table:table-cell table:number-columns-repeated="16380"/>
        </table:table-row>
        <table:table-row table:style-name="ro1">
          <table:table-cell office:value-type="string" table:style-name="ce1">
            <text:p>Regione Piemonte</text:p>
          </table:table-cell>
          <table:table-cell office:value-type="string" table:style-name="ce1">
            <text:p>Regione Piemonte, Via Palazzo di Città, Centro, Circoscrizione 1, Torino, Piemonte, 1023, Italia</text:p>
          </table:table-cell>
          <table:table-cell office:value-type="string" table:style-name="ce1">
            <text:p><text:s/>Palazzo Reale e la zona di comando (o musei reali) Palazzo Madama Palazzo Carignano Castello del Valentino Villa della ReginaA questi si aggiunge la Basilica di Superga la quale, pur facendo parte del circuito delle residenze sabaude, non è compresa nella lista UNESCO. <text:s/>Immagini di residenze sabaude <text:s text:c="4"/>Altre opere architettoniche notevoli Carceri Nuove Cisternone Galleria Subalpina Lingotto Opera per Torino Grattacielo Intesa Sanpaolo Grattacielo della Regione Piemonte Cascina Giajone Cascina RoccafrancaChiese e luoghi di culto <text:s/>Numerosi sono gli edifici di culto presenti nella città di Torino. Si tratta, nella stragrande maggioranza, di chiese cattoliche.</text:p>
          </table:table-cell>
          <table:table-cell office:value-type="string" table:style-name="ce1">
            <text:p>No</text:p>
          </table:table-cell>
          <table:table-cell table:number-columns-repeated="16380"/>
        </table:table-row>
        <table:table-row table:style-name="ro1">
          <table:table-cell office:value-type="string" table:style-name="ce1">
            <text:p>Regione Piemonte</text:p>
          </table:table-cell>
          <table:table-cell office:value-type="string" table:style-name="ce1">
            <text:p>Regione Piemonte, Via Palazzo di Città, Centro, Circoscrizione 1, Torino, Piemonte, 1023, Italia</text:p>
          </table:table-cell>
          <table:table-cell office:value-type="string" table:style-name="ce1">
            <text:p>Nel 2004 è stato inaugurato il Museo A come Ambiente, il primo in Europa interamente dedicato alle tematiche ambientali. Da segnalare, infine, che tutti i musei sopra indicati, più numerosi altri all'interno della Regione Piemonte per un totale di circa 200 siti, sono gratuitamente e illimitatamente accessibili tramite l'Abbonamento Musei regionale, che fin dagli anni '90 è stato sviluppato per permettere la fruizione dei luoghi museali sul territorio previo acquisto annuale forfettario, e che nel 2017 ha raggiunto l'importante obiettivo delle oltre 136.000 tessere vendute e i circa 900.000 ingressi nei siti convenzionati. Media Stampa Torino ha una storica tradizione in campo editoriale.</text:p>
          </table:table-cell>
          <table:table-cell office:value-type="string" table:style-name="ce1">
            <text:p>No</text:p>
          </table:table-cell>
          <table:table-cell table:number-columns-repeated="16380"/>
        </table:table-row>
        <table:table-row table:style-name="ro1">
          <table:table-cell office:value-type="string" table:style-name="ce1">
            <text:p>Regione Piemonte</text:p>
          </table:table-cell>
          <table:table-cell office:value-type="string" table:style-name="ce1">
            <text:p>Regione Piemonte, Via Palazzo di Città, Centro, Circoscrizione 1, Torino, Piemonte, 1023, Italia</text:p>
          </table:table-cell>
          <table:table-cell office:value-type="string" table:style-name="ce1">
            <text:p><text:s/>Passante ferroviario e Servizio ferroviario metropolitano (SFM) Il servizio ferroviario metropolitano di Torino (SFM) è un sistema di trasporto pubblico locale della Città Metropolitana di Torino coordinato dall'Agenzia Mobilità Metropolitana ed interamente finanziato dalla Regione Piemonte. Il servizio è composto da 8 linee gestite da Trenitalia e dal Gruppo Torinese Trasporti, per un'estensione di circa 500 km, 365 collegamenti giornalieri e 93 stazioni collegate.</text:p>
          </table:table-cell>
          <table:table-cell office:value-type="string" table:style-name="ce1">
            <text:p>No</text:p>
          </table:table-cell>
          <table:table-cell table:number-columns-repeated="16380"/>
        </table:table-row>
        <table:table-row table:style-name="ro1">
          <table:table-cell office:value-type="string" table:style-name="ce1">
            <text:p>Rinascimento</text:p>
          </table:table-cell>
          <table:table-cell office:value-type="string" table:style-name="ce1">
            <text:p>Marilyn, Centro Commerciale San Francesco, Pasquaro, Rivarolo Canavese, Torino, Piemonte, 10086, Italia</text:p>
          </table:table-cell>
          <table:table-cell office:value-type="string" table:style-name="ce1">
            <text:p>La pianta a scacchiera della città odierna però discende principalmente dall'ampliamento avvenuto all'inizio del seicento a opera di Carlo di Castellamonte. La pianta a scacchiera si rifece non all'origina romana, ma ai principi di ordine del Rinascimento ed era intesa a rappresentare il nuovo ordine e potere ducale di Torino, nuova capitale dei duchi di Savoia. Successivi ampliamenti a scacchiera furono eseguiti dal figlio Amedeo di Castellamonte e proseguirono per il resto della storia cittadina.</text:p>
          </table:table-cell>
          <table:table-cell office:value-type="string" table:style-name="ce1">
            <text:p>No</text:p>
          </table:table-cell>
          <table:table-cell table:number-columns-repeated="16380"/>
        </table:table-row>
        <table:table-row table:style-name="ro1">
          <table:table-cell office:value-type="string" table:style-name="ce1">
            <text:p>Rocciamelone</text:p>
          </table:table-cell>
          <table:table-cell office:value-type="string" table:style-name="ce1">
            <text:p>Rocciamelone, Usseglio, Unione Montana Alpi Graie, Torino, Piemonte, Italia</text:p>
          </table:table-cell>
          <table:table-cell office:value-type="string" table:style-name="ce1">
            <text:p>, nei pressi del Faro della Vittoria. La città è al centro di un anfiteatro montuoso che ingloba alcune delle più belle vette alpine, il Monviso, monte sul quale nasce il Po, il Rocciamelone, e i massicci del Gran Paradiso, del Monte Bianco, e del Monte Rosa, senza dimenticare il Cervino, montagna leggendaria per gli alpinisti. Torino dista 57 km da Asti, 79 km da Vercelli, 84 km da Biella, 93 km da Alessandria, 96 km da Novara, 98 km da Cuneo, 155 km da Verbania.</text:p>
          </table:table-cell>
          <table:table-cell office:value-type="string" table:style-name="ce1">
            <text:p>No</text:p>
          </table:table-cell>
          <table:table-cell table:number-columns-repeated="16380"/>
        </table:table-row>
        <table:table-row table:style-name="ro1">
          <table:table-cell office:value-type="string" table:style-name="ce1">
            <text:p>Romani</text:p>
          </table:table-cell>
          <table:table-cell office:value-type="string" table:style-name="ce1">
            <text:p>Romani, Prarostino, Torino, Piemonte, 10060, Italia</text:p>
          </table:table-cell>
          <table:table-cell office:value-type="string" table:style-name="ce1">
            <text:p>Nel 312 d.C., nei suoi dintorni, ebbe luogo la Battaglia di Torino, per la successione al trono imperiale, tra le truppe di Massenzio e quelle di Costantino I, che ne uscì vincitore. <text:s/>Età medievale Dopo la caduta dell'Impero romano d'Occidente Torino passò sotto il controllo dei ostrogoti, dei Romani Orientali, poi dei Longobardi, divenendo la capitale di un loro importante ducato, e poi dei Franchi di Carlo Magno (773). Nel 940 fu fondata la Marca di Torino, controllata dalla cosiddetta "dinastia arduinica" che, attraverso il matrimonio tra Adelaide di Susa e Oddone, figlio di Umberto I Biancamano (fondatore della casa Savoia), portò la città sotto l'influenza della dinastia sabauda.</text:p>
          </table:table-cell>
          <table:table-cell office:value-type="string" table:style-name="ce1">
            <text:p>No</text:p>
          </table:table-cell>
          <table:table-cell table:number-columns-repeated="16380"/>
        </table:table-row>
        <table:table-row table:style-name="ro1">
          <table:table-cell office:value-type="string" table:style-name="ce1">
            <text:p>Romani</text:p>
          </table:table-cell>
          <table:table-cell office:value-type="string" table:style-name="ce1">
            <text:p>Romani, Prarostino, Torino, Piemonte, 10060, Italia</text:p>
          </table:table-cell>
          <table:table-cell office:value-type="string" table:style-name="ce1">
            <text:p>Radio Torino è stata per decenni la sede dell'EIAR e poi della Rai e perciò è la città da cui partiva la maggior parte delle trasmissioni radiofoniche nell'epoca in cui non c'era ancora la televisione (1927-1954). Le principali emittenti radiofoniche cittadine sono: Radio Manila, Radio GRP, Radio 2000 Blackout, Radio Veronica One, Radio Torino International (quest'ultima è dedicata alla comunità proveniente dalla Romania: la programmazione è trasmessa, infatti, prevalentemente in lingua romena).</text:p>
          </table:table-cell>
          <table:table-cell office:value-type="string" table:style-name="ce1">
            <text:p>No</text:p>
          </table:table-cell>
          <table:table-cell table:number-columns-repeated="16380"/>
        </table:table-row>
        <table:table-row table:style-name="ro1">
          <table:table-cell office:value-type="string" table:style-name="ce1">
            <text:p>Romano</text:p>
          </table:table-cell>
          <table:table-cell office:value-type="string" table:style-name="ce1">
            <text:p>Romano, Santa Maria, Agliè, Torino, Piemonte, 10011, Italia</text:p>
          </table:table-cell>
          <table:table-cell office:value-type="string" table:style-name="ce1">
            <text:p>entrambi hanno cessato la loro attività nel 2013. Sono nati a Torino il primo cinema d'essai italiano (il Romano nella Galleria Subalpina, nel 1971), la principale associazione cinematografica nazionale (l'Aiace Torino) e la prima multisala del Paese (l'Eliseo, nel 1983). Nel 2007 è stata fondata a Torino la casa di distribuzione cinematografica italiana Movies Inspired, con sede legale (dal 2014) nello storico Cinema Classico (già Impero - Vittorio Veneto - Empire).</text:p>
          </table:table-cell>
          <table:table-cell office:value-type="string" table:style-name="ce1">
            <text:p>No</text:p>
          </table:table-cell>
          <table:table-cell table:number-columns-repeated="16380"/>
        </table:table-row>
        <table:table-row table:style-name="ro1">
          <table:table-cell office:value-type="string" table:style-name="ce1">
            <text:p>Sacchi</text:p>
          </table:table-cell>
          <table:table-cell office:value-type="string" table:style-name="ce1">
            <text:p>Via Paolo Sacchi, Crocetta, Circoscrizione 1, Torino, Piemonte, 10121, Italia</text:p>
          </table:table-cell>
          <table:table-cell office:value-type="string" table:style-name="ce1">
            <text:p>Nel 1765 Benedetto Alfieri ebbe l'incarico di rifare i portici di piazza Palazzo di Città mentre nel corso del XIX secolo si aggiunsero quelli dell'attuale piazza Vittorio Veneto, piazza Carlo Felice e piazza Statuto. Le stazioni ferroviarie di Porta Nuova e Porta Susa vennero congiunte con un percorso porticato attraverso via Nizza, via Sacchi, Corso Vittorio Emanuele II, Corso Vinzaglio e via Cernaia. Il portico che unisce piazza Castello con Piazza Vittorio Veneto attraverso via Po sul lato sinistro fu progettato in modo tale da proseguire anche nell'attraversamento delle vie per permettere al re di giungere fino al Po senza bagnarsi in caso di pioggia.</text:p>
          </table:table-cell>
          <table:table-cell office:value-type="string" table:style-name="ce1">
            <text:p>Si</text:p>
          </table:table-cell>
          <table:table-cell table:number-columns-repeated="16380"/>
        </table:table-row>
        <table:table-row table:style-name="ro1">
          <table:table-cell office:value-type="string" table:style-name="ce1">
            <text:p>Sacra di San Michele</text:p>
          </table:table-cell>
          <table:table-cell office:value-type="string" table:style-name="ce1">
            <text:p>Chiesa Abbaziale di San Michele, 14, Via Sacra di San Michele, Buonaria, Sant'Ambrogio di Torino, Torino, Piemonte, 10057, Italia</text:p>
          </table:table-cell>
          <table:table-cell office:value-type="string" table:style-name="ce1">
            <text:p>Via Francigena Per Torino passa la Via Francigena, ramo del Moncenisio. L'itinerario, fra i preferiti nel Medioevo, valicato lo spartiacque Francia/Italia al Colle del Moncenisio, giunge dalla Valle di Susa terra delle grandi abbazie come Novalesa, Sacra di San Michele e Sant'Antonio di Ranverso e passando per Torino lungo il Parco Colletta tende a San Mauro Torinese e poi verso Chivasso e successivamente a Vercelli, dove si congiunge con l'altro ramo della Francigena, quella proveniente dal Colle del Gran San Bernardo. <text:s/>Società Evoluzione demografica A partire dal secondo dopoguerra, in particolare nel decennio 1951-1961,</text:p>
          </table:table-cell>
          <table:table-cell office:value-type="string" table:style-name="ce1">
            <text:p>Si</text:p>
          </table:table-cell>
          <table:table-cell table:number-columns-repeated="16380"/>
        </table:table-row>
        <table:table-row table:style-name="ro1">
          <table:table-cell office:value-type="string" table:style-name="ce1">
            <text:p>Sacra Sindone</text:p>
          </table:table-cell>
          <table:table-cell office:value-type="string" table:style-name="ce1">
            <text:p>Cappella della Sacra Sindone, SP47, Cavagnole, Ingria, Torino, Piemonte, Italia</text:p>
          </table:table-cell>
          <table:table-cell office:value-type="string" table:style-name="ce1">
            <text:p>il Palazzo Reale (antica dimora dei duchi ed in seguito dei re di Casa Savoia); la rinascimentale cattedrale di San Giovanni Battista del XV secolo (celebre in quanto vi è custodita la Sacra Sindone); il Museo Egizio (il secondo più importante al mondo dopo quello de Il Cairo);</text:p>
          </table:table-cell>
          <table:table-cell office:value-type="string" table:style-name="ce1">
            <text:p>No</text:p>
          </table:table-cell>
          <table:table-cell table:number-columns-repeated="16380"/>
        </table:table-row>
        <table:table-row table:style-name="ro1">
          <table:table-cell office:value-type="string" table:style-name="ce1">
            <text:p>Sacra Sindone</text:p>
          </table:table-cell>
          <table:table-cell office:value-type="string" table:style-name="ce1">
            <text:p>Cappella della Sacra Sindone, SP47, Cavagnole, Ingria, Torino, Piemonte, Italia</text:p>
          </table:table-cell>
          <table:table-cell office:value-type="string" table:style-name="ce1">
            <text:p>Alla progettazione e realizzazione delle opere relative hanno contribuito architetti di chiara fama, fra i quali: <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text:p>
          </table:table-cell>
          <table:table-cell office:value-type="string" table:style-name="ce1">
            <text:p>No</text:p>
          </table:table-cell>
          <table:table-cell table:number-columns-repeated="16380"/>
        </table:table-row>
        <table:table-row table:style-name="ro1">
          <table:table-cell office:value-type="string" table:style-name="ce1">
            <text:p>Sacra Sindone</text:p>
          </table:table-cell>
          <table:table-cell office:value-type="string" table:style-name="ce1">
            <text:p>Cappella della Sacra Sindone, SP47, Cavagnole, Ingria, Torino, Piemonte,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No</text:p>
          </table:table-cell>
          <table:table-cell table:number-columns-repeated="16380"/>
        </table:table-row>
        <table:table-row table:style-name="ro1">
          <table:table-cell office:value-type="string" table:style-name="ce1">
            <text:p>Sacra Sindone</text:p>
          </table:table-cell>
          <table:table-cell office:value-type="string" table:style-name="ce1">
            <text:p>Cappella della Sacra Sindone, SP47, Cavagnole, Ingria, Torino, Piemonte, Italia</text:p>
          </table:table-cell>
          <table:table-cell office:value-type="string" table:style-name="ce1">
            <text:p>Da qualche tempo vi sono in città dei tour operator che organizzano anche visite guidate sui misteri di Torino. Per gli esoteristi la magia positiva di Torino nasce dal "cuore bianco" di piazza Castello, dal Duomo che custodisce la Sacra Sindone alla Gran Madre di Dio e fino alla Mole Antonelliana, che indica il cielo. Ai lati della scalinata che conduce all'ingresso della chiesa della Gran Madre di Dio troviamo le due statue raffiguranti la Fede e la Religione, tra le quali si troverebbe il nascondiglio del Graal.</text:p>
          </table:table-cell>
          <table:table-cell office:value-type="string" table:style-name="ce1">
            <text:p>No</text:p>
          </table:table-cell>
          <table:table-cell table:number-columns-repeated="16380"/>
        </table:table-row>
        <table:table-row table:style-name="ro1">
          <table:table-cell office:value-type="string" table:style-name="ce1">
            <text:p>San Paolo - Cenisia</text:p>
          </table:table-cell>
          <table:table-cell office:value-type="string" table:style-name="ce1">
            <text:p>San Paolo, Corso Peschiera, Cenisia, Circoscrizione 3, Torino, Piemonte, 10129, Italia</text:p>
          </table:table-cell>
          <table:table-cell office:value-type="string" table:style-name="ce1">
            <text:p>Santa Rita - Mirafiori Nord - Mirafiori Sud Circoscrizione III: Borgo San Paolo - Cenisia - Pozzo Strada - Cit Turin - Borgata Lesna Circoscrizione IV: San Donato - Campidoglio - Parella Circoscrizione V:</text:p>
          </table:table-cell>
          <table:table-cell office:value-type="string" table:style-name="ce1">
            <text:p>No</text:p>
          </table:table-cell>
          <table:table-cell table:number-columns-repeated="16380"/>
        </table:table-row>
        <table:table-row table:style-name="ro1">
          <table:table-cell office:value-type="string" table:style-name="ce1">
            <text:p>San Pietro in Vincoli</text:p>
          </table:table-cell>
          <table:table-cell office:value-type="string" table:style-name="ce1">
            <text:p>San Pietro in Vincoli, Via Vittorio Andreis, Borgo Dora, Circoscrizione 7, Torino, Piemonte, 10152, Italia</text:p>
          </table:table-cell>
          <table:table-cell office:value-type="string" table:style-name="ce1">
            <text:p>inoltre presenti in Torino i cimiteri, ora non più in uso: <text:s/>Cimitero di San Pietro in Vincoli: sito nell'omonima via del borgo Aurora, fu il primo cimitero della città, costruito nel 1777 sui disegni dell'architetto Francesco Valeriano Dellala di Beinasco, a seguito del decreto del re Vittorio Amedeo III, che vietava l'inumazione dei defunti nelle chiese.</text:p>
          </table:table-cell>
          <table:table-cell office:value-type="string" table:style-name="ce1">
            <text:p>Si</text:p>
          </table:table-cell>
          <table:table-cell table:number-columns-repeated="16380"/>
        </table:table-row>
        <table:table-row table:style-name="ro1">
          <table:table-cell office:value-type="string" table:style-name="ce1">
            <text:p>San Pietro in Vincoli</text:p>
          </table:table-cell>
          <table:table-cell office:value-type="string" table:style-name="ce1">
            <text:p>San Pietro in Vincoli, Via Vittorio Andreis, Borgo Dora, Circoscrizione 7, Torino, Piemonte, 10152, Italia</text:p>
          </table:table-cell>
          <table:table-cell office:value-type="string" table:style-name="ce1">
            <text:p>Cimitero della Rocca o di San Lazzaro: Costruito poco dopo quello di San Pietro in Vincoli per gli stessi motivi, fu chiuso anch'esso nel 1829, per lasciar posto a un nuovo borgo. Teatri Torino può oggi vantare una grande varietà di teatri e sale di rappresentazione.</text:p>
          </table:table-cell>
          <table:table-cell office:value-type="string" table:style-name="ce1">
            <text:p>Si</text:p>
          </table:table-cell>
          <table:table-cell table:number-columns-repeated="16380"/>
        </table:table-row>
        <table:table-row table:style-name="ro1">
          <table:table-cell office:value-type="string" table:style-name="ce1">
            <text:p>San Salvario</text:p>
          </table:table-cell>
          <table:table-cell office:value-type="string" table:style-name="ce1">
            <text:p>San Salvario, Circoscrizione 8, Torino, Piemonte, 10125, Italia</text:p>
          </table:table-cell>
          <table:table-cell office:value-type="string" table:style-name="ce1">
            <text:p><text:s/>Lo stile floreale Torino vanta anche cospicua presenza di edifici Liberty realizzati tra la fine del XIX e l'inizio del XX secolo. Le importanti testimonianze architettoniche di quest'epoca sono ancora percepibili in alcune zone centrali del capoluogo come i quartieri Centro, Crocetta, San Salvario e Borgo Po, ma con un'assoluta predominanza nell'area circostante il primo tratto di Corso Francia, comprendente i quartieri Cit Turin e San Donato. Sull'onda del crescente successo delle edizioni dell'Esposizione internazionale d'arte decorativa moderna (culminato con quella del 1902), Torino venne infatti considerata come una delle capitali del Liberty e vide il proliferare di questo nuovo stile in ambito prevalentemente architettonico, con contributi dei maggiori autori dell'epoca.</text:p>
          </table:table-cell>
          <table:table-cell office:value-type="string" table:style-name="ce1">
            <text:p>Si</text:p>
          </table:table-cell>
          <table:table-cell table:number-columns-repeated="16380"/>
        </table:table-row>
        <table:table-row table:style-name="ro1">
          <table:table-cell office:value-type="string" table:style-name="ce1">
            <text:p>San Salvario</text:p>
          </table:table-cell>
          <table:table-cell office:value-type="string" table:style-name="ce1">
            <text:p>San Salvario, Circoscrizione 8, Torino, Piemonte, 10125, Italia</text:p>
          </table:table-cell>
          <table:table-cell office:value-type="string" table:style-name="ce1">
            <text:p>In più, grazie a un indice di verde visibile del 16,2%, Torino si piazza al tredicesimo posto tra le diciassette città con più alberi nel mondo. Nel quartiere San Salvario, caratteristico è il Condominio 25 Verde, il cui principio è lo stesso del più imponente (perché grattacielo) Bosco Verticale di Milano. È inoltre la prima città italiana, tra quelle con più di 500.000 abitanti, per quanto riguarda la quota di raccolta differenziata dei rifiuti, giunta nel 2014 al 42,2%.L'igiene urbana e la raccolta rifiuti sono gestiti dal 1969 da Amiat, società che si occupa anche del recupero ambientale della Discarica Basse di Stura, di cui la parte più vecchia - esaurita nel 1983 e con una superficie complessiva di 300.000 m² - è diventata parco fluviale, nota come Parco urbano della Marmorina.</text:p>
          </table:table-cell>
          <table:table-cell office:value-type="string" table:style-name="ce1">
            <text:p>Si</text:p>
          </table:table-cell>
          <table:table-cell table:number-columns-repeated="16380"/>
        </table:table-row>
        <table:table-row table:style-name="ro1">
          <table:table-cell office:value-type="string" table:style-name="ce1">
            <text:p>San Salvario</text:p>
          </table:table-cell>
          <table:table-cell office:value-type="string" table:style-name="ce1">
            <text:p>San Salvario, Circoscrizione 8, Torino, Piemonte, 10125, Italia</text:p>
          </table:table-cell>
          <table:table-cell office:value-type="string" table:style-name="ce1">
            <text:p>Aurora - Vanchiglia - Sassi - Madonna del Pilone Circoscrizione VIII: San Salvario - Cavoretto - Borgo Po - Nizza Millefonti - Lingotto - FiladelfiaEconomia Torino è il terzo polo economico italiano per Prodotto Interno Lordo. Torino nel 2011 presentava un Pil di 37,6 miliardi di euro e un debito comunale di 3,2 miliardi di euro, rendendolo il secondo comune più indebitato d'Italia dopo Milano e quello con il maggiore indebitamento procapite.</text:p>
          </table:table-cell>
          <table:table-cell office:value-type="string" table:style-name="ce1">
            <text:p>No</text:p>
          </table:table-cell>
          <table:table-cell table:number-columns-repeated="16380"/>
        </table:table-row>
        <table:table-row table:style-name="ro1">
          <table:table-cell office:value-type="string" table:style-name="ce1">
            <text:p>Sangone</text:p>
          </table:table-cell>
          <table:table-cell office:value-type="string" table:style-name="ce1">
            <text:p>Sangone, Torino, Piemonte, 10092, Italia</text:p>
          </table:table-cell>
          <table:table-cell office:value-type="string" table:style-name="ce1">
            <text:p>La continua crescita d'importanza a livello internazionale ha fatto raggiungere a Torino il rango di città globale (terza città italiana dopo Milano e Roma) nella categoria Gamma. Geografia fisica Territorio Torino sorge nella pianura delimitata dai fiumi Stura di Lanzo, Sangone e Po (quest'ultimo attraversa la città da sud verso nord), di fronte allo sbocco di alcune vallate alpine: Val di Susa, che collega la città con la vicina Francia attraverso il traforo del Frejus, Valli di Lanzo, Val Sangone.</text:p>
          </table:table-cell>
          <table:table-cell office:value-type="string" table:style-name="ce1">
            <text:p>No</text:p>
          </table:table-cell>
          <table:table-cell table:number-columns-repeated="16380"/>
        </table:table-row>
        <table:table-row table:style-name="ro1">
          <table:table-cell office:value-type="string" table:style-name="ce1">
            <text:p>Sangone</text:p>
          </table:table-cell>
          <table:table-cell office:value-type="string" table:style-name="ce1">
            <text:p>Sangone, Torino, Piemonte, 10092, Italia</text:p>
          </table:table-cell>
          <table:table-cell office:value-type="string" table:style-name="ce1">
            <text:p>Geografia fisica Territorio Torino sorge nella pianura delimitata dai fiumi Stura di Lanzo, Sangone e Po (quest'ultimo attraversa la città da sud verso nord), di fronte allo sbocco di alcune vallate alpine: Val di Susa, che collega la città con la vicina Francia attraverso il traforo del Frejus, Valli di Lanzo, Val Sangone. Torino è detta "la città dei quattro fiumi" perché la Dora Riparia la taglia da ovest a est, scorrendo prossima al centro storico.</text:p>
          </table:table-cell>
          <table:table-cell office:value-type="string" table:style-name="ce1">
            <text:p>No</text:p>
          </table:table-cell>
          <table:table-cell table:number-columns-repeated="16380"/>
        </table:table-row>
        <table:table-row table:style-name="ro1">
          <table:table-cell office:value-type="string" table:style-name="ce1">
            <text:p>Santa sindone</text:p>
          </table:table-cell>
          <table:table-cell office:value-type="string" table:style-name="ce1">
            <text:p>Cappella della Sindone, Piazza San Giovanni, Centro, Circoscrizione 1, Torino, Piemonte, 1023, Italia</text:p>
          </table:table-cell>
          <table:table-cell office:value-type="string" table:style-name="ce1">
            <text:p>La Pantera Rosa 2. Nella parte iniziale del film viene mostrato un panorama di Torino e l'interno del duomo in cui viene rubata la Santa sindone. In realtà il panorama non è quello reale e neanche la chiesa.</text:p>
          </table:table-cell>
          <table:table-cell office:value-type="string" table:style-name="ce1">
            <text:p>Si</text:p>
          </table:table-cell>
          <table:table-cell table:number-columns-repeated="16380"/>
        </table:table-row>
        <table:table-row table:style-name="ro1">
          <table:table-cell office:value-type="string" table:style-name="ce1">
            <text:p>santuario della Consolata</text:p>
          </table:table-cell>
          <table:table-cell office:value-type="string" table:style-name="ce1">
            <text:p>Santuario della Consolata, Via Carlo Ignazio Giulio, Centro, Circoscrizione 1, Torino, Piemonte, 10122, Italia</text:p>
          </table:table-cell>
          <table:table-cell office:value-type="string" table:style-name="ce1">
            <text:p>fondamenta delle tre basiliche paleocristiane gemelle sulle quali sorge la cattedrale rinascimentale, a loro volta poggianti su preesistenti abitazioni di epoca romana di cui rimangono evidenti testimonianze; resti della torre angolare della cinta muraria nei pressi del santuario della Consolata; tratto delle mura romane nelle sale sotterranee del Palazzo dell'Accademia delle Scienze;</text:p>
          </table:table-cell>
          <table:table-cell office:value-type="string" table:style-name="ce1">
            <text:p>Si</text:p>
          </table:table-cell>
          <table:table-cell table:number-columns-repeated="16380"/>
        </table:table-row>
        <table:table-row table:style-name="ro1">
          <table:table-cell office:value-type="string" table:style-name="ce1">
            <text:p>Santuario della Consolata</text:p>
          </table:table-cell>
          <table:table-cell office:value-type="string" table:style-name="ce1">
            <text:p>Santuario della Consolata, Via Carlo Ignazio Giulio, Centro, Circoscrizione 1, Torino, Piemonte, 10122,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Si</text:p>
          </table:table-cell>
          <table:table-cell table:number-columns-repeated="16380"/>
        </table:table-row>
        <table:table-row table:style-name="ro1">
          <table:table-cell office:value-type="string" table:style-name="ce1">
            <text:p>Savoia</text:p>
          </table:table-cell>
          <table:table-cell office:value-type="string" table:style-name="ce1">
            <text:p>Savoia, Giaveno, Torino, Piemonte, Italia</text:p>
          </table:table-cell>
          <table:table-cell office:value-type="string" table:style-name="ce1">
            <text:p>.. Dopo il dominio ostrogoto, fu capitale di un importante ducato longobardo, per poi passare, dopo essere divenuta capitale di marca carolingia, sotto la signoria nominale dei Savoia nell'XI secolo. Città dell'omonimo ducato, nel 1563 ne divenne capitale.</text:p>
          </table:table-cell>
          <table:table-cell office:value-type="string" table:style-name="ce1">
            <text:p>No</text:p>
          </table:table-cell>
          <table:table-cell table:number-columns-repeated="16380"/>
        </table:table-row>
        <table:table-row table:style-name="ro1">
          <table:table-cell office:value-type="string" table:style-name="ce1">
            <text:p>Savoia</text:p>
          </table:table-cell>
          <table:table-cell office:value-type="string" table:style-name="ce1">
            <text:p>Savoia, Giaveno, Torino, Piemonte, Italia</text:p>
          </table:table-cell>
          <table:table-cell office:value-type="string" table:style-name="ce1">
            <text:p><text:s/>Età medievale Dopo la caduta dell'Impero romano d'Occidente Torino passò sotto il controllo dei ostrogoti, dei Romani Orientali, poi dei Longobardi, divenendo la capitale di un loro importante ducato, e poi dei Franchi di Carlo Magno (773). Nel 940 fu fondata la Marca di Torino, controllata dalla cosiddetta "dinastia arduinica" che, attraverso il matrimonio tra Adelaide di Susa e Oddone, figlio di Umberto I Biancamano (fondatore della casa Savoia), portò la città sotto l'influenza della dinastia sabauda. In seguito si costituì in libero comune, subendo varie dominazioni, finché dal 1280 non divenne definitivamente parte, prima della Contea di Savoia e poi del Ducato di Savoia.</text:p>
          </table:table-cell>
          <table:table-cell office:value-type="string" table:style-name="ce1">
            <text:p>No</text:p>
          </table:table-cell>
          <table:table-cell table:number-columns-repeated="16380"/>
        </table:table-row>
        <table:table-row table:style-name="ro1">
          <table:table-cell office:value-type="string" table:style-name="ce1">
            <text:p>Savoia</text:p>
          </table:table-cell>
          <table:table-cell office:value-type="string" table:style-name="ce1">
            <text:p>Savoia, Giaveno, Torino, Piemonte, Italia</text:p>
          </table:table-cell>
          <table:table-cell office:value-type="string" table:style-name="ce1">
            <text:p>Nel 940 fu fondata la Marca di Torino, controllata dalla cosiddetta "dinastia arduinica" che, attraverso il matrimonio tra Adelaide di Susa e Oddone, figlio di Umberto I Biancamano (fondatore della casa Savoia), portò la città sotto l'influenza della dinastia sabauda. In seguito si costituì in libero comune, subendo varie dominazioni, finché dal 1280 non divenne definitivamente parte, prima della Contea di Savoia e poi del Ducato di Savoia. <text:s/>Età moderna Nel 1563, dopo la pace di Cateau-Cambrésis (1559), per disposizione del duca Emanuele Filiberto di Savoia, la città divenne capitale del ducato di Savoia, che precedentemente aveva gravitato su Chambéry, e venne dotata di mura moderne e di una cittadella pentagonale.</text:p>
          </table:table-cell>
          <table:table-cell office:value-type="string" table:style-name="ce1">
            <text:p>No</text:p>
          </table:table-cell>
          <table:table-cell table:number-columns-repeated="16380"/>
        </table:table-row>
        <table:table-row table:style-name="ro1">
          <table:table-cell office:value-type="string" table:style-name="ce1">
            <text:p>Savoia</text:p>
          </table:table-cell>
          <table:table-cell office:value-type="string" table:style-name="ce1">
            <text:p>Savoia, Giaveno, Torino, Piemonte, Italia</text:p>
          </table:table-cell>
          <table:table-cell office:value-type="string" table:style-name="ce1">
            <text:p>In seguito si costituì in libero comune, subendo varie dominazioni, finché dal 1280 non divenne definitivamente parte, prima della Contea di Savoia e poi del Ducato di Savoia. <text:s/>Età moderna Nel 1563, dopo la pace di Cateau-Cambrésis (1559), per disposizione del duca Emanuele Filiberto di Savoia, la città divenne capitale del ducato di Savoia, che precedentemente aveva gravitato su Chambéry, e venne dotata di mura moderne e di una cittadella pentagonale. Il XVII secolo vide la città ed il ducato ingrandirsi con l'acquisizione, da parte di quest'ultimo di Asti, del Monferrato e di uno sbocco sul mare, mentre la città usciva dal perimetro delle mura romane.</text:p>
          </table:table-cell>
          <table:table-cell office:value-type="string" table:style-name="ce1">
            <text:p>No</text:p>
          </table:table-cell>
          <table:table-cell table:number-columns-repeated="16380"/>
        </table:table-row>
        <table:table-row table:style-name="ro1">
          <table:table-cell office:value-type="string" table:style-name="ce1">
            <text:p>Savoia</text:p>
          </table:table-cell>
          <table:table-cell office:value-type="string" table:style-name="ce1">
            <text:p>Savoia, Giaveno, Torino, Piemonte, Italia</text:p>
          </table:table-cell>
          <table:table-cell office:value-type="string" table:style-name="ce1">
            <text:p>La città e l'esercito sabaudo resistettero per centodiciassette giorni e respinsero così la violenta controffensiva francese. <text:s/>Nel 1713 i duchi di Savoia ottennero il titolo di re, prima di Sicilia e poi, in cambio della Sicilia, di Sardegna. In entrambi i casi tuttavia i due regni rimasero separati dal Ducato di Savoia, e quindi da Torino, trovandosi solamente in unione personale sotto il Casato dei Savoia.</text:p>
          </table:table-cell>
          <table:table-cell office:value-type="string" table:style-name="ce1">
            <text:p>No</text:p>
          </table:table-cell>
          <table:table-cell table:number-columns-repeated="16380"/>
        </table:table-row>
        <table:table-row table:style-name="ro1">
          <table:table-cell office:value-type="string" table:style-name="ce1">
            <text:p>Savoia</text:p>
          </table:table-cell>
          <table:table-cell office:value-type="string" table:style-name="ce1">
            <text:p>Savoia, Giaveno, Torino, Piemonte, Italia</text:p>
          </table:table-cell>
          <table:table-cell office:value-type="string" table:style-name="ce1">
            <text:p><text:s/>Nel 1713 i duchi di Savoia ottennero il titolo di re, prima di Sicilia e poi, in cambio della Sicilia, di Sardegna. In entrambi i casi tuttavia i due regni rimasero separati dal Ducato di Savoia, e quindi da Torino, trovandosi solamente in unione personale sotto il Casato dei Savoia. La parentesi siciliana durò effettivamente molto poco (sette anni), mentre l'unione con la Sardegna rimase tale fino al 1847, allorché Carlo Alberto di Savoia concesse la cosiddetta Fusione perfetta fra i suoi domini e quindi Torino, anche formalmente, divenne la città capitale del Regno di Sardegna, anche se di fatto tutte le decisioni più importanti venivano già prese a Torino, anche per quanto riguardava la Sardegna.</text:p>
          </table:table-cell>
          <table:table-cell office:value-type="string" table:style-name="ce1">
            <text:p>No</text:p>
          </table:table-cell>
          <table:table-cell table:number-columns-repeated="16380"/>
        </table:table-row>
        <table:table-row table:style-name="ro1">
          <table:table-cell office:value-type="string" table:style-name="ce1">
            <text:p>Savoia</text:p>
          </table:table-cell>
          <table:table-cell office:value-type="string" table:style-name="ce1">
            <text:p>Savoia, Giaveno, Torino, Piemonte, Italia</text:p>
          </table:table-cell>
          <table:table-cell office:value-type="string" table:style-name="ce1">
            <text:p>In entrambi i casi tuttavia i due regni rimasero separati dal Ducato di Savoia, e quindi da Torino, trovandosi solamente in unione personale sotto il Casato dei Savoia. La parentesi siciliana durò effettivamente molto poco (sette anni), mentre l'unione con la Sardegna rimase tale fino al 1847, allorché Carlo Alberto di Savoia concesse la cosiddetta Fusione perfetta fra i suoi domini e quindi Torino, anche formalmente, divenne la città capitale del Regno di Sardegna, anche se di fatto tutte le decisioni più importanti venivano già prese a Torino, anche per quanto riguardava la Sardegna. <text:s/>Età contemporanea Il 26 giugno 1800 Torino ebbe una breve visita del vincitore della seconda campagna d'Italia, Napoleone Bonaparte, e poco dopo iniziarono i preparativi per l'annessione del Piemonte alla Francia.</text:p>
          </table:table-cell>
          <table:table-cell office:value-type="string" table:style-name="ce1">
            <text:p>No</text:p>
          </table:table-cell>
          <table:table-cell table:number-columns-repeated="16380"/>
        </table:table-row>
        <table:table-row table:style-name="ro1">
          <table:table-cell office:value-type="string" table:style-name="ce1">
            <text:p>Savoia</text:p>
          </table:table-cell>
          <table:table-cell office:value-type="string" table:style-name="ce1">
            <text:p>Savoia, Giaveno, Torino, Piemonte, Italia</text:p>
          </table:table-cell>
          <table:table-cell office:value-type="string" table:style-name="ce1">
            <text:p>S'insediò a Torino il generale Dupont, Ministro straordinario francese per il Piemonte, che nominò una Commissione di governo composta da sette membri, sostituita poi il 4 agosto dal successore di Dupont, il generale Jourdan. Il 19 aprile 1801 Jourdan soppresse tutte le istituzioni governative e divenne Amministratore generale del Piemonte, assistito da un Consiglio di sei membri piemontesi e infine, dopo l'abdicazione di Carlo Emanuele IV di Savoia, il 21 settembre 1802 i sei dipartimenti in cui era stato diviso il Piemonte (Torino apparteneva al dipartimento del Po e inoltre a essa faceva capo uno dei tre circondari in cui era diviso il dipartimento stesso) furono raggruppati in una regione francese denominata Au delà des Alpes, della quale Torino divenne il capoluogo e tale rimase fino alla Restaurazione. Durante l'occupazione francese, diverse opere d'arte presero la via della Francia a causa delle spoliazioni napoleoniche.</text:p>
          </table:table-cell>
          <table:table-cell office:value-type="string" table:style-name="ce1">
            <text:p>No</text:p>
          </table:table-cell>
          <table:table-cell table:number-columns-repeated="16380"/>
        </table:table-row>
        <table:table-row table:style-name="ro1">
          <table:table-cell office:value-type="string" table:style-name="ce1">
            <text:p>Savoia</text:p>
          </table:table-cell>
          <table:table-cell office:value-type="string" table:style-name="ce1">
            <text:p>Savoia, Giaveno, Torino, Piemonte, Italia</text:p>
          </table:table-cell>
          <table:table-cell office:value-type="string" table:style-name="ce1">
            <text:p>La pianta a scacchiera della città odierna però discende principalmente dall'ampliamento avvenuto all'inizio del seicento a opera di Carlo di Castellamonte. La pianta a scacchiera si rifece non all'origina romana, ma ai principi di ordine del Rinascimento ed era intesa a rappresentare il nuovo ordine e potere ducale di Torino, nuova capitale dei duchi di Savoia. Successivi ampliamenti a scacchiera furono eseguiti dal figlio Amedeo di Castellamonte e proseguirono per il resto della storia cittadina.</text:p>
          </table:table-cell>
          <table:table-cell office:value-type="string" table:style-name="ce1">
            <text:p>No</text:p>
          </table:table-cell>
          <table:table-cell table:number-columns-repeated="16380"/>
        </table:table-row>
        <table:table-row table:style-name="ro1">
          <table:table-cell office:value-type="string" table:style-name="ce1">
            <text:p>Savoia</text:p>
          </table:table-cell>
          <table:table-cell office:value-type="string" table:style-name="ce1">
            <text:p>Savoia, Giaveno, Torino, Piemonte, Italia</text:p>
          </table:table-cell>
          <table:table-cell office:value-type="string" table:style-name="ce1">
            <text:p>Epoca barocca e neoclassica <text:s/>Tra i monumenti di Torino più noti anche all'estero sono da citare l'ottocentesca Mole Antonelliana, simbolo incontrastato della città, che ospita il Museo nazionale del cinema (il principale d'Europa); il Palazzo Reale (antica dimora dei duchi ed in seguito dei re di Casa Savoia); la rinascimentale cattedrale di San Giovanni Battista del XV secolo (celebre in quanto vi è custodita la Sacra Sindone);</text:p>
          </table:table-cell>
          <table:table-cell office:value-type="string" table:style-name="ce1">
            <text:p>No</text:p>
          </table:table-cell>
          <table:table-cell table:number-columns-repeated="16380"/>
        </table:table-row>
        <table:table-row table:style-name="ro1">
          <table:table-cell office:value-type="string" table:style-name="ce1">
            <text:p>Savoia</text:p>
          </table:table-cell>
          <table:table-cell office:value-type="string" table:style-name="ce1">
            <text:p>Savoia, Giaveno, Torino, Piemonte, Italia</text:p>
          </table:table-cell>
          <table:table-cell office:value-type="string" table:style-name="ce1">
            <text:p>I primi portici risalivano al Medioevo ma è a partire dal XVII secolo che si cominciò a costruire i portici monumentali tuttora presenti. La prima testimonianza è l'ordinanza di Carlo Emanuele I di Savoia del 16 giugno 1606 in merito alla costruzione di piazza Castello secondo il progetto di Ascanio Vittozzi che comprendeva portici attorno a tutta la piazza. Anche nel progetto di piazza San Carlo di Amedeo di Castellamonte di qualche anno successivo erano previsti portici tutt'attorno.</text:p>
          </table:table-cell>
          <table:table-cell office:value-type="string" table:style-name="ce1">
            <text:p>No</text:p>
          </table:table-cell>
          <table:table-cell table:number-columns-repeated="16380"/>
        </table:table-row>
        <table:table-row table:style-name="ro1">
          <table:table-cell office:value-type="string" table:style-name="ce1">
            <text:p>Savoia</text:p>
          </table:table-cell>
          <table:table-cell office:value-type="string" table:style-name="ce1">
            <text:p>Savoia, Giaveno, Torino, Piemonte, Italia</text:p>
          </table:table-cell>
          <table:table-cell office:value-type="string" table:style-name="ce1">
            <text:p>Il portico che unisce piazza Castello con Piazza Vittorio Veneto attraverso via Po sul lato sinistro fu progettato in modo tale da proseguire anche nell'attraversamento delle vie per permettere al re di giungere fino al Po senza bagnarsi in caso di pioggia. <text:s/>Residenze sabaude in Torino Le residenze sabaude in Piemonte sono l'insieme degli edifici residenziali commissionati dai Savoia a Torino e dintorni a partire dal trasferimento della capitale del Ducato di Savoia nel 1563. All'interno del perimetro cittadino figurano cinque siti iscritti nella lista del Patrimonio Mondiale dell'UNESCO:</text:p>
          </table:table-cell>
          <table:table-cell office:value-type="string" table:style-name="ce1">
            <text:p>No</text:p>
          </table:table-cell>
          <table:table-cell table:number-columns-repeated="16380"/>
        </table:table-row>
        <table:table-row table:style-name="ro1">
          <table:table-cell office:value-type="string" table:style-name="ce1">
            <text:p>Savoia</text:p>
          </table:table-cell>
          <table:table-cell office:value-type="string" table:style-name="ce1">
            <text:p>Savoia, Giaveno, Torino, Piemonte, Italia</text:p>
          </table:table-cell>
          <table:table-cell office:value-type="string" table:style-name="ce1">
            <text:p>il Parco del Valentino, il Parco della Pellerina, il Parco Colletta, il Parco Rignon e i più recenti Parco Ruffini e Parco Colonnetti. Attorno alla città, ad anello, vi sono il Parco della Mandria e il Parco della Palazzina di caccia di Stupinigi, antiche riserve di caccia dei Savoia, e quelli situati sulla collina torinese quali il Parco della Rimembranza o il Parco Europa. Nei vari quartieri della città sono presenti molti piccoli parchi, in cui sono presenti 240 aree gioco per bimbi.</text:p>
          </table:table-cell>
          <table:table-cell office:value-type="string" table:style-name="ce1">
            <text:p>No</text:p>
          </table:table-cell>
          <table:table-cell table:number-columns-repeated="16380"/>
        </table:table-row>
        <table:table-row table:style-name="ro1">
          <table:table-cell office:value-type="string" table:style-name="ce1">
            <text:p>Savoia</text:p>
          </table:table-cell>
          <table:table-cell office:value-type="string" table:style-name="ce1">
            <text:p>Savoia, Giaveno, Torino, Piemonte, Italia</text:p>
          </table:table-cell>
          <table:table-cell office:value-type="string" table:style-name="ce1">
            <text:p>Considerando che la vicina Rivoli ospita nell'omonimo castello il Museo d'Arte Contemporanea, Torino può essere considerata come il più importante polo museale italiano per l'arte contemporanea. Le collezioni di arte antica, la cui raccolta fu iniziata dal duca Emanuele Filiberto di Savoia nella seconda metà del Cinquecento, sono conservate nel Museo di antichità, che raccoglie anche le principali testimonianze archeologiche piemontesi dal Paleolitico al Tardo Medioevo. Dal Museo di Antichità furono separate, negli anni quaranta del Novecento, le collezioni egizie che costituirono il Museo egizio, il più importante d'Europa (nonché il più antico al mondo), in quanto custode della seconda collezione di arte egizia del mondo per vastità e importanza dopo quella del Museo del Cairo.</text:p>
          </table:table-cell>
          <table:table-cell office:value-type="string" table:style-name="ce1">
            <text:p>No</text:p>
          </table:table-cell>
          <table:table-cell table:number-columns-repeated="16380"/>
        </table:table-row>
        <table:table-row table:style-name="ro1">
          <table:table-cell office:value-type="string" table:style-name="ce1">
            <text:p>Savoia</text:p>
          </table:table-cell>
          <table:table-cell office:value-type="string" table:style-name="ce1">
            <text:p>Savoia, Giaveno, Torino, Piemonte, Italia</text:p>
          </table:table-cell>
          <table:table-cell office:value-type="string" table:style-name="ce1">
            <text:p>Effettivamente, Torino non è soltanto la sede della Sindone e dei santi sociali del XIX secolo, come Giovanni Bosco o Giuseppe Benedetto Cottolengo. Leggende popolari, partendo dal fatto che la città fu una munitissima piazzaforte nel XVII secolo, affermano che Torino sia attraversata da una fittissima rete di gallerie e sotterranei, utilizzata dai Savoia e dai nobili per spostamenti in incognito. Nel 1556 a Torino ha soggiornato Nostradamus e qui ha vissuto un singolare personaggio come Gustavo Adolfo Rol.</text:p>
          </table:table-cell>
          <table:table-cell office:value-type="string" table:style-name="ce1">
            <text:p>No</text:p>
          </table:table-cell>
          <table:table-cell table:number-columns-repeated="16380"/>
        </table:table-row>
        <table:table-row table:style-name="ro1">
          <table:table-cell office:value-type="string" table:style-name="ce1">
            <text:p>Savoia</text:p>
          </table:table-cell>
          <table:table-cell office:value-type="string" table:style-name="ce1">
            <text:p>Savoia, Giaveno, Torino, Piemonte, Italia</text:p>
          </table:table-cell>
          <table:table-cell office:value-type="string" table:style-name="ce1">
            <text:p>La figura del vicario era, però, maggiormente legata alla figura del signore dominante e, perciò, l'amministrazione cittadina era delegata a un sistema complesso, formato da figure quali chiavarii (o clavarii), sindaci, capitani e gruppi consigliari (o credenzie: credenzia maggiore, credenzia minore e parlamento). Questo intricato assetto istituzionale durò fino al 1562, quando Emanuele Filiberto di Savoia ammodernò l'apparato amministrativo cittadino, riducendo il numero di consiglieri a sessantadue unità ("consiglio generale"); tra questi, ventidue ("consiglio ristretto") avranno il compito di eleggere annualmente dai due ai quattro decurioni che, salvo casi eccezionali, provenivano dall'aristocrazia.</text:p>
          </table:table-cell>
          <table:table-cell office:value-type="string" table:style-name="ce1">
            <text:p>No</text:p>
          </table:table-cell>
          <table:table-cell table:number-columns-repeated="16380"/>
        </table:table-row>
        <table:table-row table:style-name="ro1">
          <table:table-cell office:value-type="string" table:style-name="ce1">
            <text:p>Sequoia</text:p>
          </table:table-cell>
          <table:table-cell office:value-type="string" table:style-name="ce1">
            <text:p>Sequoia sempervirens, Via Roma, Caluso, Torino, Piemonte, 10014, Italia</text:p>
          </table:table-cell>
          <table:table-cell office:value-type="string" table:style-name="ce1">
            <text:p>Dal grande platano del Parco della Tesoriera (660 cm di circonferenza del tronco, oltre due secoli di vita) ai platani del Parco del Valentino, dalle metasequoie del Giardino Roccioso inaugurato nel 1961 agli alberi più annosi dell'Orto Botanico fondato nel 1729, adiacente alle mura del Castello del Valentino. Torino ospita anche alberi esotici secolari come le sequoie costali (Sequoia sempervirens) dei parchi collinari di Villa Genero e Giacomo Leopardi, i numerosi esemplari di Noce del Caucaso (Pterocarya fraxinifolia) che costeggiano il Po e compaiono in parchi pubblici come i Giardini Cavour, il giardino Sambuy, i Giardini Reali Bassi (lungo Corso San Maurizio), il parco Millefonti. Due spettacolari esemplari di carpino bianco (Carpinus betulus) arricchiscono il grande Parco della Rimembranza che si dispiega lungo il Colle della Maddalena.</text:p>
          </table:table-cell>
          <table:table-cell office:value-type="string" table:style-name="ce1">
            <text:p>No</text:p>
          </table:table-cell>
          <table:table-cell table:number-columns-repeated="16380"/>
        </table:table-row>
        <table:table-row table:style-name="ro1">
          <table:table-cell office:value-type="string" table:style-name="ce1">
            <text:p>Seven</text:p>
          </table:table-cell>
          <table:table-cell office:value-type="string" table:style-name="ce1">
            <text:p>Seven gold, 14, Via Roma, Centro, Circoscrizione 1, Torino, Piemonte, 10121, Italia</text:p>
          </table:table-cell>
          <table:table-cell office:value-type="string" table:style-name="ce1">
            <text:p>Anche le banche di private banking e d'investimento Fideuram e Banca Investis hanno sede a Torino, così come la più piccola Banca del Piemonte. Altre aziende di rilievo in territorio torinese sono: Lavazza, Caffè Vergnano, Martini &amp; Rossi, Alpitour, Reply, Avio Aero, Basic Net (Robe di Kappa), Carlo Pignatelli, De Fonseca, Sabelt, Sparco, Seven, Urmet, Kelémata e il Gruppo Armando Testa. A Torino o nella sua città metropolitana hanno sede legale anche diverse filiali italiane di società estere come Suzuki, Vodafone Italia, Bavaria, Diageo, Michelin, Kimberly-Clark, Petronas, Mizuno e SKF.</text:p>
          </table:table-cell>
          <table:table-cell office:value-type="string" table:style-name="ce1">
            <text:p>No</text:p>
          </table:table-cell>
          <table:table-cell table:number-columns-repeated="16380"/>
        </table:table-row>
        <table:table-row table:style-name="ro1">
          <table:table-cell office:value-type="string" table:style-name="ce1">
            <text:p>Sindone</text:p>
          </table:table-cell>
          <table:table-cell office:value-type="string" table:style-name="ce1">
            <text:p>Cappella della Sindone, Piazza San Giovanni, Centro, Circoscrizione 1, Torino, Piemonte, 1023, Italia</text:p>
          </table:table-cell>
          <table:table-cell office:value-type="string" table:style-name="ce1">
            <text:p>il Palazzo Reale (antica dimora dei duchi ed in seguito dei re di Casa Savoia); la rinascimentale cattedrale di San Giovanni Battista del XV secolo (celebre in quanto vi è custodita la Sacra Sindone); il Museo Egizio (il secondo più importante al mondo dopo quello de Il Cairo);</text:p>
          </table:table-cell>
          <table:table-cell office:value-type="string" table:style-name="ce1">
            <text:p>Si</text:p>
          </table:table-cell>
          <table:table-cell table:number-columns-repeated="16380"/>
        </table:table-row>
        <table:table-row table:style-name="ro1">
          <table:table-cell office:value-type="string" table:style-name="ce1">
            <text:p>Sindone</text:p>
          </table:table-cell>
          <table:table-cell office:value-type="string" table:style-name="ce1">
            <text:p>Cappella della Sindone, Piazza San Giovanni, Centro, Circoscrizione 1, Torino, Piemonte, 1023, Italia</text:p>
          </table:table-cell>
          <table:table-cell office:value-type="string" table:style-name="ce1">
            <text:p>Alla progettazione e realizzazione delle opere relative hanno contribuito architetti di chiara fama, fra i quali: <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text:p>
          </table:table-cell>
          <table:table-cell office:value-type="string" table:style-name="ce1">
            <text:p>Si</text:p>
          </table:table-cell>
          <table:table-cell table:number-columns-repeated="16380"/>
        </table:table-row>
        <table:table-row table:style-name="ro1">
          <table:table-cell office:value-type="string" table:style-name="ce1">
            <text:p>Sindone</text:p>
          </table:table-cell>
          <table:table-cell office:value-type="string" table:style-name="ce1">
            <text:p>Cappella della Sindone, Piazza San Giovanni, Centro, Circoscrizione 1, Torino, Piemonte, 1023,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Si</text:p>
          </table:table-cell>
          <table:table-cell table:number-columns-repeated="16380"/>
        </table:table-row>
        <table:table-row table:style-name="ro1">
          <table:table-cell office:value-type="string" table:style-name="ce1">
            <text:p>Sindone</text:p>
          </table:table-cell>
          <table:table-cell office:value-type="string" table:style-name="ce1">
            <text:p>Cappella della Sindone, Piazza San Giovanni, Centro, Circoscrizione 1, Torino, Piemonte, 1023, Italia</text:p>
          </table:table-cell>
          <table:table-cell office:value-type="string" table:style-name="ce1">
            <text:p>Testimonianze della storia di Torino sono a disposizione presso l'Istituto Storico della Resistenza, che gestisce inoltre il Museo diffuso della Resistenza, della deportazione, della guerra, dei diritti e della libertà. Per quanto riguarda le scienze, è sicuramente da ricordare il Museo Regionale di Scienze Naturali, tra i maggiori in Italia dello specifico settore, e il Museo della Sindone, che illustra al visitatore le scoperte scientifiche sul telo sindonico. Da ricordare il Museo dell'astronomia e Planetario di Torino, che sorge accanto dell'Osservatorio astronomico di Torino a Pino Torinese, cittadina collinare nei pressi immediati del capoluogo piemontese.</text:p>
          </table:table-cell>
          <table:table-cell office:value-type="string" table:style-name="ce1">
            <text:p>Si</text:p>
          </table:table-cell>
          <table:table-cell table:number-columns-repeated="16380"/>
        </table:table-row>
        <table:table-row table:style-name="ro1">
          <table:table-cell office:value-type="string" table:style-name="ce1">
            <text:p>Sindone</text:p>
          </table:table-cell>
          <table:table-cell office:value-type="string" table:style-name="ce1">
            <text:p>Cappella della Sindone, Piazza San Giovanni, Centro, Circoscrizione 1, Torino, Piemonte, 1023, Italia</text:p>
          </table:table-cell>
          <table:table-cell office:value-type="string" table:style-name="ce1">
            <text:p>Magia e occultismo <text:s/>La città è anche conosciuta per la tradizione di magia e occultismo. Effettivamente, Torino non è soltanto la sede della Sindone e dei santi sociali del XIX secolo, come Giovanni Bosco o Giuseppe Benedetto Cottolengo. Leggende popolari, partendo dal fatto che la città fu una munitissima piazzaforte nel XVII secolo, affermano che Torino sia attraversata da una fittissima rete di gallerie e sotterranei, utilizzata dai Savoia e dai nobili per spostamenti in incognito.</text:p>
          </table:table-cell>
          <table:table-cell office:value-type="string" table:style-name="ce1">
            <text:p>Si</text:p>
          </table:table-cell>
          <table:table-cell table:number-columns-repeated="16380"/>
        </table:table-row>
        <table:table-row table:style-name="ro1">
          <table:table-cell office:value-type="string" table:style-name="ce1">
            <text:p>Sindone</text:p>
          </table:table-cell>
          <table:table-cell office:value-type="string" table:style-name="ce1">
            <text:p>Cappella della Sindone, Piazza San Giovanni, Centro, Circoscrizione 1, Torino, Piemonte, 1023, Italia</text:p>
          </table:table-cell>
          <table:table-cell office:value-type="string" table:style-name="ce1">
            <text:p>Da qualche tempo vi sono in città dei tour operator che organizzano anche visite guidate sui misteri di Torino. Per gli esoteristi la magia positiva di Torino nasce dal "cuore bianco" di piazza Castello, dal Duomo che custodisce la Sacra Sindone alla Gran Madre di Dio e fino alla Mole Antonelliana, che indica il cielo. Ai lati della scalinata che conduce all'ingresso della chiesa della Gran Madre di Dio troviamo le due statue raffiguranti la Fede e la Religione, tra le quali si troverebbe il nascondiglio del Graal.</text:p>
          </table:table-cell>
          <table:table-cell office:value-type="string" table:style-name="ce1">
            <text:p>Si</text:p>
          </table:table-cell>
          <table:table-cell table:number-columns-repeated="16380"/>
        </table:table-row>
        <table:table-row table:style-name="ro1">
          <table:table-cell office:value-type="string" table:style-name="ce1">
            <text:p>Sindone</text:p>
          </table:table-cell>
          <table:table-cell office:value-type="string" table:style-name="ce1">
            <text:p>Cappella della Sindone, Piazza San Giovanni, Centro, Circoscrizione 1, Torino, Piemonte, 1023, Italia</text:p>
          </table:table-cell>
          <table:table-cell office:value-type="string" table:style-name="ce1">
            <text:p>Arena estiva dedicata ai classici del cinema che si svolge ogni anno, dal 2012, nel Cortile d'Onore di Palazzo Reale. Eventi recenti Ostensione della Sindone del 1998 per celebrare il centenario della prima fotografia della reliquia e il cinquecentenario del Duomo di Torino. Ostensione della Sindone del 2000 per festeggiare l'anno Giubilare del Millennio.</text:p>
          </table:table-cell>
          <table:table-cell office:value-type="string" table:style-name="ce1">
            <text:p>Si</text:p>
          </table:table-cell>
          <table:table-cell table:number-columns-repeated="16380"/>
        </table:table-row>
        <table:table-row table:style-name="ro1">
          <table:table-cell office:value-type="string" table:style-name="ce1">
            <text:p>Sindone</text:p>
          </table:table-cell>
          <table:table-cell office:value-type="string" table:style-name="ce1">
            <text:p>Cappella della Sindone, Piazza San Giovanni, Centro, Circoscrizione 1, Torino, Piemonte, 1023, Italia</text:p>
          </table:table-cell>
          <table:table-cell office:value-type="string" table:style-name="ce1">
            <text:p>Eventi recenti Ostensione della Sindone del 1998 per celebrare il centenario della prima fotografia della reliquia e il cinquecentenario del Duomo di Torino. Ostensione della Sindone del 2000 per festeggiare l'anno Giubilare del Millennio. Dal 10 al 26 febbraio 2006 a Torino si sono svolti i XX Giochi olimpici invernali.</text:p>
          </table:table-cell>
          <table:table-cell office:value-type="string" table:style-name="ce1">
            <text:p>Si</text:p>
          </table:table-cell>
          <table:table-cell table:number-columns-repeated="16380"/>
        </table:table-row>
        <table:table-row table:style-name="ro1">
          <table:table-cell office:value-type="string" table:style-name="ce1">
            <text:p>Sindone</text:p>
          </table:table-cell>
          <table:table-cell office:value-type="string" table:style-name="ce1">
            <text:p>Cappella della Sindone, Piazza San Giovanni, Centro, Circoscrizione 1, Torino, Piemonte, 1023, Italia</text:p>
          </table:table-cell>
          <table:table-cell office:value-type="string" table:style-name="ce1">
            <text:p>dal 6 all'8 marzo 2009 ha ospitato i Campionati europei di atletica leggera indoor. Ostensione della Sindone del 2010. Torino 2010 European Youth Capital: Torino Capitale Europea dei Giovani 2010.</text:p>
          </table:table-cell>
          <table:table-cell office:value-type="string" table:style-name="ce1">
            <text:p>Si</text:p>
          </table:table-cell>
          <table:table-cell table:number-columns-repeated="16380"/>
        </table:table-row>
        <table:table-row table:style-name="ro1">
          <table:table-cell office:value-type="string" table:style-name="ce1">
            <text:p>Sindone</text:p>
          </table:table-cell>
          <table:table-cell office:value-type="string" table:style-name="ce1">
            <text:p>Cappella della Sindone, Piazza San Giovanni, Centro, Circoscrizione 1, Torino, Piemonte, 1023, Italia</text:p>
          </table:table-cell>
          <table:table-cell office:value-type="string" table:style-name="ce1">
            <text:p>Finale della UEFA Europa League 2013-2014 disputatasi allo Juventus Stadium il 14 Maggio 2014 tra il Sevilla Fútbol Club e il Benfica. Ostensione della Sindone del 2015. Finale europea del Bocuse d'Or (11-12 giugno 2018).</text:p>
          </table:table-cell>
          <table:table-cell office:value-type="string" table:style-name="ce1">
            <text:p>Si</text:p>
          </table:table-cell>
          <table:table-cell table:number-columns-repeated="16380"/>
        </table:table-row>
        <table:table-row table:style-name="ro1">
          <table:table-cell office:value-type="string" table:style-name="ce1">
            <text:p>Sisport</text:p>
          </table:table-cell>
          <table:table-cell office:value-type="string" table:style-name="ce1">
            <text:p>Sisport, Corso Unione Sovietica, Mirafiori Sud, Circoscrizione 8, Torino, Piemonte, 10135, Italia</text:p>
          </table:table-cell>
          <table:table-cell office:value-type="string" table:style-name="ce1">
            <text:p>Nel 1952, inoltre, Torino il primo incontro interno della Nazionale italiana a XIII, una sconfitta 18-22 contro la Francia (solo nel 2008 la Nazionale a XV disputò il suo primo incontro a Torino, una sconfitta 15-22 contro l'Argentina). Realtà prestigiose, nelle rispettive discipline, sono poi la Juventus Women (calcio femminile, cinque volte Campionesse d'Italia), i Giaguari Torino (football americano, campioni nel 1991), la Sisport (pallacanestro femminile, 5 scudetti ed una Coppa dei Campioni) e la CUS Torino (pallavolo maschile, 4 scudetti ed una Coppa dei Campioni). Altri sport praticati in città comprendono baseball, curling, hockey, pallanuoto, pallamano, scherma, tennis tavolo, tiro con l'arco, bocce e pallone elastico.</text:p>
          </table:table-cell>
          <table:table-cell office:value-type="string" table:style-name="ce1">
            <text:p>No</text:p>
          </table:table-cell>
          <table:table-cell table:number-columns-repeated="16380"/>
        </table:table-row>
        <table:table-row table:style-name="ro1">
          <table:table-cell office:value-type="string" table:style-name="ce1">
            <text:p>SKF</text:p>
          </table:table-cell>
          <table:table-cell office:value-type="string" table:style-name="ce1">
            <text:p>SKF, Airasca, Torino, Piemonte, Italia</text:p>
          </table:table-cell>
          <table:table-cell office:value-type="string" table:style-name="ce1">
            <text:p>Altre aziende di rilievo in territorio torinese sono: Lavazza, Caffè Vergnano, Martini &amp; Rossi, Alpitour, Reply, Avio Aero, Basic Net (Robe di Kappa), Carlo Pignatelli, De Fonseca, Sabelt, Sparco, Seven, Urmet, Kelémata e il Gruppo Armando Testa. A Torino o nella sua città metropolitana hanno sede legale anche diverse filiali italiane di società estere come Suzuki, Vodafone Italia, Bavaria, Diageo, Michelin, Kimberly-Clark, Petronas, Mizuno e SKF. Negli anni la città ha attraversato una lunga fase di riconversione industriale, sia per la crisi dell'industria metalmeccanica, sia per la tendenza delle aziende dei paesi avanzati a trasferire le loro produzioni manifatturiere nei paesi in via di sviluppo.</text:p>
          </table:table-cell>
          <table:table-cell office:value-type="string" table:style-name="ce1">
            <text:p>No</text:p>
          </table:table-cell>
          <table:table-cell table:number-columns-repeated="16380"/>
        </table:table-row>
        <table:table-row table:style-name="ro1">
          <table:table-cell office:value-type="string" table:style-name="ce1">
            <text:p>Spine</text:p>
          </table:table-cell>
          <table:table-cell office:value-type="string" table:style-name="ce1">
            <text:p>Via delle Spine, Cascina Malanotte, Ciriè, Torino, Piemonte, 10073, Italia</text:p>
          </table:table-cell>
          <table:table-cell office:value-type="string" table:style-name="ce1">
            <text:p>L'evento olimpico del 2006 ha contribuito a diminuire il ristagno economico. Grandi opere pubbliche come quelle per il Passante Ferroviario, la Metropolitana e le Spine hanno ridisegnato e stanno ridisegnando il volto della città. Culla del cinema italiano, grazie all'associazione Torino Film Commission, la città è diventata un'apprezzata quinta per l'ambientazione e la produzione di film, pubblicità e video musicali.</text:p>
          </table:table-cell>
          <table:table-cell office:value-type="string" table:style-name="ce1">
            <text:p>No</text:p>
          </table:table-cell>
          <table:table-cell table:number-columns-repeated="16380"/>
        </table:table-row>
        <table:table-row table:style-name="ro1">
          <table:table-cell office:value-type="string" table:style-name="ce1">
            <text:p>stadio Filadelfia</text:p>
          </table:table-cell>
          <table:table-cell office:value-type="string" table:style-name="ce1">
            <text:p>Stadio Filadelfia, Via Taggia, Filadelfia, Circoscrizione 8, Torino, Piemonte, 10134, Italia</text:p>
          </table:table-cell>
          <table:table-cell office:value-type="string" table:style-name="ce1">
            <text:p>altri impianti con capacità molto vicine a questi numeri sono lo Stadio Primo Nebiolo ed il PalaVela. Una menzione speciale, infine, merita lo stadio Filadelfia, teatro del ciclo di vittorie del Grande Torino negli anni quaranta del XX secolo. <text:s/>Altri riferimenti al nome della città Alla città di Torino è stato dedicato l'asteroide 9523 Torino, in riferimento all'omonima scala di pericolosità degli oggetti di tipo NEO (near-Earth object).</text:p>
          </table:table-cell>
          <table:table-cell office:value-type="string" table:style-name="ce1">
            <text:p>Si</text:p>
          </table:table-cell>
          <table:table-cell table:number-columns-repeated="16380"/>
        </table:table-row>
        <table:table-row table:style-name="ro1">
          <table:table-cell office:value-type="string" table:style-name="ce1">
            <text:p>Stadio Olimpico Grande Torino</text:p>
          </table:table-cell>
          <table:table-cell office:value-type="string" table:style-name="ce1">
            <text:p>Stadio Olimpico Grande Torino, Via Filadelfia, Santa Rita, Circoscrizione 2, Torino, Piemonte, 10134, Italia</text:p>
          </table:table-cell>
          <table:table-cell office:value-type="string" table:style-name="ce1">
            <text:p><text:s/>Impianti Sportivi Grazie alla solida tradizione sportiva della città, Torino dispone di impianti sportivi e di intrattenimento all'avanguardia, parco implementato grazie all'assegnazione della sede ospitante i XX Giochi Olimpici Invernali. Fra le strutture con una capienza superiore ai 10000 posti si citino l'Allianz Stadium, lo Stadio Olimpico Grande Torino, il Palasport Olimpico e il PalaTorino; altri impianti con capacità molto vicine a questi numeri sono lo Stadio Primo Nebiolo ed il PalaVela.</text:p>
          </table:table-cell>
          <table:table-cell office:value-type="string" table:style-name="ce1">
            <text:p>Si</text:p>
          </table:table-cell>
          <table:table-cell table:number-columns-repeated="16380"/>
        </table:table-row>
        <table:table-row table:style-name="ro1">
          <table:table-cell office:value-type="string" table:style-name="ce1">
            <text:p>Stadio Primo Nebiolo</text:p>
          </table:table-cell>
          <table:table-cell office:value-type="string" table:style-name="ce1">
            <text:p>Stadio Primo Nebiolo, Viale Leonardo Bistolfi, Rione Lancia, Circoscrizione 3, Torino, Piemonte, 10141, Italia</text:p>
          </table:table-cell>
          <table:table-cell office:value-type="string" table:style-name="ce1">
            <text:p>Fra le strutture con una capienza superiore ai 10000 posti si citino l'Allianz Stadium, lo Stadio Olimpico Grande Torino, il Palasport Olimpico e il PalaTorino; altri impianti con capacità molto vicine a questi numeri sono lo Stadio Primo Nebiolo ed il PalaVela. Una menzione speciale, infine, merita lo stadio Filadelfia, teatro del ciclo di vittorie del Grande Torino negli anni quaranta del XX secolo.</text:p>
          </table:table-cell>
          <table:table-cell office:value-type="string" table:style-name="ce1">
            <text:p>Si</text:p>
          </table:table-cell>
          <table:table-cell table:number-columns-repeated="16380"/>
        </table:table-row>
        <table:table-row table:style-name="ro1">
          <table:table-cell office:value-type="string" table:style-name="ce1">
            <text:p>Stato</text:p>
          </table:table-cell>
          <table:table-cell office:value-type="string" table:style-name="ce1">
            <text:p>Giardino "Magistrati Caduti nella Difesa dello Stato", Mirafiori Nord, Circoscrizione 2, Torino, Piemonte, Italia</text:p>
          </table:table-cell>
          <table:table-cell office:value-type="string" table:style-name="ce1">
            <text:p>Città dell'omonimo ducato, nel 1563 ne divenne capitale. Dal 1720 fu capitale del Regno di Sardegna (anche se solo de facto fino alla fusione perfetta del 1847, quando lo divenne anche formalmente), Stato che nel XIX secolo avrebbe portato all'unificazione italiana e che fece di Torino la prima capitale del Regno d'Italia (dal 1861 al 1865). Sede nel 1911 dell'Expo, nel 2006 dei XX Giochi olimpici invernali e nel 2022 della 66ª edizione dell'Eurovision Song Contest, città natale di alcuni fra i maggiori simboli del Made in Italy nel mondo, come il Vermut, il cioccolato gianduja, i grissini e il caffè espresso, è il fulcro dell'industria automobilistica italiana, nonché importante centro dell'editoria, del sistema bancario e assicurativo, delle tecnologie dell'informazione, del cinema, dell'enogastronomia, del settore aerospaziale, del disegno industriale, dello sport e della moda.</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Giardino "Magistrati Caduti nella Difesa dello Stato", Mirafiori Nord, Circoscrizione 2, Torino, Piemonte, Italia</text:p>
          </table:table-cell>
          <table:table-cell office:value-type="string" table:style-name="ce1">
            <text:p>Il Congresso di Vienna e la Restaurazione diedero al Piemonte il territorio della Liguria (precedentemente repubbliche marinare di Genova e Noli) gettando così, anche se involontariamente, le basi del processo che porterà in poco più di cinquant'anni all'Unità d'Italia. Torino fu la prima capitale del nuovo Stato unitario dal 1861 al 1865, dopodiché la capitale divenne Firenze e, dal 1871, Roma. La fine del XIX secolo e l'inizio del novecento videro Torino svilupparsi come città industriale:</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Giardino "Magistrati Caduti nella Difesa dello Stato", Mirafiori Nord, Circoscrizione 2, Torino, Piemonte, Italia</text:p>
          </table:table-cell>
          <table:table-cell office:value-type="string" table:style-name="ce1">
            <text:p>Il numero di immigrati fu tanto consistente che il sindaco Diego Novelli (1975–1985) definì Torino "la terza città meridionale d'Italia per popolazione dopo Napoli e Palermo". <text:s/>Simboli <text:s/>Lo stemma della Città di Torino, approvato dallo Stato con decreto dell'11 agosto 1931, è costituito da uno scudo svizzero azzurro a cui è sovrapposto un toro rampante d'oro, con le corna d'argento e con la corona comitale a nove perle. <text:s/>Onorificenze La città di Torino è la quinta tra le ventisette Città decorate di medaglia d'oro come "benemerite del Risorgimento nazionale" per le azioni patriottiche che ebbero luogo nella città nel periodo del Risorgimento:</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Giardino "Magistrati Caduti nella Difesa dello Stato", Mirafiori Nord, Circoscrizione 2, Torino, Piemonte, Italia</text:p>
          </table:table-cell>
          <table:table-cell office:value-type="string" table:style-name="ce1">
            <text:p>Istruzione Biblioteche e archivi La città ospita alcune importanti biblioteche: la Biblioteca nazionale di Torino e la Biblioteca Reale di proprietà dello Stato, la Biblioteca civica centrale e molte collezioni specializzate come la Biblioteca internazionale di cinema e fotografia Mario Gromo, la Biblioteca Nazionale del Club Alpino Italiano, la Biblioteca della Fondazione Luigi Einaudi, le biblioteche d'arte della Galleria civica d'arte moderna e contemporanea e dell'Accademia Albertina. Altre importanti biblioteche antiche sono la Biblioteca dell'Accademia delle Scienze, la Biblioteca della Scuola di Applicazione dell'Esercito (con sede nello juvarriano Palazzo dell'Arsenale), la Biblioteca dell'Archivio di Stato e la Biblioteca Provinciale dei Frati minori cappuccini, situata all'interno del Convento dei Monti Cappuccini.</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Giardino "Magistrati Caduti nella Difesa dello Stato", Mirafiori Nord, Circoscrizione 2, Torino, Piemonte, Italia</text:p>
          </table:table-cell>
          <table:table-cell office:value-type="string" table:style-name="ce1">
            <text:p>la Biblioteca nazionale di Torino e la Biblioteca Reale di proprietà dello Stato, la Biblioteca civica centrale e molte collezioni specializzate come la Biblioteca internazionale di cinema e fotografia Mario Gromo, la Biblioteca Nazionale del Club Alpino Italiano, la Biblioteca della Fondazione Luigi Einaudi, le biblioteche d'arte della Galleria civica d'arte moderna e contemporanea e dell'Accademia Albertina. Altre importanti biblioteche antiche sono la Biblioteca dell'Accademia delle Scienze, la Biblioteca della Scuola di Applicazione dell'Esercito (con sede nello juvarriano Palazzo dell'Arsenale), la Biblioteca dell'Archivio di Stato e la Biblioteca Provinciale dei Frati minori cappuccini, situata all'interno del Convento dei Monti Cappuccini. La rete delle biblioteche civiche comprende, oltre alla Civica centrale, altre 23 istituzioni analoghe (17 biblioteche civiche diffuse sul territorio, 2 biblioteche situate presso le carceri e 4 punti di lettura), il cui patrimonio complessivo ammonta ad oltre 1.200.000 volumi.</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Giardino "Magistrati Caduti nella Difesa dello Stato", Mirafiori Nord, Circoscrizione 2, Torino, Piemonte, Italia</text:p>
          </table:table-cell>
          <table:table-cell office:value-type="string" table:style-name="ce1">
            <text:p>Inoltre, i comuni di cintura dell'area urbana e metropolitana cittadina possiedono un sistema bibliotecario integrato denominato SBAM (Sistema Bibliotecario Area Metropolitana) composto di 65 biblioteche per un totale di circa 1.700.000 documenti. L'Archivio di Stato di Torino custodisce i documenti della corte e dell'amministrazione sabauda, sin dall'epoca medievale. <text:s/>Ricerca scientifica A Torino hanno sede importanti istituti di ricerca scientifica, tecnologica e cinematografica che sono la testimonianza di una tradizione culturale improntata sulla sperimentazione e sull'innovazione.</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Giardino "Magistrati Caduti nella Difesa dello Stato", Mirafiori Nord, Circoscrizione 2, Torino, Piemonte, Italia</text:p>
          </table:table-cell>
          <table:table-cell office:value-type="string" table:style-name="ce1">
            <text:p>Da un punto di vista strettamente storico, l'origine di questa tradizione va ricercata, secondo alcuni, nel Risorgimento e nella massiccia campagna di discredito organizzata contro la città dalla Curia Romana che era contraria all'unità nazionale. Altri sostengono invece, o almeno in concomitanza e contrapposizione, che le autorità civili, Stato e comune e la corte sabauda, abbiano tollerato e sostenuto circoli massonici, associazioni teosofiche e spiritistiche, favorendo così una specie di agguerrita "concorrenza" nei confronti della Chiesa cattolica e favorendo quindi anche il mito di Torino, città magica. Libertà di pensiero ed un certo spirito anticlericale furono poi rinfocolati, dopo l'Unità d'Italia, dal progressismo positivistico e dal nascente movimento operaio.</text:p>
          </table:table-cell>
          <table:table-cell office:value-type="string" table:style-name="ce1">
            <text:p>No</text:p>
          </table:table-cell>
          <table:table-cell table:number-columns-repeated="16380"/>
        </table:table-row>
        <table:table-row table:style-name="ro1">
          <table:table-cell office:value-type="string" table:style-name="ce1">
            <text:p>stazione di Torino</text:p>
          </table:table-cell>
          <table:table-cell office:value-type="string" table:style-name="ce1">
            <text:p>Stazione di Torino Lingotto, Via Mario Pannunzio, Lingotto, Circoscrizione 8, Torino, Piemonte, 10127, Italia</text:p>
          </table:table-cell>
          <table:table-cell office:value-type="string" table:style-name="ce1">
            <text:p>L'edizione 2020 è stata annullata a causa della pandemia del COVID-19.Torino nella musica Torino è l'unica città italiana, oltre a Napoli, citata nel titolo di una canzone americana con il nome non tradotto: per la precisione, il cantautore texano Shawn Phillips nel suo album del 1970 Second Contribution apre il lato A con un brano dal titolo lunghissimo, She was waitin' for her mother at the Station in Torino and you know I love you baby but it's getting too heavy to laugh ("Stava aspettando sua madre alla stazione di Torino e tu sai che ti amo tesoro ma sta diventando troppo pesante per ridere"). Anche il dj austriaco Parov Stelar ha intitolato un suo brano col nome della città in italiano:</text:p>
          </table:table-cell>
          <table:table-cell office:value-type="string" table:style-name="ce1">
            <text:p>No</text:p>
          </table:table-cell>
          <table:table-cell table:number-columns-repeated="16380"/>
        </table:table-row>
        <table:table-row table:style-name="ro1">
          <table:table-cell office:value-type="string" table:style-name="ce1">
            <text:p>Strada - Cit Turin</text:p>
          </table:table-cell>
          <table:table-cell office:value-type="string" table:style-name="ce1">
            <text:p>Torino Porta Susa, Via Susa, Cit Turin, Circoscrizione 3, Torino, Piemonte, 10138, Italia</text:p>
          </table:table-cell>
          <table:table-cell office:value-type="string" table:style-name="ce1">
            <text:p>Santa Rita - Mirafiori Nord - Mirafiori Sud Circoscrizione III: Borgo San Paolo - Cenisia - Pozzo Strada - Cit Turin - Borgata Lesna Circoscrizione IV: San Donato - Campidoglio - Parella Circoscrizione V:</text:p>
          </table:table-cell>
          <table:table-cell office:value-type="string" table:style-name="ce1">
            <text:p>No</text:p>
          </table:table-cell>
          <table:table-cell table:number-columns-repeated="16380"/>
        </table:table-row>
        <table:table-row table:style-name="ro1">
          <table:table-cell office:value-type="string" table:style-name="ce1">
            <text:p>Strada di Settimo 307</text:p>
          </table:table-cell>
          <table:table-cell office:value-type="string" table:style-name="ce1">
            <text:p>307, Strada Settimo, Circoscrizione 6, Torino, Piemonte, 10156, Italia</text:p>
          </table:table-cell>
          <table:table-cell office:value-type="string" table:style-name="ce1">
            <text:p>sito nell'omonimo borgo collinare Cimitero di Abbadia di Stura: sito in Strada di Settimo 307, nella zona nordErano inoltre presenti in Torino i cimiteri, ora non più in uso:</text:p>
          </table:table-cell>
          <table:table-cell office:value-type="string" table:style-name="ce1">
            <text:p>No</text:p>
          </table:table-cell>
          <table:table-cell table:number-columns-repeated="16380"/>
        </table:table-row>
        <table:table-row table:style-name="ro1">
          <table:table-cell office:value-type="string" table:style-name="ce1">
            <text:p>Stura di Lanzo</text:p>
          </table:table-cell>
          <table:table-cell office:value-type="string" table:style-name="ce1">
            <text:p>Stura di Lanzo, Torino, Piemonte, 10074, Italia</text:p>
          </table:table-cell>
          <table:table-cell office:value-type="string" table:style-name="ce1">
            <text:p>La continua crescita d'importanza a livello internazionale ha fatto raggiungere a Torino il rango di città globale (terza città italiana dopo Milano e Roma) nella categoria Gamma. Geografia fisica Territorio Torino sorge nella pianura delimitata dai fiumi Stura di Lanzo, Sangone e Po (quest'ultimo attraversa la città da sud verso nord), di fronte allo sbocco di alcune vallate alpine: Val di Susa, che collega la città con la vicina Francia attraverso il traforo del Frejus, Valli di Lanzo, Val Sangone.</text:p>
          </table:table-cell>
          <table:table-cell office:value-type="string" table:style-name="ce1">
            <text:p>No</text:p>
          </table:table-cell>
          <table:table-cell table:number-columns-repeated="16380"/>
        </table:table-row>
        <table:table-row table:style-name="ro1">
          <table:table-cell office:value-type="string" table:style-name="ce1">
            <text:p>Superga</text:p>
          </table:table-cell>
          <table:table-cell office:value-type="string" table:style-name="ce1">
            <text:p>Superga, Torino, Piemonte, 10099, Italia</text:p>
          </table:table-cell>
          <table:table-cell office:value-type="string" table:style-name="ce1">
            <text:p>All'interno del perimetro cittadino figurano cinque siti iscritti nella lista del Patrimonio Mondiale dell'UNESCO: <text:s/>Palazzo Reale e la zona di comando (o musei reali) Palazzo Madama Palazzo Carignano Castello del Valentino Villa della ReginaA questi si aggiunge la Basilica di Superga la quale, pur facendo parte del circuito delle residenze sabaude, non è compresa nella lista UNESCO. <text:s/>Immagini di residenze sabaude <text:s text:c="4"/>Altre opere architettoniche notevoli Carceri Nuove Cisternone Galleria Subalpina Lingotto Opera per Torino Grattacielo Intesa Sanpaolo Grattacielo della Regione Piemonte Cascina Giajone Cascina RoccafrancaChiese e luoghi di culto <text:s/>Numerosi sono gli edifici di culto presenti nella città di Torino.</text:p>
          </table:table-cell>
          <table:table-cell office:value-type="string" table:style-name="ce1">
            <text:p>Si</text:p>
          </table:table-cell>
          <table:table-cell table:number-columns-repeated="16380"/>
        </table:table-row>
        <table:table-row table:style-name="ro1">
          <table:table-cell office:value-type="string" table:style-name="ce1">
            <text:p>Superga</text:p>
          </table:table-cell>
          <table:table-cell office:value-type="string" table:style-name="ce1">
            <text:p>Superga, Torino, Piemonte, 10099,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Si</text:p>
          </table:table-cell>
          <table:table-cell table:number-columns-repeated="16380"/>
        </table:table-row>
        <table:table-row table:style-name="ro1">
          <table:table-cell office:value-type="string" table:style-name="ce1">
            <text:p>Superga</text:p>
          </table:table-cell>
          <table:table-cell office:value-type="string" table:style-name="ce1">
            <text:p>Superga, Torino, Piemonte, 10099, Italia</text:p>
          </table:table-cell>
          <table:table-cell office:value-type="string" table:style-name="ce1">
            <text:p>lo United Nations System Staff College (UNSSC), la struttura incaricata della formazione dei funzionari delle Nazioni Unite;A Torino hanno inoltre sede la Fondazione europea per la formazione professionale (ETF), una delle agenzie dell'Unione europea, e l'Autorità di regolazione dei trasporti (ART), autorità indipendente italiana. Cultura Citazioni Definita da Le Corbusier come «...la città con la più bella posizione naturale del mondo», celebrata da numerosi personaggi storici, tra cui Friedrich Nietzsche, Mark Twain e Jean-Jacques Rousseau, il quale descrisse il suo panorama dalla collina di Superga come «...il più bello spettacolo che possa colpire l'occhio umano», è una delle più importanti città barocche d'Europa ed è considerata, insieme a Milano e Palermo, la capitale italiana dell'Art Nouveau, di cui sono grande esempio, fra l'altro, i suoi innumerevoli e famosi caffè storici, fioriti soprattutto nel periodo risorgimentale e della Belle Époque. <text:s/>Turismo Nel passato Già meta del Grand Tour, Torino è una delle prime città italiane ad aver avuto un'organizzazione turistica nella storia;</text:p>
          </table:table-cell>
          <table:table-cell office:value-type="string" table:style-name="ce1">
            <text:p>Si</text:p>
          </table:table-cell>
          <table:table-cell table:number-columns-repeated="16380"/>
        </table:table-row>
        <table:table-row table:style-name="ro1">
          <table:table-cell office:value-type="string" table:style-name="ce1">
            <text:p>Suzuki</text:p>
          </table:table-cell>
          <table:table-cell office:value-type="string" table:style-name="ce1">
            <text:p>Autogrup S, Corso Giulio Cesare, Rebaudengo, Circoscrizione 6, Torino, Piemonte, 10155, Italia</text:p>
          </table:table-cell>
          <table:table-cell office:value-type="string" table:style-name="ce1">
            <text:p>Altre aziende di rilievo in territorio torinese sono: Lavazza, Caffè Vergnano, Martini &amp; Rossi, Alpitour, Reply, Avio Aero, Basic Net (Robe di Kappa), Carlo Pignatelli, De Fonseca, Sabelt, Sparco, Seven, Urmet, Kelémata e il Gruppo Armando Testa. A Torino o nella sua città metropolitana hanno sede legale anche diverse filiali italiane di società estere come Suzuki, Vodafone Italia, Bavaria, Diageo, Michelin, Kimberly-Clark, Petronas, Mizuno e SKF. Negli anni la città ha attraversato una lunga fase di riconversione industriale, sia per la crisi dell'industria metalmeccanica, sia per la tendenza delle aziende dei paesi avanzati a trasferire le loro produzioni manifatturiere nei paesi in via di sviluppo.</text:p>
          </table:table-cell>
          <table:table-cell office:value-type="string" table:style-name="ce1">
            <text:p>No</text:p>
          </table:table-cell>
          <table:table-cell table:number-columns-repeated="16380"/>
        </table:table-row>
        <table:table-row table:style-name="ro1">
          <table:table-cell office:value-type="string" table:style-name="ce1">
            <text:p>Svizzera</text:p>
          </table:table-cell>
          <table:table-cell office:value-type="string" table:style-name="ce1">
            <text:p>Svizzera, Corso Svizzera, Campidoglio, Circoscrizione 4, Torino, Piemonte, 10143, Italia</text:p>
          </table:table-cell>
          <table:table-cell office:value-type="string" table:style-name="ce1">
            <text:p>Sebbene non sia la città che ne ospita il maggior numero, il record è tuttavia costituito dal fatto che sono fissi, aperti tutti i giorni e dislocati in tutti i quartieri. I più importanti per ampiezza e giro d'affari si svolgono in Piazza Benefica, in Corso Alcide De Gasperi, in via Onorato Vigliani, in corso Svizzera, in Corso Racconigi e in piazza Barcellona. Il mercato più famoso è Porta Palazzo (Pòrta Pila in Lingua piemontese), che è il mercato all'aperto più grande d'Europa.</text:p>
          </table:table-cell>
          <table:table-cell office:value-type="string" table:style-name="ce1">
            <text:p>No</text:p>
          </table:table-cell>
          <table:table-cell table:number-columns-repeated="16380"/>
        </table:table-row>
        <table:table-row table:style-name="ro1">
          <table:table-cell office:value-type="string" table:style-name="ce1">
            <text:p>Tangenziale Nord</text:p>
          </table:table-cell>
          <table:table-cell office:value-type="string" table:style-name="ce1">
            <text:p>Tangenziale Nord, Circoscrizione 6, Villaretto, Torino, Piemonte, 10148, Italia</text:p>
          </table:table-cell>
          <table:table-cell office:value-type="string" table:style-name="ce1">
            <text:p>Infrastrutture e trasporti Strade Collegamenti autostradali Su Torino convergono cinque autostrade (tra cui è particolarmente importante quella in direzione della Francia) ed un raccordo autostradale: <text:s/>A4 Torino - Milano - Brescia - Verona - Venezia - Trieste A5 Torino - Ivrea - Aosta - Traforo del Monte Bianco A6 Torino - Fossano - Savona A21 Torino - Alessandria - Piacenza - Brescia A32 Torino - Susa - Bardonecchia - Traforo stradale del Frejus RA10 Torino - Caselle Torinese - Aeroporto di Torino-CaselleTangenziali La tangenzale di Torino è la A55, divisa in Tangenziale Nord e Tangenziale Sud, va da nord est fino a sud est passando in maniera semicircolare da ovest. Inoltre comprende la tratta da Torino fino a Pinerolo.</text:p>
          </table:table-cell>
          <table:table-cell office:value-type="string" table:style-name="ce1">
            <text:p>No</text:p>
          </table:table-cell>
          <table:table-cell table:number-columns-repeated="16380"/>
        </table:table-row>
        <table:table-row table:style-name="ro1">
          <table:table-cell office:value-type="string" table:style-name="ce1">
            <text:p>Tangenziale Sud</text:p>
          </table:table-cell>
          <table:table-cell office:value-type="string" table:style-name="ce1">
            <text:p>Tangenziale Sud, Barauda, Moncalieri, Torino, Piemonte, 10024, Italia</text:p>
          </table:table-cell>
          <table:table-cell office:value-type="string" table:style-name="ce1">
            <text:p>Infrastrutture e trasporti Strade Collegamenti autostradali Su Torino convergono cinque autostrade (tra cui è particolarmente importante quella in direzione della Francia) ed un raccordo autostradale: <text:s/>A4 Torino - Milano - Brescia - Verona - Venezia - Trieste A5 Torino - Ivrea - Aosta - Traforo del Monte Bianco A6 Torino - Fossano - Savona A21 Torino - Alessandria - Piacenza - Brescia A32 Torino - Susa - Bardonecchia - Traforo stradale del Frejus RA10 Torino - Caselle Torinese - Aeroporto di Torino-CaselleTangenziali La tangenzale di Torino è la A55, divisa in Tangenziale Nord e Tangenziale Sud, va da nord est fino a sud est passando in maniera semicircolare da ovest. Inoltre comprende la tratta da Torino fino a Pinerolo.</text:p>
          </table:table-cell>
          <table:table-cell office:value-type="string" table:style-name="ce1">
            <text:p>No</text:p>
          </table:table-cell>
          <table:table-cell table:number-columns-repeated="16380"/>
        </table:table-row>
        <table:table-row table:style-name="ro1">
          <table:table-cell office:value-type="string" table:style-name="ce1">
            <text:p>Teatro Regio</text:p>
          </table:table-cell>
          <table:table-cell office:value-type="string" table:style-name="ce1">
            <text:p>Teatro Regio, Via Carlo Alberto, Centro, Circoscrizione 1, Torino, Piemonte, 1023, Italia</text:p>
          </table:table-cell>
          <table:table-cell office:value-type="string" table:style-name="ce1">
            <text:p>I protagonisti Holly e David si incontrano per la prima volta al Metropolitan Opera di New York mentre è in scena il Manon Lescaut di Giacomo Puccini. Le scene all’interno del teatro, però, sono state girate al Teatro Regio di Torino. A che punto è la notte.</text:p>
          </table:table-cell>
          <table:table-cell office:value-type="string" table:style-name="ce1">
            <text:p>Si</text:p>
          </table:table-cell>
          <table:table-cell table:number-columns-repeated="16380"/>
        </table:table-row>
        <table:table-row table:style-name="ro1">
          <table:table-cell office:value-type="string" table:style-name="ce1">
            <text:p>Teatro Regio</text:p>
          </table:table-cell>
          <table:table-cell office:value-type="string" table:style-name="ce1">
            <text:p>Teatro Regio, Via Carlo Alberto, Centro, Circoscrizione 1, Torino, Piemonte, 1023, Italia</text:p>
          </table:table-cell>
          <table:table-cell office:value-type="string" table:style-name="ce1">
            <text:p>Soap opera. Cuori rubati CentoVetrine (dal 2007 in numerosi cambi di scene si possono osservare i principali monumenti della città) Vivere Il bene e il male Elisa di RivombrosaMusica L'ente lirico di Torino è il Teatro Regio, mentre la principale orchestra sinfonica cittadina è l'Orchestra sinfonica nazionale della RAI, che si esibisce all'Auditorium della RAI. Nell'ambito della musica classica sono attive anche l'Orchestra Filarmonica di Torino, la Filarmonica del Regio e l'Accademia Musicale Stefano Tempia, specializzata nel repertorio barocco.</text:p>
          </table:table-cell>
          <table:table-cell office:value-type="string" table:style-name="ce1">
            <text:p>Si</text:p>
          </table:table-cell>
          <table:table-cell table:number-columns-repeated="16380"/>
        </table:table-row>
        <table:table-row table:style-name="ro1">
          <table:table-cell office:value-type="string" table:style-name="ce1">
            <text:p>teatro romano</text:p>
          </table:table-cell>
          <table:table-cell office:value-type="string" table:style-name="ce1">
            <text:p>Teatro Romano, Piazza San Giovanni, Centro, Circoscrizione 1, Torino, Piemonte, 1023, Italia</text:p>
          </table:table-cell>
          <table:table-cell office:value-type="string" table:style-name="ce1">
            <text:p>Porta Decumana, inglobata in Palazzo Madama, e relativi scavi archeologici; resti del teatro romano; complesso archeologico del Duomo:</text:p>
          </table:table-cell>
          <table:table-cell office:value-type="string" table:style-name="ce1">
            <text:p>Si</text:p>
          </table:table-cell>
          <table:table-cell table:number-columns-repeated="16380"/>
        </table:table-row>
        <table:table-row table:style-name="ro1">
          <table:table-cell office:value-type="string" table:style-name="ce1">
            <text:p>teatro Rossini</text:p>
          </table:table-cell>
          <table:table-cell office:value-type="string" table:style-name="ce1">
            <text:p>Teatro Gobetti, Via Gioachino Rossini, Centro, Circoscrizione 1, Torino, Piemonte, 1023, Italia</text:p>
          </table:table-cell>
          <table:table-cell office:value-type="string" table:style-name="ce1">
            <text:p><text:s/>Auditorium Rai "Arturo Toscanini", sede dell'Orchestra sinfonica nazionale della RAI Auditorium "Gianni Agnelli" del Lingotto Auditorium Intesa-Sanpaolo (interno dell'omonimo grattacielo) Auditorium "Vivaldi" (Biblioteca Nazionale) Educatorio della Provvidenza - Auditorium OrpheusDiversi edifici teatrali sono andati distrutti o caduti in disuso. Fra questi il teatro Balbo e il teatro di Torino, distrutti durante un bombardamento nel 1943, il teatro Rossini, bruciato in un incendio nel 1941, i teatri Adua, Gianduja, Gerbino e Arena torinese, smantellati, e, infine, il teatro Nazionale riconvertito a cinema; inoltre v'è una sala teatrale, oggi in disuso, nell'edificio storico della Cavallerizza Reale.</text:p>
          </table:table-cell>
          <table:table-cell office:value-type="string" table:style-name="ce1">
            <text:p>Si</text:p>
          </table:table-cell>
          <table:table-cell table:number-columns-repeated="16380"/>
        </table:table-row>
        <table:table-row table:style-name="ro1">
          <table:table-cell office:value-type="string" table:style-name="ce1">
            <text:p>Teatro Stabile</text:p>
          </table:table-cell>
          <table:table-cell office:value-type="string" table:style-name="ce1">
            <text:p>Teatro Stabile di Torino, Via Giuseppe Verdi, Centro, Circoscrizione 1, Torino, Piemonte, 1023, Italia</text:p>
          </table:table-cell>
          <table:table-cell office:value-type="string" table:style-name="ce1">
            <text:p>Teatri Torino può oggi vantare una grande varietà di teatri e sale di rappresentazione. La città è inoltre sede di diverse istituzioni teatrali, tra cui la principale è il Teatro Stabile di Torino, dichiarato Teatro Nazionale: fondato nel 1955, secondo in Italia dopo il Teatro Stabile di Milano, gestisce le produzioni stagionali del Carignano, del Gobetti e delle Fonderie Limone di Moncalieri.</text:p>
          </table:table-cell>
          <table:table-cell office:value-type="string" table:style-name="ce1">
            <text:p>Si</text:p>
          </table:table-cell>
          <table:table-cell table:number-columns-repeated="16380"/>
        </table:table-row>
        <table:table-row table:style-name="ro1">
          <table:table-cell office:value-type="string" table:style-name="ce1">
            <text:p>Teatro Stabile</text:p>
          </table:table-cell>
          <table:table-cell office:value-type="string" table:style-name="ce1">
            <text:p>Teatro Stabile di Torino, Via Giuseppe Verdi, Centro, Circoscrizione 1, Torino, Piemonte, 1023, Italia</text:p>
          </table:table-cell>
          <table:table-cell office:value-type="string" table:style-name="ce1">
            <text:p>La città è inoltre sede di diverse istituzioni teatrali, tra cui la principale è il Teatro Stabile di Torino, dichiarato Teatro Nazionale: fondato nel 1955, secondo in Italia dopo il Teatro Stabile di Milano, gestisce le produzioni stagionali del Carignano, del Gobetti e delle Fonderie Limone di Moncalieri. Fra i teatri maggiori, con una capienza superiore a 400 posti, vi sono il teatro Regio, in cui si tenne la prima de La bohème di Puccini, il teatro Carignano, il teatro Alfieri e il teatro Colosseo; importante, poi, è il teatro Gobetti, sede principale del sopracitato teatro stabile cittadino.</text:p>
          </table:table-cell>
          <table:table-cell office:value-type="string" table:style-name="ce1">
            <text:p>Si</text:p>
          </table:table-cell>
          <table:table-cell table:number-columns-repeated="16380"/>
        </table:table-row>
        <table:table-row table:style-name="ro1">
          <table:table-cell office:value-type="string" table:style-name="ce1">
            <text:p>Teksid</text:p>
          </table:table-cell>
          <table:table-cell office:value-type="string" table:style-name="ce1">
            <text:p>Teksid, Carmagnola, Torino, Piemonte, Italia</text:p>
          </table:table-cell>
          <table:table-cell office:value-type="string" table:style-name="ce1">
            <text:p>Considerata una delle capitali europee dell'automobile, a Torino e cintura sono presenti alcune delle più importanti aziende del settore: FCA Italy, Comau, Teksid, Magneti Marelli, Italdesign Giugiaro, Pininfarina, Iveco. Il forte radicamento del settore automobilistico nel territorio è favorito anche da un sistema universitario con percorsi di studio esclusivi a livello nazionale (il Politecnico di Torino è l'unico in Italia ad avere un corso di laurea in Ingegneria dell'autoveicolo) e la presenza di importanti università di design come l'IED e l'IAAD.</text:p>
          </table:table-cell>
          <table:table-cell office:value-type="string" table:style-name="ce1">
            <text:p>No</text:p>
          </table:table-cell>
          <table:table-cell table:number-columns-repeated="16380"/>
        </table:table-row>
        <table:table-row table:style-name="ro1">
          <table:table-cell office:value-type="string" table:style-name="ce1">
            <text:p>Tempio Crematorio</text:p>
          </table:table-cell>
          <table:table-cell office:value-type="string" table:style-name="ce1">
            <text:p>Tempio crematorio, Piazzale Carlo Tancredi Falletti Di Barolo, Rossini, Circoscrizione 7, Torino, Piemonte, 10153, Italia</text:p>
          </table:table-cell>
          <table:table-cell office:value-type="string" table:style-name="ce1">
            <text:p>sito in Corso Novara, 135 (quartiere Regio Parco), è il primo cimitero di Torino per dimensioni; contiene anche un Tempio Crematorio e un Cimitero giudaico; vi sono numerosi monumenti funebri di personaggi famosi e di pregevole fattura Cimitero Parco (detto anche "cimitero del Gerbido"):</text:p>
          </table:table-cell>
          <table:table-cell office:value-type="string" table:style-name="ce1">
            <text:p>Si</text:p>
          </table:table-cell>
          <table:table-cell table:number-columns-repeated="16380"/>
        </table:table-row>
        <table:table-row table:style-name="ro1">
          <table:table-cell office:value-type="string" table:style-name="ce1">
            <text:p>Torinese</text:p>
          </table:table-cell>
          <table:table-cell office:value-type="string" table:style-name="ce1">
            <text:p>La Torinese, Via Fossano, San Donato, Circoscrizione 4, Torino, Piemonte, 10144, Italia</text:p>
          </table:table-cell>
          <table:table-cell office:value-type="string" table:style-name="ce1">
            <text:p>Infatti a Torino non ha mai piovuto così tanto dal 1928. Il 13 settembre 2008 l'Osservatorio Meteorologico di Caselle Torinese, 14 km a nord-ovest di Torino, registrò una pioggia temporalesca di 220 mm in sei ore, quantitativo senza precedenti noti nella pianura torinese. L'ammontare delle precipitazioni annue, 833 mm, si è conservata sostanzialmente immutata dalla metà dell'Ottocento a oggi.</text:p>
          </table:table-cell>
          <table:table-cell office:value-type="string" table:style-name="ce1">
            <text:p>No</text:p>
          </table:table-cell>
          <table:table-cell table:number-columns-repeated="16380"/>
        </table:table-row>
        <table:table-row table:style-name="ro1">
          <table:table-cell office:value-type="string" table:style-name="ce1">
            <text:p>Torinese</text:p>
          </table:table-cell>
          <table:table-cell office:value-type="string" table:style-name="ce1">
            <text:p>La Torinese, Via Fossano, San Donato, Circoscrizione 4, Torino, Piemonte, 10144, Italia</text:p>
          </table:table-cell>
          <table:table-cell office:value-type="string" table:style-name="ce1">
            <text:p>Via Francigena Per Torino passa la Via Francigena, ramo del Moncenisio. L'itinerario, fra i preferiti nel Medioevo, valicato lo spartiacque Francia/Italia al Colle del Moncenisio, giunge dalla Valle di Susa terra delle grandi abbazie come Novalesa, Sacra di San Michele e Sant'Antonio di Ranverso e passando per Torino lungo il Parco Colletta tende a San Mauro Torinese e poi verso Chivasso e successivamente a Vercelli, dove si congiunge con l'altro ramo della Francigena, quella proveniente dal Colle del Gran San Bernardo. <text:s/>Società Evoluzione demografica A partire dal secondo dopoguerra, in particolare nel decennio 1951-1961,</text:p>
          </table:table-cell>
          <table:table-cell office:value-type="string" table:style-name="ce1">
            <text:p>No</text:p>
          </table:table-cell>
          <table:table-cell table:number-columns-repeated="16380"/>
        </table:table-row>
        <table:table-row table:style-name="ro1">
          <table:table-cell office:value-type="string" table:style-name="ce1">
            <text:p>Torinese</text:p>
          </table:table-cell>
          <table:table-cell office:value-type="string" table:style-name="ce1">
            <text:p>La Torinese, Via Fossano, San Donato, Circoscrizione 4, Torino, Piemonte, 10144, Italia</text:p>
          </table:table-cell>
          <table:table-cell office:value-type="string" table:style-name="ce1">
            <text:p>Da quando la popolazione della città ebbe raggiunto il suo apice, è diminuita secondo una tendenza simile a quella di tutte le principali metropoli italiane. Ciò non è dipeso soltanto dal ritorno di molti immigrati del Mezzogiorno nelle loro regioni di origine, ma dagli spostamenti avvenuti da Torino verso quella che poi divenne l'area metropolitana, determinando così l'espansione dei comuni della seconda (Vinovo, Candiolo, Orbassano, Rivalta di Torino, Rivoli, Alpignano, Pianezza, Druento, Caselle Torinese) e della prima cintura (Moncalieri, Nichelino, Beinasco, Grugliasco, Collegno, Venaria Reale, Borgaro Torinese, Settimo Torinese, San Mauro Torinese). Considerando i dati dell'ultimo rilevamento provvisorio dell'ISTAT (dicembre 2020), la popolazione della città conta poco più di 848.000 abitanti, evidenziando un'ulteriore diminuzione rispetto al censimento del 2001 (865.263).</text:p>
          </table:table-cell>
          <table:table-cell office:value-type="string" table:style-name="ce1">
            <text:p>No</text:p>
          </table:table-cell>
          <table:table-cell table:number-columns-repeated="16380"/>
        </table:table-row>
        <table:table-row table:style-name="ro1">
          <table:table-cell office:value-type="string" table:style-name="ce1">
            <text:p>Torinese</text:p>
          </table:table-cell>
          <table:table-cell office:value-type="string" table:style-name="ce1">
            <text:p>La Torinese, Via Fossano, San Donato, Circoscrizione 4, Torino, Piemonte, 10144, Italia</text:p>
          </table:table-cell>
          <table:table-cell office:value-type="string" table:style-name="ce1">
            <text:p>Per quanto riguarda le scienze, è sicuramente da ricordare il Museo Regionale di Scienze Naturali, tra i maggiori in Italia dello specifico settore, e il Museo della Sindone, che illustra al visitatore le scoperte scientifiche sul telo sindonico. Da ricordare il Museo dell'astronomia e Planetario di Torino, che sorge accanto dell'Osservatorio astronomico di Torino a Pino Torinese, cittadina collinare nei pressi immediati del capoluogo piemontese. Nel 2004 è stato inaugurato il Museo A come Ambiente, il primo in Europa interamente dedicato alle tematiche ambientali.</text:p>
          </table:table-cell>
          <table:table-cell office:value-type="string" table:style-name="ce1">
            <text:p>No</text:p>
          </table:table-cell>
          <table:table-cell table:number-columns-repeated="16380"/>
        </table:table-row>
        <table:table-row table:style-name="ro1">
          <table:table-cell office:value-type="string" table:style-name="ce1">
            <text:p>Torinese</text:p>
          </table:table-cell>
          <table:table-cell office:value-type="string" table:style-name="ce1">
            <text:p>La Torinese, Via Fossano, San Donato, Circoscrizione 4, Torino, Piemonte, 10144, Italia</text:p>
          </table:table-cell>
          <table:table-cell office:value-type="string" table:style-name="ce1">
            <text:p>Infrastrutture e trasporti Strade Collegamenti autostradali Su Torino convergono cinque autostrade (tra cui è particolarmente importante quella in direzione della Francia) ed un raccordo autostradale: <text:s/>A4 Torino - Milano - Brescia - Verona - Venezia - Trieste A5 Torino - Ivrea - Aosta - Traforo del Monte Bianco A6 Torino - Fossano - Savona A21 Torino - Alessandria - Piacenza - Brescia A32 Torino - Susa - Bardonecchia - Traforo stradale del Frejus RA10 Torino - Caselle Torinese - Aeroporto di Torino-CaselleTangenziali La tangenzale di Torino è la A55, divisa in Tangenziale Nord e Tangenziale Sud, va da nord est fino a sud est passando in maniera semicircolare da ovest. Inoltre comprende la tratta da Torino fino a Pinerolo.</text:p>
          </table:table-cell>
          <table:table-cell office:value-type="string" table:style-name="ce1">
            <text:p>No</text:p>
          </table:table-cell>
          <table:table-cell table:number-columns-repeated="16380"/>
        </table:table-row>
        <table:table-row table:style-name="ro1">
          <table:table-cell office:value-type="string" table:style-name="ce1">
            <text:p>Torinese</text:p>
          </table:table-cell>
          <table:table-cell office:value-type="string" table:style-name="ce1">
            <text:p>La Torinese, Via Fossano, San Donato, Circoscrizione 4, Torino, Piemonte, 10144, Italia</text:p>
          </table:table-cell>
          <table:table-cell office:value-type="string" table:style-name="ce1">
            <text:p>è costituita principalmente da linee ferroviarie RFI ma anche da linee locali GTT. La tratta urbana di competenza del GTT è quella che parte da Torino Dora e che va sino alla periferia Nord al confine con il comune di Venaria Reale (direzione Caselle Torinese - Aeroporto Sandro Pertini - Ceres). Le linee ferroviarie principali che si dipartono da Torino sono quelle che vanno verso Genova (via Asti e Alessandria), verso Milano (via Novara e Vercelli) e verso la Francia (via Bardonecchia e il Traforo ferroviario del Frejus) e Ventimiglia (via Cuneo e il Traforo ferroviario del Colle di Tenda).</text:p>
          </table:table-cell>
          <table:table-cell office:value-type="string" table:style-name="ce1">
            <text:p>No</text:p>
          </table:table-cell>
          <table:table-cell table:number-columns-repeated="16380"/>
        </table:table-row>
        <table:table-row table:style-name="ro1">
          <table:table-cell office:value-type="string" table:style-name="ce1">
            <text:p>Torinese</text:p>
          </table:table-cell>
          <table:table-cell office:value-type="string" table:style-name="ce1">
            <text:p>La Torinese, Via Fossano, San Donato, Circoscrizione 4, Torino, Piemonte, 10144, Italia</text:p>
          </table:table-cell>
          <table:table-cell office:value-type="string" table:style-name="ce1">
            <text:p>Le linee ferroviarie principali che si dipartono da Torino sono quelle che vanno verso Genova (via Asti e Alessandria), verso Milano (via Novara e Vercelli) e verso la Francia (via Bardonecchia e il Traforo ferroviario del Frejus) e Ventimiglia (via Cuneo e il Traforo ferroviario del Colle di Tenda). Ci sono poi linee minori verso Ivrea-Aosta, Mondovì-Savona, Pinerolo-Torre Pellice, Trofarello-Chieri, Cirié-Lanzo Torinese-Ceres e Rivarolo Canavese-Cuorgnè-Pont Canavese. <text:s/>Passante ferroviario e Servizio ferroviario metropolitano (SFM) Il servizio ferroviario metropolitano di Torino (SFM)</text:p>
          </table:table-cell>
          <table:table-cell office:value-type="string" table:style-name="ce1">
            <text:p>No</text:p>
          </table:table-cell>
          <table:table-cell table:number-columns-repeated="16380"/>
        </table:table-row>
        <table:table-row table:style-name="ro1">
          <table:table-cell office:value-type="string" table:style-name="ce1">
            <text:p>Torinese</text:p>
          </table:table-cell>
          <table:table-cell office:value-type="string" table:style-name="ce1">
            <text:p>La Torinese, Via Fossano, San Donato, Circoscrizione 4, Torino, Piemonte, 10144, Italia</text:p>
          </table:table-cell>
          <table:table-cell office:value-type="string" table:style-name="ce1">
            <text:p>è un sistema di trasporto pubblico locale della Città Metropolitana di Torino coordinato dall'Agenzia Mobilità Metropolitana ed interamente finanziato dalla Regione Piemonte. Il servizio è composto da 8 linee gestite da Trenitalia e dal Gruppo Torinese Trasporti, per un'estensione di circa 500 km, 365 collegamenti giornalieri e 93 stazioni collegate. Il SFM offre un collegamento fra le diverse zone del Torinese e delle contigue province di Cuneo e Asti, permettendo coincidenze cadenzate tra i treni del servizio ferroviario regionale del Piemonte, i treni a lunga percorrenza ed AV, la rete tranviaria di Torino e autobus urbani, con autobus extraurbani e la metropolitana di Torino.</text:p>
          </table:table-cell>
          <table:table-cell office:value-type="string" table:style-name="ce1">
            <text:p>No</text:p>
          </table:table-cell>
          <table:table-cell table:number-columns-repeated="16380"/>
        </table:table-row>
        <table:table-row table:style-name="ro1">
          <table:table-cell office:value-type="string" table:style-name="ce1">
            <text:p>Torinese</text:p>
          </table:table-cell>
          <table:table-cell office:value-type="string" table:style-name="ce1">
            <text:p>La Torinese, Via Fossano, San Donato, Circoscrizione 4, Torino, Piemonte, 10144, Italia</text:p>
          </table:table-cell>
          <table:table-cell office:value-type="string" table:style-name="ce1">
            <text:p>Il servizio è composto da 8 linee gestite da Trenitalia e dal Gruppo Torinese Trasporti, per un'estensione di circa 500 km, 365 collegamenti giornalieri e 93 stazioni collegate. Il SFM offre un collegamento fra le diverse zone del Torinese e delle contigue province di Cuneo e Asti, permettendo coincidenze cadenzate tra i treni del servizio ferroviario regionale del Piemonte, i treni a lunga percorrenza ed AV, la rete tranviaria di Torino e autobus urbani, con autobus extraurbani e la metropolitana di Torino. <text:s/>Aeroporti Attualmente la città di Torino dispone di uno scalo aereo internazionale:</text:p>
          </table:table-cell>
          <table:table-cell office:value-type="string" table:style-name="ce1">
            <text:p>No</text:p>
          </table:table-cell>
          <table:table-cell table:number-columns-repeated="16380"/>
        </table:table-row>
        <table:table-row table:style-name="ro1">
          <table:table-cell office:value-type="string" table:style-name="ce1">
            <text:p>Torinese</text:p>
          </table:table-cell>
          <table:table-cell office:value-type="string" table:style-name="ce1">
            <text:p>La Torinese, Via Fossano, San Donato, Circoscrizione 4, Torino, Piemonte, 10144, Italia</text:p>
          </table:table-cell>
          <table:table-cell office:value-type="string" table:style-name="ce1">
            <text:p>Torino Piossasco - Aeroporto Cerrina (Codice ICAO: LILT).Mobilità urbana La rete di trasporti di Torino è gestita dal GTT, acronimo di Gruppo Torinese Trasporti, nato nel 2003 dalla fusione di ATM e SATTI. Nel territorio comunale di Torino il sistema di mobilità metropolitana e ferroviaria urbana si sviluppa complessivamente per 29 km, articolati su 8 linee servite da 28 stazioni.</text:p>
          </table:table-cell>
          <table:table-cell office:value-type="string" table:style-name="ce1">
            <text:p>No</text:p>
          </table:table-cell>
          <table:table-cell table:number-columns-repeated="16380"/>
        </table:table-row>
        <table:table-row table:style-name="ro1">
          <table:table-cell office:value-type="string" table:style-name="ce1">
            <text:p>Torino - Ivrea -</text:p>
          </table:table-cell>
          <table:table-cell office:value-type="string" table:style-name="ce1">
            <text:p>Porta Torino, Borghetto, Ivrea, Torino, Piemonte, 10015, Italia</text:p>
          </table:table-cell>
          <table:table-cell office:value-type="string" table:style-name="ce1">
            <text:p>Infrastrutture e trasporti Strade Collegamenti autostradali Su Torino convergono cinque autostrade (tra cui è particolarmente importante quella in direzione della Francia) ed un raccordo autostradale: <text:s/>A4 Torino - Milano - Brescia - Verona - Venezia - Trieste A5 Torino - Ivrea - Aosta - Traforo del Monte Bianco A6 Torino - Fossano - Savona A21 Torino - Alessandria - Piacenza - Brescia A32 Torino - Susa - Bardonecchia - Traforo stradale del Frejus RA10 Torino - Caselle Torinese - Aeroporto di Torino-CaselleTangenziali La tangenzale di Torino è la A55, divisa in Tangenziale Nord e Tangenziale Sud, va da nord est fino a sud est passando in maniera semicircolare da ovest. Inoltre comprende la tratta da Torino fino a Pinerolo.</text:p>
          </table:table-cell>
          <table:table-cell office:value-type="string" table:style-name="ce1">
            <text:p>No</text:p>
          </table:table-cell>
          <table:table-cell table:number-columns-repeated="16380"/>
        </table:table-row>
        <table:table-row table:style-name="ro1">
          <table:table-cell office:value-type="string" table:style-name="ce1">
            <text:p>Torino Dora</text:p>
          </table:table-cell>
          <table:table-cell office:value-type="string" table:style-name="ce1">
            <text:p>Torino (Lungo Dora Siena/v. Rossini), Lungo Dora Siena, Rossini, Circoscrizione 7, Torino, Piemonte, 10124, Italia</text:p>
          </table:table-cell>
          <table:table-cell office:value-type="string" table:style-name="ce1">
            <text:p>è costituita principalmente da linee ferroviarie RFI ma anche da linee locali GTT. La tratta urbana di competenza del GTT è quella che parte da Torino Dora e che va sino alla periferia Nord al confine con il comune di Venaria Reale (direzione Caselle Torinese - Aeroporto Sandro Pertini - Ceres). Le linee ferroviarie principali che si dipartono da Torino sono quelle che vanno verso Genova (via Asti e Alessandria), verso Milano (via Novara e Vercelli) e verso la Francia (via Bardonecchia e il Traforo ferroviario del Frejus) e Ventimiglia (via Cuneo e il Traforo ferroviario del Colle di Tenda).</text:p>
          </table:table-cell>
          <table:table-cell office:value-type="string" table:style-name="ce1">
            <text:p>No</text:p>
          </table:table-cell>
          <table:table-cell table:number-columns-repeated="16380"/>
        </table:table-row>
        <table:table-row table:style-name="ro1">
          <table:table-cell office:value-type="string" table:style-name="ce1">
            <text:p>Torino Mirafiori</text:p>
          </table:table-cell>
          <table:table-cell office:value-type="string" table:style-name="ce1">
            <text:p>Torino Mirafiori Power Station, Circoscrizione 2, Torino, Piemonte, Italia</text:p>
          </table:table-cell>
          <table:table-cell office:value-type="string" table:style-name="ce1">
            <text:p>inaugurato nel 1916, dopo la costruzione dell'aeroporto di Caselle è rimasto in uso come struttura di aviazione generale e da turismo, affiancato da una scuola di volo per aerei ed elicotteri e dalla sede dei velivoli di elisoccorso e protezione civile. <text:s/>Aeroporti dismessi Torino Mirafiori - Il primo scalo aereo della città fu quello di Mirafiori, costruito per scopi militari e inaugurato nel 1911. L'aeroporto, a causa dei forti danni strutturali subiti durante i bombardamenti della seconda guerra mondiale, venne dismesso nel 1947 e l'area venne data in gestione al CNR fino all'anno 1976, quando venne convertita a parco pubblico intitolato a Gustavo Colonnetti.</text:p>
          </table:table-cell>
          <table:table-cell office:value-type="string" table:style-name="ce1">
            <text:p>No</text:p>
          </table:table-cell>
          <table:table-cell table:number-columns-repeated="16380"/>
        </table:table-row>
        <table:table-row table:style-name="ro1">
          <table:table-cell office:value-type="string" table:style-name="ce1">
            <text:p>Torino Piossasco</text:p>
          </table:table-cell>
          <table:table-cell office:value-type="string" table:style-name="ce1">
            <text:p>Via Torino, Piossasco, Torino, Piemonte, 10045, Italia</text:p>
          </table:table-cell>
          <table:table-cell office:value-type="string" table:style-name="ce1">
            <text:p>L'aeroporto, a causa dei forti danni strutturali subiti durante i bombardamenti della seconda guerra mondiale, venne dismesso nel 1947 e l'area venne data in gestione al CNR fino all'anno 1976, quando venne convertita a parco pubblico intitolato a Gustavo Colonnetti. Torino Piossasco - Aeroporto Cerrina (Codice ICAO: LILT).Mobilità urbana La rete di trasporti di Torino è gestita dal GTT, acronimo di Gruppo Torinese Trasporti, nato nel 2003 dalla fusione di ATM e SATTI.</text:p>
          </table:table-cell>
          <table:table-cell office:value-type="string" table:style-name="ce1">
            <text:p>No</text:p>
          </table:table-cell>
          <table:table-cell table:number-columns-repeated="16380"/>
        </table:table-row>
        <table:table-row table:style-name="ro1">
          <table:table-cell office:value-type="string" table:style-name="ce1">
            <text:p>Trofarello-Chieri</text:p>
          </table:table-cell>
          <table:table-cell office:value-type="string" table:style-name="ce1">
            <text:p>Via Trofarello, Chieri, Torino, Piemonte, 10023, Italia</text:p>
          </table:table-cell>
          <table:table-cell office:value-type="string" table:style-name="ce1">
            <text:p>Le linee ferroviarie principali che si dipartono da Torino sono quelle che vanno verso Genova (via Asti e Alessandria), verso Milano (via Novara e Vercelli) e verso la Francia (via Bardonecchia e il Traforo ferroviario del Frejus) e Ventimiglia (via Cuneo e il Traforo ferroviario del Colle di Tenda). Ci sono poi linee minori verso Ivrea-Aosta, Mondovì-Savona, Pinerolo-Torre Pellice, Trofarello-Chieri, Cirié-Lanzo Torinese-Ceres e Rivarolo Canavese-Cuorgnè-Pont Canavese. <text:s/>Passante ferroviario e Servizio ferroviario metropolitano (SFM) Il servizio ferroviario metropolitano di Torino (SFM)</text:p>
          </table:table-cell>
          <table:table-cell office:value-type="string" table:style-name="ce1">
            <text:p>No</text:p>
          </table:table-cell>
          <table:table-cell table:number-columns-repeated="16380"/>
        </table:table-row>
        <table:table-row table:style-name="ro1">
          <table:table-cell office:value-type="string" table:style-name="ce1">
            <text:p>Unicredit</text:p>
          </table:table-cell>
          <table:table-cell office:value-type="string" table:style-name="ce1">
            <text:p>Unicredit, Corso Trapani, Rione Lancia, Circoscrizione 3, Torino, Piemonte, 10141, Italia</text:p>
          </table:table-cell>
          <table:table-cell office:value-type="string" table:style-name="ce1">
            <text:p>Le fondazioni bancarie Compagnia di San Paolo e Fondazione CRT operano in campo sociale, culturale e filantropico e sono rispettivamente la seconda e la terza fondazione d'origine bancaria d'Italia per dimensione patrimoniale; la prima è la principale azionista del gruppo Intesa Sanpaolo, mentre la seconda fa parte della compagine azionaria di Unicredit. Anche le banche di private banking e d'investimento Fideuram e Banca Investis hanno sede a Torino, così come la più piccola Banca del Piemonte.</text:p>
          </table:table-cell>
          <table:table-cell office:value-type="string" table:style-name="ce1">
            <text:p>No</text:p>
          </table:table-cell>
          <table:table-cell table:number-columns-repeated="16380"/>
        </table:table-row>
        <table:table-row table:style-name="ro1">
          <table:table-cell office:value-type="string" table:style-name="ce1">
            <text:p>Unione Sovietica</text:p>
          </table:table-cell>
          <table:table-cell office:value-type="string" table:style-name="ce1">
            <text:p>Unione Sovietica, Strada Castello di Mirafiori, Borgata Mirafiori, Circoscrizione 2, Torino, Piemonte, 10135, Italia</text:p>
          </table:table-cell>
          <table:table-cell office:value-type="string" table:style-name="ce1">
            <text:p>costruito nel 1972 nella zona all'estremo sud di Torino, è il secondo cimitero di Torino per dimensioni Cimitero di Mirafiori: piccolo cimitero sito in corso Unione Sovietica 650, nella zona Sud di Torino Cimitero di Sassi: sito nell'omonima strada al n. 24 Cimitero di Cavoretto:</text:p>
          </table:table-cell>
          <table:table-cell office:value-type="string" table:style-name="ce1">
            <text:p>No</text:p>
          </table:table-cell>
          <table:table-cell table:number-columns-repeated="16380"/>
        </table:table-row>
        <table:table-row table:style-name="ro1">
          <table:table-cell office:value-type="string" table:style-name="ce1">
            <text:p>Unione Sovietica</text:p>
          </table:table-cell>
          <table:table-cell office:value-type="string" table:style-name="ce1">
            <text:p>Unione Sovietica, Strada Castello di Mirafiori, Borgata Mirafiori, Circoscrizione 2, Torino, Piemonte, 10135, Italia</text:p>
          </table:table-cell>
          <table:table-cell office:value-type="string" table:style-name="ce1">
            <text:p>Cimitero del Lingotto: era sito in via Passo Buole, circa a metà strada fra le vie Pio VII e corso Unione Sovietica. Già inattivo da prima della seconda guerra mondiale, il terreno su cui sorgeva è oggi occupato dal parco Di Vittorio.</text:p>
          </table:table-cell>
          <table:table-cell office:value-type="string" table:style-name="ce1">
            <text:p>No</text:p>
          </table:table-cell>
          <table:table-cell table:number-columns-repeated="16380"/>
        </table:table-row>
        <table:table-row table:style-name="ro1">
          <table:table-cell office:value-type="string" table:style-name="ce1">
            <text:p>Università</text:p>
          </table:table-cell>
          <table:table-cell office:value-type="string" table:style-name="ce1">
            <text:p>Università, Corso Torino, Grugliasco, Torino, Piemonte, 10095, Italia</text:p>
          </table:table-cell>
          <table:table-cell office:value-type="string" table:style-name="ce1">
            <text:p>A queste si aggiungono le biblioteche centrali e dipartimentali delle università: l'Università degli Studi ne dispone di 50, tra cui spicca la Biblioteca Interdipartimentale di Scienze Religiose Erik Peterson. Il Politecnico dispone di 17 biblioteche.</text:p>
          </table:table-cell>
          <table:table-cell office:value-type="string" table:style-name="ce1">
            <text:p>No</text:p>
          </table:table-cell>
          <table:table-cell table:number-columns-repeated="16380"/>
        </table:table-row>
        <table:table-row table:style-name="ro1">
          <table:table-cell office:value-type="string" table:style-name="ce1">
            <text:p>Università</text:p>
          </table:table-cell>
          <table:table-cell office:value-type="string" table:style-name="ce1">
            <text:p>Università, Corso Torino, Grugliasco, Torino, Piemonte, 10095, Italia</text:p>
          </table:table-cell>
          <table:table-cell office:value-type="string" table:style-name="ce1">
            <text:p>Nel 2016 Torino si aggiudica il secondo posto del prestigioso Premio Capitale Europea dell'Innovazione - iCapital, dietro ad Amsterdam e davanti a Parigi. Università Il polo universitario torinese è uno dei principali in Italia. Nei due più importanti atenei cittadini, l'Università di Torino e il Politecnico, risultavano iscritti nel 2006 quasi 100.000 studenti.</text:p>
          </table:table-cell>
          <table:table-cell office:value-type="string" table:style-name="ce1">
            <text:p>No</text:p>
          </table:table-cell>
          <table:table-cell table:number-columns-repeated="16380"/>
        </table:table-row>
        <table:table-row table:style-name="ro1">
          <table:table-cell office:value-type="string" table:style-name="ce1">
            <text:p>Università</text:p>
          </table:table-cell>
          <table:table-cell office:value-type="string" table:style-name="ce1">
            <text:p>Università, Corso Torino, Grugliasco, Torino, Piemonte, 10095, Italia</text:p>
          </table:table-cell>
          <table:table-cell office:value-type="string" table:style-name="ce1">
            <text:p>Università Il polo universitario torinese è uno dei principali in Italia. Nei due più importanti atenei cittadini, l'Università di Torino e il Politecnico, risultavano iscritti nel 2006 quasi 100.000 studenti. Per l'anno 2020/2021 l'Università di Torino contava oltre 81.700 iscritti mentre il Politecnico 33.102, a cui vanno aggiunti gli iscritti ai corsi degli atenei minori.</text:p>
          </table:table-cell>
          <table:table-cell office:value-type="string" table:style-name="ce1">
            <text:p>No</text:p>
          </table:table-cell>
          <table:table-cell table:number-columns-repeated="16380"/>
        </table:table-row>
        <table:table-row table:style-name="ro1">
          <table:table-cell office:value-type="string" table:style-name="ce1">
            <text:p>Università</text:p>
          </table:table-cell>
          <table:table-cell office:value-type="string" table:style-name="ce1">
            <text:p>Università, Corso Torino, Grugliasco, Torino, Piemonte, 10095, Italia</text:p>
          </table:table-cell>
          <table:table-cell office:value-type="string" table:style-name="ce1">
            <text:p>Nei due più importanti atenei cittadini, l'Università di Torino e il Politecnico, risultavano iscritti nel 2006 quasi 100.000 studenti. Per l'anno 2020/2021 l'Università di Torino contava oltre 81.700 iscritti mentre il Politecnico 33.102, a cui vanno aggiunti gli iscritti ai corsi degli atenei minori. Torino, secondo un'inchiesta di Skyscanner, fa parte delle dieci città universitarie più amate d'Italia.</text:p>
          </table:table-cell>
          <table:table-cell office:value-type="string" table:style-name="ce1">
            <text:p>No</text:p>
          </table:table-cell>
          <table:table-cell table:number-columns-repeated="16380"/>
        </table:table-row>
        <table:table-row table:style-name="ro1">
          <table:table-cell office:value-type="string" table:style-name="ce1">
            <text:p>Università</text:p>
          </table:table-cell>
          <table:table-cell office:value-type="string" table:style-name="ce1">
            <text:p>Università, Corso Torino, Grugliasco, Torino, Piemonte, 10095, Italia</text:p>
          </table:table-cell>
          <table:table-cell office:value-type="string" table:style-name="ce1">
            <text:p>Torino, secondo un'inchiesta di Skyscanner, fa parte delle dieci città universitarie più amate d'Italia. I principali istituti di studi superiori, oltre all'Università degli Studi e al Politecnico, sono: <text:s/>Accademia Albertina di belle arti Conservatorio Giuseppe Verdi Scuola di applicazione e Istituto di studi militari dell'Esercito Istituto europeo di design Istituto d'arte applicata e design International University College of Turin. A Torino ha inoltre sede uno dei cinque campus europei dell'ESCP Business School.</text:p>
          </table:table-cell>
          <table:table-cell office:value-type="string" table:style-name="ce1">
            <text:p>No</text:p>
          </table:table-cell>
          <table:table-cell table:number-columns-repeated="16380"/>
        </table:table-row>
        <table:table-row table:style-name="ro1">
          <table:table-cell office:value-type="string" table:style-name="ce1">
            <text:p>Università</text:p>
          </table:table-cell>
          <table:table-cell office:value-type="string" table:style-name="ce1">
            <text:p>Università, Corso Torino, Grugliasco, Torino, Piemonte, 10095, Italia</text:p>
          </table:table-cell>
          <table:table-cell office:value-type="string" table:style-name="ce1">
            <text:p>Parigi, Londra, Berlino e Madrid. Per quanto attiene all'università popolare, in città è stata fondata e conserva tuttora la sede nazionale l'UNITRE - Università delle Tre Età. <text:s text:c="7"/>Musei <text:s/>Torino possiede un sistema museale di livello internazionale, forte di oltre 50 musei presenti sul territorio cittadino e metropolitano, i quali hanno raggiunto nel 2017 la cifra complessiva di 5,3 milioni di visitatori.</text:p>
          </table:table-cell>
          <table:table-cell office:value-type="string" table:style-name="ce1">
            <text:p>No</text:p>
          </table:table-cell>
          <table:table-cell table:number-columns-repeated="16380"/>
        </table:table-row>
        <table:table-row table:style-name="ro1">
          <table:table-cell office:value-type="string" table:style-name="ce1">
            <text:p>Università</text:p>
          </table:table-cell>
          <table:table-cell office:value-type="string" table:style-name="ce1">
            <text:p>Università, Corso Torino, Grugliasco, Torino, Piemonte, 10095, Italia</text:p>
          </table:table-cell>
          <table:table-cell office:value-type="string" table:style-name="ce1">
            <text:p>Negli anni vi è stato un boom del settore informatico ed elettronico. Alla già preesistente attività di ricerca del Politecnico di Torino, dell'Istituto Mario Boella, dell'Istituto Galileo Ferraris e del Centro Ricerche Fiat, si è affiancata l'attività del distretto informatico Torino Wireless che appartiene alla rete dei distretti italiani riconosciuti dal Ministero dell'Università e della Ricerca. Nato per coordinare tutte le attività di ricerca e di produzione del settore ICT dell'area torinese, attualmente vi sono impegnate circa 6000 imprese.</text:p>
          </table:table-cell>
          <table:table-cell office:value-type="string" table:style-name="ce1">
            <text:p>No</text:p>
          </table:table-cell>
          <table:table-cell table:number-columns-repeated="16380"/>
        </table:table-row>
        <table:table-row table:style-name="ro1">
          <table:table-cell office:value-type="string" table:style-name="ce1">
            <text:p>Università degli Studi</text:p>
          </table:table-cell>
          <table:table-cell office:value-type="string" table:style-name="ce1">
            <text:p>Università degli Studi di Torino - Dipartimento di Fisica, 1, Via Pietro Giuria, San Salvario, Circoscrizione 8, Torino, Piemonte, 10125, Italia</text:p>
          </table:table-cell>
          <table:table-cell office:value-type="string" table:style-name="ce1">
            <text:p>A queste si aggiungono le biblioteche centrali e dipartimentali delle università: l'Università degli Studi ne dispone di 50, tra cui spicca la Biblioteca Interdipartimentale di Scienze Religiose Erik Peterson. Il Politecnico dispone di 17 biblioteche.</text:p>
          </table:table-cell>
          <table:table-cell office:value-type="string" table:style-name="ce1">
            <text:p>Si</text:p>
          </table:table-cell>
          <table:table-cell table:number-columns-repeated="16380"/>
        </table:table-row>
        <table:table-row table:style-name="ro1">
          <table:table-cell office:value-type="string" table:style-name="ce1">
            <text:p>Università degli Studi</text:p>
          </table:table-cell>
          <table:table-cell office:value-type="string" table:style-name="ce1">
            <text:p>Università degli Studi di Torino - Dipartimento di Fisica, 1, Via Pietro Giuria, San Salvario, Circoscrizione 8, Torino, Piemonte, 10125, Italia</text:p>
          </table:table-cell>
          <table:table-cell office:value-type="string" table:style-name="ce1">
            <text:p>Torino, secondo un'inchiesta di Skyscanner, fa parte delle dieci città universitarie più amate d'Italia. I principali istituti di studi superiori, oltre all'Università degli Studi e al Politecnico, sono: <text:s/>Accademia Albertina di belle arti Conservatorio Giuseppe Verdi Scuola di applicazione e Istituto di studi militari dell'Esercito Istituto europeo di design Istituto d'arte applicata e design International University College of Turin. A Torino ha inoltre sede uno dei cinque campus europei dell'ESCP Business School.</text:p>
          </table:table-cell>
          <table:table-cell office:value-type="string" table:style-name="ce1">
            <text:p>Si</text:p>
          </table:table-cell>
          <table:table-cell table:number-columns-repeated="16380"/>
        </table:table-row>
        <table:table-row table:style-name="ro1">
          <table:table-cell office:value-type="string" table:style-name="ce1">
            <text:p>UNSSC</text:p>
          </table:table-cell>
          <table:table-cell office:value-type="string" table:style-name="ce1">
            <text:p>United Nations System Staff College, Passerella Turin Marathon, Fioccardo, Circoscrizione 8, Cavoretto, Torino, Piemonte, 10133, Italia</text:p>
          </table:table-cell>
          <table:table-cell office:value-type="string" table:style-name="ce1">
            <text:p>il CIF-ILO (Centro Internazionale di Formazione dell'Organizzazione internazionale del lavoro), istituto di perfezionamento per i funzionari dell'agenzia ONU specializzata nella promozione della giustizia sociale e dei diritti del lavoro; lo United Nations System Staff College (UNSSC), la struttura incaricata della formazione dei funzionari delle Nazioni Unite;A Torino hanno inoltre sede la Fondazione europea per la formazione professionale (ETF), una delle agenzie dell'Unione europea, e l'Autorità di regolazione dei trasporti (ART), autorità indipendente italiana. Cultura Citazioni Definita da Le Corbusier come «...la città con la più bella posizione naturale del mondo», celebrata da numerosi personaggi storici, tra cui Friedrich Nietzsche, Mark Twain e Jean-Jacques Rousseau, il quale descrisse il suo panorama dalla collina di Superga come «...il più bello spettacolo che possa colpire l'occhio umano», è una delle più importanti città barocche d'Europa ed è considerata, insieme a Milano e Palermo, la capitale italiana dell'Art Nouveau, di cui sono grande esempio, fra l'altro, i suoi innumerevoli e famosi caffè storici, fioriti soprattutto nel periodo risorgimentale e della Belle Époque.</text:p>
          </table:table-cell>
          <table:table-cell office:value-type="string" table:style-name="ce1">
            <text:p>Si</text:p>
          </table:table-cell>
          <table:table-cell table:number-columns-repeated="16380"/>
        </table:table-row>
        <table:table-row table:style-name="ro1">
          <table:table-cell office:value-type="string" table:style-name="ce1">
            <text:p>Urmet</text:p>
          </table:table-cell>
          <table:table-cell office:value-type="string" table:style-name="ce1">
            <text:p>Urmet S.p.a, Circoscrizione 6, Torino, Piemonte, Italia</text:p>
          </table:table-cell>
          <table:table-cell office:value-type="string" table:style-name="ce1">
            <text:p>Anche le banche di private banking e d'investimento Fideuram e Banca Investis hanno sede a Torino, così come la più piccola Banca del Piemonte. Altre aziende di rilievo in territorio torinese sono: Lavazza, Caffè Vergnano, Martini &amp; Rossi, Alpitour, Reply, Avio Aero, Basic Net (Robe di Kappa), Carlo Pignatelli, De Fonseca, Sabelt, Sparco, Seven, Urmet, Kelémata e il Gruppo Armando Testa. A Torino o nella sua città metropolitana hanno sede legale anche diverse filiali italiane di società estere come Suzuki, Vodafone Italia, Bavaria, Diageo, Michelin, Kimberly-Clark, Petronas, Mizuno e SKF.</text:p>
          </table:table-cell>
          <table:table-cell office:value-type="string" table:style-name="ce1">
            <text:p>No</text:p>
          </table:table-cell>
          <table:table-cell table:number-columns-repeated="16380"/>
        </table:table-row>
        <table:table-row table:style-name="ro1">
          <table:table-cell office:value-type="string" table:style-name="ce1">
            <text:p>Val di Susa</text:p>
          </table:table-cell>
          <table:table-cell office:value-type="string" table:style-name="ce1">
            <text:p>Val di Susa, Oulx, Torino, Piemonte, 10056, Italia</text:p>
          </table:table-cell>
          <table:table-cell office:value-type="string" table:style-name="ce1">
            <text:p>Geografia fisica Territorio Torino sorge nella pianura delimitata dai fiumi Stura di Lanzo, Sangone e Po (quest'ultimo attraversa la città da sud verso nord), di fronte allo sbocco di alcune vallate alpine: Val di Susa, che collega la città con la vicina Francia attraverso il traforo del Frejus, Valli di Lanzo, Val Sangone. Torino è detta "la città dei quattro fiumi" perché la Dora Riparia la taglia da ovest a est, scorrendo prossima al centro storico.</text:p>
          </table:table-cell>
          <table:table-cell office:value-type="string" table:style-name="ce1">
            <text:p>No</text:p>
          </table:table-cell>
          <table:table-cell table:number-columns-repeated="16380"/>
        </table:table-row>
        <table:table-row table:style-name="ro1">
          <table:table-cell office:value-type="string" table:style-name="ce1">
            <text:p>Val Sangone</text:p>
          </table:table-cell>
          <table:table-cell office:value-type="string" table:style-name="ce1">
            <text:p>Val Sangone, Coazze, Torino, Piemonte, 10094, Italia</text:p>
          </table:table-cell>
          <table:table-cell office:value-type="string" table:style-name="ce1">
            <text:p>Geografia fisica Territorio Torino sorge nella pianura delimitata dai fiumi Stura di Lanzo, Sangone e Po (quest'ultimo attraversa la città da sud verso nord), di fronte allo sbocco di alcune vallate alpine: Val di Susa, che collega la città con la vicina Francia attraverso il traforo del Frejus, Valli di Lanzo, Val Sangone. Torino è detta "la città dei quattro fiumi" perché la Dora Riparia la taglia da ovest a est, scorrendo prossima al centro storico.</text:p>
          </table:table-cell>
          <table:table-cell office:value-type="string" table:style-name="ce1">
            <text:p>No</text:p>
          </table:table-cell>
          <table:table-cell table:number-columns-repeated="16380"/>
        </table:table-row>
        <table:table-row table:style-name="ro1">
          <table:table-cell office:value-type="string" table:style-name="ce1">
            <text:p>Valdellatorre</text:p>
          </table:table-cell>
          <table:table-cell office:value-type="string" table:style-name="ce1">
            <text:p>Valdellatorre, Corso Potenza, Lucento, Torino, Piemonte, 10149, Italia</text:p>
          </table:table-cell>
          <table:table-cell office:value-type="string" table:style-name="ce1">
            <text:p>Cimitero di Lucento: nel quartiere omonimo, si trovava nell'isolato tra via Pianezza e via Valdellatorre, appena ad ovest di corso Lombardia. Al suo posto ci sono dei campi sportivi.</text:p>
          </table:table-cell>
          <table:table-cell office:value-type="string" table:style-name="ce1">
            <text:p>No</text:p>
          </table:table-cell>
          <table:table-cell table:number-columns-repeated="16380"/>
        </table:table-row>
        <table:table-row table:style-name="ro1">
          <table:table-cell office:value-type="string" table:style-name="ce1">
            <text:p>Valle di Susa</text:p>
          </table:table-cell>
          <table:table-cell office:value-type="string" table:style-name="ce1">
            <text:p>Onoranze funebri Valle Susa, 18, Corso Francia, Borgo dei Franchi, Susa, Torino, Piemonte, 10059, Italia</text:p>
          </table:table-cell>
          <table:table-cell office:value-type="string" table:style-name="ce1">
            <text:p>Via Francigena Per Torino passa la Via Francigena, ramo del Moncenisio. L'itinerario, fra i preferiti nel Medioevo, valicato lo spartiacque Francia/Italia al Colle del Moncenisio, giunge dalla Valle di Susa terra delle grandi abbazie come Novalesa, Sacra di San Michele e Sant'Antonio di Ranverso e passando per Torino lungo il Parco Colletta tende a San Mauro Torinese e poi verso Chivasso e successivamente a Vercelli, dove si congiunge con l'altro ramo della Francigena, quella proveniente dal Colle del Gran San Bernardo. <text:s/>Società Evoluzione demografica A partire dal secondo dopoguerra, in particolare nel decennio 1951-1961,</text:p>
          </table:table-cell>
          <table:table-cell office:value-type="string" table:style-name="ce1">
            <text:p>No</text:p>
          </table:table-cell>
          <table:table-cell table:number-columns-repeated="16380"/>
        </table:table-row>
        <table:table-row table:style-name="ro1">
          <table:table-cell office:value-type="string" table:style-name="ce1">
            <text:p>Vanchiglia - Sassi -</text:p>
          </table:table-cell>
          <table:table-cell office:value-type="string" table:style-name="ce1">
            <text:p>USD Vanchiglia, 2, Via Ernesto Ragazzoni, Vanchiglietta, Circoscrizione 7, Sassi, Torino, Piemonte, 10153, Italia</text:p>
          </table:table-cell>
          <table:table-cell office:value-type="string" table:style-name="ce1">
            <text:p>Barriera di Milano - Regio Parco - Barca - Bertolla - Falchera - Rebaudengo - Villaretto Circoscrizione VII: Aurora - Vanchiglia - Sassi - Madonna del Pilone Circoscrizione VIII: San Salvario - Cavoretto - Borgo Po - Nizza Millefonti - Lingotto - FiladelfiaEconomia Torino è il terzo polo economico italiano per Prodotto Interno Lordo.</text:p>
          </table:table-cell>
          <table:table-cell office:value-type="string" table:style-name="ce1">
            <text:p>No</text:p>
          </table:table-cell>
          <table:table-cell table:number-columns-repeated="16380"/>
        </table:table-row>
        <table:table-row table:style-name="ro1">
          <table:table-cell office:value-type="string" table:style-name="ce1">
            <text:p>Vela</text:p>
          </table:table-cell>
          <table:table-cell office:value-type="string" table:style-name="ce1">
            <text:p>La Vela, 149, Piazza Pietro Francesco Guala, Lingotto, Circoscrizione 8, Torino, Piemonte, 10135, Italia</text:p>
          </table:table-cell>
          <table:table-cell office:value-type="string" table:style-name="ce1">
            <text:p>"EUROMINERALEXPO": fiera dedicata a minerali, fossili, pietre preziose e bigiotteria, vero punto di riferimento per studiosi e appassionati di geologia, che si svolge a Torino da oltre cinquant'anni, solitamente il primo fine settimana di Ottobre, ospitata nel corso degli anni in varie sedi, dal vecchio "Palazzo a Vela", al Lingotto Fiere, fino al PalaAlpitour. "ARTissima":</text:p>
          </table:table-cell>
          <table:table-cell office:value-type="string" table:style-name="ce1">
            <text:p>No</text:p>
          </table:table-cell>
          <table:table-cell table:number-columns-repeated="16380"/>
        </table:table-row>
        <table:table-row table:style-name="ro1">
          <table:table-cell office:value-type="string" table:style-name="ce1">
            <text:p>Vela</text:p>
          </table:table-cell>
          <table:table-cell office:value-type="string" table:style-name="ce1">
            <text:p>La Vela, 149, Piazza Pietro Francesco Guala, Lingotto, Circoscrizione 8, Torino, Piemonte, 10135, Italia</text:p>
          </table:table-cell>
          <table:table-cell office:value-type="string" table:style-name="ce1">
            <text:p>Torino 2010 ISU World Figure Skating Championships: Campionati mondiali di pattinaggio di figura 2010, 100ª edizione, tenutisi a Torino dal 22 al 28 marzo 2010 all'interno del PalaVela. "Esperienza Italia 150":</text:p>
          </table:table-cell>
          <table:table-cell office:value-type="string" table:style-name="ce1">
            <text:p>No</text:p>
          </table:table-cell>
          <table:table-cell table:number-columns-repeated="16380"/>
        </table:table-row>
        <table:table-row table:style-name="ro1">
          <table:table-cell office:value-type="string" table:style-name="ce1">
            <text:p>Vela</text:p>
          </table:table-cell>
          <table:table-cell office:value-type="string" table:style-name="ce1">
            <text:p>La Vela, 149, Piazza Pietro Francesco Guala, Lingotto, Circoscrizione 8, Torino, Piemonte, 10135, Italia</text:p>
          </table:table-cell>
          <table:table-cell office:value-type="string" table:style-name="ce1">
            <text:p>Fra le strutture con una capienza superiore ai 10000 posti si citino l'Allianz Stadium, lo Stadio Olimpico Grande Torino, il Palasport Olimpico e il PalaTorino; altri impianti con capacità molto vicine a questi numeri sono lo Stadio Primo Nebiolo ed il PalaVela. Una menzione speciale, infine, merita lo stadio Filadelfia, teatro del ciclo di vittorie del Grande Torino negli anni quaranta del XX secolo.</text:p>
          </table:table-cell>
          <table:table-cell office:value-type="string" table:style-name="ce1">
            <text:p>No</text:p>
          </table:table-cell>
          <table:table-cell table:number-columns-repeated="16380"/>
        </table:table-row>
        <table:table-row table:style-name="ro1">
          <table:table-cell office:value-type="string" table:style-name="ce1">
            <text:p>via Bardonecchia</text:p>
          </table:table-cell>
          <table:table-cell office:value-type="string" table:style-name="ce1">
            <text:p>Via Bardonecchia, Rochemolles, Bardonecchia, Torino, Piemonte, 10052, Italia</text:p>
          </table:table-cell>
          <table:table-cell office:value-type="string" table:style-name="ce1">
            <text:p>La tratta urbana di competenza del GTT è quella che parte da Torino Dora e che va sino alla periferia Nord al confine con il comune di Venaria Reale (direzione Caselle Torinese - Aeroporto Sandro Pertini - Ceres). Le linee ferroviarie principali che si dipartono da Torino sono quelle che vanno verso Genova (via Asti e Alessandria), verso Milano (via Novara e Vercelli) e verso la Francia (via Bardonecchia e il Traforo ferroviario del Frejus) e Ventimiglia (via Cuneo e il Traforo ferroviario del Colle di Tenda). Ci sono poi linee minori verso Ivrea-Aosta, Mondovì-Savona, Pinerolo-Torre Pellice, Trofarello-Chieri, Cirié-Lanzo Torinese-Ceres e Rivarolo Canavese-Cuorgnè-Pont Canavese.</text:p>
          </table:table-cell>
          <table:table-cell office:value-type="string" table:style-name="ce1">
            <text:p>Si</text:p>
          </table:table-cell>
          <table:table-cell table:number-columns-repeated="16380"/>
        </table:table-row>
        <table:table-row table:style-name="ro1">
          <table:table-cell office:value-type="string" table:style-name="ce1">
            <text:p>via Bellezia</text:p>
          </table:table-cell>
          <table:table-cell office:value-type="string" table:style-name="ce1">
            <text:p>Via Bellezia, Orbassano, Torino, Piemonte, 10095, Italia</text:p>
          </table:table-cell>
          <table:table-cell office:value-type="string" table:style-name="ce1">
            <text:p>tratto delle mura romane nelle sale sotterranee del Palazzo dell'Accademia delle Scienze; vari resti di abitazioni di epoca imperiale, fra cui le tracce delle domus di via Bellezia, via Santa Chiara, via Bonelli, Piazza Castello, la necropoli nel sottosuolo di Piazza San Carlo e gli edifici pubblici di Piazza Emanuele Filiberto e Corso XI Febbraio.</text:p>
          </table:table-cell>
          <table:table-cell office:value-type="string" table:style-name="ce1">
            <text:p>Si</text:p>
          </table:table-cell>
          <table:table-cell table:number-columns-repeated="16380"/>
        </table:table-row>
        <table:table-row table:style-name="ro1">
          <table:table-cell office:value-type="string" table:style-name="ce1">
            <text:p>Via Francigena</text:p>
          </table:table-cell>
          <table:table-cell office:value-type="string" table:style-name="ce1">
            <text:p>Via Francigena, Grangetta, Condove, Torino, Piemonte, 10055, Italia</text:p>
          </table:table-cell>
          <table:table-cell office:value-type="string" table:style-name="ce1">
            <text:p>Due spettacolari esemplari di carpino bianco (Carpinus betulus) arricchiscono il grande Parco della Rimembranza che si dispiega lungo il Colle della Maddalena. Via Francigena Per Torino passa la Via Francigena, ramo del Moncenisio. L'itinerario, fra i preferiti nel Medioevo, valicato lo spartiacque Francia/Italia al Colle del Moncenisio, giunge dalla Valle di Susa terra delle grandi abbazie come Novalesa, Sacra di San Michele e Sant'Antonio di Ranverso e passando per Torino lungo il Parco Colletta tende a San Mauro Torinese e poi verso Chivasso e successivamente a Vercelli, dove si congiunge con l'altro ramo della Francigena, quella proveniente dal Colle del Gran San Bernardo.</text:p>
          </table:table-cell>
          <table:table-cell office:value-type="string" table:style-name="ce1">
            <text:p>No</text:p>
          </table:table-cell>
          <table:table-cell table:number-columns-repeated="16380"/>
        </table:table-row>
        <table:table-row table:style-name="ro1">
          <table:table-cell office:value-type="string" table:style-name="ce1">
            <text:p>via Po</text:p>
          </table:table-cell>
          <table:table-cell office:value-type="string" table:style-name="ce1">
            <text:p>Via Po, Chivasso, Torino, Piemonte, 10034, Italia</text:p>
          </table:table-cell>
          <table:table-cell office:value-type="string" table:style-name="ce1">
            <text:p>Le stazioni ferroviarie di Porta Nuova e Porta Susa vennero congiunte con un percorso porticato attraverso via Nizza, via Sacchi, Corso Vittorio Emanuele II, Corso Vinzaglio e via Cernaia. Il portico che unisce piazza Castello con Piazza Vittorio Veneto attraverso via Po sul lato sinistro fu progettato in modo tale da proseguire anche nell'attraversamento delle vie per permettere al re di giungere fino al Po senza bagnarsi in caso di pioggia. <text:s/>Residenze sabaude in Torino Le residenze sabaude in Piemonte sono l'insieme degli edifici residenziali commissionati dai Savoia a Torino e dintorni a partire dal trasferimento della capitale del Ducato di Savoia nel 1563.</text:p>
          </table:table-cell>
          <table:table-cell office:value-type="string" table:style-name="ce1">
            <text:p>Si</text:p>
          </table:table-cell>
          <table:table-cell table:number-columns-repeated="16380"/>
        </table:table-row>
        <table:table-row table:style-name="ro1">
          <table:table-cell office:value-type="string" table:style-name="ce1">
            <text:p>via Po</text:p>
          </table:table-cell>
          <table:table-cell office:value-type="string" table:style-name="ce1">
            <text:p>Via Po, Chivasso, Torino, Piemonte, 10034, Italia</text:p>
          </table:table-cell>
          <table:table-cell office:value-type="string" table:style-name="ce1">
            <text:p><text:s/>Cinema Torino è la città italiana in cui fu per prima stabilita l'industria cinematografica, in ragione della storica vicinanza geografica e culturale con la Francia dei fratelli Lumière. Proprio nel capoluogo piemontese, nel marzo 1896, gli inventori del cinematografo esibirono la prima proiezione di un film in Italia ed in via Po, a novembre, la prima davanti ad un pubblico pagante. I primi studi cinematografici italiani aprirono a Torino nel 1907.</text:p>
          </table:table-cell>
          <table:table-cell office:value-type="string" table:style-name="ce1">
            <text:p>Si</text:p>
          </table:table-cell>
          <table:table-cell table:number-columns-repeated="16380"/>
        </table:table-row>
        <table:table-row table:style-name="ro1">
          <table:table-cell office:value-type="string" table:style-name="ce1">
            <text:p>Vicino</text:p>
          </table:table-cell>
          <table:table-cell office:value-type="string" table:style-name="ce1">
            <text:p>L'Erba del Vicino, 24, Via Luigi Cibrario, Case Favero, Lanzo Torinese, Unione Montana di Comuni delle Valli di Lanzo, Ceronda e Casternone, Torino, Piemonte, 10074, Italia</text:p>
          </table:table-cell>
          <table:table-cell office:value-type="string" table:style-name="ce1">
            <text:p>Dal Museo di Antichità furono separate, negli anni quaranta del Novecento, le collezioni egizie che costituirono il Museo egizio, il più importante d'Europa (nonché il più antico al mondo), in quanto custode della seconda collezione di arte egizia del mondo per vastità e importanza dopo quella del Museo del Cairo. Inoltre, l'apertura del MAO - Museo d'Arte Orientale nel dicembre 2008 ha permesso di ospitare ricche collezioni provenienti dal Vicino Oriente, dall'India, dalla Cina e dal Giappone, oltre che dall'Asia centrale. Il museo Accorsi-Ometto è una ricca collezione privata, ora aperta al pubblico, di opere collezionistiche e di arte decorativa.</text:p>
          </table:table-cell>
          <table:table-cell office:value-type="string" table:style-name="ce1">
            <text:p>No</text:p>
          </table:table-cell>
          <table:table-cell table:number-columns-repeated="16380"/>
        </table:table-row>
        <table:table-row table:style-name="ro1">
          <table:table-cell office:value-type="string" table:style-name="ce1">
            <text:p>Villa della Regina</text:p>
          </table:table-cell>
          <table:table-cell office:value-type="string" table:style-name="ce1">
            <text:p>Villa della Regina, 79, Corte d'Onore, Valsalice, Circoscrizione 8, Torino, Piemonte, 10131, Italia</text:p>
          </table:table-cell>
          <table:table-cell office:value-type="string" table:style-name="ce1">
            <text:p>La città di Torino e i suoi dintorni sono abbelliti dalle numerose residenze sabaude, Patrimonio dell'umanità dell'UNESCO; nel comune di Torino si trovano il Palazzo Reale, il Palazzo Madama, la Villa della Regina e il Castello del Valentino. <text:s/>Lo stile floreale Torino vanta anche cospicua presenza di edifici Liberty realizzati tra la fine del XIX e l'inizio del XX secolo.</text:p>
          </table:table-cell>
          <table:table-cell office:value-type="string" table:style-name="ce1">
            <text:p>Si</text:p>
          </table:table-cell>
          <table:table-cell table:number-columns-repeated="16380"/>
        </table:table-row>
        <table:table-row table:style-name="ro1">
          <table:table-cell office:value-type="string" table:style-name="ce1">
            <text:p>Villa della Regina</text:p>
          </table:table-cell>
          <table:table-cell office:value-type="string" table:style-name="ce1">
            <text:p>Villa della Regina, 79, Corte d'Onore, Valsalice, Circoscrizione 8, Torino, Piemonte, 10131, Italia</text:p>
          </table:table-cell>
          <table:table-cell office:value-type="string" table:style-name="ce1">
            <text:p>All'interno del perimetro cittadino figurano cinque siti iscritti nella lista del Patrimonio Mondiale dell'UNESCO: <text:s/>Palazzo Reale e la zona di comando (o musei reali) Palazzo Madama Palazzo Carignano Castello del Valentino Villa della ReginaA questi si aggiunge la Basilica di Superga la quale, pur facendo parte del circuito delle residenze sabaude, non è compresa nella lista UNESCO. <text:s/>Immagini di residenze sabaude <text:s text:c="4"/>Altre opere architettoniche notevoli Carceri Nuove Cisternone Galleria Subalpina Lingotto Opera per Torino Grattacielo Intesa Sanpaolo Grattacielo della Regione Piemonte Cascina Giajone Cascina RoccafrancaChiese e luoghi di culto <text:s/>Numerosi sono gli edifici di culto presenti nella città di Torino.</text:p>
          </table:table-cell>
          <table:table-cell office:value-type="string" table:style-name="ce1">
            <text:p>Si</text:p>
          </table:table-cell>
          <table:table-cell table:number-columns-repeated="16380"/>
        </table:table-row>
        <table:table-row table:style-name="ro1">
          <table:table-cell office:value-type="string" table:style-name="ce1">
            <text:p>Villa Genero</text:p>
          </table:table-cell>
          <table:table-cell office:value-type="string" table:style-name="ce1">
            <text:p>Parco Villa Genero, Circoscrizione 8, Torino, Piemonte, Italia</text:p>
          </table:table-cell>
          <table:table-cell office:value-type="string" table:style-name="ce1">
            <text:p>Dal grande platano del Parco della Tesoriera (660 cm di circonferenza del tronco, oltre due secoli di vita) ai platani del Parco del Valentino, dalle metasequoie del Giardino Roccioso inaugurato nel 1961 agli alberi più annosi dell'Orto Botanico fondato nel 1729, adiacente alle mura del Castello del Valentino. Torino ospita anche alberi esotici secolari come le sequoie costali (Sequoia sempervirens) dei parchi collinari di Villa Genero e Giacomo Leopardi, i numerosi esemplari di Noce del Caucaso (Pterocarya fraxinifolia) che costeggiano il Po e compaiono in parchi pubblici come i Giardini Cavour, il giardino Sambuy, i Giardini Reali Bassi (lungo Corso San Maurizio), il parco Millefonti. Due spettacolari esemplari di carpino bianco (Carpinus betulus) arricchiscono il grande Parco della Rimembranza che si dispiega lungo il Colle della Maddalena.</text:p>
          </table:table-cell>
          <table:table-cell office:value-type="string" table:style-name="ce1">
            <text:p>Si</text:p>
          </table:table-cell>
          <table:table-cell table:number-columns-repeated="16380"/>
        </table:table-row>
        <table:table-row table:style-name="ro1">
          <table:table-cell office:value-type="string" table:style-name="ce1">
            <text:p>Vivere</text:p>
          </table:table-cell>
          <table:table-cell office:value-type="string" table:style-name="ce1">
            <text:p>Vivere &amp; Viaggiare, Via Trieste, Vesignano, Rivarolo Canavese, Torino, Piemonte, 10086, Italia</text:p>
          </table:table-cell>
          <table:table-cell office:value-type="string" table:style-name="ce1">
            <text:p>Soap opera. Cuori rubati CentoVetrine (dal 2007 in numerosi cambi di scene si possono osservare i principali monumenti della città) Vivere Il bene e il male Elisa di RivombrosaMusica L'ente lirico di Torino è il Teatro Regio, mentre la principale orchestra sinfonica cittadina è l'Orchestra sinfonica nazionale della RAI, che si esibisce all'Auditorium della RAI. Nell'ambito della musica classica sono attive anche l'Orchestra Filarmonica di Torino, la Filarmonica del Regio e l'Accademia Musicale Stefano Tempia, specializzata nel repertorio barocco.</text:p>
          </table:table-cell>
          <table:table-cell office:value-type="string" table:style-name="ce1">
            <text:p>No</text:p>
          </table:table-cell>
          <table:table-cell table:number-columns-repeated="16380"/>
        </table:table-row>
        <table:table-row table:style-name="ro1">
          <table:table-cell office:value-type="string" table:style-name="ce1">
            <text:p>Vodafone Italia</text:p>
          </table:table-cell>
          <table:table-cell office:value-type="string" table:style-name="ce1">
            <text:p>Vodafone, 37/A, Corso Piero Maroncelli, Italia '61, Circoscrizione 8, Torino, Piemonte, 10127, Italia</text:p>
          </table:table-cell>
          <table:table-cell office:value-type="string" table:style-name="ce1">
            <text:p>Altre aziende di rilievo in territorio torinese sono: Lavazza, Caffè Vergnano, Martini &amp; Rossi, Alpitour, Reply, Avio Aero, Basic Net (Robe di Kappa), Carlo Pignatelli, De Fonseca, Sabelt, Sparco, Seven, Urmet, Kelémata e il Gruppo Armando Testa. A Torino o nella sua città metropolitana hanno sede legale anche diverse filiali italiane di società estere come Suzuki, Vodafone Italia, Bavaria, Diageo, Michelin, Kimberly-Clark, Petronas, Mizuno e SKF. Negli anni la città ha attraversato una lunga fase di riconversione industriale, sia per la crisi dell'industria metalmeccanica, sia per la tendenza delle aziende dei paesi avanzati a trasferire le loro produzioni manifatturiere nei paesi in via di sviluppo.</text:p>
          </table:table-cell>
          <table:table-cell office:value-type="string" table:style-name="ce1">
            <text:p>No</text:p>
          </table:table-cell>
          <table:table-cell table:number-columns-repeated="16380"/>
        </table:table-row>
        <table:table-row table:number-rows-repeated="2" table:style-name="ro1">
          <table:table-cell table:number-columns-repeated="16384"/>
        </table:table-row>
        <table:table-row table:style-name="ro1">
          <table:table-cell office:value-type="string" table:style-name="ce1">
            <text:p>Risultati</text:p>
          </table:table-cell>
          <table:table-cell office:value-type="float" office:value="63" table:formula="of:=COUNTIF([.D2:.D139]; &quot;Si&quot;)" table:style-name="ce1">
            <text:p>63</text:p>
          </table:table-cell>
          <table:table-cell office:value-type="float" office:value="582" table:style-name="ce1">
            <text:p>582</text:p>
          </table:table-cell>
          <table:table-cell table:number-columns-repeated="16381" table:style-name="ce1"/>
        </table:table-row>
        <table:table-row table:number-rows-repeated="1047991" table:style-name="ro1">
          <table:table-cell table:number-columns-repeated="16384"/>
        </table:table-row>
      </table:table>
      <table:table table:name="Foglio1" table:style-name="ta1">
        <table:table-column table:style-name="co3" table:number-columns-repeated="16384" table:default-cell-style-name="ce1"/>
        <table:table-row table:number-rows-repeated="1048576" table:style-name="ro1">
          <table:table-cell table:number-columns-repeated="16384"/>
        </table:table-row>
      </table:table>
      <table:database-ranges>
        <table:database-range table:target-range-address="Torino.A1:Torino.E582" table:name="Torino" table:display-filter-buttons="true" table:on-update-keep-size="false" table:on-update-keep-styles="true" table:refresh-delay="false">
          <table:database-source-sql table:database-name="Provider=Microsoft.Mashup.OleDb.1;Data Source=$Workbook$;Location=Torino;Extended Properties=&quot;&quot;" table:sql-statement="SELECT * FROM [Torino]"/>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330</meta:generator>
    <meta:initial-creator>128525</meta:initial-creator>
    <dc:creator>128525</dc:creator>
    <meta:creation-date>2022-07-19T09:48:26Z</meta:creation-date>
    <dc:date>2022-07-21T14:18:42Z</dc:date>
  </office:meta>
</office:document-meta>
</file>